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3717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2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_consum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z_m</text:p>
          </table:table-cell>
          <table:table-cell office:value-type="string" calcext:value-type="string">
            <text:p>initial_energy_J</text:p>
          </table:table-cell>
          <table:table-cell office:value-type="string" calcext:value-type="string">
            <text:p>remaining_energy_J</text:p>
          </table:table-cell>
          <table:table-cell office:value-type="string" calcext:value-type="string">
            <text:p>consumed_energy_J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64" calcext:value-type="float">
            <text:p>9999.364</text:p>
          </table:table-cell>
          <table:table-cell office:value-type="float" office:value="0.636" calcext:value-type="float">
            <text:p>0.6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7" calcext:value-type="float">
            <text:p>9999.237</text:p>
          </table:table-cell>
          <table:table-cell office:value-type="float" office:value="0.763" calcext:value-type="float">
            <text:p>0.7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6" calcext:value-type="float">
            <text:p>9999.306</text:p>
          </table:table-cell>
          <table:table-cell office:value-type="float" office:value="0.694" calcext:value-type="float">
            <text:p>0.6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9" calcext:value-type="float">
            <text:p>9999.399</text:p>
          </table:table-cell>
          <table:table-cell office:value-type="float" office:value="0.601" calcext:value-type="float">
            <text:p>0.6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9" calcext:value-type="float">
            <text:p>9999.469</text:p>
          </table:table-cell>
          <table:table-cell office:value-type="float" office:value="0.531" calcext:value-type="float">
            <text:p>0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7" calcext:value-type="float">
            <text:p>9999.307</text:p>
          </table:table-cell>
          <table:table-cell office:value-type="float" office:value="0.693" calcext:value-type="float">
            <text:p>0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3" calcext:value-type="float">
            <text:p>9999.283</text:p>
          </table:table-cell>
          <table:table-cell office:value-type="float" office:value="0.717" calcext:value-type="float">
            <text:p>0.7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8" calcext:value-type="float">
            <text:p>9999.538</text:p>
          </table:table-cell>
          <table:table-cell office:value-type="float" office:value="0.462" calcext:value-type="float">
            <text:p>0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7" calcext:value-type="float">
            <text:p>9999.377</text:p>
          </table:table-cell>
          <table:table-cell office:value-type="float" office:value="0.623" calcext:value-type="float">
            <text:p>0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2" calcext:value-type="float">
            <text:p>9999.722</text:p>
          </table:table-cell>
          <table:table-cell office:value-type="float" office:value="0.278" calcext:value-type="float">
            <text:p>0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7" calcext:value-type="float">
            <text:p>9999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99" calcext:value-type="float">
            <text:p>9999.699</text:p>
          </table:table-cell>
          <table:table-cell office:value-type="float" office:value="0.301" calcext:value-type="float">
            <text:p>0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71" calcext:value-type="float">
            <text:p>9999.571</text:p>
          </table:table-cell>
          <table:table-cell office:value-type="float" office:value="0.429" calcext:value-type="float">
            <text:p>0.4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" calcext:value-type="float">
            <text:p>9999.63</text:p>
          </table:table-cell>
          <table:table-cell office:value-type="float" office:value="0.37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" calcext:value-type="float">
            <text:p>9999.7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58" calcext:value-type="float">
            <text:p>9999.258</text:p>
          </table:table-cell>
          <table:table-cell office:value-type="float" office:value="0.742" calcext:value-type="float">
            <text:p>0.7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" calcext:value-type="float">
            <text:p>9999.63</text:p>
          </table:table-cell>
          <table:table-cell office:value-type="float" office:value="0.37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5" calcext:value-type="float">
            <text:p>9999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" calcext:value-type="float">
            <text:p>9999.63</text:p>
          </table:table-cell>
          <table:table-cell office:value-type="float" office:value="0.37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4" calcext:value-type="float">
            <text:p>9999.354</text:p>
          </table:table-cell>
          <table:table-cell office:value-type="float" office:value="0.646" calcext:value-type="float">
            <text:p>0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3" calcext:value-type="float">
            <text:p>9999.583</text:p>
          </table:table-cell>
          <table:table-cell office:value-type="float" office:value="0.417" calcext:value-type="float">
            <text:p>0.4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76" calcext:value-type="float">
            <text:p>9999.676</text:p>
          </table:table-cell>
          <table:table-cell office:value-type="float" office:value="0.324" calcext:value-type="float">
            <text:p>0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29" calcext:value-type="float">
            <text:p>9999.629</text:p>
          </table:table-cell>
          <table:table-cell office:value-type="float" office:value="0.371" calcext:value-type="float">
            <text:p>0.3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2" calcext:value-type="float">
            <text:p>9999.282</text:p>
          </table:table-cell>
          <table:table-cell office:value-type="float" office:value="0.718" calcext:value-type="float">
            <text:p>0.7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7" calcext:value-type="float">
            <text:p>9999.607</text:p>
          </table:table-cell>
          <table:table-cell office:value-type="float" office:value="0.393" calcext:value-type="float">
            <text:p>0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5" calcext:value-type="float">
            <text:p>9999.745</text:p>
          </table:table-cell>
          <table:table-cell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99" calcext:value-type="float">
            <text:p>9999.699</text:p>
          </table:table-cell>
          <table:table-cell office:value-type="float" office:value="0.301" calcext:value-type="float">
            <text:p>0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38" calcext:value-type="float">
            <text:p>9999.838</text:p>
          </table:table-cell>
          <table:table-cell office:value-type="float" office:value="0.162" calcext:value-type="float">
            <text:p>0.1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8" calcext:value-type="float">
            <text:p>9999.398</text:p>
          </table:table-cell>
          <table:table-cell office:value-type="float" office:value="0.602" calcext:value-type="float">
            <text:p>0.6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7" calcext:value-type="float">
            <text:p>9999.377</text:p>
          </table:table-cell>
          <table:table-cell office:value-type="float" office:value="0.623" calcext:value-type="float">
            <text:p>0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38" calcext:value-type="float">
            <text:p>9999.838</text:p>
          </table:table-cell>
          <table:table-cell office:value-type="float" office:value="0.162" calcext:value-type="float">
            <text:p>0.1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5" calcext:value-type="float">
            <text:p>9999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5" calcext:value-type="float">
            <text:p>9999.85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29" calcext:value-type="float">
            <text:p>9999.329</text:p>
          </table:table-cell>
          <table:table-cell office:value-type="float" office:value="0.671" calcext:value-type="float">
            <text:p>0.6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2" calcext:value-type="float">
            <text:p>9999.722</text:p>
          </table:table-cell>
          <table:table-cell office:value-type="float" office:value="0.278" calcext:value-type="float">
            <text:p>0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15" calcext:value-type="float">
            <text:p>9999.815</text:p>
          </table:table-cell>
          <table:table-cell office:value-type="float" office:value="0.185" calcext:value-type="float">
            <text:p>0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5" calcext:value-type="float">
            <text:p>9999.515</text:p>
          </table:table-cell>
          <table:table-cell office:value-type="float" office:value="0.485" calcext:value-type="float">
            <text:p>0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9" calcext:value-type="float">
            <text:p>9999.469</text:p>
          </table:table-cell>
          <table:table-cell office:value-type="float" office:value="0.531" calcext:value-type="float">
            <text:p>0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3" calcext:value-type="float">
            <text:p>9999.723</text:p>
          </table:table-cell>
          <table:table-cell office:value-type="float" office:value="0.277" calcext:value-type="float">
            <text:p>0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" calcext:value-type="float">
            <text:p>9999.86</text:p>
          </table:table-cell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" calcext:value-type="float">
            <text:p>9999.63</text:p>
          </table:table-cell>
          <table:table-cell office:value-type="float" office:value="0.37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1" calcext:value-type="float">
            <text:p>9999.861</text:p>
          </table:table-cell>
          <table:table-cell office:value-type="float" office:value="0.139" calcext:value-type="float">
            <text:p>0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7" calcext:value-type="float">
            <text:p>9999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2" calcext:value-type="float">
            <text:p>9999.722</text:p>
          </table:table-cell>
          <table:table-cell office:value-type="float" office:value="0.278" calcext:value-type="float">
            <text:p>0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25" calcext:value-type="float">
            <text:p>9999.325</text:p>
          </table:table-cell>
          <table:table-cell office:value-type="float" office:value="0.675" calcext:value-type="float">
            <text:p>0.6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8" calcext:value-type="float">
            <text:p>9999.538</text:p>
          </table:table-cell>
          <table:table-cell office:value-type="float" office:value="0.462" calcext:value-type="float">
            <text:p>0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2" calcext:value-type="float">
            <text:p>9999.722</text:p>
          </table:table-cell>
          <table:table-cell office:value-type="float" office:value="0.278" calcext:value-type="float">
            <text:p>0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5" calcext:value-type="float">
            <text:p>9999.515</text:p>
          </table:table-cell>
          <table:table-cell office:value-type="float" office:value="0.485" calcext:value-type="float">
            <text:p>0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4" calcext:value-type="float">
            <text:p>9999.584</text:p>
          </table:table-cell>
          <table:table-cell office:value-type="float" office:value="0.416" calcext:value-type="float">
            <text:p>0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3" calcext:value-type="float">
            <text:p>9999.653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78" calcext:value-type="float">
            <text:p>9999.678</text:p>
          </table:table-cell>
          <table:table-cell office:value-type="float" office:value="0.322" calcext:value-type="float">
            <text:p>0.3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71" calcext:value-type="float">
            <text:p>9999.571</text:p>
          </table:table-cell>
          <table:table-cell office:value-type="float" office:value="0.429" calcext:value-type="float">
            <text:p>0.4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3" calcext:value-type="float">
            <text:p>9999.653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2" calcext:value-type="float">
            <text:p>9999.652</text:p>
          </table:table-cell>
          <table:table-cell office:value-type="float" office:value="0.348" calcext:value-type="float">
            <text:p>0.3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7" calcext:value-type="float">
            <text:p>9999.607</text:p>
          </table:table-cell>
          <table:table-cell office:value-type="float" office:value="0.393" calcext:value-type="float">
            <text:p>0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2" calcext:value-type="float">
            <text:p>9999.652</text:p>
          </table:table-cell>
          <table:table-cell office:value-type="float" office:value="0.348" calcext:value-type="float">
            <text:p>0.3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2" calcext:value-type="float">
            <text:p>9999.422</text:p>
          </table:table-cell>
          <table:table-cell office:value-type="float" office:value="0.578" calcext:value-type="float">
            <text:p>0.5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3" calcext:value-type="float">
            <text:p>9999.653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2" calcext:value-type="float">
            <text:p>9999.652</text:p>
          </table:table-cell>
          <table:table-cell office:value-type="float" office:value="0.348" calcext:value-type="float">
            <text:p>0.3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2" calcext:value-type="float">
            <text:p>9999.562</text:p>
          </table:table-cell>
          <table:table-cell office:value-type="float" office:value="0.438" calcext:value-type="float">
            <text:p>0.4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5" calcext:value-type="float">
            <text:p>9999.515</text:p>
          </table:table-cell>
          <table:table-cell office:value-type="float" office:value="0.485" calcext:value-type="float">
            <text:p>0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6" calcext:value-type="float">
            <text:p>9999.376</text:p>
          </table:table-cell>
          <table:table-cell office:value-type="float" office:value="0.624" calcext:value-type="float">
            <text:p>0.6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1" calcext:value-type="float">
            <text:p>9999.351</text:p>
          </table:table-cell>
          <table:table-cell office:value-type="float" office:value="0.649" calcext:value-type="float">
            <text:p>0.6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7" calcext:value-type="float">
            <text:p>9999.467</text:p>
          </table:table-cell>
          <table:table-cell office:value-type="float" office:value="0.533" calcext:value-type="float">
            <text:p>0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5" calcext:value-type="float">
            <text:p>9999.745</text:p>
          </table:table-cell>
          <table:table-cell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5" calcext:value-type="float">
            <text:p>9999.745</text:p>
          </table:table-cell>
          <table:table-cell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5" calcext:value-type="float">
            <text:p>9999.515</text:p>
          </table:table-cell>
          <table:table-cell office:value-type="float" office:value="0.485" calcext:value-type="float">
            <text:p>0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1" calcext:value-type="float">
            <text:p>9999.491</text:p>
          </table:table-cell>
          <table:table-cell office:value-type="float" office:value="0.509" calcext:value-type="float">
            <text:p>0.5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4" calcext:value-type="float">
            <text:p>9999.514</text:p>
          </table:table-cell>
          <table:table-cell office:value-type="float" office:value="0.486" calcext:value-type="float">
            <text:p>0.4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61" calcext:value-type="float">
            <text:p>9999.261</text:p>
          </table:table-cell>
          <table:table-cell office:value-type="float" office:value="0.739" calcext:value-type="float">
            <text:p>0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3" calcext:value-type="float">
            <text:p>9999.653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18" calcext:value-type="float">
            <text:p>9999.618</text:p>
          </table:table-cell>
          <table:table-cell office:value-type="float" office:value="0.382" calcext:value-type="float">
            <text:p>0.3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56" calcext:value-type="float">
            <text:p>9999.156</text:p>
          </table:table-cell>
          <table:table-cell office:value-type="float" office:value="0.844" calcext:value-type="float">
            <text:p>0.8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5" calcext:value-type="float">
            <text:p>9998.475</text:p>
          </table:table-cell>
          <table:table-cell office:value-type="float" office:value="1.525" calcext:value-type="float">
            <text:p>1.5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2" calcext:value-type="float">
            <text:p>9998.772</text:p>
          </table:table-cell>
          <table:table-cell office:value-type="float" office:value="1.228" calcext:value-type="float">
            <text:p>1.2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9" calcext:value-type="float">
            <text:p>9998.959</text:p>
          </table:table-cell>
          <table:table-cell office:value-type="float" office:value="1.041" calcext:value-type="float">
            <text:p>1.0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7" calcext:value-type="float">
            <text:p>9998.707</text:p>
          </table:table-cell>
          <table:table-cell office:value-type="float" office:value="1.293" calcext:value-type="float">
            <text:p>1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6" calcext:value-type="float">
            <text:p>9998.706</text:p>
          </table:table-cell>
          <table:table-cell office:value-type="float" office:value="1.294" calcext:value-type="float">
            <text:p>1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1" calcext:value-type="float">
            <text:p>9998.521</text:p>
          </table:table-cell>
          <table:table-cell office:value-type="float" office:value="1.479" calcext:value-type="float">
            <text:p>1.4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8" calcext:value-type="float">
            <text:p>9998.958</text:p>
          </table:table-cell>
          <table:table-cell office:value-type="float" office:value="1.042" calcext:value-type="float">
            <text:p>1.0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4" calcext:value-type="float">
            <text:p>9998.754</text:p>
          </table:table-cell>
          <table:table-cell office:value-type="float" office:value="1.246" calcext:value-type="float">
            <text:p>1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59" calcext:value-type="float">
            <text:p>9999.259</text:p>
          </table:table-cell>
          <table:table-cell office:value-type="float" office:value="0.741" calcext:value-type="float">
            <text:p>0.7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9" calcext:value-type="float">
            <text:p>9998.959</text:p>
          </table:table-cell>
          <table:table-cell office:value-type="float" office:value="1.041" calcext:value-type="float">
            <text:p>1.0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7" calcext:value-type="float">
            <text:p>9999.467</text:p>
          </table:table-cell>
          <table:table-cell office:value-type="float" office:value="0.533" calcext:value-type="float">
            <text:p>0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93" calcext:value-type="float">
            <text:p>9998.993</text:p>
          </table:table-cell>
          <table:table-cell office:value-type="float" office:value="1.007" calcext:value-type="float">
            <text:p>1.0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29" calcext:value-type="float">
            <text:p>9999.329</text:p>
          </table:table-cell>
          <table:table-cell office:value-type="float" office:value="0.671" calcext:value-type="float">
            <text:p>0.6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" calcext:value-type="float">
            <text:p>9999.56</text:p>
          </table:table-cell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5" calcext:value-type="float">
            <text:p>9999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18" calcext:value-type="float">
            <text:p>9998.818</text:p>
          </table:table-cell>
          <table:table-cell office:value-type="float" office:value="1.182" calcext:value-type="float">
            <text:p>1.1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3" calcext:value-type="float">
            <text:p>9999.653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5" calcext:value-type="float">
            <text:p>9998.795</text:p>
          </table:table-cell>
          <table:table-cell office:value-type="float" office:value="1.205" calcext:value-type="float">
            <text:p>1.2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3" calcext:value-type="float">
            <text:p>9998.913</text:p>
          </table:table-cell>
          <table:table-cell office:value-type="float" office:value="1.087" calcext:value-type="float">
            <text:p>1.0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5" calcext:value-type="float">
            <text:p>9999.165</text:p>
          </table:table-cell>
          <table:table-cell office:value-type="float" office:value="0.835" calcext:value-type="float">
            <text:p>0.8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41" calcext:value-type="float">
            <text:p>9999.341</text:p>
          </table:table-cell>
          <table:table-cell office:value-type="float" office:value="0.659" calcext:value-type="float">
            <text:p>0.6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4" calcext:value-type="float">
            <text:p>9999.374</text:p>
          </table:table-cell>
          <table:table-cell office:value-type="float" office:value="0.626" calcext:value-type="float">
            <text:p>0.6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87" calcext:value-type="float">
            <text:p>9998.587</text:p>
          </table:table-cell>
          <table:table-cell office:value-type="float" office:value="1.413" calcext:value-type="float">
            <text:p>1.4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1" calcext:value-type="float">
            <text:p>9999.121</text:p>
          </table:table-cell>
          <table:table-cell office:value-type="float" office:value="0.879" calcext:value-type="float">
            <text:p>0.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7" calcext:value-type="float">
            <text:p>9999.467</text:p>
          </table:table-cell>
          <table:table-cell office:value-type="float" office:value="0.533" calcext:value-type="float">
            <text:p>0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59" calcext:value-type="float">
            <text:p>9999.259</text:p>
          </table:table-cell>
          <table:table-cell office:value-type="float" office:value="0.741" calcext:value-type="float">
            <text:p>0.7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3" calcext:value-type="float">
            <text:p>9999.653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88" calcext:value-type="float">
            <text:p>9999.188</text:p>
          </table:table-cell>
          <table:table-cell office:value-type="float" office:value="0.812" calcext:value-type="float">
            <text:p>0.8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5" calcext:value-type="float">
            <text:p>9998.795</text:p>
          </table:table-cell>
          <table:table-cell office:value-type="float" office:value="1.205" calcext:value-type="float">
            <text:p>1.2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5" calcext:value-type="float">
            <text:p>9998.615</text:p>
          </table:table-cell>
          <table:table-cell office:value-type="float" office:value="1.385" calcext:value-type="float">
            <text:p>1.3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2" calcext:value-type="float">
            <text:p>9999.422</text:p>
          </table:table-cell>
          <table:table-cell office:value-type="float" office:value="0.578" calcext:value-type="float">
            <text:p>0.5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3" calcext:value-type="float">
            <text:p>9998.913</text:p>
          </table:table-cell>
          <table:table-cell office:value-type="float" office:value="1.087" calcext:value-type="float">
            <text:p>1.0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12" calcext:value-type="float">
            <text:p>9999.712</text:p>
          </table:table-cell>
          <table:table-cell office:value-type="float" office:value="0.288" calcext:value-type="float">
            <text:p>0.2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6" calcext:value-type="float">
            <text:p>9998.566</text:p>
          </table:table-cell>
          <table:table-cell office:value-type="float" office:value="1.434" calcext:value-type="float">
            <text:p>1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29" calcext:value-type="float">
            <text:p>9999.329</text:p>
          </table:table-cell>
          <table:table-cell office:value-type="float" office:value="0.671" calcext:value-type="float">
            <text:p>0.6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19" calcext:value-type="float">
            <text:p>9999.119</text:p>
          </table:table-cell>
          <table:table-cell office:value-type="float" office:value="0.881" calcext:value-type="float">
            <text:p>0.8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" calcext:value-type="float">
            <text:p>9999.63</text:p>
          </table:table-cell>
          <table:table-cell office:value-type="float" office:value="0.37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8" calcext:value-type="float">
            <text:p>9999.168</text:p>
          </table:table-cell>
          <table:table-cell office:value-type="float" office:value="0.832" calcext:value-type="float">
            <text:p>0.8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1" calcext:value-type="float">
            <text:p>9998.751</text:p>
          </table:table-cell>
          <table:table-cell office:value-type="float" office:value="1.249" calcext:value-type="float">
            <text:p>1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5" calcext:value-type="float">
            <text:p>9999.745</text:p>
          </table:table-cell>
          <table:table-cell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1" calcext:value-type="float">
            <text:p>9999.281</text:p>
          </table:table-cell>
          <table:table-cell office:value-type="float" office:value="0.719" calcext:value-type="float">
            <text:p>0.7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2" calcext:value-type="float">
            <text:p>9999.282</text:p>
          </table:table-cell>
          <table:table-cell office:value-type="float" office:value="0.718" calcext:value-type="float">
            <text:p>0.7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7" calcext:value-type="float">
            <text:p>9998.777</text:p>
          </table:table-cell>
          <table:table-cell office:value-type="float" office:value="1.223" calcext:value-type="float">
            <text:p>1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6" calcext:value-type="float">
            <text:p>9999.746</text:p>
          </table:table-cell>
          <table:table-cell office:value-type="float" office:value="0.254" calcext:value-type="float">
            <text:p>0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29" calcext:value-type="float">
            <text:p>9999.329</text:p>
          </table:table-cell>
          <table:table-cell office:value-type="float" office:value="0.671" calcext:value-type="float">
            <text:p>0.6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" calcext:value-type="float">
            <text:p>9999.49</text:p>
          </table:table-cell>
          <table:table-cell office:value-type="float" office:value="0.51" calcext:value-type="float">
            <text:p>0.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8" calcext:value-type="float">
            <text:p>9998.78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5" calcext:value-type="float">
            <text:p>9999.075</text:p>
          </table:table-cell>
          <table:table-cell office:value-type="float" office:value="0.925" calcext:value-type="float">
            <text:p>0.9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7" calcext:value-type="float">
            <text:p>9999.467</text:p>
          </table:table-cell>
          <table:table-cell office:value-type="float" office:value="0.533" calcext:value-type="float">
            <text:p>0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1" calcext:value-type="float">
            <text:p>9999.191</text:p>
          </table:table-cell>
          <table:table-cell office:value-type="float" office:value="0.809" calcext:value-type="float">
            <text:p>0.8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1" calcext:value-type="float">
            <text:p>9999.121</text:p>
          </table:table-cell>
          <table:table-cell office:value-type="float" office:value="0.879" calcext:value-type="float">
            <text:p>0.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5" calcext:value-type="float">
            <text:p>9999.075</text:p>
          </table:table-cell>
          <table:table-cell office:value-type="float" office:value="0.925" calcext:value-type="float">
            <text:p>0.9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6" calcext:value-type="float">
            <text:p>9998.566</text:p>
          </table:table-cell>
          <table:table-cell office:value-type="float" office:value="1.434" calcext:value-type="float">
            <text:p>1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" calcext:value-type="float">
            <text:p>9998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7" calcext:value-type="float">
            <text:p>9998.707</text:p>
          </table:table-cell>
          <table:table-cell office:value-type="float" office:value="1.293" calcext:value-type="float">
            <text:p>1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45" calcext:value-type="float">
            <text:p>9999.145</text:p>
          </table:table-cell>
          <table:table-cell office:value-type="float" office:value="0.855" calcext:value-type="float">
            <text:p>0.8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9" calcext:value-type="float">
            <text:p>9998.969</text:p>
          </table:table-cell>
          <table:table-cell office:value-type="float" office:value="1.031" calcext:value-type="float">
            <text:p>1.0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7" calcext:value-type="float">
            <text:p>9999.307</text:p>
          </table:table-cell>
          <table:table-cell office:value-type="float" office:value="0.693" calcext:value-type="float">
            <text:p>0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1" calcext:value-type="float">
            <text:p>9999.281</text:p>
          </table:table-cell>
          <table:table-cell office:value-type="float" office:value="0.719" calcext:value-type="float">
            <text:p>0.7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3" calcext:value-type="float">
            <text:p>9999.213</text:p>
          </table:table-cell>
          <table:table-cell office:value-type="float" office:value="0.787" calcext:value-type="float">
            <text:p>0.7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1" calcext:value-type="float">
            <text:p>9998.751</text:p>
          </table:table-cell>
          <table:table-cell office:value-type="float" office:value="1.249" calcext:value-type="float">
            <text:p>1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7" calcext:value-type="float">
            <text:p>9999.307</text:p>
          </table:table-cell>
          <table:table-cell office:value-type="float" office:value="0.693" calcext:value-type="float">
            <text:p>0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1" calcext:value-type="float">
            <text:p>9999.351</text:p>
          </table:table-cell>
          <table:table-cell office:value-type="float" office:value="0.649" calcext:value-type="float">
            <text:p>0.6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5" calcext:value-type="float">
            <text:p>9999.285</text:p>
          </table:table-cell>
          <table:table-cell office:value-type="float" office:value="0.715" calcext:value-type="float">
            <text:p>0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8" calcext:value-type="float">
            <text:p>9999.168</text:p>
          </table:table-cell>
          <table:table-cell office:value-type="float" office:value="0.832" calcext:value-type="float">
            <text:p>0.8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1" calcext:value-type="float">
            <text:p>9998.751</text:p>
          </table:table-cell>
          <table:table-cell office:value-type="float" office:value="1.249" calcext:value-type="float">
            <text:p>1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5" calcext:value-type="float">
            <text:p>9998.795</text:p>
          </table:table-cell>
          <table:table-cell office:value-type="float" office:value="1.205" calcext:value-type="float">
            <text:p>1.2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8" calcext:value-type="float">
            <text:p>9998.798</text:p>
          </table:table-cell>
          <table:table-cell office:value-type="float" office:value="1.202" calcext:value-type="float">
            <text:p>1.2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7" calcext:value-type="float">
            <text:p>9999.397</text:p>
          </table:table-cell>
          <table:table-cell office:value-type="float" office:value="0.603" calcext:value-type="float">
            <text:p>0.6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1" calcext:value-type="float">
            <text:p>9999.421</text:p>
          </table:table-cell>
          <table:table-cell office:value-type="float" office:value="0.579" calcext:value-type="float">
            <text:p>0.5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8" calcext:value-type="float">
            <text:p>9999.168</text:p>
          </table:table-cell>
          <table:table-cell office:value-type="float" office:value="0.832" calcext:value-type="float">
            <text:p>0.8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7" calcext:value-type="float">
            <text:p>9999.167</text:p>
          </table:table-cell>
          <table:table-cell office:value-type="float" office:value="0.833" calcext:value-type="float">
            <text:p>0.8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7" calcext:value-type="float">
            <text:p>9998.937</text:p>
          </table:table-cell>
          <table:table-cell office:value-type="float" office:value="1.063" calcext:value-type="float">
            <text:p>1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1" calcext:value-type="float">
            <text:p>9998.821</text:p>
          </table:table-cell>
          <table:table-cell office:value-type="float" office:value="1.179" calcext:value-type="float">
            <text:p>1.1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7" calcext:value-type="float">
            <text:p>9998.497</text:p>
          </table:table-cell>
          <table:table-cell office:value-type="float" office:value="1.503" calcext:value-type="float">
            <text:p>1.5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7" calcext:value-type="float">
            <text:p>9999.307</text:p>
          </table:table-cell>
          <table:table-cell office:value-type="float" office:value="0.693" calcext:value-type="float">
            <text:p>0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71" calcext:value-type="float">
            <text:p>9999.271</text:p>
          </table:table-cell>
          <table:table-cell office:value-type="float" office:value="0.729" calcext:value-type="float">
            <text:p>0.7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7" calcext:value-type="float">
            <text:p>9998.777</text:p>
          </table:table-cell>
          <table:table-cell office:value-type="float" office:value="1.223" calcext:value-type="float">
            <text:p>1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6" calcext:value-type="float">
            <text:p>9998.776</text:p>
          </table:table-cell>
          <table:table-cell office:value-type="float" office:value="1.224" calcext:value-type="float">
            <text:p>1.2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9" calcext:value-type="float">
            <text:p>9997.829</text:p>
          </table:table-cell>
          <table:table-cell office:value-type="float" office:value="2.171" calcext:value-type="float">
            <text:p>2.1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55" calcext:value-type="float">
            <text:p>9998.555</text:p>
          </table:table-cell>
          <table:table-cell office:value-type="float" office:value="1.445" calcext:value-type="float">
            <text:p>1.4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" calcext:value-type="float">
            <text:p>9997.71</text:p>
          </table:table-cell>
          <table:table-cell office:value-type="float" office:value="2.29" calcext:value-type="float">
            <text:p>2.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92" calcext:value-type="float">
            <text:p>9997.992</text:p>
          </table:table-cell>
          <table:table-cell office:value-type="float" office:value="2.008" calcext:value-type="float">
            <text:p>2.0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4" calcext:value-type="float">
            <text:p>9998.24</text:p>
          </table:table-cell>
          <table:table-cell office:value-type="float" office:value="1.76" calcext:value-type="float">
            <text:p>1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" calcext:value-type="float">
            <text:p>9998.52</text:p>
          </table:table-cell>
          <table:table-cell office:value-type="float" office:value="1.48" calcext:value-type="float">
            <text:p>1.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46" calcext:value-type="float">
            <text:p>9997.946</text:p>
          </table:table-cell>
          <table:table-cell office:value-type="float" office:value="2.054" calcext:value-type="float">
            <text:p>2.0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6" calcext:value-type="float">
            <text:p>9997.966</text:p>
          </table:table-cell>
          <table:table-cell office:value-type="float" office:value="2.034" calcext:value-type="float">
            <text:p>2.0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4" calcext:value-type="float">
            <text:p>9997.714</text:p>
          </table:table-cell>
          <table:table-cell office:value-type="float" office:value="2.286" calcext:value-type="float">
            <text:p>2.2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1" calcext:value-type="float">
            <text:p>9997.921</text:p>
          </table:table-cell>
          <table:table-cell office:value-type="float" office:value="2.079" calcext:value-type="float">
            <text:p>2.0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7" calcext:value-type="float">
            <text:p>9997.877</text:p>
          </table:table-cell>
          <table:table-cell office:value-type="float" office:value="2.123" calcext:value-type="float">
            <text:p>2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5" calcext:value-type="float">
            <text:p>9998.635</text:p>
          </table:table-cell>
          <table:table-cell office:value-type="float" office:value="1.365" calcext:value-type="float">
            <text:p>1.3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7" calcext:value-type="float">
            <text:p>9998.407</text:p>
          </table:table-cell>
          <table:table-cell office:value-type="float" office:value="1.593" calcext:value-type="float">
            <text:p>1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1" calcext:value-type="float">
            <text:p>9999.051</text:p>
          </table:table-cell>
          <table:table-cell office:value-type="float" office:value="0.949" calcext:value-type="float">
            <text:p>0.9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3" calcext:value-type="float">
            <text:p>9998.613</text:p>
          </table:table-cell>
          <table:table-cell office:value-type="float" office:value="1.387" calcext:value-type="float">
            <text:p>1.3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3" calcext:value-type="float">
            <text:p>9999.073</text:p>
          </table:table-cell>
          <table:table-cell office:value-type="float" office:value="0.927" calcext:value-type="float">
            <text:p>0.9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88" calcext:value-type="float">
            <text:p>9998.288</text:p>
          </table:table-cell>
          <table:table-cell office:value-type="float" office:value="1.712" calcext:value-type="float">
            <text:p>1.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2" calcext:value-type="float">
            <text:p>9999.052</text:p>
          </table:table-cell>
          <table:table-cell office:value-type="float" office:value="0.948" calcext:value-type="float">
            <text:p>0.9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29" calcext:value-type="float">
            <text:p>9999.329</text:p>
          </table:table-cell>
          <table:table-cell office:value-type="float" office:value="0.671" calcext:value-type="float">
            <text:p>0.6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5" calcext:value-type="float">
            <text:p>9998.775</text:p>
          </table:table-cell>
          <table:table-cell office:value-type="float" office:value="1.225" calcext:value-type="float">
            <text:p>1.2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78" calcext:value-type="float">
            <text:p>9998.078</text:p>
          </table:table-cell>
          <table:table-cell office:value-type="float" office:value="1.922" calcext:value-type="float">
            <text:p>1.9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4" calcext:value-type="float">
            <text:p>9998.914</text:p>
          </table:table-cell>
          <table:table-cell office:value-type="float" office:value="1.086" calcext:value-type="float">
            <text:p>1.0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4" calcext:value-type="float">
            <text:p>9999.514</text:p>
          </table:table-cell>
          <table:table-cell office:value-type="float" office:value="0.486" calcext:value-type="float">
            <text:p>0.4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" calcext:value-type="float">
            <text:p>9998.15</text:p>
          </table:table-cell>
          <table:table-cell office:value-type="float" office:value="1.85" calcext:value-type="float">
            <text:p>1.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9" calcext:value-type="float">
            <text:p>9998.219</text:p>
          </table:table-cell>
          <table:table-cell office:value-type="float" office:value="1.781" calcext:value-type="float">
            <text:p>1.7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3" calcext:value-type="float">
            <text:p>9997.83</text:p>
          </table:table-cell>
          <table:table-cell office:value-type="float" office:value="2.17" calcext:value-type="float">
            <text:p>2.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3" calcext:value-type="float">
            <text:p>9998.933</text:p>
          </table:table-cell>
          <table:table-cell office:value-type="float" office:value="1.067" calcext:value-type="float">
            <text:p>1.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79" calcext:value-type="float">
            <text:p>9998.879</text:p>
          </table:table-cell>
          <table:table-cell office:value-type="float" office:value="1.121" calcext:value-type="float">
            <text:p>1.1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89" calcext:value-type="float">
            <text:p>9999.189</text:p>
          </table:table-cell>
          <table:table-cell office:value-type="float" office:value="0.811" calcext:value-type="float">
            <text:p>0.8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79" calcext:value-type="float">
            <text:p>9998.079</text:p>
          </table:table-cell>
          <table:table-cell office:value-type="float" office:value="1.921" calcext:value-type="float">
            <text:p>1.9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1" calcext:value-type="float">
            <text:p>9998.681</text:p>
          </table:table-cell>
          <table:table-cell office:value-type="float" office:value="1.319" calcext:value-type="float">
            <text:p>1.3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59" calcext:value-type="float">
            <text:p>9999.259</text:p>
          </table:table-cell>
          <table:table-cell office:value-type="float" office:value="0.741" calcext:value-type="float">
            <text:p>0.7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8" calcext:value-type="float">
            <text:p>9998.958</text:p>
          </table:table-cell>
          <table:table-cell office:value-type="float" office:value="1.042" calcext:value-type="float">
            <text:p>1.0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2" calcext:value-type="float">
            <text:p>9999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7" calcext:value-type="float">
            <text:p>9998.407</text:p>
          </table:table-cell>
          <table:table-cell office:value-type="float" office:value="1.593" calcext:value-type="float">
            <text:p>1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8" calcext:value-type="float">
            <text:p>9999.468</text:p>
          </table:table-cell>
          <table:table-cell office:value-type="float" office:value="0.532" calcext:value-type="float">
            <text:p>0.5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64" calcext:value-type="float">
            <text:p>9998.864</text:p>
          </table:table-cell>
          <table:table-cell office:value-type="float" office:value="1.136" calcext:value-type="float">
            <text:p>1.1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3" calcext:value-type="float">
            <text:p>9998.033</text:p>
          </table:table-cell>
          <table:table-cell office:value-type="float" office:value="1.967" calcext:value-type="float">
            <text:p>1.9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4" calcext:value-type="float">
            <text:p>9997.854</text:p>
          </table:table-cell>
          <table:table-cell office:value-type="float" office:value="2.146" calcext:value-type="float">
            <text:p>2.1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42" calcext:value-type="float">
            <text:p>9999.042</text:p>
          </table:table-cell>
          <table:table-cell office:value-type="float" office:value="0.958" calcext:value-type="float">
            <text:p>0.9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43" calcext:value-type="float">
            <text:p>9998.243</text:p>
          </table:table-cell>
          <table:table-cell office:value-type="float" office:value="1.757" calcext:value-type="float">
            <text:p>1.7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5" calcext:value-type="float">
            <text:p>9999.55</text:p>
          </table:table-cell>
          <table:table-cell office:value-type="float" office:value="0.45" calcext:value-type="float">
            <text:p>0.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96" calcext:value-type="float">
            <text:p>9997.896</text:p>
          </table:table-cell>
          <table:table-cell office:value-type="float" office:value="2.104" calcext:value-type="float">
            <text:p>2.1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4" calcext:value-type="float">
            <text:p>9999.074</text:p>
          </table:table-cell>
          <table:table-cell office:value-type="float" office:value="0.926" calcext:value-type="float">
            <text:p>0.9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4" calcext:value-type="float">
            <text:p>9998.794</text:p>
          </table:table-cell>
          <table:table-cell office:value-type="float" office:value="1.206" calcext:value-type="float">
            <text:p>1.2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5" calcext:value-type="float">
            <text:p>9999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2" calcext:value-type="float">
            <text:p>9998.522</text:p>
          </table:table-cell>
          <table:table-cell office:value-type="float" office:value="1.478" calcext:value-type="float">
            <text:p>1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48" calcext:value-type="float">
            <text:p>9998.148</text:p>
          </table:table-cell>
          <table:table-cell office:value-type="float" office:value="1.852" calcext:value-type="float">
            <text:p>1.8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1" calcext:value-type="float">
            <text:p>9999.331</text:p>
          </table:table-cell>
          <table:table-cell office:value-type="float" office:value="0.669" calcext:value-type="float">
            <text:p>0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28" calcext:value-type="float">
            <text:p>9999.328</text:p>
          </table:table-cell>
          <table:table-cell office:value-type="float" office:value="0.672" calcext:value-type="float">
            <text:p>0.6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7" calcext:value-type="float">
            <text:p>9998.957</text:p>
          </table:table-cell>
          <table:table-cell office:value-type="float" office:value="1.043" calcext:value-type="float">
            <text:p>1.0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2" calcext:value-type="float">
            <text:p>9998.912</text:p>
          </table:table-cell>
          <table:table-cell office:value-type="float" office:value="1.088" calcext:value-type="float">
            <text:p>1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8" calcext:value-type="float">
            <text:p>9998.338</text:p>
          </table:table-cell>
          <table:table-cell office:value-type="float" office:value="1.662" calcext:value-type="float">
            <text:p>1.6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9" calcext:value-type="float">
            <text:p>9999.399</text:p>
          </table:table-cell>
          <table:table-cell office:value-type="float" office:value="0.601" calcext:value-type="float">
            <text:p>0.6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4" calcext:value-type="float">
            <text:p>9998.844</text:p>
          </table:table-cell>
          <table:table-cell office:value-type="float" office:value="1.156" calcext:value-type="float">
            <text:p>1.1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6" calcext:value-type="float">
            <text:p>9999.236</text:p>
          </table:table-cell>
          <table:table-cell office:value-type="float" office:value="0.764" calcext:value-type="float">
            <text:p>0.7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86" calcext:value-type="float">
            <text:p>9998.186</text:p>
          </table:table-cell>
          <table:table-cell office:value-type="float" office:value="1.814" calcext:value-type="float">
            <text:p>1.8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6" calcext:value-type="float">
            <text:p>9998.636</text:p>
          </table:table-cell>
          <table:table-cell office:value-type="float" office:value="1.364" calcext:value-type="float">
            <text:p>1.3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6" calcext:value-type="float">
            <text:p>9999.096</text:p>
          </table:table-cell>
          <table:table-cell office:value-type="float" office:value="0.904" calcext:value-type="float">
            <text:p>0.9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59" calcext:value-type="float">
            <text:p>9998.659</text:p>
          </table:table-cell>
          <table:table-cell office:value-type="float" office:value="1.341" calcext:value-type="float">
            <text:p>1.3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1" calcext:value-type="float">
            <text:p>9998.381</text:p>
          </table:table-cell>
          <table:table-cell office:value-type="float" office:value="1.619" calcext:value-type="float">
            <text:p>1.6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4" calcext:value-type="float">
            <text:p>9998.544</text:p>
          </table:table-cell>
          <table:table-cell office:value-type="float" office:value="1.456" calcext:value-type="float">
            <text:p>1.4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9" calcext:value-type="float">
            <text:p>9997.919</text:p>
          </table:table-cell>
          <table:table-cell office:value-type="float" office:value="2.081" calcext:value-type="float">
            <text:p>2.0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62" calcext:value-type="float">
            <text:p>9998.362</text:p>
          </table:table-cell>
          <table:table-cell office:value-type="float" office:value="1.638" calcext:value-type="float">
            <text:p>1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46" calcext:value-type="float">
            <text:p>9997.946</text:p>
          </table:table-cell>
          <table:table-cell office:value-type="float" office:value="2.054" calcext:value-type="float">
            <text:p>2.0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4" calcext:value-type="float">
            <text:p>9998.384</text:p>
          </table:table-cell>
          <table:table-cell office:value-type="float" office:value="1.616" calcext:value-type="float">
            <text:p>1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25" calcext:value-type="float">
            <text:p>9998.425</text:p>
          </table:table-cell>
          <table:table-cell office:value-type="float" office:value="1.575" calcext:value-type="float">
            <text:p>1.5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4" calcext:value-type="float">
            <text:p>9998.684</text:p>
          </table:table-cell>
          <table:table-cell office:value-type="float" office:value="1.316" calcext:value-type="float">
            <text:p>1.3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1" calcext:value-type="float">
            <text:p>9998.771</text:p>
          </table:table-cell>
          <table:table-cell office:value-type="float" office:value="1.229" calcext:value-type="float">
            <text:p>1.2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6" calcext:value-type="float">
            <text:p>9998.706</text:p>
          </table:table-cell>
          <table:table-cell office:value-type="float" office:value="1.294" calcext:value-type="float">
            <text:p>1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5" calcext:value-type="float">
            <text:p>9998.635</text:p>
          </table:table-cell>
          <table:table-cell office:value-type="float" office:value="1.365" calcext:value-type="float">
            <text:p>1.3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9" calcext:value-type="float">
            <text:p>9997.99</text:p>
          </table:table-cell>
          <table:table-cell office:value-type="float" office:value="2.01" calcext:value-type="float">
            <text:p>2.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4" calcext:value-type="float">
            <text:p>9998.684</text:p>
          </table:table-cell>
          <table:table-cell office:value-type="float" office:value="1.316" calcext:value-type="float">
            <text:p>1.3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49" calcext:value-type="float">
            <text:p>9998.749</text:p>
          </table:table-cell>
          <table:table-cell office:value-type="float" office:value="1.251" calcext:value-type="float">
            <text:p>1.2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5" calcext:value-type="float">
            <text:p>9998.685</text:p>
          </table:table-cell>
          <table:table-cell office:value-type="float" office:value="1.315" calcext:value-type="float">
            <text:p>1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5" calcext:value-type="float">
            <text:p>9998.545</text:p>
          </table:table-cell>
          <table:table-cell office:value-type="float" office:value="1.455" calcext:value-type="float">
            <text:p>1.4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89" calcext:value-type="float">
            <text:p>9997.989</text:p>
          </table:table-cell>
          <table:table-cell office:value-type="float" office:value="2.011" calcext:value-type="float">
            <text:p>2.0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6" calcext:value-type="float">
            <text:p>9998.056</text:p>
          </table:table-cell>
          <table:table-cell office:value-type="float" office:value="1.944" calcext:value-type="float">
            <text:p>1.9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2" calcext:value-type="float">
            <text:p>9998.082</text:p>
          </table:table-cell>
          <table:table-cell office:value-type="float" office:value="1.918" calcext:value-type="float">
            <text:p>1.9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7" calcext:value-type="float">
            <text:p>9998.957</text:p>
          </table:table-cell>
          <table:table-cell office:value-type="float" office:value="1.043" calcext:value-type="float">
            <text:p>1.0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87" calcext:value-type="float">
            <text:p>9998.887</text:p>
          </table:table-cell>
          <table:table-cell office:value-type="float" office:value="1.113" calcext:value-type="float">
            <text:p>1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5" calcext:value-type="float">
            <text:p>9998.545</text:p>
          </table:table-cell>
          <table:table-cell office:value-type="float" office:value="1.455" calcext:value-type="float">
            <text:p>1.4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7" calcext:value-type="float">
            <text:p>9998.567</text:p>
          </table:table-cell>
          <table:table-cell office:value-type="float" office:value="1.433" calcext:value-type="float">
            <text:p>1.4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4" calcext:value-type="float">
            <text:p>9998.314</text:p>
          </table:table-cell>
          <table:table-cell office:value-type="float" office:value="1.686" calcext:value-type="float">
            <text:p>1.6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9" calcext:value-type="float">
            <text:p>9998.059</text:p>
          </table:table-cell>
          <table:table-cell office:value-type="float" office:value="1.941" calcext:value-type="float">
            <text:p>1.9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34" calcext:value-type="float">
            <text:p>9997.734</text:p>
          </table:table-cell>
          <table:table-cell office:value-type="float" office:value="2.266" calcext:value-type="float">
            <text:p>2.2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7" calcext:value-type="float">
            <text:p>9998.707</text:p>
          </table:table-cell>
          <table:table-cell office:value-type="float" office:value="1.293" calcext:value-type="float">
            <text:p>1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94" calcext:value-type="float">
            <text:p>9998.694</text:p>
          </table:table-cell>
          <table:table-cell office:value-type="float" office:value="1.306" calcext:value-type="float">
            <text:p>1.3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5" calcext:value-type="float">
            <text:p>9998.015</text:p>
          </table:table-cell>
          <table:table-cell office:value-type="float" office:value="1.985" calcext:value-type="float">
            <text:p>1.9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" calcext:value-type="float">
            <text:p>9998.2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06" calcext:value-type="float">
            <text:p>9998.106</text:p>
          </table:table-cell>
          <table:table-cell office:value-type="float" office:value="1.894" calcext:value-type="float">
            <text:p>1.8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3" calcext:value-type="float">
            <text:p>9997.183</text:p>
          </table:table-cell>
          <table:table-cell office:value-type="float" office:value="2.817" calcext:value-type="float">
            <text:p>2.8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55" calcext:value-type="float">
            <text:p>9997.955</text:p>
          </table:table-cell>
          <table:table-cell office:value-type="float" office:value="2.045" calcext:value-type="float">
            <text:p>2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46" calcext:value-type="float">
            <text:p>9996.946</text:p>
          </table:table-cell>
          <table:table-cell office:value-type="float" office:value="3.054" calcext:value-type="float">
            <text:p>3.0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6" calcext:value-type="float">
            <text:p>9997.476</text:p>
          </table:table-cell>
          <table:table-cell office:value-type="float" office:value="2.524" calcext:value-type="float">
            <text:p>2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41" calcext:value-type="float">
            <text:p>9997.941</text:p>
          </table:table-cell>
          <table:table-cell office:value-type="float" office:value="2.059" calcext:value-type="float">
            <text:p>2.0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77" calcext:value-type="float">
            <text:p>9997.277</text:p>
          </table:table-cell>
          <table:table-cell office:value-type="float" office:value="2.723" calcext:value-type="float">
            <text:p>2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4" calcext:value-type="float">
            <text:p>9997.184</text:p>
          </table:table-cell>
          <table:table-cell office:value-type="float" office:value="2.816" calcext:value-type="float">
            <text:p>2.8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5" calcext:value-type="float">
            <text:p>9997.205</text:p>
          </table:table-cell>
          <table:table-cell office:value-type="float" office:value="2.795" calcext:value-type="float">
            <text:p>2.7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3" calcext:value-type="float">
            <text:p>9996.953</text:p>
          </table:table-cell>
          <table:table-cell office:value-type="float" office:value="3.047" calcext:value-type="float">
            <text:p>3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2" calcext:value-type="float">
            <text:p>9997.182</text:p>
          </table:table-cell>
          <table:table-cell office:value-type="float" office:value="2.818" calcext:value-type="float">
            <text:p>2.8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15" calcext:value-type="float">
            <text:p>9997.115</text:p>
          </table:table-cell>
          <table:table-cell office:value-type="float" office:value="2.885" calcext:value-type="float">
            <text:p>2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9" calcext:value-type="float">
            <text:p>9997.439</text:p>
          </table:table-cell>
          <table:table-cell office:value-type="float" office:value="2.561" calcext:value-type="float">
            <text:p>2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5" calcext:value-type="float">
            <text:p>9998.335</text:p>
          </table:table-cell>
          <table:table-cell office:value-type="float" office:value="1.665" calcext:value-type="float">
            <text:p>1.6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99" calcext:value-type="float">
            <text:p>9997.899</text:p>
          </table:table-cell>
          <table:table-cell office:value-type="float" office:value="2.101" calcext:value-type="float">
            <text:p>2.1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6" calcext:value-type="float">
            <text:p>9998.726</text:p>
          </table:table-cell>
          <table:table-cell office:value-type="float" office:value="1.274" calcext:value-type="float">
            <text:p>1.2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8" calcext:value-type="float">
            <text:p>9998.128</text:p>
          </table:table-cell>
          <table:table-cell office:value-type="float" office:value="1.872" calcext:value-type="float">
            <text:p>1.8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87" calcext:value-type="float">
            <text:p>9998.587</text:p>
          </table:table-cell>
          <table:table-cell office:value-type="float" office:value="1.413" calcext:value-type="float">
            <text:p>1.4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55" calcext:value-type="float">
            <text:p>9997.755</text:p>
          </table:table-cell>
          <table:table-cell office:value-type="float" office:value="2.245" calcext:value-type="float">
            <text:p>2.2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7" calcext:value-type="float">
            <text:p>9998.937</text:p>
          </table:table-cell>
          <table:table-cell office:value-type="float" office:value="1.063" calcext:value-type="float">
            <text:p>1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" calcext:value-type="float">
            <text:p>9999.19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5" calcext:value-type="float">
            <text:p>9998.175</text:p>
          </table:table-cell>
          <table:table-cell office:value-type="float" office:value="1.825" calcext:value-type="float">
            <text:p>1.8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3" calcext:value-type="float">
            <text:p>9997.593</text:p>
          </table:table-cell>
          <table:table-cell office:value-type="float" office:value="2.407" calcext:value-type="float">
            <text:p>2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2" calcext:value-type="float">
            <text:p>9998.452</text:p>
          </table:table-cell>
          <table:table-cell office:value-type="float" office:value="1.548" calcext:value-type="float">
            <text:p>1.5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9" calcext:value-type="float">
            <text:p>9999.399</text:p>
          </table:table-cell>
          <table:table-cell office:value-type="float" office:value="0.601" calcext:value-type="float">
            <text:p>0.6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89" calcext:value-type="float">
            <text:p>9997.389</text:p>
          </table:table-cell>
          <table:table-cell office:value-type="float" office:value="2.611" calcext:value-type="float">
            <text:p>2.6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9" calcext:value-type="float">
            <text:p>9997.709</text:p>
          </table:table-cell>
          <table:table-cell office:value-type="float" office:value="2.291" calcext:value-type="float">
            <text:p>2.2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9" calcext:value-type="float">
            <text:p>9997.069</text:p>
          </table:table-cell>
          <table:table-cell office:value-type="float" office:value="2.931" calcext:value-type="float">
            <text:p>2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2" calcext:value-type="float">
            <text:p>9998.632</text:p>
          </table:table-cell>
          <table:table-cell office:value-type="float" office:value="1.368" calcext:value-type="float">
            <text:p>1.3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6" calcext:value-type="float">
            <text:p>9998.406</text:p>
          </table:table-cell>
          <table:table-cell office:value-type="float" office:value="1.594" calcext:value-type="float">
            <text:p>1.5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65" calcext:value-type="float">
            <text:p>9998.865</text:p>
          </table:table-cell>
          <table:table-cell office:value-type="float" office:value="1.135" calcext:value-type="float">
            <text:p>1.1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29" calcext:value-type="float">
            <text:p>9997.429</text:p>
          </table:table-cell>
          <table:table-cell office:value-type="float" office:value="2.571" calcext:value-type="float">
            <text:p>2.5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58" calcext:value-type="float">
            <text:p>9998.358</text:p>
          </table:table-cell>
          <table:table-cell office:value-type="float" office:value="1.642" calcext:value-type="float">
            <text:p>1.6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27" calcext:value-type="float">
            <text:p>9999.027</text:p>
          </table:table-cell>
          <table:table-cell office:value-type="float" office:value="0.973" calcext:value-type="float">
            <text:p>0.9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6" calcext:value-type="float">
            <text:p>9998.726</text:p>
          </table:table-cell>
          <table:table-cell office:value-type="float" office:value="1.274" calcext:value-type="float">
            <text:p>1.2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7" calcext:value-type="float">
            <text:p>9999.377</text:p>
          </table:table-cell>
          <table:table-cell office:value-type="float" office:value="0.623" calcext:value-type="float">
            <text:p>0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9" calcext:value-type="float">
            <text:p>9997.969</text:p>
          </table:table-cell>
          <table:table-cell office:value-type="float" office:value="2.031" calcext:value-type="float">
            <text:p>2.0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3" calcext:value-type="float">
            <text:p>9999.283</text:p>
          </table:table-cell>
          <table:table-cell office:value-type="float" office:value="0.717" calcext:value-type="float">
            <text:p>0.7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" calcext:value-type="float">
            <text:p>9998.4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68" calcext:value-type="float">
            <text:p>9997.268</text:p>
          </table:table-cell>
          <table:table-cell office:value-type="float" office:value="2.732" calcext:value-type="float">
            <text:p>2.7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92" calcext:value-type="float">
            <text:p>9997.092</text:p>
          </table:table-cell>
          <table:table-cell office:value-type="float" office:value="2.908" calcext:value-type="float">
            <text:p>2.9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9" calcext:value-type="float">
            <text:p>9998.739</text:p>
          </table:table-cell>
          <table:table-cell office:value-type="float" office:value="1.261" calcext:value-type="float">
            <text:p>1.2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8" calcext:value-type="float">
            <text:p>9997.688</text:p>
          </table:table-cell>
          <table:table-cell office:value-type="float" office:value="2.312" calcext:value-type="float">
            <text:p>2.3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7" calcext:value-type="float">
            <text:p>9999.377</text:p>
          </table:table-cell>
          <table:table-cell office:value-type="float" office:value="0.623" calcext:value-type="float">
            <text:p>0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4" calcext:value-type="float">
            <text:p>9997.134</text:p>
          </table:table-cell>
          <table:table-cell office:value-type="float" office:value="2.866" calcext:value-type="float">
            <text:p>2.8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66" calcext:value-type="float">
            <text:p>9998.866</text:p>
          </table:table-cell>
          <table:table-cell office:value-type="float" office:value="1.134" calcext:value-type="float">
            <text:p>1.1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53" calcext:value-type="float">
            <text:p>9998.353</text:p>
          </table:table-cell>
          <table:table-cell office:value-type="float" office:value="1.647" calcext:value-type="float">
            <text:p>1.6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3" calcext:value-type="float">
            <text:p>9999.283</text:p>
          </table:table-cell>
          <table:table-cell office:value-type="float" office:value="0.717" calcext:value-type="float">
            <text:p>0.7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6" calcext:value-type="float">
            <text:p>9997.76</text:p>
          </table:table-cell>
          <table:table-cell office:value-type="float" office:value="2.24" calcext:value-type="float">
            <text:p>2.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3" calcext:value-type="float">
            <text:p>9997.523</text:p>
          </table:table-cell>
          <table:table-cell office:value-type="float" office:value="2.477" calcext:value-type="float">
            <text:p>2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5" calcext:value-type="float">
            <text:p>9999.215</text:p>
          </table:table-cell>
          <table:table-cell office:value-type="float" office:value="0.785" calcext:value-type="float">
            <text:p>0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27" calcext:value-type="float">
            <text:p>9999.027</text:p>
          </table:table-cell>
          <table:table-cell office:value-type="float" office:value="0.973" calcext:value-type="float">
            <text:p>0.9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69" calcext:value-type="float">
            <text:p>9998.469</text:p>
          </table:table-cell>
          <table:table-cell office:value-type="float" office:value="1.531" calcext:value-type="float">
            <text:p>1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4" calcext:value-type="float">
            <text:p>9998.704</text:p>
          </table:table-cell>
          <table:table-cell office:value-type="float" office:value="1.296" calcext:value-type="float">
            <text:p>1.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" calcext:value-type="float">
            <text:p>9997.9</text:p>
          </table:table-cell>
          <table:table-cell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4" calcext:value-type="float">
            <text:p>9999.214</text:p>
          </table:table-cell>
          <table:table-cell office:value-type="float" office:value="0.786" calcext:value-type="float">
            <text:p>0.7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6" calcext:value-type="float">
            <text:p>9998.336</text:p>
          </table:table-cell>
          <table:table-cell office:value-type="float" office:value="1.664" calcext:value-type="float">
            <text:p>1.6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2" calcext:value-type="float">
            <text:p>9998.912</text:p>
          </table:table-cell>
          <table:table-cell office:value-type="float" office:value="1.088" calcext:value-type="float">
            <text:p>1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19" calcext:value-type="float">
            <text:p>9997.619</text:p>
          </table:table-cell>
          <table:table-cell office:value-type="float" office:value="2.381" calcext:value-type="float">
            <text:p>2.3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" calcext:value-type="float">
            <text:p>9998.22</text:p>
          </table:table-cell>
          <table:table-cell office:value-type="float" office:value="1.78" calcext:value-type="float">
            <text:p>1.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1" calcext:value-type="float">
            <text:p>9998.841</text:p>
          </table:table-cell>
          <table:table-cell office:value-type="float" office:value="1.159" calcext:value-type="float">
            <text:p>1.1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1" calcext:value-type="float">
            <text:p>9998.151</text:p>
          </table:table-cell>
          <table:table-cell office:value-type="float" office:value="1.849" calcext:value-type="float">
            <text:p>1.8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" calcext:value-type="float">
            <text:p>9997.85</text:p>
          </table:table-cell>
          <table:table-cell office:value-type="float" office:value="2.15" calcext:value-type="float">
            <text:p>2.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9" calcext:value-type="float">
            <text:p>9998.059</text:p>
          </table:table-cell>
          <table:table-cell office:value-type="float" office:value="1.941" calcext:value-type="float">
            <text:p>1.9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47" calcext:value-type="float">
            <text:p>9997.247</text:p>
          </table:table-cell>
          <table:table-cell office:value-type="float" office:value="2.753" calcext:value-type="float">
            <text:p>2.7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22" calcext:value-type="float">
            <text:p>9997.322</text:p>
          </table:table-cell>
          <table:table-cell office:value-type="float" office:value="2.678" calcext:value-type="float">
            <text:p>2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6" calcext:value-type="float">
            <text:p>9997.666</text:p>
          </table:table-cell>
          <table:table-cell office:value-type="float" office:value="2.334" calcext:value-type="float">
            <text:p>2.3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54" calcext:value-type="float">
            <text:p>9997.754</text:p>
          </table:table-cell>
          <table:table-cell office:value-type="float" office:value="2.246" calcext:value-type="float">
            <text:p>2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9" calcext:value-type="float">
            <text:p>9998.199</text:p>
          </table:table-cell>
          <table:table-cell office:value-type="float" office:value="1.801" calcext:value-type="float">
            <text:p>1.8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07" calcext:value-type="float">
            <text:p>9998.307</text:p>
          </table:table-cell>
          <table:table-cell office:value-type="float" office:value="1.693" calcext:value-type="float">
            <text:p>1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66" calcext:value-type="float">
            <text:p>9998.266</text:p>
          </table:table-cell>
          <table:table-cell office:value-type="float" office:value="1.734" calcext:value-type="float">
            <text:p>1.7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" calcext:value-type="float">
            <text:p>9998.31</text:p>
          </table:table-cell>
          <table:table-cell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9" calcext:value-type="float">
            <text:p>9997.319</text:p>
          </table:table-cell>
          <table:table-cell office:value-type="float" office:value="2.681" calcext:value-type="float">
            <text:p>2.6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9" calcext:value-type="float">
            <text:p>9998.199</text:p>
          </table:table-cell>
          <table:table-cell office:value-type="float" office:value="1.801" calcext:value-type="float">
            <text:p>1.8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61" calcext:value-type="float">
            <text:p>9998.261</text:p>
          </table:table-cell>
          <table:table-cell office:value-type="float" office:value="1.739" calcext:value-type="float">
            <text:p>1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46" calcext:value-type="float">
            <text:p>9998.246</text:p>
          </table:table-cell>
          <table:table-cell office:value-type="float" office:value="1.754" calcext:value-type="float">
            <text:p>1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6" calcext:value-type="float">
            <text:p>9998.06</text:p>
          </table:table-cell>
          <table:table-cell office:value-type="float" office:value="1.94" calcext:value-type="float">
            <text:p>1.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7" calcext:value-type="float">
            <text:p>9997.227</text:p>
          </table:table-cell>
          <table:table-cell office:value-type="float" office:value="2.773" calcext:value-type="float">
            <text:p>2.7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85" calcext:value-type="float">
            <text:p>9997.385</text:p>
          </table:table-cell>
          <table:table-cell office:value-type="float" office:value="2.615" calcext:value-type="float">
            <text:p>2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57" calcext:value-type="float">
            <text:p>9997.457</text:p>
          </table:table-cell>
          <table:table-cell office:value-type="float" office:value="2.543" calcext:value-type="float">
            <text:p>2.5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2" calcext:value-type="float">
            <text:p>9998.562</text:p>
          </table:table-cell>
          <table:table-cell office:value-type="float" office:value="1.438" calcext:value-type="float">
            <text:p>1.4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16" calcext:value-type="float">
            <text:p>9998.516</text:p>
          </table:table-cell>
          <table:table-cell office:value-type="float" office:value="1.484" calcext:value-type="float">
            <text:p>1.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6" calcext:value-type="float">
            <text:p>9998.06</text:p>
          </table:table-cell>
          <table:table-cell office:value-type="float" office:value="1.94" calcext:value-type="float">
            <text:p>1.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06" calcext:value-type="float">
            <text:p>9998.106</text:p>
          </table:table-cell>
          <table:table-cell office:value-type="float" office:value="1.894" calcext:value-type="float">
            <text:p>1.8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52" calcext:value-type="float">
            <text:p>9997.552</text:p>
          </table:table-cell>
          <table:table-cell office:value-type="float" office:value="2.448" calcext:value-type="float">
            <text:p>2.4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5" calcext:value-type="float">
            <text:p>9997.435</text:p>
          </table:table-cell>
          <table:table-cell office:value-type="float" office:value="2.565" calcext:value-type="float">
            <text:p>2.5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3" calcext:value-type="float">
            <text:p>9996.973</text:p>
          </table:table-cell>
          <table:table-cell office:value-type="float" office:value="3.027" calcext:value-type="float">
            <text:p>3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2" calcext:value-type="float">
            <text:p>9998.222</text:p>
          </table:table-cell>
          <table:table-cell office:value-type="float" office:value="1.778" calcext:value-type="float">
            <text:p>1.7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4" calcext:value-type="float">
            <text:p>9998.174</text:p>
          </table:table-cell>
          <table:table-cell office:value-type="float" office:value="1.826" calcext:value-type="float">
            <text:p>1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15" calcext:value-type="float">
            <text:p>9997.415</text:p>
          </table:table-cell>
          <table:table-cell office:value-type="float" office:value="2.585" calcext:value-type="float">
            <text:p>2.5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62" calcext:value-type="float">
            <text:p>9997.762</text:p>
          </table:table-cell>
          <table:table-cell office:value-type="float" office:value="2.238" calcext:value-type="float">
            <text:p>2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59" calcext:value-type="float">
            <text:p>9997.459</text:p>
          </table:table-cell>
          <table:table-cell office:value-type="float" office:value="2.541" calcext:value-type="float">
            <text:p>2.5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6" calcext:value-type="float">
            <text:p>9996.536</text:p>
          </table:table-cell>
          <table:table-cell office:value-type="float" office:value="3.464" calcext:value-type="float">
            <text:p>3.4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24" calcext:value-type="float">
            <text:p>9997.424</text:p>
          </table:table-cell>
          <table:table-cell office:value-type="float" office:value="2.576" calcext:value-type="float">
            <text:p>2.5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2" calcext:value-type="float">
            <text:p>9996.182</text:p>
          </table:table-cell>
          <table:table-cell office:value-type="float" office:value="3.818" calcext:value-type="float">
            <text:p>3.8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9" calcext:value-type="float">
            <text:p>9996.469</text:p>
          </table:table-cell>
          <table:table-cell office:value-type="float" office:value="3.531" calcext:value-type="float">
            <text:p>3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51" calcext:value-type="float">
            <text:p>9996.851</text:p>
          </table:table-cell>
          <table:table-cell office:value-type="float" office:value="3.149" calcext:value-type="float">
            <text:p>3.1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17" calcext:value-type="float">
            <text:p>9997.617</text:p>
          </table:table-cell>
          <table:table-cell office:value-type="float" office:value="2.383" calcext:value-type="float">
            <text:p>2.3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9" calcext:value-type="float">
            <text:p>9996.839</text:p>
          </table:table-cell>
          <table:table-cell office:value-type="float" office:value="3.161" calcext:value-type="float">
            <text:p>3.1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8" calcext:value-type="float">
            <text:p>9996.538</text:p>
          </table:table-cell>
          <table:table-cell office:value-type="float" office:value="3.462" calcext:value-type="float">
            <text:p>3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43" calcext:value-type="float">
            <text:p>9996.443</text:p>
          </table:table-cell>
          <table:table-cell office:value-type="float" office:value="3.557" calcext:value-type="float">
            <text:p>3.5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1" calcext:value-type="float">
            <text:p>9996.191</text:p>
          </table:table-cell>
          <table:table-cell office:value-type="float" office:value="3.809" calcext:value-type="float">
            <text:p>3.8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4" calcext:value-type="float">
            <text:p>9996.464</text:p>
          </table:table-cell>
          <table:table-cell office:value-type="float" office:value="3.536" calcext:value-type="float">
            <text:p>3.5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4" calcext:value-type="float">
            <text:p>9996.354</text:p>
          </table:table-cell>
          <table:table-cell office:value-type="float" office:value="3.646" calcext:value-type="float">
            <text:p>3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" calcext:value-type="float">
            <text:p>99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3" calcext:value-type="float">
            <text:p>9997.803</text:p>
          </table:table-cell>
          <table:table-cell office:value-type="float" office:value="2.197" calcext:value-type="float">
            <text:p>2.1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91" calcext:value-type="float">
            <text:p>9997.391</text:p>
          </table:table-cell>
          <table:table-cell office:value-type="float" office:value="2.609" calcext:value-type="float">
            <text:p>2.6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88" calcext:value-type="float">
            <text:p>9998.588</text:p>
          </table:table-cell>
          <table:table-cell office:value-type="float" office:value="1.412" calcext:value-type="float">
            <text:p>1.4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6" calcext:value-type="float">
            <text:p>9997.966</text:p>
          </table:table-cell>
          <table:table-cell office:value-type="float" office:value="2.034" calcext:value-type="float">
            <text:p>2.0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46" calcext:value-type="float">
            <text:p>9998.146</text:p>
          </table:table-cell>
          <table:table-cell office:value-type="float" office:value="1.854" calcext:value-type="float">
            <text:p>1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18" calcext:value-type="float">
            <text:p>9997.118</text:p>
          </table:table-cell>
          <table:table-cell office:value-type="float" office:value="2.882" calcext:value-type="float">
            <text:p>2.8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1" calcext:value-type="float">
            <text:p>9998.751</text:p>
          </table:table-cell>
          <table:table-cell office:value-type="float" office:value="1.249" calcext:value-type="float">
            <text:p>1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1" calcext:value-type="float">
            <text:p>9999.051</text:p>
          </table:table-cell>
          <table:table-cell office:value-type="float" office:value="0.949" calcext:value-type="float">
            <text:p>0.9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7" calcext:value-type="float">
            <text:p>9997.597</text:p>
          </table:table-cell>
          <table:table-cell office:value-type="float" office:value="2.403" calcext:value-type="float">
            <text:p>2.4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53" calcext:value-type="float">
            <text:p>9996.853</text:p>
          </table:table-cell>
          <table:table-cell office:value-type="float" office:value="3.147" calcext:value-type="float">
            <text:p>3.1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5" calcext:value-type="float">
            <text:p>9998.175</text:p>
          </table:table-cell>
          <table:table-cell office:value-type="float" office:value="1.825" calcext:value-type="float">
            <text:p>1.8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79" calcext:value-type="float">
            <text:p>9996.879</text:p>
          </table:table-cell>
          <table:table-cell office:value-type="float" office:value="3.121" calcext:value-type="float">
            <text:p>3.1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99" calcext:value-type="float">
            <text:p>9997.199</text:p>
          </table:table-cell>
          <table:table-cell office:value-type="float" office:value="2.801" calcext:value-type="float">
            <text:p>2.8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07" calcext:value-type="float">
            <text:p>9996.307</text:p>
          </table:table-cell>
          <table:table-cell office:value-type="float" office:value="3.693" calcext:value-type="float">
            <text:p>3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" calcext:value-type="float">
            <text:p>9998.47</text:p>
          </table:table-cell>
          <table:table-cell office:value-type="float" office:value="1.53" calcext:value-type="float">
            <text:p>1.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3" calcext:value-type="float">
            <text:p>9998.153</text:p>
          </table:table-cell>
          <table:table-cell office:value-type="float" office:value="1.847" calcext:value-type="float">
            <text:p>1.8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3" calcext:value-type="float">
            <text:p>9998.633</text:p>
          </table:table-cell>
          <table:table-cell office:value-type="float" office:value="1.367" calcext:value-type="float">
            <text:p>1.3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59" calcext:value-type="float">
            <text:p>9996.759</text:p>
          </table:table-cell>
          <table:table-cell office:value-type="float" office:value="3.241" calcext:value-type="float">
            <text:p>3.2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" calcext:value-type="float">
            <text:p>9998.15</text:p>
          </table:table-cell>
          <table:table-cell office:value-type="float" office:value="1.85" calcext:value-type="float">
            <text:p>1.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2" calcext:value-type="float">
            <text:p>9998.772</text:p>
          </table:table-cell>
          <table:table-cell office:value-type="float" office:value="1.228" calcext:value-type="float">
            <text:p>1.2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1" calcext:value-type="float">
            <text:p>9998.541</text:p>
          </table:table-cell>
          <table:table-cell office:value-type="float" office:value="1.459" calcext:value-type="float">
            <text:p>1.4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62" calcext:value-type="float">
            <text:p>9999.262</text:p>
          </table:table-cell>
          <table:table-cell office:value-type="float" office:value="0.738" calcext:value-type="float">
            <text:p>0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47" calcext:value-type="float">
            <text:p>9997.447</text:p>
          </table:table-cell>
          <table:table-cell office:value-type="float" office:value="2.553" calcext:value-type="float">
            <text:p>2.5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8" calcext:value-type="float">
            <text:p>9999.098</text:p>
          </table:table-cell>
          <table:table-cell office:value-type="float" office:value="0.902" calcext:value-type="float">
            <text:p>0.9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1" calcext:value-type="float">
            <text:p>9996.261</text:p>
          </table:table-cell>
          <table:table-cell office:value-type="float" office:value="3.739" calcext:value-type="float">
            <text:p>3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29" calcext:value-type="float">
            <text:p>9998.029</text:p>
          </table:table-cell>
          <table:table-cell office:value-type="float" office:value="1.971" calcext:value-type="float">
            <text:p>1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21" calcext:value-type="float">
            <text:p>9996.621</text:p>
          </table:table-cell>
          <table:table-cell office:value-type="float" office:value="3.379" calcext:value-type="float">
            <text:p>3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31" calcext:value-type="float">
            <text:p>9996.331</text:p>
          </table:table-cell>
          <table:table-cell office:value-type="float" office:value="3.669" calcext:value-type="float">
            <text:p>3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16" calcext:value-type="float">
            <text:p>9998.416</text:p>
          </table:table-cell>
          <table:table-cell office:value-type="float" office:value="1.584" calcext:value-type="float">
            <text:p>1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4" calcext:value-type="float">
            <text:p>9997.134</text:p>
          </table:table-cell>
          <table:table-cell office:value-type="float" office:value="2.866" calcext:value-type="float">
            <text:p>2.8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9" calcext:value-type="float">
            <text:p>9999.169</text:p>
          </table:table-cell>
          <table:table-cell office:value-type="float" office:value="0.831" calcext:value-type="float">
            <text:p>0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11" calcext:value-type="float">
            <text:p>9996.511</text:p>
          </table:table-cell>
          <table:table-cell office:value-type="float" office:value="3.489" calcext:value-type="float">
            <text:p>3.4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1" calcext:value-type="float">
            <text:p>9998.311</text:p>
          </table:table-cell>
          <table:table-cell office:value-type="float" office:value="1.689" calcext:value-type="float">
            <text:p>1.6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59" calcext:value-type="float">
            <text:p>9997.959</text:p>
          </table:table-cell>
          <table:table-cell office:value-type="float" office:value="2.041" calcext:value-type="float">
            <text:p>2.0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44" calcext:value-type="float">
            <text:p>9999.144</text:p>
          </table:table-cell>
          <table:table-cell office:value-type="float" office:value="0.856" calcext:value-type="float">
            <text:p>0.8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76" calcext:value-type="float">
            <text:p>9997.276</text:p>
          </table:table-cell>
          <table:table-cell office:value-type="float" office:value="2.724" calcext:value-type="float">
            <text:p>2.7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14" calcext:value-type="float">
            <text:p>9997.014</text:p>
          </table:table-cell>
          <table:table-cell office:value-type="float" office:value="2.986" calcext:value-type="float">
            <text:p>2.9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" calcext:value-type="float">
            <text:p>9999.1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" calcext:value-type="float">
            <text:p>9998.75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1" calcext:value-type="float">
            <text:p>9998.191</text:p>
          </table:table-cell>
          <table:table-cell office:value-type="float" office:value="1.809" calcext:value-type="float">
            <text:p>1.8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65" calcext:value-type="float">
            <text:p>9998.265</text:p>
          </table:table-cell>
          <table:table-cell office:value-type="float" office:value="1.735" calcext:value-type="float">
            <text:p>1.7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8" calcext:value-type="float">
            <text:p>9997.138</text:p>
          </table:table-cell>
          <table:table-cell office:value-type="float" office:value="2.862" calcext:value-type="float">
            <text:p>2.8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29" calcext:value-type="float">
            <text:p>9999.029</text:p>
          </table:table-cell>
          <table:table-cell office:value-type="float" office:value="0.971" calcext:value-type="float">
            <text:p>0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58" calcext:value-type="float">
            <text:p>9997.758</text:p>
          </table:table-cell>
          <table:table-cell office:value-type="float" office:value="2.242" calcext:value-type="float">
            <text:p>2.2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2" calcext:value-type="float">
            <text:p>9998.612</text:p>
          </table:table-cell>
          <table:table-cell office:value-type="float" office:value="1.388" calcext:value-type="float">
            <text:p>1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89" calcext:value-type="float">
            <text:p>9996.989</text:p>
          </table:table-cell>
          <table:table-cell office:value-type="float" office:value="3.011" calcext:value-type="float">
            <text:p>3.0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8" calcext:value-type="float">
            <text:p>9997.688</text:p>
          </table:table-cell>
          <table:table-cell office:value-type="float" office:value="2.312" calcext:value-type="float">
            <text:p>2.3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4" calcext:value-type="float">
            <text:p>9998.494</text:p>
          </table:table-cell>
          <table:table-cell office:value-type="float" office:value="1.506" calcext:value-type="float">
            <text:p>1.5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9" calcext:value-type="float">
            <text:p>9997.689</text:p>
          </table:table-cell>
          <table:table-cell office:value-type="float" office:value="2.311" calcext:value-type="float">
            <text:p>2.3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88" calcext:value-type="float">
            <text:p>9997.388</text:p>
          </table:table-cell>
          <table:table-cell office:value-type="float" office:value="2.612" calcext:value-type="float">
            <text:p>2.6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4" calcext:value-type="float">
            <text:p>9997.574</text:p>
          </table:table-cell>
          <table:table-cell office:value-type="float" office:value="2.426" calcext:value-type="float">
            <text:p>2.4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" calcext:value-type="float">
            <text:p>9996.53</text:p>
          </table:table-cell>
          <table:table-cell office:value-type="float" office:value="3.47" calcext:value-type="float">
            <text:p>3.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77" calcext:value-type="float">
            <text:p>9997.277</text:p>
          </table:table-cell>
          <table:table-cell office:value-type="float" office:value="2.723" calcext:value-type="float">
            <text:p>2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91" calcext:value-type="float">
            <text:p>9996.791</text:p>
          </table:table-cell>
          <table:table-cell office:value-type="float" office:value="3.209" calcext:value-type="float">
            <text:p>3.2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2" calcext:value-type="float">
            <text:p>9997.02</text:p>
          </table:table-cell>
          <table:table-cell office:value-type="float" office:value="2.98" calcext:value-type="float">
            <text:p>2.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56" calcext:value-type="float">
            <text:p>9997.256</text:p>
          </table:table-cell>
          <table:table-cell office:value-type="float" office:value="2.744" calcext:value-type="float">
            <text:p>2.7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5" calcext:value-type="float">
            <text:p>9997.575</text:p>
          </table:table-cell>
          <table:table-cell office:value-type="float" office:value="2.425" calcext:value-type="float">
            <text:p>2.4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82" calcext:value-type="float">
            <text:p>9997.982</text:p>
          </table:table-cell>
          <table:table-cell office:value-type="float" office:value="2.018" calcext:value-type="float">
            <text:p>2.0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8" calcext:value-type="float">
            <text:p>9997.828</text:p>
          </table:table-cell>
          <table:table-cell office:value-type="float" office:value="2.172" calcext:value-type="float">
            <text:p>2.1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6" calcext:value-type="float">
            <text:p>9997.686</text:p>
          </table:table-cell>
          <table:table-cell office:value-type="float" office:value="2.314" calcext:value-type="float">
            <text:p>2.3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03" calcext:value-type="float">
            <text:p>9996.603</text:p>
          </table:table-cell>
          <table:table-cell office:value-type="float" office:value="3.397" calcext:value-type="float">
            <text:p>3.3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4" calcext:value-type="float">
            <text:p>9997.714</text:p>
          </table:table-cell>
          <table:table-cell office:value-type="float" office:value="2.286" calcext:value-type="float">
            <text:p>2.2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51" calcext:value-type="float">
            <text:p>9997.751</text:p>
          </table:table-cell>
          <table:table-cell office:value-type="float" office:value="2.249" calcext:value-type="float">
            <text:p>2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7" calcext:value-type="float">
            <text:p>9997.437</text:p>
          </table:table-cell>
          <table:table-cell office:value-type="float" office:value="2.563" calcext:value-type="float">
            <text:p>2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26" calcext:value-type="float">
            <text:p>9996.626</text:p>
          </table:table-cell>
          <table:table-cell office:value-type="float" office:value="3.374" calcext:value-type="float">
            <text:p>3.3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6" calcext:value-type="float">
            <text:p>9996.76</text:p>
          </table:table-cell>
          <table:table-cell office:value-type="float" office:value="3.24" calcext:value-type="float">
            <text:p>3.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79" calcext:value-type="float">
            <text:p>9996.879</text:p>
          </table:table-cell>
          <table:table-cell office:value-type="float" office:value="3.121" calcext:value-type="float">
            <text:p>3.1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5" calcext:value-type="float">
            <text:p>9998.215</text:p>
          </table:table-cell>
          <table:table-cell office:value-type="float" office:value="1.785" calcext:value-type="float">
            <text:p>1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45" calcext:value-type="float">
            <text:p>9998.145</text:p>
          </table:table-cell>
          <table:table-cell office:value-type="float" office:value="1.855" calcext:value-type="float">
            <text:p>1.8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7" calcext:value-type="float">
            <text:p>9997.437</text:p>
          </table:table-cell>
          <table:table-cell office:value-type="float" office:value="2.563" calcext:value-type="float">
            <text:p>2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51" calcext:value-type="float">
            <text:p>9997.551</text:p>
          </table:table-cell>
          <table:table-cell office:value-type="float" office:value="2.449" calcext:value-type="float">
            <text:p>2.4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8" calcext:value-type="float">
            <text:p>9997.068</text:p>
          </table:table-cell>
          <table:table-cell office:value-type="float" office:value="2.932" calcext:value-type="float">
            <text:p>2.9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12" calcext:value-type="float">
            <text:p>9996.812</text:p>
          </table:table-cell>
          <table:table-cell office:value-type="float" office:value="3.188" calcext:value-type="float">
            <text:p>3.1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1" calcext:value-type="float">
            <text:p>9996.371</text:p>
          </table:table-cell>
          <table:table-cell office:value-type="float" office:value="3.629" calcext:value-type="float">
            <text:p>3.6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4" calcext:value-type="float">
            <text:p>9997.714</text:p>
          </table:table-cell>
          <table:table-cell office:value-type="float" office:value="2.286" calcext:value-type="float">
            <text:p>2.2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07" calcext:value-type="float">
            <text:p>9997.607</text:p>
          </table:table-cell>
          <table:table-cell office:value-type="float" office:value="2.393" calcext:value-type="float">
            <text:p>2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54" calcext:value-type="float">
            <text:p>9996.654</text:p>
          </table:table-cell>
          <table:table-cell office:value-type="float" office:value="3.346" calcext:value-type="float">
            <text:p>3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" calcext:value-type="float">
            <text:p>99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98" calcext:value-type="float">
            <text:p>9996.698</text:p>
          </table:table-cell>
          <table:table-cell office:value-type="float" office:value="3.302" calcext:value-type="float">
            <text:p>3.3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67" calcext:value-type="float">
            <text:p>9995.867</text:p>
          </table:table-cell>
          <table:table-cell office:value-type="float" office:value="4.133" calcext:value-type="float">
            <text:p>4.1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46" calcext:value-type="float">
            <text:p>9996.846</text:p>
          </table:table-cell>
          <table:table-cell office:value-type="float" office:value="3.154" calcext:value-type="float">
            <text:p>3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8" calcext:value-type="float">
            <text:p>9995.418</text:p>
          </table:table-cell>
          <table:table-cell office:value-type="float" office:value="4.582" calcext:value-type="float">
            <text:p>4.5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07" calcext:value-type="float">
            <text:p>9995.707</text:p>
          </table:table-cell>
          <table:table-cell office:value-type="float" office:value="4.293" calcext:value-type="float">
            <text:p>4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9" calcext:value-type="float">
            <text:p>9996.09</text:p>
          </table:table-cell>
          <table:table-cell office:value-type="float" office:value="3.91" calcext:value-type="float">
            <text:p>3.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3" calcext:value-type="float">
            <text:p>9997.063</text:p>
          </table:table-cell>
          <table:table-cell office:value-type="float" office:value="2.937" calcext:value-type="float">
            <text:p>2.9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77" calcext:value-type="float">
            <text:p>9996.077</text:p>
          </table:table-cell>
          <table:table-cell office:value-type="float" office:value="3.923" calcext:value-type="float">
            <text:p>3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76" calcext:value-type="float">
            <text:p>9995.776</text:p>
          </table:table-cell>
          <table:table-cell office:value-type="float" office:value="4.224" calcext:value-type="float">
            <text:p>4.2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89" calcext:value-type="float">
            <text:p>9995.889</text:p>
          </table:table-cell>
          <table:table-cell office:value-type="float" office:value="4.111" calcext:value-type="float">
            <text:p>4.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" calcext:value-type="float">
            <text:p>9995.43</text:p>
          </table:table-cell>
          <table:table-cell office:value-type="float" office:value="4.57" calcext:value-type="float">
            <text:p>4.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25" calcext:value-type="float">
            <text:p>9995.725</text:p>
          </table:table-cell>
          <table:table-cell office:value-type="float" office:value="4.275" calcext:value-type="float">
            <text:p>4.2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2" calcext:value-type="float">
            <text:p>9995.592</text:p>
          </table:table-cell>
          <table:table-cell office:value-type="float" office:value="4.408" calcext:value-type="float">
            <text:p>4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62" calcext:value-type="float">
            <text:p>9996.562</text:p>
          </table:table-cell>
          <table:table-cell office:value-type="float" office:value="3.438" calcext:value-type="float">
            <text:p>3.4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55" calcext:value-type="float">
            <text:p>9997.455</text:p>
          </table:table-cell>
          <table:table-cell office:value-type="float" office:value="2.545" calcext:value-type="float">
            <text:p>2.5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82" calcext:value-type="float">
            <text:p>9996.882</text:p>
          </table:table-cell>
          <table:table-cell office:value-type="float" office:value="3.118" calcext:value-type="float">
            <text:p>3.1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88" calcext:value-type="float">
            <text:p>9998.288</text:p>
          </table:table-cell>
          <table:table-cell office:value-type="float" office:value="1.712" calcext:value-type="float">
            <text:p>1.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81" calcext:value-type="float">
            <text:p>9997.481</text:p>
          </table:table-cell>
          <table:table-cell office:value-type="float" office:value="2.519" calcext:value-type="float">
            <text:p>2.5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3" calcext:value-type="float">
            <text:p>9997.683</text:p>
          </table:table-cell>
          <table:table-cell office:value-type="float" office:value="2.317" calcext:value-type="float">
            <text:p>2.3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91" calcext:value-type="float">
            <text:p>9996.691</text:p>
          </table:table-cell>
          <table:table-cell office:value-type="float" office:value="3.309" calcext:value-type="float">
            <text:p>3.3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3" calcext:value-type="float">
            <text:p>9998.473</text:p>
          </table:table-cell>
          <table:table-cell office:value-type="float" office:value="1.527" calcext:value-type="float">
            <text:p>1.5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3" calcext:value-type="float">
            <text:p>9998.843</text:p>
          </table:table-cell>
          <table:table-cell office:value-type="float" office:value="1.157" calcext:value-type="float">
            <text:p>1.1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97" calcext:value-type="float">
            <text:p>9996.997</text:p>
          </table:table-cell>
          <table:table-cell office:value-type="float" office:value="3.003" calcext:value-type="float">
            <text:p>3.0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52" calcext:value-type="float">
            <text:p>9996.552</text:p>
          </table:table-cell>
          <table:table-cell office:value-type="float" office:value="3.448" calcext:value-type="float">
            <text:p>3.4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82" calcext:value-type="float">
            <text:p>9997.782</text:p>
          </table:table-cell>
          <table:table-cell office:value-type="float" office:value="2.218" calcext:value-type="float">
            <text:p>2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3" calcext:value-type="float">
            <text:p>9998.843</text:p>
          </table:table-cell>
          <table:table-cell office:value-type="float" office:value="1.157" calcext:value-type="float">
            <text:p>1.1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34" calcext:value-type="float">
            <text:p>9996.234</text:p>
          </table:table-cell>
          <table:table-cell office:value-type="float" office:value="3.766" calcext:value-type="float">
            <text:p>3.7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44" calcext:value-type="float">
            <text:p>9996.644</text:p>
          </table:table-cell>
          <table:table-cell office:value-type="float" office:value="3.356" calcext:value-type="float">
            <text:p>3.3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46" calcext:value-type="float">
            <text:p>9995.546</text:p>
          </table:table-cell>
          <table:table-cell office:value-type="float" office:value="4.454" calcext:value-type="float">
            <text:p>4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5" calcext:value-type="float">
            <text:p>9998.215</text:p>
          </table:table-cell>
          <table:table-cell office:value-type="float" office:value="1.785" calcext:value-type="float">
            <text:p>1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34" calcext:value-type="float">
            <text:p>9997.934</text:p>
          </table:table-cell>
          <table:table-cell office:value-type="float" office:value="2.066" calcext:value-type="float">
            <text:p>2.0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08" calcext:value-type="float">
            <text:p>9998.308</text:p>
          </table:table-cell>
          <table:table-cell office:value-type="float" office:value="1.692" calcext:value-type="float">
            <text:p>1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66" calcext:value-type="float">
            <text:p>9996.066</text:p>
          </table:table-cell>
          <table:table-cell office:value-type="float" office:value="3.934" calcext:value-type="float">
            <text:p>3.9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5" calcext:value-type="float">
            <text:p>9997.665</text:p>
          </table:table-cell>
          <table:table-cell office:value-type="float" office:value="2.335" calcext:value-type="float">
            <text:p>2.3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1" calcext:value-type="float">
            <text:p>9998.541</text:p>
          </table:table-cell>
          <table:table-cell office:value-type="float" office:value="1.459" calcext:value-type="float">
            <text:p>1.4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4" calcext:value-type="float">
            <text:p>9998.124</text:p>
          </table:table-cell>
          <table:table-cell office:value-type="float" office:value="1.876" calcext:value-type="float">
            <text:p>1.8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46" calcext:value-type="float">
            <text:p>9999.146</text:p>
          </table:table-cell>
          <table:table-cell office:value-type="float" office:value="0.854" calcext:value-type="float">
            <text:p>0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92" calcext:value-type="float">
            <text:p>9996.892</text:p>
          </table:table-cell>
          <table:table-cell office:value-type="float" office:value="3.108" calcext:value-type="float">
            <text:p>3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3" calcext:value-type="float">
            <text:p>9998.913</text:p>
          </table:table-cell>
          <table:table-cell office:value-type="float" office:value="1.087" calcext:value-type="float">
            <text:p>1.0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99" calcext:value-type="float">
            <text:p>9995.499</text:p>
          </table:table-cell>
          <table:table-cell office:value-type="float" office:value="4.501" calcext:value-type="float">
            <text:p>4.5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88" calcext:value-type="float">
            <text:p>9997.588</text:p>
          </table:table-cell>
          <table:table-cell office:value-type="float" office:value="2.412" calcext:value-type="float">
            <text:p>2.4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71" calcext:value-type="float">
            <text:p>9995.971</text:p>
          </table:table-cell>
          <table:table-cell office:value-type="float" office:value="4.029" calcext:value-type="float">
            <text:p>4.0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69" calcext:value-type="float">
            <text:p>9995.569</text:p>
          </table:table-cell>
          <table:table-cell office:value-type="float" office:value="4.431" calcext:value-type="float">
            <text:p>4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15" calcext:value-type="float">
            <text:p>9997.815</text:p>
          </table:table-cell>
          <table:table-cell office:value-type="float" office:value="2.185" calcext:value-type="float">
            <text:p>2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86" calcext:value-type="float">
            <text:p>9996.486</text:p>
          </table:table-cell>
          <table:table-cell office:value-type="float" office:value="3.514" calcext:value-type="float">
            <text:p>3.5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96" calcext:value-type="float">
            <text:p>9998.996</text:p>
          </table:table-cell>
          <table:table-cell office:value-type="float" office:value="1.004" calcext:value-type="float">
            <text:p>1.0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18" calcext:value-type="float">
            <text:p>9995.818</text:p>
          </table:table-cell>
          <table:table-cell office:value-type="float" office:value="4.182" calcext:value-type="float">
            <text:p>4.1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95" calcext:value-type="float">
            <text:p>9997.895</text:p>
          </table:table-cell>
          <table:table-cell office:value-type="float" office:value="2.105" calcext:value-type="float">
            <text:p>2.1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88" calcext:value-type="float">
            <text:p>9997.588</text:p>
          </table:table-cell>
          <table:table-cell office:value-type="float" office:value="2.412" calcext:value-type="float">
            <text:p>2.4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9" calcext:value-type="float">
            <text:p>9998.959</text:p>
          </table:table-cell>
          <table:table-cell office:value-type="float" office:value="1.041" calcext:value-type="float">
            <text:p>1.0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14" calcext:value-type="float">
            <text:p>9996.514</text:p>
          </table:table-cell>
          <table:table-cell office:value-type="float" office:value="3.486" calcext:value-type="float">
            <text:p>3.4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3" calcext:value-type="float">
            <text:p>9996.413</text:p>
          </table:table-cell>
          <table:table-cell office:value-type="float" office:value="3.587" calcext:value-type="float">
            <text:p>3.5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3" calcext:value-type="float">
            <text:p>9998.823</text:p>
          </table:table-cell>
          <table:table-cell office:value-type="float" office:value="1.177" calcext:value-type="float">
            <text:p>1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1" calcext:value-type="float">
            <text:p>9998.311</text:p>
          </table:table-cell>
          <table:table-cell office:value-type="float" office:value="1.689" calcext:value-type="float">
            <text:p>1.6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" calcext:value-type="float">
            <text:p>9997.96</text:p>
          </table:table-cell>
          <table:table-cell office:value-type="float" office:value="2.04" calcext:value-type="float">
            <text:p>2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94" calcext:value-type="float">
            <text:p>9997.894</text:p>
          </table:table-cell>
          <table:table-cell office:value-type="float" office:value="2.106" calcext:value-type="float">
            <text:p>2.1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61" calcext:value-type="float">
            <text:p>9996.861</text:p>
          </table:table-cell>
          <table:table-cell office:value-type="float" office:value="3.139" calcext:value-type="float">
            <text:p>3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2" calcext:value-type="float">
            <text:p>9998.752</text:p>
          </table:table-cell>
          <table:table-cell office:value-type="float" office:value="1.248" calcext:value-type="float">
            <text:p>1.2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5" calcext:value-type="float">
            <text:p>9997.25</text:p>
          </table:table-cell>
          <table:table-cell office:value-type="float" office:value="2.75" calcext:value-type="float">
            <text:p>2.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5" calcext:value-type="float">
            <text:p>9998.335</text:p>
          </table:table-cell>
          <table:table-cell office:value-type="float" office:value="1.665" calcext:value-type="float">
            <text:p>1.6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2" calcext:value-type="float">
            <text:p>9996.372</text:p>
          </table:table-cell>
          <table:table-cell office:value-type="float" office:value="3.628" calcext:value-type="float">
            <text:p>3.6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49" calcext:value-type="float">
            <text:p>9997.249</text:p>
          </table:table-cell>
          <table:table-cell office:value-type="float" office:value="2.751" calcext:value-type="float">
            <text:p>2.7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2" calcext:value-type="float">
            <text:p>9998.192</text:p>
          </table:table-cell>
          <table:table-cell office:value-type="float" office:value="1.808" calcext:value-type="float">
            <text:p>1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5" calcext:value-type="float">
            <text:p>9997.135</text:p>
          </table:table-cell>
          <table:table-cell office:value-type="float" office:value="2.865" calcext:value-type="float">
            <text:p>2.8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1" calcext:value-type="float">
            <text:p>9996.81</text:p>
          </table:table-cell>
          <table:table-cell office:value-type="float" office:value="3.19" calcext:value-type="float">
            <text:p>3.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3" calcext:value-type="float">
            <text:p>9997.043</text:p>
          </table:table-cell>
          <table:table-cell office:value-type="float" office:value="2.957" calcext:value-type="float">
            <text:p>2.9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12" calcext:value-type="float">
            <text:p>9995.812</text:p>
          </table:table-cell>
          <table:table-cell office:value-type="float" office:value="4.188" calcext:value-type="float">
            <text:p>4.1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3" calcext:value-type="float">
            <text:p>9996.63</text:p>
          </table:table-cell>
          <table:table-cell office:value-type="float" office:value="3.37" calcext:value-type="float">
            <text:p>3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29" calcext:value-type="float">
            <text:p>9996.029</text:p>
          </table:table-cell>
          <table:table-cell office:value-type="float" office:value="3.971" calcext:value-type="float">
            <text:p>3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4" calcext:value-type="float">
            <text:p>9996.384</text:p>
          </table:table-cell>
          <table:table-cell office:value-type="float" office:value="3.616" calcext:value-type="float">
            <text:p>3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59" calcext:value-type="float">
            <text:p>9996.759</text:p>
          </table:table-cell>
          <table:table-cell office:value-type="float" office:value="3.241" calcext:value-type="float">
            <text:p>3.2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9" calcext:value-type="float">
            <text:p>9997.09</text:p>
          </table:table-cell>
          <table:table-cell office:value-type="float" office:value="2.91" calcext:value-type="float">
            <text:p>2.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3" calcext:value-type="float">
            <text:p>9997.313</text:p>
          </table:table-cell>
          <table:table-cell office:value-type="float" office:value="2.687" calcext:value-type="float">
            <text:p>2.6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6" calcext:value-type="float">
            <text:p>9997.366</text:p>
          </table:table-cell>
          <table:table-cell office:value-type="float" office:value="2.634" calcext:value-type="float">
            <text:p>2.6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8" calcext:value-type="float">
            <text:p>9997.478</text:p>
          </table:table-cell>
          <table:table-cell office:value-type="float" office:value="2.522" calcext:value-type="float">
            <text:p>2.5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85" calcext:value-type="float">
            <text:p>9995.885</text:p>
          </table:table-cell>
          <table:table-cell office:value-type="float" office:value="4.115" calcext:value-type="float">
            <text:p>4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9" calcext:value-type="float">
            <text:p>9997.229</text:p>
          </table:table-cell>
          <table:table-cell office:value-type="float" office:value="2.771" calcext:value-type="float">
            <text:p>2.7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64" calcext:value-type="float">
            <text:p>9997.264</text:p>
          </table:table-cell>
          <table:table-cell office:value-type="float" office:value="2.736" calcext:value-type="float">
            <text:p>2.7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8" calcext:value-type="float">
            <text:p>9997.208</text:p>
          </table:table-cell>
          <table:table-cell office:value-type="float" office:value="2.792" calcext:value-type="float">
            <text:p>2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2" calcext:value-type="float">
            <text:p>9996.952</text:p>
          </table:table-cell>
          <table:table-cell office:value-type="float" office:value="3.048" calcext:value-type="float">
            <text:p>3.0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3" calcext:value-type="float">
            <text:p>9995.933</text:p>
          </table:table-cell>
          <table:table-cell office:value-type="float" office:value="4.067" calcext:value-type="float">
            <text:p>4.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2" calcext:value-type="float">
            <text:p>9996.182</text:p>
          </table:table-cell>
          <table:table-cell office:value-type="float" office:value="3.818" calcext:value-type="float">
            <text:p>3.8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08" calcext:value-type="float">
            <text:p>9996.208</text:p>
          </table:table-cell>
          <table:table-cell office:value-type="float" office:value="3.792" calcext:value-type="float">
            <text:p>3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67" calcext:value-type="float">
            <text:p>9997.867</text:p>
          </table:table-cell>
          <table:table-cell office:value-type="float" office:value="2.133" calcext:value-type="float">
            <text:p>2.1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4" calcext:value-type="float">
            <text:p>9997.704</text:p>
          </table:table-cell>
          <table:table-cell office:value-type="float" office:value="2.296" calcext:value-type="float">
            <text:p>2.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14" calcext:value-type="float">
            <text:p>9996.814</text:p>
          </table:table-cell>
          <table:table-cell office:value-type="float" office:value="3.186" calcext:value-type="float">
            <text:p>3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3" calcext:value-type="float">
            <text:p>9996.973</text:p>
          </table:table-cell>
          <table:table-cell office:value-type="float" office:value="3.027" calcext:value-type="float">
            <text:p>3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98" calcext:value-type="float">
            <text:p>9996.398</text:p>
          </table:table-cell>
          <table:table-cell office:value-type="float" office:value="3.602" calcext:value-type="float">
            <text:p>3.6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57" calcext:value-type="float">
            <text:p>9996.257</text:p>
          </table:table-cell>
          <table:table-cell office:value-type="float" office:value="3.743" calcext:value-type="float">
            <text:p>3.7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2" calcext:value-type="float">
            <text:p>9995.632</text:p>
          </table:table-cell>
          <table:table-cell office:value-type="float" office:value="4.368" calcext:value-type="float">
            <text:p>4.3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9" calcext:value-type="float">
            <text:p>9997.229</text:p>
          </table:table-cell>
          <table:table-cell office:value-type="float" office:value="2.771" calcext:value-type="float">
            <text:p>2.7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86" calcext:value-type="float">
            <text:p>9997.086</text:p>
          </table:table-cell>
          <table:table-cell office:value-type="float" office:value="2.914" calcext:value-type="float">
            <text:p>2.9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92" calcext:value-type="float">
            <text:p>9995.892</text:p>
          </table:table-cell>
          <table:table-cell office:value-type="float" office:value="4.108" calcext:value-type="float">
            <text:p>4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" calcext:value-type="float">
            <text:p>9996.4</text:p>
          </table:table-cell>
          <table:table-cell office:value-type="float" office:value="3.6" calcext:value-type="float">
            <text:p>3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6" calcext:value-type="float">
            <text:p>9995.936</text:p>
          </table:table-cell>
          <table:table-cell office:value-type="float" office:value="4.064" calcext:value-type="float">
            <text:p>4.0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6" calcext:value-type="float">
            <text:p>9995.266</text:p>
          </table:table-cell>
          <table:table-cell office:value-type="float" office:value="4.734" calcext:value-type="float">
            <text:p>4.7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22" calcext:value-type="float">
            <text:p>9996.222</text:p>
          </table:table-cell>
          <table:table-cell office:value-type="float" office:value="3.778" calcext:value-type="float">
            <text:p>3.7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56" calcext:value-type="float">
            <text:p>9994.656</text:p>
          </table:table-cell>
          <table:table-cell office:value-type="float" office:value="5.344" calcext:value-type="float">
            <text:p>5.3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46" calcext:value-type="float">
            <text:p>9994.946</text:p>
          </table:table-cell>
          <table:table-cell office:value-type="float" office:value="5.054" calcext:value-type="float">
            <text:p>5.0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8" calcext:value-type="float">
            <text:p>9995.418</text:p>
          </table:table-cell>
          <table:table-cell office:value-type="float" office:value="4.582" calcext:value-type="float">
            <text:p>4.5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46" calcext:value-type="float">
            <text:p>9996.646</text:p>
          </table:table-cell>
          <table:table-cell office:value-type="float" office:value="3.354" calcext:value-type="float">
            <text:p>3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84" calcext:value-type="float">
            <text:p>9995.384</text:p>
          </table:table-cell>
          <table:table-cell office:value-type="float" office:value="4.616" calcext:value-type="float">
            <text:p>4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15" calcext:value-type="float">
            <text:p>9995.015</text:p>
          </table:table-cell>
          <table:table-cell office:value-type="float" office:value="4.985" calcext:value-type="float">
            <text:p>4.9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2" calcext:value-type="float">
            <text:p>9995.242</text:p>
          </table:table-cell>
          <table:table-cell office:value-type="float" office:value="4.758" calcext:value-type="float">
            <text:p>4.7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8" calcext:value-type="float">
            <text:p>9994.668</text:p>
          </table:table-cell>
          <table:table-cell office:value-type="float" office:value="5.332" calcext:value-type="float">
            <text:p>5.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86" calcext:value-type="float">
            <text:p>9994.986</text:p>
          </table:table-cell>
          <table:table-cell office:value-type="float" office:value="5.014" calcext:value-type="float">
            <text:p>5.0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31" calcext:value-type="float">
            <text:p>9994.831</text:p>
          </table:table-cell>
          <table:table-cell office:value-type="float" office:value="5.169" calcext:value-type="float">
            <text:p>5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15" calcext:value-type="float">
            <text:p>9995.915</text:p>
          </table:table-cell>
          <table:table-cell office:value-type="float" office:value="4.085" calcext:value-type="float">
            <text:p>4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9" calcext:value-type="float">
            <text:p>9996.809</text:p>
          </table:table-cell>
          <table:table-cell office:value-type="float" office:value="3.191" calcext:value-type="float">
            <text:p>3.1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36" calcext:value-type="float">
            <text:p>9996.236</text:p>
          </table:table-cell>
          <table:table-cell office:value-type="float" office:value="3.764" calcext:value-type="float">
            <text:p>3.7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6" calcext:value-type="float">
            <text:p>9998.056</text:p>
          </table:table-cell>
          <table:table-cell office:value-type="float" office:value="1.944" calcext:value-type="float">
            <text:p>1.9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4" calcext:value-type="float">
            <text:p>9997.204</text:p>
          </table:table-cell>
          <table:table-cell office:value-type="float" office:value="2.796" calcext:value-type="float">
            <text:p>2.7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89" calcext:value-type="float">
            <text:p>9997.289</text:p>
          </table:table-cell>
          <table:table-cell office:value-type="float" office:value="2.711" calcext:value-type="float">
            <text:p>2.7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3" calcext:value-type="float">
            <text:p>9996.273</text:p>
          </table:table-cell>
          <table:table-cell office:value-type="float" office:value="3.727" calcext:value-type="float">
            <text:p>3.7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2" calcext:value-type="float">
            <text:p>9998.312</text:p>
          </table:table-cell>
          <table:table-cell office:value-type="float" office:value="1.688" calcext:value-type="float">
            <text:p>1.6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4" calcext:value-type="float">
            <text:p>9998.704</text:p>
          </table:table-cell>
          <table:table-cell office:value-type="float" office:value="1.296" calcext:value-type="float">
            <text:p>1.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4" calcext:value-type="float">
            <text:p>9996.674</text:p>
          </table:table-cell>
          <table:table-cell office:value-type="float" office:value="3.326" calcext:value-type="float">
            <text:p>3.3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34" calcext:value-type="float">
            <text:p>9995.834</text:p>
          </table:table-cell>
          <table:table-cell office:value-type="float" office:value="4.166" calcext:value-type="float">
            <text:p>4.1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4" calcext:value-type="float">
            <text:p>9997.364</text:p>
          </table:table-cell>
          <table:table-cell office:value-type="float" office:value="2.636" calcext:value-type="float">
            <text:p>2.6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1" calcext:value-type="float">
            <text:p>9998.611</text:p>
          </table:table-cell>
          <table:table-cell office:value-type="float" office:value="1.389" calcext:value-type="float">
            <text:p>1.3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4" calcext:value-type="float">
            <text:p>9995.634</text:p>
          </table:table-cell>
          <table:table-cell office:value-type="float" office:value="4.366" calcext:value-type="float">
            <text:p>4.3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13" calcext:value-type="float">
            <text:p>9996.113</text:p>
          </table:table-cell>
          <table:table-cell office:value-type="float" office:value="3.887" calcext:value-type="float">
            <text:p>3.8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84" calcext:value-type="float">
            <text:p>9994.784</text:p>
          </table:table-cell>
          <table:table-cell office:value-type="float" office:value="5.216" calcext:value-type="float">
            <text:p>5.2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1" calcext:value-type="float">
            <text:p>9997.821</text:p>
          </table:table-cell>
          <table:table-cell office:value-type="float" office:value="2.179" calcext:value-type="float">
            <text:p>2.1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9" calcext:value-type="float">
            <text:p>9997.299</text:p>
          </table:table-cell>
          <table:table-cell office:value-type="float" office:value="2.701" calcext:value-type="float">
            <text:p>2.7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77" calcext:value-type="float">
            <text:p>9998.077</text:p>
          </table:table-cell>
          <table:table-cell office:value-type="float" office:value="1.923" calcext:value-type="float">
            <text:p>1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9" calcext:value-type="float">
            <text:p>9995.419</text:p>
          </table:table-cell>
          <table:table-cell office:value-type="float" office:value="4.581" calcext:value-type="float">
            <text:p>4.5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6" calcext:value-type="float">
            <text:p>9997.526</text:p>
          </table:table-cell>
          <table:table-cell office:value-type="float" office:value="2.474" calcext:value-type="float">
            <text:p>2.4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86" calcext:value-type="float">
            <text:p>9998.286</text:p>
          </table:table-cell>
          <table:table-cell office:value-type="float" office:value="1.714" calcext:value-type="float">
            <text:p>1.7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2" calcext:value-type="float">
            <text:p>9997.822</text:p>
          </table:table-cell>
          <table:table-cell office:value-type="float" office:value="2.178" calcext:value-type="float">
            <text:p>2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31" calcext:value-type="float">
            <text:p>9999.031</text:p>
          </table:table-cell>
          <table:table-cell office:value-type="float" office:value="0.969" calcext:value-type="float">
            <text:p>0.9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56" calcext:value-type="float">
            <text:p>9996.556</text:p>
          </table:table-cell>
          <table:table-cell office:value-type="float" office:value="3.444" calcext:value-type="float">
            <text:p>3.4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1" calcext:value-type="float">
            <text:p>9998.751</text:p>
          </table:table-cell>
          <table:table-cell office:value-type="float" office:value="1.249" calcext:value-type="float">
            <text:p>1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38" calcext:value-type="float">
            <text:p>9994.738</text:p>
          </table:table-cell>
          <table:table-cell office:value-type="float" office:value="5.262" calcext:value-type="float">
            <text:p>5.2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1" calcext:value-type="float">
            <text:p>9997.101</text:p>
          </table:table-cell>
          <table:table-cell office:value-type="float" office:value="2.899" calcext:value-type="float">
            <text:p>2.8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23" calcext:value-type="float">
            <text:p>9995.323</text:p>
          </table:table-cell>
          <table:table-cell office:value-type="float" office:value="4.677" calcext:value-type="float">
            <text:p>4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8" calcext:value-type="float">
            <text:p>9994.808</text:p>
          </table:table-cell>
          <table:table-cell office:value-type="float" office:value="5.192" calcext:value-type="float">
            <text:p>5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38" calcext:value-type="float">
            <text:p>9997.538</text:p>
          </table:table-cell>
          <table:table-cell office:value-type="float" office:value="2.462" calcext:value-type="float">
            <text:p>2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7" calcext:value-type="float">
            <text:p>9996.07</text:p>
          </table:table-cell>
          <table:table-cell office:value-type="float" office:value="3.93" calcext:value-type="float">
            <text:p>3.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17" calcext:value-type="float">
            <text:p>9995.217</text:p>
          </table:table-cell>
          <table:table-cell office:value-type="float" office:value="4.783" calcext:value-type="float">
            <text:p>4.7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1" calcext:value-type="float">
            <text:p>9997.571</text:p>
          </table:table-cell>
          <table:table-cell office:value-type="float" office:value="2.429" calcext:value-type="float">
            <text:p>2.4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24" calcext:value-type="float">
            <text:p>9997.124</text:p>
          </table:table-cell>
          <table:table-cell office:value-type="float" office:value="2.876" calcext:value-type="float">
            <text:p>2.8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1" calcext:value-type="float">
            <text:p>9998.821</text:p>
          </table:table-cell>
          <table:table-cell office:value-type="float" office:value="1.179" calcext:value-type="float">
            <text:p>1.1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91" calcext:value-type="float">
            <text:p>9995.891</text:p>
          </table:table-cell>
          <table:table-cell office:value-type="float" office:value="4.109" calcext:value-type="float">
            <text:p>4.1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58" calcext:value-type="float">
            <text:p>9995.858</text:p>
          </table:table-cell>
          <table:table-cell office:value-type="float" office:value="4.142" calcext:value-type="float">
            <text:p>4.1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8" calcext:value-type="float">
            <text:p>9998.708</text:p>
          </table:table-cell>
          <table:table-cell office:value-type="float" office:value="1.292" calcext:value-type="float">
            <text:p>1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6" calcext:value-type="float">
            <text:p>9998.196</text:p>
          </table:table-cell>
          <table:table-cell office:value-type="float" office:value="1.804" calcext:value-type="float">
            <text:p>1.8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19" calcext:value-type="float">
            <text:p>9997.519</text:p>
          </table:table-cell>
          <table:table-cell office:value-type="float" office:value="2.481" calcext:value-type="float">
            <text:p>2.4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5" calcext:value-type="float">
            <text:p>9997.685</text:p>
          </table:table-cell>
          <table:table-cell office:value-type="float" office:value="2.315" calcext:value-type="float">
            <text:p>2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23" calcext:value-type="float">
            <text:p>9996.423</text:p>
          </table:table-cell>
          <table:table-cell office:value-type="float" office:value="3.577" calcext:value-type="float">
            <text:p>3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7" calcext:value-type="float">
            <text:p>9998.637</text:p>
          </table:table-cell>
          <table:table-cell office:value-type="float" office:value="1.363" calcext:value-type="float">
            <text:p>1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" calcext:value-type="float">
            <text:p>9996.95</text:p>
          </table:table-cell>
          <table:table-cell office:value-type="float" office:value="3.05" calcext:value-type="float">
            <text:p>3.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7" calcext:value-type="float">
            <text:p>9998.197</text:p>
          </table:table-cell>
          <table:table-cell office:value-type="float" office:value="1.803" calcext:value-type="float">
            <text:p>1.8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59" calcext:value-type="float">
            <text:p>9995.759</text:p>
          </table:table-cell>
          <table:table-cell office:value-type="float" office:value="4.241" calcext:value-type="float">
            <text:p>4.2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2" calcext:value-type="float">
            <text:p>9996.832</text:p>
          </table:table-cell>
          <table:table-cell office:value-type="float" office:value="3.168" calcext:value-type="float">
            <text:p>3.1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07" calcext:value-type="float">
            <text:p>9998.007</text:p>
          </table:table-cell>
          <table:table-cell office:value-type="float" office:value="1.993" calcext:value-type="float">
            <text:p>1.9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03" calcext:value-type="float">
            <text:p>9996.903</text:p>
          </table:table-cell>
          <table:table-cell office:value-type="float" office:value="3.097" calcext:value-type="float">
            <text:p>3.0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09" calcext:value-type="float">
            <text:p>9996.209</text:p>
          </table:table-cell>
          <table:table-cell office:value-type="float" office:value="3.791" calcext:value-type="float">
            <text:p>3.7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3" calcext:value-type="float">
            <text:p>9996.673</text:p>
          </table:table-cell>
          <table:table-cell office:value-type="float" office:value="3.327" calcext:value-type="float">
            <text:p>3.3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95" calcext:value-type="float">
            <text:p>9995.095</text:p>
          </table:table-cell>
          <table:table-cell office:value-type="float" office:value="4.905" calcext:value-type="float">
            <text:p>4.9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3" calcext:value-type="float">
            <text:p>9996.03</text:p>
          </table:table-cell>
          <table:table-cell office:value-type="float" office:value="3.97" calcext:value-type="float">
            <text:p>3.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06" calcext:value-type="float">
            <text:p>9995.406</text:p>
          </table:table-cell>
          <table:table-cell office:value-type="float" office:value="4.594" calcext:value-type="float">
            <text:p>4.5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89" calcext:value-type="float">
            <text:p>9995.689</text:p>
          </table:table-cell>
          <table:table-cell office:value-type="float" office:value="4.311" calcext:value-type="float">
            <text:p>4.3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66" calcext:value-type="float">
            <text:p>9996.066</text:p>
          </table:table-cell>
          <table:table-cell office:value-type="float" office:value="3.934" calcext:value-type="float">
            <text:p>3.9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06" calcext:value-type="float">
            <text:p>9996.606</text:p>
          </table:table-cell>
          <table:table-cell office:value-type="float" office:value="3.394" calcext:value-type="float">
            <text:p>3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81" calcext:value-type="float">
            <text:p>9997.081</text:p>
          </table:table-cell>
          <table:table-cell office:value-type="float" office:value="2.919" calcext:value-type="float">
            <text:p>2.9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89" calcext:value-type="float">
            <text:p>9997.089</text:p>
          </table:table-cell>
          <table:table-cell office:value-type="float" office:value="2.911" calcext:value-type="float">
            <text:p>2.9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1" calcext:value-type="float">
            <text:p>9997.061</text:p>
          </table:table-cell>
          <table:table-cell office:value-type="float" office:value="2.939" calcext:value-type="float">
            <text:p>2.9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69" calcext:value-type="float">
            <text:p>9995.169</text:p>
          </table:table-cell>
          <table:table-cell office:value-type="float" office:value="4.831" calcext:value-type="float">
            <text:p>4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05" calcext:value-type="float">
            <text:p>9996.905</text:p>
          </table:table-cell>
          <table:table-cell office:value-type="float" office:value="3.095" calcext:value-type="float">
            <text:p>3.0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1" calcext:value-type="float">
            <text:p>9996.801</text:p>
          </table:table-cell>
          <table:table-cell office:value-type="float" office:value="3.199" calcext:value-type="float">
            <text:p>3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31" calcext:value-type="float">
            <text:p>9996.931</text:p>
          </table:table-cell>
          <table:table-cell office:value-type="float" office:value="3.069" calcext:value-type="float">
            <text:p>3.0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06" calcext:value-type="float">
            <text:p>9996.606</text:p>
          </table:table-cell>
          <table:table-cell office:value-type="float" office:value="3.394" calcext:value-type="float">
            <text:p>3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92" calcext:value-type="float">
            <text:p>9995.192</text:p>
          </table:table-cell>
          <table:table-cell office:value-type="float" office:value="4.808" calcext:value-type="float">
            <text:p>4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55" calcext:value-type="float">
            <text:p>9995.555</text:p>
          </table:table-cell>
          <table:table-cell office:value-type="float" office:value="4.445" calcext:value-type="float">
            <text:p>4.4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1" calcext:value-type="float">
            <text:p>9995.631</text:p>
          </table:table-cell>
          <table:table-cell office:value-type="float" office:value="4.369" calcext:value-type="float">
            <text:p>4.3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66" calcext:value-type="float">
            <text:p>9997.566</text:p>
          </table:table-cell>
          <table:table-cell office:value-type="float" office:value="2.434" calcext:value-type="float">
            <text:p>2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03" calcext:value-type="float">
            <text:p>9997.403</text:p>
          </table:table-cell>
          <table:table-cell office:value-type="float" office:value="2.597" calcext:value-type="float">
            <text:p>2.5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29" calcext:value-type="float">
            <text:p>9996.329</text:p>
          </table:table-cell>
          <table:table-cell office:value-type="float" office:value="3.671" calcext:value-type="float">
            <text:p>3.6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3" calcext:value-type="float">
            <text:p>9996.533</text:p>
          </table:table-cell>
          <table:table-cell office:value-type="float" office:value="3.467" calcext:value-type="float">
            <text:p>3.4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05" calcext:value-type="float">
            <text:p>9996.005</text:p>
          </table:table-cell>
          <table:table-cell office:value-type="float" office:value="3.995" calcext:value-type="float">
            <text:p>3.9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03" calcext:value-type="float">
            <text:p>9995.703</text:p>
          </table:table-cell>
          <table:table-cell office:value-type="float" office:value="4.297" calcext:value-type="float">
            <text:p>4.2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31" calcext:value-type="float">
            <text:p>9995.031</text:p>
          </table:table-cell>
          <table:table-cell office:value-type="float" office:value="4.969" calcext:value-type="float">
            <text:p>4.9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82" calcext:value-type="float">
            <text:p>9996.882</text:p>
          </table:table-cell>
          <table:table-cell office:value-type="float" office:value="3.118" calcext:value-type="float">
            <text:p>3.1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04" calcext:value-type="float">
            <text:p>9996.704</text:p>
          </table:table-cell>
          <table:table-cell office:value-type="float" office:value="3.296" calcext:value-type="float">
            <text:p>3.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31" calcext:value-type="float">
            <text:p>9995.131</text:p>
          </table:table-cell>
          <table:table-cell office:value-type="float" office:value="4.869" calcext:value-type="float">
            <text:p>4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9" calcext:value-type="float">
            <text:p>9995.639</text:p>
          </table:table-cell>
          <table:table-cell office:value-type="float" office:value="4.361" calcext:value-type="float">
            <text:p>4.3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59" calcext:value-type="float">
            <text:p>9995.359</text:p>
          </table:table-cell>
          <table:table-cell office:value-type="float" office:value="4.641" calcext:value-type="float">
            <text:p>4.6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73" calcext:value-type="float">
            <text:p>9994.573</text:p>
          </table:table-cell>
          <table:table-cell office:value-type="float" office:value="5.427" calcext:value-type="float">
            <text:p>5.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29" calcext:value-type="float">
            <text:p>9995.829</text:p>
          </table:table-cell>
          <table:table-cell office:value-type="float" office:value="4.171" calcext:value-type="float">
            <text:p>4.1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92" calcext:value-type="float">
            <text:p>9993.892</text:p>
          </table:table-cell>
          <table:table-cell office:value-type="float" office:value="6.108" calcext:value-type="float">
            <text:p>6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84" calcext:value-type="float">
            <text:p>9994.184</text:p>
          </table:table-cell>
          <table:table-cell office:value-type="float" office:value="5.816" calcext:value-type="float">
            <text:p>5.8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62" calcext:value-type="float">
            <text:p>9994.862</text:p>
          </table:table-cell>
          <table:table-cell office:value-type="float" office:value="5.138" calcext:value-type="float">
            <text:p>5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99" calcext:value-type="float">
            <text:p>9995.999</text:p>
          </table:table-cell>
          <table:table-cell office:value-type="float" office:value="4.001" calcext:value-type="float">
            <text:p>4.0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23" calcext:value-type="float">
            <text:p>9994.623</text:p>
          </table:table-cell>
          <table:table-cell office:value-type="float" office:value="5.377" calcext:value-type="float">
            <text:p>5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53" calcext:value-type="float">
            <text:p>9994.253</text:p>
          </table:table-cell>
          <table:table-cell office:value-type="float" office:value="5.747" calcext:value-type="float">
            <text:p>5.7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81" calcext:value-type="float">
            <text:p>9994.481</text:p>
          </table:table-cell>
          <table:table-cell office:value-type="float" office:value="5.519" calcext:value-type="float">
            <text:p>5.5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7" calcext:value-type="float">
            <text:p>9993.907</text:p>
          </table:table-cell>
          <table:table-cell office:value-type="float" office:value="6.093" calcext:value-type="float">
            <text:p>6.0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06" calcext:value-type="float">
            <text:p>9994.406</text:p>
          </table:table-cell>
          <table:table-cell office:value-type="float" office:value="5.594" calcext:value-type="float">
            <text:p>5.5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69" calcext:value-type="float">
            <text:p>9994.069</text:p>
          </table:table-cell>
          <table:table-cell office:value-type="float" office:value="5.931" calcext:value-type="float">
            <text:p>5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15" calcext:value-type="float">
            <text:p>9995.315</text:p>
          </table:table-cell>
          <table:table-cell office:value-type="float" office:value="4.685" calcext:value-type="float">
            <text:p>4.6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1" calcext:value-type="float">
            <text:p>9996.371</text:p>
          </table:table-cell>
          <table:table-cell office:value-type="float" office:value="3.629" calcext:value-type="float">
            <text:p>3.6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28" calcext:value-type="float">
            <text:p>9995.728</text:p>
          </table:table-cell>
          <table:table-cell office:value-type="float" office:value="4.272" calcext:value-type="float">
            <text:p>4.2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7" calcext:value-type="float">
            <text:p>9997.917</text:p>
          </table:table-cell>
          <table:table-cell office:value-type="float" office:value="2.083" calcext:value-type="float">
            <text:p>2.0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57" calcext:value-type="float">
            <text:p>9996.857</text:p>
          </table:table-cell>
          <table:table-cell office:value-type="float" office:value="3.143" calcext:value-type="float">
            <text:p>3.1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66" calcext:value-type="float">
            <text:p>9996.966</text:p>
          </table:table-cell>
          <table:table-cell office:value-type="float" office:value="3.034" calcext:value-type="float">
            <text:p>3.0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02" calcext:value-type="float">
            <text:p>9995.602</text:p>
          </table:table-cell>
          <table:table-cell office:value-type="float" office:value="4.398" calcext:value-type="float">
            <text:p>4.3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6" calcext:value-type="float">
            <text:p>9998.196</text:p>
          </table:table-cell>
          <table:table-cell office:value-type="float" office:value="1.804" calcext:value-type="float">
            <text:p>1.8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89" calcext:value-type="float">
            <text:p>9998.589</text:p>
          </table:table-cell>
          <table:table-cell office:value-type="float" office:value="1.411" calcext:value-type="float">
            <text:p>1.4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12" calcext:value-type="float">
            <text:p>9996.212</text:p>
          </table:table-cell>
          <table:table-cell office:value-type="float" office:value="3.788" calcext:value-type="float">
            <text:p>3.7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71" calcext:value-type="float">
            <text:p>9995.371</text:p>
          </table:table-cell>
          <table:table-cell office:value-type="float" office:value="4.629" calcext:value-type="float">
            <text:p>4.6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1" calcext:value-type="float">
            <text:p>9996.971</text:p>
          </table:table-cell>
          <table:table-cell office:value-type="float" office:value="3.029" calcext:value-type="float">
            <text:p>3.0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6" calcext:value-type="float">
            <text:p>9998.496</text:p>
          </table:table-cell>
          <table:table-cell office:value-type="float" office:value="1.504" calcext:value-type="float">
            <text:p>1.5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34" calcext:value-type="float">
            <text:p>9995.034</text:p>
          </table:table-cell>
          <table:table-cell office:value-type="float" office:value="4.966" calcext:value-type="float">
            <text:p>4.9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35" calcext:value-type="float">
            <text:p>9995.535</text:p>
          </table:table-cell>
          <table:table-cell office:value-type="float" office:value="4.465" calcext:value-type="float">
            <text:p>4.4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23" calcext:value-type="float">
            <text:p>9994.023</text:p>
          </table:table-cell>
          <table:table-cell office:value-type="float" office:value="5.977" calcext:value-type="float">
            <text:p>5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66" calcext:value-type="float">
            <text:p>9997.566</text:p>
          </table:table-cell>
          <table:table-cell office:value-type="float" office:value="2.434" calcext:value-type="float">
            <text:p>2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92" calcext:value-type="float">
            <text:p>9996.792</text:p>
          </table:table-cell>
          <table:table-cell office:value-type="float" office:value="3.208" calcext:value-type="float">
            <text:p>3.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99" calcext:value-type="float">
            <text:p>9997.799</text:p>
          </table:table-cell>
          <table:table-cell office:value-type="float" office:value="2.201" calcext:value-type="float">
            <text:p>2.2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95" calcext:value-type="float">
            <text:p>9994.795</text:p>
          </table:table-cell>
          <table:table-cell office:value-type="float" office:value="5.205" calcext:value-type="float">
            <text:p>5.2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1" calcext:value-type="float">
            <text:p>9997.041</text:p>
          </table:table-cell>
          <table:table-cell office:value-type="float" office:value="2.959" calcext:value-type="float">
            <text:p>2.9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4" calcext:value-type="float">
            <text:p>9998.054</text:p>
          </table:table-cell>
          <table:table-cell office:value-type="float" office:value="1.946" calcext:value-type="float">
            <text:p>1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84" calcext:value-type="float">
            <text:p>9997.384</text:p>
          </table:table-cell>
          <table:table-cell office:value-type="float" office:value="2.616" calcext:value-type="float">
            <text:p>2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6" calcext:value-type="float">
            <text:p>9998.916</text:p>
          </table:table-cell>
          <table:table-cell office:value-type="float" office:value="1.084" calcext:value-type="float">
            <text:p>1.0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03" calcext:value-type="float">
            <text:p>9996.003</text:p>
          </table:table-cell>
          <table:table-cell office:value-type="float" office:value="3.997" calcext:value-type="float">
            <text:p>3.9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6" calcext:value-type="float">
            <text:p>9998.566</text:p>
          </table:table-cell>
          <table:table-cell office:value-type="float" office:value="1.434" calcext:value-type="float">
            <text:p>1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06" calcext:value-type="float">
            <text:p>9994.206</text:p>
          </table:table-cell>
          <table:table-cell office:value-type="float" office:value="5.794" calcext:value-type="float">
            <text:p>5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37" calcext:value-type="float">
            <text:p>9996.637</text:p>
          </table:table-cell>
          <table:table-cell office:value-type="float" office:value="3.363" calcext:value-type="float">
            <text:p>3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6" calcext:value-type="float">
            <text:p>9994.56</text:p>
          </table:table-cell>
          <table:table-cell office:value-type="float" office:value="5.44" calcext:value-type="float">
            <text:p>5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6" calcext:value-type="float">
            <text:p>9994.046</text:p>
          </table:table-cell>
          <table:table-cell office:value-type="float" office:value="5.954" calcext:value-type="float">
            <text:p>5.9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6" calcext:value-type="float">
            <text:p>9997.236</text:p>
          </table:table-cell>
          <table:table-cell office:value-type="float" office:value="2.764" calcext:value-type="float">
            <text:p>2.7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15" calcext:value-type="float">
            <text:p>9995.515</text:p>
          </table:table-cell>
          <table:table-cell office:value-type="float" office:value="4.485" calcext:value-type="float">
            <text:p>4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96" calcext:value-type="float">
            <text:p>9998.696</text:p>
          </table:table-cell>
          <table:table-cell office:value-type="float" office:value="1.304" calcext:value-type="float">
            <text:p>1.3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84" calcext:value-type="float">
            <text:p>9994.684</text:p>
          </table:table-cell>
          <table:table-cell office:value-type="float" office:value="5.316" calcext:value-type="float">
            <text:p>5.3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3" calcext:value-type="float">
            <text:p>9997.363</text:p>
          </table:table-cell>
          <table:table-cell office:value-type="float" office:value="2.637" calcext:value-type="float">
            <text:p>2.6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37" calcext:value-type="float">
            <text:p>9996.637</text:p>
          </table:table-cell>
          <table:table-cell office:value-type="float" office:value="3.363" calcext:value-type="float">
            <text:p>3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59" calcext:value-type="float">
            <text:p>9998.659</text:p>
          </table:table-cell>
          <table:table-cell office:value-type="float" office:value="1.341" calcext:value-type="float">
            <text:p>1.3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91" calcext:value-type="float">
            <text:p>9995.291</text:p>
          </table:table-cell>
          <table:table-cell office:value-type="float" office:value="4.709" calcext:value-type="float">
            <text:p>4.7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26" calcext:value-type="float">
            <text:p>9995.326</text:p>
          </table:table-cell>
          <table:table-cell office:value-type="float" office:value="4.674" calcext:value-type="float">
            <text:p>4.6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31" calcext:value-type="float">
            <text:p>9998.431</text:p>
          </table:table-cell>
          <table:table-cell office:value-type="float" office:value="1.569" calcext:value-type="float">
            <text:p>1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4" calcext:value-type="float">
            <text:p>9998.034</text:p>
          </table:table-cell>
          <table:table-cell office:value-type="float" office:value="1.966" calcext:value-type="float">
            <text:p>1.9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48" calcext:value-type="float">
            <text:p>9997.148</text:p>
          </table:table-cell>
          <table:table-cell office:value-type="float" office:value="2.852" calcext:value-type="float">
            <text:p>2.8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7" calcext:value-type="float">
            <text:p>9997.477</text:p>
          </table:table-cell>
          <table:table-cell office:value-type="float" office:value="2.523" calcext:value-type="float">
            <text:p>2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85" calcext:value-type="float">
            <text:p>9995.985</text:p>
          </table:table-cell>
          <table:table-cell office:value-type="float" office:value="4.015" calcext:value-type="float">
            <text:p>4.0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6" calcext:value-type="float">
            <text:p>9998.36</text:p>
          </table:table-cell>
          <table:table-cell office:value-type="float" office:value="1.64" calcext:value-type="float">
            <text:p>1.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95" calcext:value-type="float">
            <text:p>9996.395</text:p>
          </table:table-cell>
          <table:table-cell office:value-type="float" office:value="3.605" calcext:value-type="float">
            <text:p>3.6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1" calcext:value-type="float">
            <text:p>9998.081</text:p>
          </table:table-cell>
          <table:table-cell office:value-type="float" office:value="1.919" calcext:value-type="float">
            <text:p>1.9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59" calcext:value-type="float">
            <text:p>9995.259</text:p>
          </table:table-cell>
          <table:table-cell office:value-type="float" office:value="4.741" calcext:value-type="float">
            <text:p>4.7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32" calcext:value-type="float">
            <text:p>9996.232</text:p>
          </table:table-cell>
          <table:table-cell office:value-type="float" office:value="3.768" calcext:value-type="float">
            <text:p>3.7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29" calcext:value-type="float">
            <text:p>9997.729</text:p>
          </table:table-cell>
          <table:table-cell office:value-type="float" office:value="2.271" calcext:value-type="float">
            <text:p>2.2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3" calcext:value-type="float">
            <text:p>9996.463</text:p>
          </table:table-cell>
          <table:table-cell office:value-type="float" office:value="3.537" calcext:value-type="float">
            <text:p>3.5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38" calcext:value-type="float">
            <text:p>9995.838</text:p>
          </table:table-cell>
          <table:table-cell office:value-type="float" office:value="4.162" calcext:value-type="float">
            <text:p>4.1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65" calcext:value-type="float">
            <text:p>9996.165</text:p>
          </table:table-cell>
          <table:table-cell office:value-type="float" office:value="3.835" calcext:value-type="float">
            <text:p>3.8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69" calcext:value-type="float">
            <text:p>9994.469</text:p>
          </table:table-cell>
          <table:table-cell office:value-type="float" office:value="5.531" calcext:value-type="float">
            <text:p>5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" calcext:value-type="float">
            <text:p>9995.43</text:p>
          </table:table-cell>
          <table:table-cell office:value-type="float" office:value="4.57" calcext:value-type="float">
            <text:p>4.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83" calcext:value-type="float">
            <text:p>9994.783</text:p>
          </table:table-cell>
          <table:table-cell office:value-type="float" office:value="5.217" calcext:value-type="float">
            <text:p>5.2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33" calcext:value-type="float">
            <text:p>9995.133</text:p>
          </table:table-cell>
          <table:table-cell office:value-type="float" office:value="4.867" calcext:value-type="float">
            <text:p>4.8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95" calcext:value-type="float">
            <text:p>9995.395</text:p>
          </table:table-cell>
          <table:table-cell office:value-type="float" office:value="4.605" calcext:value-type="float">
            <text:p>4.6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21" calcext:value-type="float">
            <text:p>9996.121</text:p>
          </table:table-cell>
          <table:table-cell office:value-type="float" office:value="3.879" calcext:value-type="float">
            <text:p>3.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87" calcext:value-type="float">
            <text:p>9996.687</text:p>
          </table:table-cell>
          <table:table-cell office:value-type="float" office:value="3.313" calcext:value-type="float">
            <text:p>3.3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51" calcext:value-type="float">
            <text:p>9996.651</text:p>
          </table:table-cell>
          <table:table-cell office:value-type="float" office:value="3.349" calcext:value-type="float">
            <text:p>3.3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82" calcext:value-type="float">
            <text:p>9996.482</text:p>
          </table:table-cell>
          <table:table-cell office:value-type="float" office:value="3.518" calcext:value-type="float">
            <text:p>3.5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08" calcext:value-type="float">
            <text:p>9994.408</text:p>
          </table:table-cell>
          <table:table-cell office:value-type="float" office:value="5.592" calcext:value-type="float">
            <text:p>5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2" calcext:value-type="float">
            <text:p>9996.42</text:p>
          </table:table-cell>
          <table:table-cell office:value-type="float" office:value="3.58" calcext:value-type="float">
            <text:p>3.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37" calcext:value-type="float">
            <text:p>9996.337</text:p>
          </table:table-cell>
          <table:table-cell office:value-type="float" office:value="3.663" calcext:value-type="float">
            <text:p>3.6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92" calcext:value-type="float">
            <text:p>9996.492</text:p>
          </table:table-cell>
          <table:table-cell office:value-type="float" office:value="3.508" calcext:value-type="float">
            <text:p>3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21" calcext:value-type="float">
            <text:p>9996.121</text:p>
          </table:table-cell>
          <table:table-cell office:value-type="float" office:value="3.879" calcext:value-type="float">
            <text:p>3.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31" calcext:value-type="float">
            <text:p>9994.431</text:p>
          </table:table-cell>
          <table:table-cell office:value-type="float" office:value="5.569" calcext:value-type="float">
            <text:p>5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61" calcext:value-type="float">
            <text:p>9994.861</text:p>
          </table:table-cell>
          <table:table-cell office:value-type="float" office:value="5.139" calcext:value-type="float">
            <text:p>5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06" calcext:value-type="float">
            <text:p>9995.006</text:p>
          </table:table-cell>
          <table:table-cell office:value-type="float" office:value="4.994" calcext:value-type="float">
            <text:p>4.9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18" calcext:value-type="float">
            <text:p>9997.218</text:p>
          </table:table-cell>
          <table:table-cell office:value-type="float" office:value="2.782" calcext:value-type="float">
            <text:p>2.7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85" calcext:value-type="float">
            <text:p>9996.985</text:p>
          </table:table-cell>
          <table:table-cell office:value-type="float" office:value="3.015" calcext:value-type="float">
            <text:p>3.0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44" calcext:value-type="float">
            <text:p>9995.844</text:p>
          </table:table-cell>
          <table:table-cell office:value-type="float" office:value="4.156" calcext:value-type="float">
            <text:p>4.1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56" calcext:value-type="float">
            <text:p>9995.956</text:p>
          </table:table-cell>
          <table:table-cell office:value-type="float" office:value="4.044" calcext:value-type="float">
            <text:p>4.0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73" calcext:value-type="float">
            <text:p>9995.473</text:p>
          </table:table-cell>
          <table:table-cell office:value-type="float" office:value="4.527" calcext:value-type="float">
            <text:p>4.5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1" calcext:value-type="float">
            <text:p>9995.01</text:p>
          </table:table-cell>
          <table:table-cell office:value-type="float" office:value="4.99" calcext:value-type="float">
            <text:p>4.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3" calcext:value-type="float">
            <text:p>9994.43</text:p>
          </table:table-cell>
          <table:table-cell office:value-type="float" office:value="5.57" calcext:value-type="float">
            <text:p>5.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2" calcext:value-type="float">
            <text:p>9996.42</text:p>
          </table:table-cell>
          <table:table-cell office:value-type="float" office:value="3.58" calcext:value-type="float">
            <text:p>3.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3" calcext:value-type="float">
            <text:p>9996.23</text:p>
          </table:table-cell>
          <table:table-cell office:value-type="float" office:value="3.77" calcext:value-type="float">
            <text:p>3.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69" calcext:value-type="float">
            <text:p>9994.369</text:p>
          </table:table-cell>
          <table:table-cell office:value-type="float" office:value="5.631" calcext:value-type="float">
            <text:p>5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" calcext:value-type="float">
            <text:p>9995.2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34" calcext:value-type="float">
            <text:p>9994.734</text:p>
          </table:table-cell>
          <table:table-cell office:value-type="float" office:value="5.266" calcext:value-type="float">
            <text:p>5.2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48" calcext:value-type="float">
            <text:p>9993.948</text:p>
          </table:table-cell>
          <table:table-cell office:value-type="float" office:value="6.052" calcext:value-type="float">
            <text:p>6.0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51" calcext:value-type="float">
            <text:p>9995.251</text:p>
          </table:table-cell>
          <table:table-cell office:value-type="float" office:value="4.749" calcext:value-type="float">
            <text:p>4.7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28" calcext:value-type="float">
            <text:p>9993.128</text:p>
          </table:table-cell>
          <table:table-cell office:value-type="float" office:value="6.872" calcext:value-type="float">
            <text:p>6.8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23" calcext:value-type="float">
            <text:p>9993.423</text:p>
          </table:table-cell>
          <table:table-cell office:value-type="float" office:value="6.577" calcext:value-type="float">
            <text:p>6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38" calcext:value-type="float">
            <text:p>9994.238</text:p>
          </table:table-cell>
          <table:table-cell office:value-type="float" office:value="5.762" calcext:value-type="float">
            <text:p>5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44" calcext:value-type="float">
            <text:p>9995.744</text:p>
          </table:table-cell>
          <table:table-cell office:value-type="float" office:value="4.256" calcext:value-type="float">
            <text:p>4.2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83" calcext:value-type="float">
            <text:p>9993.883</text:p>
          </table:table-cell>
          <table:table-cell office:value-type="float" office:value="6.117" calcext:value-type="float">
            <text:p>6.1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07" calcext:value-type="float">
            <text:p>9993.607</text:p>
          </table:table-cell>
          <table:table-cell office:value-type="float" office:value="6.393" calcext:value-type="float">
            <text:p>6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49" calcext:value-type="float">
            <text:p>9993.949</text:p>
          </table:table-cell>
          <table:table-cell office:value-type="float" office:value="6.051" calcext:value-type="float">
            <text:p>6.0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5" calcext:value-type="float">
            <text:p>9993.145</text:p>
          </table:table-cell>
          <table:table-cell office:value-type="float" office:value="6.855" calcext:value-type="float">
            <text:p>6.8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89" calcext:value-type="float">
            <text:p>9993.689</text:p>
          </table:table-cell>
          <table:table-cell office:value-type="float" office:value="6.311" calcext:value-type="float">
            <text:p>6.3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08" calcext:value-type="float">
            <text:p>9993.308</text:p>
          </table:table-cell>
          <table:table-cell office:value-type="float" office:value="6.692" calcext:value-type="float">
            <text:p>6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7" calcext:value-type="float">
            <text:p>9994.877</text:p>
          </table:table-cell>
          <table:table-cell office:value-type="float" office:value="5.123" calcext:value-type="float">
            <text:p>5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86" calcext:value-type="float">
            <text:p>9995.886</text:p>
          </table:table-cell>
          <table:table-cell office:value-type="float" office:value="4.114" calcext:value-type="float">
            <text:p>4.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89" calcext:value-type="float">
            <text:p>9995.289</text:p>
          </table:table-cell>
          <table:table-cell office:value-type="float" office:value="4.711" calcext:value-type="float">
            <text:p>4.7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" calcext:value-type="float">
            <text:p>9997.57</text:p>
          </table:table-cell>
          <table:table-cell office:value-type="float" office:value="2.43" calcext:value-type="float">
            <text:p>2.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8" calcext:value-type="float">
            <text:p>9996.418</text:p>
          </table:table-cell>
          <table:table-cell office:value-type="float" office:value="3.582" calcext:value-type="float">
            <text:p>3.5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95" calcext:value-type="float">
            <text:p>9996.595</text:p>
          </table:table-cell>
          <table:table-cell office:value-type="float" office:value="3.405" calcext:value-type="float">
            <text:p>3.4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05" calcext:value-type="float">
            <text:p>9995.105</text:p>
          </table:table-cell>
          <table:table-cell office:value-type="float" office:value="4.895" calcext:value-type="float">
            <text:p>4.8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9" calcext:value-type="float">
            <text:p>9997.919</text:p>
          </table:table-cell>
          <table:table-cell office:value-type="float" office:value="2.081" calcext:value-type="float">
            <text:p>2.0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4" calcext:value-type="float">
            <text:p>9998.334</text:p>
          </table:table-cell>
          <table:table-cell office:value-type="float" office:value="1.666" calcext:value-type="float">
            <text:p>1.6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72" calcext:value-type="float">
            <text:p>9995.472</text:p>
          </table:table-cell>
          <table:table-cell office:value-type="float" office:value="4.528" calcext:value-type="float">
            <text:p>4.5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01" calcext:value-type="float">
            <text:p>9995.001</text:p>
          </table:table-cell>
          <table:table-cell office:value-type="float" office:value="4.999" calcext:value-type="float">
            <text:p>4.9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2" calcext:value-type="float">
            <text:p>9996.532</text:p>
          </table:table-cell>
          <table:table-cell office:value-type="float" office:value="3.468" calcext:value-type="float">
            <text:p>3.4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5" calcext:value-type="float">
            <text:p>9998.195</text:p>
          </table:table-cell>
          <table:table-cell office:value-type="float" office:value="1.805" calcext:value-type="float">
            <text:p>1.8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78" calcext:value-type="float">
            <text:p>9994.478</text:p>
          </table:table-cell>
          <table:table-cell office:value-type="float" office:value="5.522" calcext:value-type="float">
            <text:p>5.5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87" calcext:value-type="float">
            <text:p>9994.887</text:p>
          </table:table-cell>
          <table:table-cell office:value-type="float" office:value="5.113" calcext:value-type="float">
            <text:p>5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61" calcext:value-type="float">
            <text:p>9993.261</text:p>
          </table:table-cell>
          <table:table-cell office:value-type="float" office:value="6.739" calcext:value-type="float">
            <text:p>6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2" calcext:value-type="float">
            <text:p>9997.312</text:p>
          </table:table-cell>
          <table:table-cell office:value-type="float" office:value="2.688" calcext:value-type="float">
            <text:p>2.6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46" calcext:value-type="float">
            <text:p>9996.446</text:p>
          </table:table-cell>
          <table:table-cell office:value-type="float" office:value="3.554" calcext:value-type="float">
            <text:p>3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44" calcext:value-type="float">
            <text:p>9997.544</text:p>
          </table:table-cell>
          <table:table-cell office:value-type="float" office:value="2.456" calcext:value-type="float">
            <text:p>2.4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69" calcext:value-type="float">
            <text:p>9994.169</text:p>
          </table:table-cell>
          <table:table-cell office:value-type="float" office:value="5.831" calcext:value-type="float">
            <text:p>5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86" calcext:value-type="float">
            <text:p>9996.786</text:p>
          </table:table-cell>
          <table:table-cell office:value-type="float" office:value="3.214" calcext:value-type="float">
            <text:p>3.2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3" calcext:value-type="float">
            <text:p>9997.823</text:p>
          </table:table-cell>
          <table:table-cell office:value-type="float" office:value="2.177" calcext:value-type="float">
            <text:p>2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6" calcext:value-type="float">
            <text:p>9997.106</text:p>
          </table:table-cell>
          <table:table-cell office:value-type="float" office:value="2.894" calcext:value-type="float">
            <text:p>2.8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" calcext:value-type="float">
            <text:p>9998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2" calcext:value-type="float">
            <text:p>9995.482</text:p>
          </table:table-cell>
          <table:table-cell office:value-type="float" office:value="4.518" calcext:value-type="float">
            <text:p>4.5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57" calcext:value-type="float">
            <text:p>9998.357</text:p>
          </table:table-cell>
          <table:table-cell office:value-type="float" office:value="1.643" calcext:value-type="float">
            <text:p>1.6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5" calcext:value-type="float">
            <text:p>9993.445</text:p>
          </table:table-cell>
          <table:table-cell office:value-type="float" office:value="6.555" calcext:value-type="float">
            <text:p>6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43" calcext:value-type="float">
            <text:p>9996.243</text:p>
          </table:table-cell>
          <table:table-cell office:value-type="float" office:value="3.757" calcext:value-type="float">
            <text:p>3.7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94" calcext:value-type="float">
            <text:p>9993.794</text:p>
          </table:table-cell>
          <table:table-cell office:value-type="float" office:value="6.206" calcext:value-type="float">
            <text:p>6.2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85" calcext:value-type="float">
            <text:p>9993.285</text:p>
          </table:table-cell>
          <table:table-cell office:value-type="float" office:value="6.715" calcext:value-type="float">
            <text:p>6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12" calcext:value-type="float">
            <text:p>9996.912</text:p>
          </table:table-cell>
          <table:table-cell office:value-type="float" office:value="3.088" calcext:value-type="float">
            <text:p>3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14" calcext:value-type="float">
            <text:p>9994.914</text:p>
          </table:table-cell>
          <table:table-cell office:value-type="float" office:value="5.086" calcext:value-type="float">
            <text:p>5.0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6" calcext:value-type="float">
            <text:p>9994.06</text:p>
          </table:table-cell>
          <table:table-cell office:value-type="float" office:value="5.94" calcext:value-type="float">
            <text:p>5.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2" calcext:value-type="float">
            <text:p>9996.832</text:p>
          </table:table-cell>
          <table:table-cell office:value-type="float" office:value="3.168" calcext:value-type="float">
            <text:p>3.1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73" calcext:value-type="float">
            <text:p>9996.173</text:p>
          </table:table-cell>
          <table:table-cell office:value-type="float" office:value="3.827" calcext:value-type="float">
            <text:p>3.8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" calcext:value-type="float">
            <text:p>9998.52</text:p>
          </table:table-cell>
          <table:table-cell office:value-type="float" office:value="1.48" calcext:value-type="float">
            <text:p>1.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8" calcext:value-type="float">
            <text:p>9994.668</text:p>
          </table:table-cell>
          <table:table-cell office:value-type="float" office:value="5.332" calcext:value-type="float">
            <text:p>5.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71" calcext:value-type="float">
            <text:p>9994.771</text:p>
          </table:table-cell>
          <table:table-cell office:value-type="float" office:value="5.229" calcext:value-type="float">
            <text:p>5.2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6" calcext:value-type="float">
            <text:p>9998.316</text:p>
          </table:table-cell>
          <table:table-cell office:value-type="float" office:value="1.684" calcext:value-type="float">
            <text:p>1.6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49" calcext:value-type="float">
            <text:p>9997.549</text:p>
          </table:table-cell>
          <table:table-cell office:value-type="float" office:value="2.451" calcext:value-type="float">
            <text:p>2.4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" calcext:value-type="float">
            <text:p>9996.8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54" calcext:value-type="float">
            <text:p>9997.154</text:p>
          </table:table-cell>
          <table:table-cell office:value-type="float" office:value="2.846" calcext:value-type="float">
            <text:p>2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61" calcext:value-type="float">
            <text:p>9995.361</text:p>
          </table:table-cell>
          <table:table-cell office:value-type="float" office:value="4.639" calcext:value-type="float">
            <text:p>4.6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1" calcext:value-type="float">
            <text:p>9998.221</text:p>
          </table:table-cell>
          <table:table-cell office:value-type="float" office:value="1.779" calcext:value-type="float">
            <text:p>1.7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1" calcext:value-type="float">
            <text:p>9995.91</text:p>
          </table:table-cell>
          <table:table-cell office:value-type="float" office:value="4.09" calcext:value-type="float">
            <text:p>4.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81" calcext:value-type="float">
            <text:p>9997.781</text:p>
          </table:table-cell>
          <table:table-cell office:value-type="float" office:value="2.219" calcext:value-type="float">
            <text:p>2.2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23" calcext:value-type="float">
            <text:p>9994.523</text:p>
          </table:table-cell>
          <table:table-cell office:value-type="float" office:value="5.477" calcext:value-type="float">
            <text:p>5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22" calcext:value-type="float">
            <text:p>9995.722</text:p>
          </table:table-cell>
          <table:table-cell office:value-type="float" office:value="4.278" calcext:value-type="float">
            <text:p>4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4" calcext:value-type="float">
            <text:p>9997.474</text:p>
          </table:table-cell>
          <table:table-cell office:value-type="float" office:value="2.526" calcext:value-type="float">
            <text:p>2.5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55" calcext:value-type="float">
            <text:p>9995.955</text:p>
          </table:table-cell>
          <table:table-cell office:value-type="float" office:value="4.045" calcext:value-type="float">
            <text:p>4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23" calcext:value-type="float">
            <text:p>9995.723</text:p>
          </table:table-cell>
          <table:table-cell office:value-type="float" office:value="4.277" calcext:value-type="float">
            <text:p>4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8" calcext:value-type="float">
            <text:p>9995.68</text:p>
          </table:table-cell>
          <table:table-cell office:value-type="float" office:value="4.32" calcext:value-type="float">
            <text:p>4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08" calcext:value-type="float">
            <text:p>9993.708</text:p>
          </table:table-cell>
          <table:table-cell office:value-type="float" office:value="6.292" calcext:value-type="float">
            <text:p>6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98" calcext:value-type="float">
            <text:p>9994.298</text:p>
          </table:table-cell>
          <table:table-cell office:value-type="float" office:value="5.702" calcext:value-type="float">
            <text:p>5.7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4" calcext:value-type="float">
            <text:p>9994.44</text:p>
          </table:table-cell>
          <table:table-cell office:value-type="float" office:value="5.56" calcext:value-type="float">
            <text:p>5.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28" calcext:value-type="float">
            <text:p>9994.828</text:p>
          </table:table-cell>
          <table:table-cell office:value-type="float" office:value="5.172" calcext:value-type="float">
            <text:p>5.1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6" calcext:value-type="float">
            <text:p>9995.636</text:p>
          </table:table-cell>
          <table:table-cell office:value-type="float" office:value="4.364" calcext:value-type="float">
            <text:p>4.3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23" calcext:value-type="float">
            <text:p>9996.223</text:p>
          </table:table-cell>
          <table:table-cell office:value-type="float" office:value="3.777" calcext:value-type="float">
            <text:p>3.7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11" calcext:value-type="float">
            <text:p>9996.211</text:p>
          </table:table-cell>
          <table:table-cell office:value-type="float" office:value="3.789" calcext:value-type="float">
            <text:p>3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1" calcext:value-type="float">
            <text:p>9996.181</text:p>
          </table:table-cell>
          <table:table-cell office:value-type="float" office:value="3.819" calcext:value-type="float">
            <text:p>3.8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46" calcext:value-type="float">
            <text:p>9993.646</text:p>
          </table:table-cell>
          <table:table-cell office:value-type="float" office:value="6.354" calcext:value-type="float">
            <text:p>6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5" calcext:value-type="float">
            <text:p>9995.935</text:p>
          </table:table-cell>
          <table:table-cell office:value-type="float" office:value="4.065" calcext:value-type="float">
            <text:p>4.0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5" calcext:value-type="float">
            <text:p>9995.85</text:p>
          </table:table-cell>
          <table:table-cell office:value-type="float" office:value="4.15" calcext:value-type="float">
            <text:p>4.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31" calcext:value-type="float">
            <text:p>9995.731</text:p>
          </table:table-cell>
          <table:table-cell office:value-type="float" office:value="4.269" calcext:value-type="float">
            <text:p>4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6" calcext:value-type="float">
            <text:p>9995.636</text:p>
          </table:table-cell>
          <table:table-cell office:value-type="float" office:value="4.364" calcext:value-type="float">
            <text:p>4.3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69" calcext:value-type="float">
            <text:p>9993.669</text:p>
          </table:table-cell>
          <table:table-cell office:value-type="float" office:value="6.331" calcext:value-type="float">
            <text:p>6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9" calcext:value-type="float">
            <text:p>9994.19</text:p>
          </table:table-cell>
          <table:table-cell office:value-type="float" office:value="5.81" calcext:value-type="float">
            <text:p>5.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9" calcext:value-type="float">
            <text:p>9994.29</text:p>
          </table:table-cell>
          <table:table-cell office:value-type="float" office:value="5.71" calcext:value-type="float">
            <text:p>5.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24" calcext:value-type="float">
            <text:p>9996.824</text:p>
          </table:table-cell>
          <table:table-cell office:value-type="float" office:value="3.176" calcext:value-type="float">
            <text:p>3.1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23" calcext:value-type="float">
            <text:p>9996.523</text:p>
          </table:table-cell>
          <table:table-cell office:value-type="float" office:value="3.477" calcext:value-type="float">
            <text:p>3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59" calcext:value-type="float">
            <text:p>9995.359</text:p>
          </table:table-cell>
          <table:table-cell office:value-type="float" office:value="4.641" calcext:value-type="float">
            <text:p>4.6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17" calcext:value-type="float">
            <text:p>9995.517</text:p>
          </table:table-cell>
          <table:table-cell office:value-type="float" office:value="4.483" calcext:value-type="float">
            <text:p>4.4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4" calcext:value-type="float">
            <text:p>9994.804</text:p>
          </table:table-cell>
          <table:table-cell office:value-type="float" office:value="5.196" calcext:value-type="float">
            <text:p>5.1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85" calcext:value-type="float">
            <text:p>9994.385</text:p>
          </table:table-cell>
          <table:table-cell office:value-type="float" office:value="5.615" calcext:value-type="float">
            <text:p>5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68" calcext:value-type="float">
            <text:p>9993.668</text:p>
          </table:table-cell>
          <table:table-cell office:value-type="float" office:value="6.332" calcext:value-type="float">
            <text:p>6.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12" calcext:value-type="float">
            <text:p>9995.912</text:p>
          </table:table-cell>
          <table:table-cell office:value-type="float" office:value="4.088" calcext:value-type="float">
            <text:p>4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2" calcext:value-type="float">
            <text:p>9995.662</text:p>
          </table:table-cell>
          <table:table-cell office:value-type="float" office:value="4.338" calcext:value-type="float">
            <text:p>4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08" calcext:value-type="float">
            <text:p>9993.608</text:p>
          </table:table-cell>
          <table:table-cell office:value-type="float" office:value="6.392" calcext:value-type="float">
            <text:p>6.3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" calcext:value-type="float">
            <text:p>9994.6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73" calcext:value-type="float">
            <text:p>9993.973</text:p>
          </table:table-cell>
          <table:table-cell office:value-type="float" office:value="6.027" calcext:value-type="float">
            <text:p>6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87" calcext:value-type="float">
            <text:p>9993.187</text:p>
          </table:table-cell>
          <table:table-cell office:value-type="float" office:value="6.813" calcext:value-type="float">
            <text:p>6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9" calcext:value-type="float">
            <text:p>9994.49</text:p>
          </table:table-cell>
          <table:table-cell office:value-type="float" office:value="5.51" calcext:value-type="float">
            <text:p>5.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65" calcext:value-type="float">
            <text:p>9992.365</text:p>
          </table:table-cell>
          <table:table-cell office:value-type="float" office:value="7.635" calcext:value-type="float">
            <text:p>7.6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" calcext:value-type="float">
            <text:p>9992.8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74" calcext:value-type="float">
            <text:p>9993.474</text:p>
          </table:table-cell>
          <table:table-cell office:value-type="float" office:value="6.526" calcext:value-type="float">
            <text:p>6.5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5" calcext:value-type="float">
            <text:p>9995.35</text:p>
          </table:table-cell>
          <table:table-cell office:value-type="float" office:value="4.65" calcext:value-type="float">
            <text:p>4.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22" calcext:value-type="float">
            <text:p>9993.122</text:p>
          </table:table-cell>
          <table:table-cell office:value-type="float" office:value="6.878" calcext:value-type="float">
            <text:p>6.8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45" calcext:value-type="float">
            <text:p>9992.845</text:p>
          </table:table-cell>
          <table:table-cell office:value-type="float" office:value="7.155" calcext:value-type="float">
            <text:p>7.1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88" calcext:value-type="float">
            <text:p>9993.188</text:p>
          </table:table-cell>
          <table:table-cell office:value-type="float" office:value="6.812" calcext:value-type="float">
            <text:p>6.8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4" calcext:value-type="float">
            <text:p>9992.384</text:p>
          </table:table-cell>
          <table:table-cell office:value-type="float" office:value="7.616" calcext:value-type="float">
            <text:p>7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5" calcext:value-type="float">
            <text:p>9992.95</text:p>
          </table:table-cell>
          <table:table-cell office:value-type="float" office:value="7.05" calcext:value-type="float">
            <text:p>7.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46" calcext:value-type="float">
            <text:p>9992.546</text:p>
          </table:table-cell>
          <table:table-cell office:value-type="float" office:value="7.454" calcext:value-type="float">
            <text:p>7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15" calcext:value-type="float">
            <text:p>9994.115</text:p>
          </table:table-cell>
          <table:table-cell office:value-type="float" office:value="5.885" calcext:value-type="float">
            <text:p>5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86" calcext:value-type="float">
            <text:p>9995.286</text:p>
          </table:table-cell>
          <table:table-cell office:value-type="float" office:value="4.714" calcext:value-type="float">
            <text:p>4.7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4" calcext:value-type="float">
            <text:p>9994.804</text:p>
          </table:table-cell>
          <table:table-cell office:value-type="float" office:value="5.196" calcext:value-type="float">
            <text:p>5.1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68" calcext:value-type="float">
            <text:p>9997.268</text:p>
          </table:table-cell>
          <table:table-cell office:value-type="float" office:value="2.732" calcext:value-type="float">
            <text:p>2.7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56" calcext:value-type="float">
            <text:p>9995.956</text:p>
          </table:table-cell>
          <table:table-cell office:value-type="float" office:value="4.044" calcext:value-type="float">
            <text:p>4.0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09" calcext:value-type="float">
            <text:p>9996.109</text:p>
          </table:table-cell>
          <table:table-cell office:value-type="float" office:value="3.891" calcext:value-type="float">
            <text:p>3.8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28" calcext:value-type="float">
            <text:p>9994.828</text:p>
          </table:table-cell>
          <table:table-cell office:value-type="float" office:value="5.172" calcext:value-type="float">
            <text:p>5.1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48" calcext:value-type="float">
            <text:p>9997.548</text:p>
          </table:table-cell>
          <table:table-cell office:value-type="float" office:value="2.452" calcext:value-type="float">
            <text:p>2.4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49" calcext:value-type="float">
            <text:p>9998.149</text:p>
          </table:table-cell>
          <table:table-cell office:value-type="float" office:value="1.851" calcext:value-type="float">
            <text:p>1.8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09" calcext:value-type="float">
            <text:p>9995.009</text:p>
          </table:table-cell>
          <table:table-cell office:value-type="float" office:value="4.991" calcext:value-type="float">
            <text:p>4.9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21" calcext:value-type="float">
            <text:p>9994.421</text:p>
          </table:table-cell>
          <table:table-cell office:value-type="float" office:value="5.579" calcext:value-type="float">
            <text:p>5.5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15" calcext:value-type="float">
            <text:p>9996.115</text:p>
          </table:table-cell>
          <table:table-cell office:value-type="float" office:value="3.885" calcext:value-type="float">
            <text:p>3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4" calcext:value-type="float">
            <text:p>9997.94</text:p>
          </table:table-cell>
          <table:table-cell office:value-type="float" office:value="2.06" calcext:value-type="float">
            <text:p>2.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" calcext:value-type="float">
            <text:p>9994.04</text:p>
          </table:table-cell>
          <table:table-cell office:value-type="float" office:value="5.96" calcext:value-type="float">
            <text:p>5.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47" calcext:value-type="float">
            <text:p>9994.447</text:p>
          </table:table-cell>
          <table:table-cell office:value-type="float" office:value="5.553" calcext:value-type="float">
            <text:p>5.5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" calcext:value-type="float">
            <text:p>9992.5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57" calcext:value-type="float">
            <text:p>9997.057</text:p>
          </table:table-cell>
          <table:table-cell office:value-type="float" office:value="2.943" calcext:value-type="float">
            <text:p>2.9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69" calcext:value-type="float">
            <text:p>9996.169</text:p>
          </table:table-cell>
          <table:table-cell office:value-type="float" office:value="3.831" calcext:value-type="float">
            <text:p>3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89" calcext:value-type="float">
            <text:p>9997.289</text:p>
          </table:table-cell>
          <table:table-cell office:value-type="float" office:value="2.711" calcext:value-type="float">
            <text:p>2.7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" calcext:value-type="float">
            <text:p>9993.5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78" calcext:value-type="float">
            <text:p>9996.578</text:p>
          </table:table-cell>
          <table:table-cell office:value-type="float" office:value="3.422" calcext:value-type="float">
            <text:p>3.4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2" calcext:value-type="float">
            <text:p>9997.522</text:p>
          </table:table-cell>
          <table:table-cell office:value-type="float" office:value="2.478" calcext:value-type="float">
            <text:p>2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21" calcext:value-type="float">
            <text:p>9996.921</text:p>
          </table:table-cell>
          <table:table-cell office:value-type="float" office:value="3.079" calcext:value-type="float">
            <text:p>3.0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5" calcext:value-type="float">
            <text:p>9998.685</text:p>
          </table:table-cell>
          <table:table-cell office:value-type="float" office:value="1.315" calcext:value-type="float">
            <text:p>1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43" calcext:value-type="float">
            <text:p>9995.043</text:p>
          </table:table-cell>
          <table:table-cell office:value-type="float" office:value="4.957" calcext:value-type="float">
            <text:p>4.9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6" calcext:value-type="float">
            <text:p>9998.196</text:p>
          </table:table-cell>
          <table:table-cell office:value-type="float" office:value="1.804" calcext:value-type="float">
            <text:p>1.8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83" calcext:value-type="float">
            <text:p>9992.683</text:p>
          </table:table-cell>
          <table:table-cell office:value-type="float" office:value="7.317" calcext:value-type="float">
            <text:p>7.3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25" calcext:value-type="float">
            <text:p>9995.825</text:p>
          </table:table-cell>
          <table:table-cell office:value-type="float" office:value="4.175" calcext:value-type="float">
            <text:p>4.1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28" calcext:value-type="float">
            <text:p>9993.028</text:p>
          </table:table-cell>
          <table:table-cell office:value-type="float" office:value="6.972" calcext:value-type="float">
            <text:p>6.9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23" calcext:value-type="float">
            <text:p>9992.523</text:p>
          </table:table-cell>
          <table:table-cell office:value-type="float" office:value="7.477" calcext:value-type="float">
            <text:p>7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13" calcext:value-type="float">
            <text:p>9996.613</text:p>
          </table:table-cell>
          <table:table-cell office:value-type="float" office:value="3.387" calcext:value-type="float">
            <text:p>3.3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68" calcext:value-type="float">
            <text:p>9994.268</text:p>
          </table:table-cell>
          <table:table-cell office:value-type="float" office:value="5.732" calcext:value-type="float">
            <text:p>5.7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9" calcext:value-type="float">
            <text:p>9998.339</text:p>
          </table:table-cell>
          <table:table-cell office:value-type="float" office:value="1.661" calcext:value-type="float">
            <text:p>1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98" calcext:value-type="float">
            <text:p>9993.298</text:p>
          </table:table-cell>
          <table:table-cell office:value-type="float" office:value="6.702" calcext:value-type="float">
            <text:p>6.7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77" calcext:value-type="float">
            <text:p>9996.577</text:p>
          </table:table-cell>
          <table:table-cell office:value-type="float" office:value="3.423" calcext:value-type="float">
            <text:p>3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95" calcext:value-type="float">
            <text:p>9995.895</text:p>
          </table:table-cell>
          <table:table-cell office:value-type="float" office:value="4.105" calcext:value-type="float">
            <text:p>4.1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58" calcext:value-type="float">
            <text:p>9998.358</text:p>
          </table:table-cell>
          <table:table-cell office:value-type="float" office:value="1.642" calcext:value-type="float">
            <text:p>1.6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21" calcext:value-type="float">
            <text:p>9994.021</text:p>
          </table:table-cell>
          <table:table-cell office:value-type="float" office:value="5.979" calcext:value-type="float">
            <text:p>5.9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01" calcext:value-type="float">
            <text:p>9994.101</text:p>
          </table:table-cell>
          <table:table-cell office:value-type="float" office:value="5.899" calcext:value-type="float">
            <text:p>5.8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" calcext:value-type="float">
            <text:p>9998.2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4" calcext:value-type="float">
            <text:p>9997.364</text:p>
          </table:table-cell>
          <table:table-cell office:value-type="float" office:value="2.636" calcext:value-type="float">
            <text:p>2.6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7" calcext:value-type="float">
            <text:p>9996.267</text:p>
          </table:table-cell>
          <table:table-cell office:value-type="float" office:value="3.733" calcext:value-type="float">
            <text:p>3.7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38" calcext:value-type="float">
            <text:p>9997.038</text:p>
          </table:table-cell>
          <table:table-cell office:value-type="float" office:value="2.962" calcext:value-type="float">
            <text:p>2.9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61" calcext:value-type="float">
            <text:p>9994.761</text:p>
          </table:table-cell>
          <table:table-cell office:value-type="float" office:value="5.239" calcext:value-type="float">
            <text:p>5.2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45" calcext:value-type="float">
            <text:p>9997.945</text:p>
          </table:table-cell>
          <table:table-cell office:value-type="float" office:value="2.055" calcext:value-type="float">
            <text:p>2.0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1" calcext:value-type="float">
            <text:p>9995.61</text:p>
          </table:table-cell>
          <table:table-cell office:value-type="float" office:value="4.39" calcext:value-type="float">
            <text:p>4.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03" calcext:value-type="float">
            <text:p>9997.503</text:p>
          </table:table-cell>
          <table:table-cell office:value-type="float" office:value="2.497" calcext:value-type="float">
            <text:p>2.4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27" calcext:value-type="float">
            <text:p>9993.827</text:p>
          </table:table-cell>
          <table:table-cell office:value-type="float" office:value="6.173" calcext:value-type="float">
            <text:p>6.1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59" calcext:value-type="float">
            <text:p>9995.259</text:p>
          </table:table-cell>
          <table:table-cell office:value-type="float" office:value="4.741" calcext:value-type="float">
            <text:p>4.7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89" calcext:value-type="float">
            <text:p>9997.289</text:p>
          </table:table-cell>
          <table:table-cell office:value-type="float" office:value="2.711" calcext:value-type="float">
            <text:p>2.7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" calcext:value-type="float">
            <text:p>9995.7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44" calcext:value-type="float">
            <text:p>9995.144</text:p>
          </table:table-cell>
          <table:table-cell office:value-type="float" office:value="4.856" calcext:value-type="float">
            <text:p>4.8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18" calcext:value-type="float">
            <text:p>9995.218</text:p>
          </table:table-cell>
          <table:table-cell office:value-type="float" office:value="4.782" calcext:value-type="float">
            <text:p>4.7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67" calcext:value-type="float">
            <text:p>9992.967</text:p>
          </table:table-cell>
          <table:table-cell office:value-type="float" office:value="7.033" calcext:value-type="float">
            <text:p>7.0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92" calcext:value-type="float">
            <text:p>9994.392</text:p>
          </table:table-cell>
          <table:table-cell office:value-type="float" office:value="5.608" calcext:value-type="float">
            <text:p>5.6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28" calcext:value-type="float">
            <text:p>9993.628</text:p>
          </table:table-cell>
          <table:table-cell office:value-type="float" office:value="6.372" calcext:value-type="float">
            <text:p>6.3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5" calcext:value-type="float">
            <text:p>9993.955</text:p>
          </table:table-cell>
          <table:table-cell office:value-type="float" office:value="6.045" calcext:value-type="float">
            <text:p>6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72" calcext:value-type="float">
            <text:p>9994.272</text:p>
          </table:table-cell>
          <table:table-cell office:value-type="float" office:value="5.728" calcext:value-type="float">
            <text:p>5.7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89" calcext:value-type="float">
            <text:p>9995.289</text:p>
          </table:table-cell>
          <table:table-cell office:value-type="float" office:value="4.711" calcext:value-type="float">
            <text:p>4.7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1" calcext:value-type="float">
            <text:p>9995.921</text:p>
          </table:table-cell>
          <table:table-cell office:value-type="float" office:value="4.079" calcext:value-type="float">
            <text:p>4.0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3" calcext:value-type="float">
            <text:p>9995.933</text:p>
          </table:table-cell>
          <table:table-cell office:value-type="float" office:value="4.067" calcext:value-type="float">
            <text:p>4.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96" calcext:value-type="float">
            <text:p>9995.996</text:p>
          </table:table-cell>
          <table:table-cell office:value-type="float" office:value="4.004" calcext:value-type="float">
            <text:p>4.0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29" calcext:value-type="float">
            <text:p>9992.929</text:p>
          </table:table-cell>
          <table:table-cell office:value-type="float" office:value="7.071" calcext:value-type="float">
            <text:p>7.0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89" calcext:value-type="float">
            <text:p>9995.589</text:p>
          </table:table-cell>
          <table:table-cell office:value-type="float" office:value="4.411" calcext:value-type="float">
            <text:p>4.4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72" calcext:value-type="float">
            <text:p>9995.572</text:p>
          </table:table-cell>
          <table:table-cell office:value-type="float" office:value="4.428" calcext:value-type="float">
            <text:p>4.4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54" calcext:value-type="float">
            <text:p>9995.454</text:p>
          </table:table-cell>
          <table:table-cell office:value-type="float" office:value="4.546" calcext:value-type="float">
            <text:p>4.5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12" calcext:value-type="float">
            <text:p>9995.012</text:p>
          </table:table-cell>
          <table:table-cell office:value-type="float" office:value="4.988" calcext:value-type="float">
            <text:p>4.9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15" calcext:value-type="float">
            <text:p>9993.115</text:p>
          </table:table-cell>
          <table:table-cell office:value-type="float" office:value="6.885" calcext:value-type="float">
            <text:p>6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88" calcext:value-type="float">
            <text:p>9993.588</text:p>
          </table:table-cell>
          <table:table-cell office:value-type="float" office:value="6.412" calcext:value-type="float">
            <text:p>6.4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82" calcext:value-type="float">
            <text:p>9993.782</text:p>
          </table:table-cell>
          <table:table-cell office:value-type="float" office:value="6.218" calcext:value-type="float">
            <text:p>6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76" calcext:value-type="float">
            <text:p>9996.476</text:p>
          </table:table-cell>
          <table:table-cell office:value-type="float" office:value="3.524" calcext:value-type="float">
            <text:p>3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21" calcext:value-type="float">
            <text:p>9996.221</text:p>
          </table:table-cell>
          <table:table-cell office:value-type="float" office:value="3.779" calcext:value-type="float">
            <text:p>3.7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12" calcext:value-type="float">
            <text:p>9995.012</text:p>
          </table:table-cell>
          <table:table-cell office:value-type="float" office:value="4.988" calcext:value-type="float">
            <text:p>4.9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94" calcext:value-type="float">
            <text:p>9995.194</text:p>
          </table:table-cell>
          <table:table-cell office:value-type="float" office:value="4.806" calcext:value-type="float">
            <text:p>4.8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57" calcext:value-type="float">
            <text:p>9994.457</text:p>
          </table:table-cell>
          <table:table-cell office:value-type="float" office:value="5.543" calcext:value-type="float">
            <text:p>5.5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24" calcext:value-type="float">
            <text:p>9993.624</text:p>
          </table:table-cell>
          <table:table-cell office:value-type="float" office:value="6.376" calcext:value-type="float">
            <text:p>6.3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03" calcext:value-type="float">
            <text:p>9992.903</text:p>
          </table:table-cell>
          <table:table-cell office:value-type="float" office:value="7.097" calcext:value-type="float">
            <text:p>7.0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66" calcext:value-type="float">
            <text:p>9995.566</text:p>
          </table:table-cell>
          <table:table-cell office:value-type="float" office:value="4.434" calcext:value-type="float">
            <text:p>4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15" calcext:value-type="float">
            <text:p>9995.315</text:p>
          </table:table-cell>
          <table:table-cell office:value-type="float" office:value="4.685" calcext:value-type="float">
            <text:p>4.6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84" calcext:value-type="float">
            <text:p>9992.984</text:p>
          </table:table-cell>
          <table:table-cell office:value-type="float" office:value="7.016" calcext:value-type="float">
            <text:p>7.0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4" calcext:value-type="float">
            <text:p>9994.044</text:p>
          </table:table-cell>
          <table:table-cell office:value-type="float" office:value="5.956" calcext:value-type="float">
            <text:p>5.9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1" calcext:value-type="float">
            <text:p>9993.441</text:p>
          </table:table-cell>
          <table:table-cell office:value-type="float" office:value="6.559" calcext:value-type="float">
            <text:p>6.5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4" calcext:value-type="float">
            <text:p>9992.54</text:p>
          </table:table-cell>
          <table:table-cell office:value-type="float" office:value="7.46" calcext:value-type="float">
            <text:p>7.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93" calcext:value-type="float">
            <text:p>9993.993</text:p>
          </table:table-cell>
          <table:table-cell office:value-type="float" office:value="6.007" calcext:value-type="float">
            <text:p>6.0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03" calcext:value-type="float">
            <text:p>9991.603</text:p>
          </table:table-cell>
          <table:table-cell office:value-type="float" office:value="8.397" calcext:value-type="float">
            <text:p>8.3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53" calcext:value-type="float">
            <text:p>9992.153</text:p>
          </table:table-cell>
          <table:table-cell office:value-type="float" office:value="7.847" calcext:value-type="float">
            <text:p>7.8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48" calcext:value-type="float">
            <text:p>9992.848</text:p>
          </table:table-cell>
          <table:table-cell office:value-type="float" office:value="7.152" calcext:value-type="float">
            <text:p>7.1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8" calcext:value-type="float">
            <text:p>9994.98</text:p>
          </table:table-cell>
          <table:table-cell office:value-type="float" office:value="5.02" calcext:value-type="float">
            <text:p>5.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05" calcext:value-type="float">
            <text:p>9992.405</text:p>
          </table:table-cell>
          <table:table-cell office:value-type="float" office:value="7.595" calcext:value-type="float">
            <text:p>7.5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83" calcext:value-type="float">
            <text:p>9992.083</text:p>
          </table:table-cell>
          <table:table-cell office:value-type="float" office:value="7.917" calcext:value-type="float">
            <text:p>7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18" calcext:value-type="float">
            <text:p>9992.518</text:p>
          </table:table-cell>
          <table:table-cell office:value-type="float" office:value="7.482" calcext:value-type="float">
            <text:p>7.4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2" calcext:value-type="float">
            <text:p>9991.622</text:p>
          </table:table-cell>
          <table:table-cell office:value-type="float" office:value="8.378" calcext:value-type="float">
            <text:p>8.3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87" calcext:value-type="float">
            <text:p>9992.187</text:p>
          </table:table-cell>
          <table:table-cell office:value-type="float" office:value="7.813" calcext:value-type="float">
            <text:p>7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5" calcext:value-type="float">
            <text:p>9991.785</text:p>
          </table:table-cell>
          <table:table-cell office:value-type="float" office:value="8.215" calcext:value-type="float">
            <text:p>8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15" calcext:value-type="float">
            <text:p>9993.515</text:p>
          </table:table-cell>
          <table:table-cell office:value-type="float" office:value="6.485" calcext:value-type="float">
            <text:p>6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39" calcext:value-type="float">
            <text:p>9994.639</text:p>
          </table:table-cell>
          <table:table-cell office:value-type="float" office:value="5.361" calcext:value-type="float">
            <text:p>5.3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03" calcext:value-type="float">
            <text:p>9994.203</text:p>
          </table:table-cell>
          <table:table-cell office:value-type="float" office:value="5.797" calcext:value-type="float">
            <text:p>5.7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37" calcext:value-type="float">
            <text:p>9997.037</text:p>
          </table:table-cell>
          <table:table-cell office:value-type="float" office:value="2.963" calcext:value-type="float">
            <text:p>2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71" calcext:value-type="float">
            <text:p>9995.471</text:p>
          </table:table-cell>
          <table:table-cell office:value-type="float" office:value="4.529" calcext:value-type="float">
            <text:p>4.5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62" calcext:value-type="float">
            <text:p>9995.762</text:p>
          </table:table-cell>
          <table:table-cell office:value-type="float" office:value="4.238" calcext:value-type="float">
            <text:p>4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19" calcext:value-type="float">
            <text:p>9994.319</text:p>
          </table:table-cell>
          <table:table-cell office:value-type="float" office:value="5.681" calcext:value-type="float">
            <text:p>5.6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55" calcext:value-type="float">
            <text:p>9997.155</text:p>
          </table:table-cell>
          <table:table-cell office:value-type="float" office:value="2.845" calcext:value-type="float">
            <text:p>2.8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48" calcext:value-type="float">
            <text:p>9997.848</text:p>
          </table:table-cell>
          <table:table-cell office:value-type="float" office:value="2.152" calcext:value-type="float">
            <text:p>2.1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32" calcext:value-type="float">
            <text:p>9994.732</text:p>
          </table:table-cell>
          <table:table-cell office:value-type="float" office:value="5.268" calcext:value-type="float">
            <text:p>5.2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48" calcext:value-type="float">
            <text:p>9993.748</text:p>
          </table:table-cell>
          <table:table-cell office:value-type="float" office:value="6.252" calcext:value-type="float">
            <text:p>6.2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07" calcext:value-type="float">
            <text:p>9995.607</text:p>
          </table:table-cell>
          <table:table-cell office:value-type="float" office:value="4.393" calcext:value-type="float">
            <text:p>4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8" calcext:value-type="float">
            <text:p>9997.708</text:p>
          </table:table-cell>
          <table:table-cell office:value-type="float" office:value="2.292" calcext:value-type="float">
            <text:p>2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47" calcext:value-type="float">
            <text:p>9993.647</text:p>
          </table:table-cell>
          <table:table-cell office:value-type="float" office:value="6.353" calcext:value-type="float">
            <text:p>6.3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21" calcext:value-type="float">
            <text:p>9993.821</text:p>
          </table:table-cell>
          <table:table-cell office:value-type="float" office:value="6.179" calcext:value-type="float">
            <text:p>6.1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38" calcext:value-type="float">
            <text:p>9991.738</text:p>
          </table:table-cell>
          <table:table-cell office:value-type="float" office:value="8.262" calcext:value-type="float">
            <text:p>8.2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32" calcext:value-type="float">
            <text:p>9996.732</text:p>
          </table:table-cell>
          <table:table-cell office:value-type="float" office:value="3.268" calcext:value-type="float">
            <text:p>3.2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5" calcext:value-type="float">
            <text:p>9995.95</text:p>
          </table:table-cell>
          <table:table-cell office:value-type="float" office:value="4.05" calcext:value-type="float">
            <text:p>4.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11" calcext:value-type="float">
            <text:p>9997.011</text:p>
          </table:table-cell>
          <table:table-cell office:value-type="float" office:value="2.989" calcext:value-type="float">
            <text:p>2.9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58" calcext:value-type="float">
            <text:p>9992.758</text:p>
          </table:table-cell>
          <table:table-cell office:value-type="float" office:value="7.242" calcext:value-type="float">
            <text:p>7.2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46" calcext:value-type="float">
            <text:p>9996.346</text:p>
          </table:table-cell>
          <table:table-cell office:value-type="float" office:value="3.654" calcext:value-type="float">
            <text:p>3.6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" calcext:value-type="float">
            <text:p>9997.22</text:p>
          </table:table-cell>
          <table:table-cell office:value-type="float" office:value="2.78" calcext:value-type="float">
            <text:p>2.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66" calcext:value-type="float">
            <text:p>9996.666</text:p>
          </table:table-cell>
          <table:table-cell office:value-type="float" office:value="3.334" calcext:value-type="float">
            <text:p>3.3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8" calcext:value-type="float">
            <text:p>9998.408</text:p>
          </table:table-cell>
          <table:table-cell office:value-type="float" office:value="1.592" calcext:value-type="float">
            <text:p>1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51" calcext:value-type="float">
            <text:p>9994.651</text:p>
          </table:table-cell>
          <table:table-cell office:value-type="float" office:value="5.349" calcext:value-type="float">
            <text:p>5.3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1" calcext:value-type="float">
            <text:p>9998.011</text:p>
          </table:table-cell>
          <table:table-cell office:value-type="float" office:value="1.989" calcext:value-type="float">
            <text:p>1.9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22" calcext:value-type="float">
            <text:p>9991.922</text:p>
          </table:table-cell>
          <table:table-cell office:value-type="float" office:value="8.078" calcext:value-type="float">
            <text:p>8.0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77" calcext:value-type="float">
            <text:p>9995.477</text:p>
          </table:table-cell>
          <table:table-cell office:value-type="float" office:value="4.523" calcext:value-type="float">
            <text:p>4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02" calcext:value-type="float">
            <text:p>9992.402</text:p>
          </table:table-cell>
          <table:table-cell office:value-type="float" office:value="7.598" calcext:value-type="float">
            <text:p>7.5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62" calcext:value-type="float">
            <text:p>9991.762</text:p>
          </table:table-cell>
          <table:table-cell office:value-type="float" office:value="8.238" calcext:value-type="float">
            <text:p>8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28" calcext:value-type="float">
            <text:p>9996.428</text:p>
          </table:table-cell>
          <table:table-cell office:value-type="float" office:value="3.572" calcext:value-type="float">
            <text:p>3.5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98" calcext:value-type="float">
            <text:p>9993.598</text:p>
          </table:table-cell>
          <table:table-cell office:value-type="float" office:value="6.402" calcext:value-type="float">
            <text:p>6.4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" calcext:value-type="float">
            <text:p>9998.2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82" calcext:value-type="float">
            <text:p>9992.582</text:p>
          </table:table-cell>
          <table:table-cell office:value-type="float" office:value="7.418" calcext:value-type="float">
            <text:p>7.4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7" calcext:value-type="float">
            <text:p>9996.277</text:p>
          </table:table-cell>
          <table:table-cell office:value-type="float" office:value="3.723" calcext:value-type="float">
            <text:p>3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3" calcext:value-type="float">
            <text:p>9995.593</text:p>
          </table:table-cell>
          <table:table-cell office:value-type="float" office:value="4.407" calcext:value-type="float">
            <text:p>4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3" calcext:value-type="float">
            <text:p>9998.173</text:p>
          </table:table-cell>
          <table:table-cell office:value-type="float" office:value="1.827" calcext:value-type="float">
            <text:p>1.8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75" calcext:value-type="float">
            <text:p>9993.375</text:p>
          </table:table-cell>
          <table:table-cell office:value-type="float" office:value="6.625" calcext:value-type="float">
            <text:p>6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62" calcext:value-type="float">
            <text:p>9993.362</text:p>
          </table:table-cell>
          <table:table-cell office:value-type="float" office:value="6.638" calcext:value-type="float">
            <text:p>6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5" calcext:value-type="float">
            <text:p>9998.085</text:p>
          </table:table-cell>
          <table:table-cell office:value-type="float" office:value="1.915" calcext:value-type="float">
            <text:p>1.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87" calcext:value-type="float">
            <text:p>9997.087</text:p>
          </table:table-cell>
          <table:table-cell office:value-type="float" office:value="2.913" calcext:value-type="float">
            <text:p>2.9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72" calcext:value-type="float">
            <text:p>9995.872</text:p>
          </table:table-cell>
          <table:table-cell office:value-type="float" office:value="4.128" calcext:value-type="float">
            <text:p>4.1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52" calcext:value-type="float">
            <text:p>9996.552</text:p>
          </table:table-cell>
          <table:table-cell office:value-type="float" office:value="3.448" calcext:value-type="float">
            <text:p>3.4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61" calcext:value-type="float">
            <text:p>9994.161</text:p>
          </table:table-cell>
          <table:table-cell office:value-type="float" office:value="5.839" calcext:value-type="float">
            <text:p>5.8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8" calcext:value-type="float">
            <text:p>9997.668</text:p>
          </table:table-cell>
          <table:table-cell office:value-type="float" office:value="2.332" calcext:value-type="float">
            <text:p>2.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33" calcext:value-type="float">
            <text:p>9995.333</text:p>
          </table:table-cell>
          <table:table-cell office:value-type="float" office:value="4.667" calcext:value-type="float">
            <text:p>4.6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8" calcext:value-type="float">
            <text:p>9997.318</text:p>
          </table:table-cell>
          <table:table-cell office:value-type="float" office:value="2.682" calcext:value-type="float">
            <text:p>2.6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12" calcext:value-type="float">
            <text:p>9993.312</text:p>
          </table:table-cell>
          <table:table-cell office:value-type="float" office:value="6.688" calcext:value-type="float">
            <text:p>6.6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44" calcext:value-type="float">
            <text:p>9995.144</text:p>
          </table:table-cell>
          <table:table-cell office:value-type="float" office:value="4.856" calcext:value-type="float">
            <text:p>4.8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4" calcext:value-type="float">
            <text:p>9997.104</text:p>
          </table:table-cell>
          <table:table-cell office:value-type="float" office:value="2.896" calcext:value-type="float">
            <text:p>2.8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31" calcext:value-type="float">
            <text:p>9995.331</text:p>
          </table:table-cell>
          <table:table-cell office:value-type="float" office:value="4.669" calcext:value-type="float">
            <text:p>4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5" calcext:value-type="float">
            <text:p>9994.75</text:p>
          </table:table-cell>
          <table:table-cell office:value-type="float" office:value="5.25" calcext:value-type="float">
            <text:p>5.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2" calcext:value-type="float">
            <text:p>9994.802</text:p>
          </table:table-cell>
          <table:table-cell office:value-type="float" office:value="5.198" calcext:value-type="float">
            <text:p>5.1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93" calcext:value-type="float">
            <text:p>9992.293</text:p>
          </table:table-cell>
          <table:table-cell office:value-type="float" office:value="7.707" calcext:value-type="float">
            <text:p>7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45" calcext:value-type="float">
            <text:p>9993.745</text:p>
          </table:table-cell>
          <table:table-cell office:value-type="float" office:value="6.255" calcext:value-type="float">
            <text:p>6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74" calcext:value-type="float">
            <text:p>9993.074</text:p>
          </table:table-cell>
          <table:table-cell office:value-type="float" office:value="6.926" calcext:value-type="float">
            <text:p>6.9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15" calcext:value-type="float">
            <text:p>9993.515</text:p>
          </table:table-cell>
          <table:table-cell office:value-type="float" office:value="6.485" calcext:value-type="float">
            <text:p>6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09" calcext:value-type="float">
            <text:p>9993.809</text:p>
          </table:table-cell>
          <table:table-cell office:value-type="float" office:value="6.191" calcext:value-type="float">
            <text:p>6.1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42" calcext:value-type="float">
            <text:p>9994.942</text:p>
          </table:table-cell>
          <table:table-cell office:value-type="float" office:value="5.058" calcext:value-type="float">
            <text:p>5.0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75" calcext:value-type="float">
            <text:p>9995.575</text:p>
          </table:table-cell>
          <table:table-cell office:value-type="float" office:value="4.425" calcext:value-type="float">
            <text:p>4.4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55" calcext:value-type="float">
            <text:p>9995.655</text:p>
          </table:table-cell>
          <table:table-cell office:value-type="float" office:value="4.345" calcext:value-type="float">
            <text:p>4.3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5" calcext:value-type="float">
            <text:p>9995.625</text:p>
          </table:table-cell>
          <table:table-cell office:value-type="float" office:value="4.375" calcext:value-type="float">
            <text:p>4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35" calcext:value-type="float">
            <text:p>9992.235</text:p>
          </table:table-cell>
          <table:table-cell office:value-type="float" office:value="7.765" calcext:value-type="float">
            <text:p>7.7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2" calcext:value-type="float">
            <text:p>9995.242</text:p>
          </table:table-cell>
          <table:table-cell office:value-type="float" office:value="4.758" calcext:value-type="float">
            <text:p>4.7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01" calcext:value-type="float">
            <text:p>9995.201</text:p>
          </table:table-cell>
          <table:table-cell office:value-type="float" office:value="4.799" calcext:value-type="float">
            <text:p>4.7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77" calcext:value-type="float">
            <text:p>9995.177</text:p>
          </table:table-cell>
          <table:table-cell office:value-type="float" office:value="4.823" calcext:value-type="float">
            <text:p>4.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89" calcext:value-type="float">
            <text:p>9994.389</text:p>
          </table:table-cell>
          <table:table-cell office:value-type="float" office:value="5.611" calcext:value-type="float">
            <text:p>5.6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75" calcext:value-type="float">
            <text:p>9992.675</text:p>
          </table:table-cell>
          <table:table-cell office:value-type="float" office:value="7.325" calcext:value-type="float">
            <text:p>7.3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8" calcext:value-type="float">
            <text:p>9993.008</text:p>
          </table:table-cell>
          <table:table-cell office:value-type="float" office:value="6.992" calcext:value-type="float">
            <text:p>6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04" calcext:value-type="float">
            <text:p>9993.204</text:p>
          </table:table-cell>
          <table:table-cell office:value-type="float" office:value="6.796" calcext:value-type="float">
            <text:p>6.7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74" calcext:value-type="float">
            <text:p>9996.174</text:p>
          </table:table-cell>
          <table:table-cell office:value-type="float" office:value="3.826" calcext:value-type="float">
            <text:p>3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" calcext:value-type="float">
            <text:p>9995.92</text:p>
          </table:table-cell>
          <table:table-cell office:value-type="float" office:value="4.08" calcext:value-type="float">
            <text:p>4.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6" calcext:value-type="float">
            <text:p>9994.666</text:p>
          </table:table-cell>
          <table:table-cell office:value-type="float" office:value="5.334" calcext:value-type="float">
            <text:p>5.3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77" calcext:value-type="float">
            <text:p>9994.777</text:p>
          </table:table-cell>
          <table:table-cell office:value-type="float" office:value="5.223" calcext:value-type="float">
            <text:p>5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26" calcext:value-type="float">
            <text:p>9993.926</text:p>
          </table:table-cell>
          <table:table-cell office:value-type="float" office:value="6.074" calcext:value-type="float">
            <text:p>6.0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68" calcext:value-type="float">
            <text:p>9993.068</text:p>
          </table:table-cell>
          <table:table-cell office:value-type="float" office:value="6.932" calcext:value-type="float">
            <text:p>6.9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87" calcext:value-type="float">
            <text:p>9992.187</text:p>
          </table:table-cell>
          <table:table-cell office:value-type="float" office:value="7.813" calcext:value-type="float">
            <text:p>7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62" calcext:value-type="float">
            <text:p>9991.762</text:p>
          </table:table-cell>
          <table:table-cell office:value-type="float" office:value="8.238" calcext:value-type="float">
            <text:p>8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19" calcext:value-type="float">
            <text:p>9995.219</text:p>
          </table:table-cell>
          <table:table-cell office:value-type="float" office:value="4.781" calcext:value-type="float">
            <text:p>4.7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67" calcext:value-type="float">
            <text:p>9994.967</text:p>
          </table:table-cell>
          <table:table-cell office:value-type="float" office:value="5.033" calcext:value-type="float">
            <text:p>5.0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23" calcext:value-type="float">
            <text:p>9992.223</text:p>
          </table:table-cell>
          <table:table-cell office:value-type="float" office:value="7.777" calcext:value-type="float">
            <text:p>7.7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83" calcext:value-type="float">
            <text:p>9993.283</text:p>
          </table:table-cell>
          <table:table-cell office:value-type="float" office:value="6.717" calcext:value-type="float">
            <text:p>6.7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8" calcext:value-type="float">
            <text:p>9992.68</text:p>
          </table:table-cell>
          <table:table-cell office:value-type="float" office:value="7.32" calcext:value-type="float">
            <text:p>7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79" calcext:value-type="float">
            <text:p>9991.779</text:p>
          </table:table-cell>
          <table:table-cell office:value-type="float" office:value="8.221" calcext:value-type="float">
            <text:p>8.2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31" calcext:value-type="float">
            <text:p>9993.231</text:p>
          </table:table-cell>
          <table:table-cell office:value-type="float" office:value="6.769" calcext:value-type="float">
            <text:p>6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4" calcext:value-type="float">
            <text:p>9990.84</text:p>
          </table:table-cell>
          <table:table-cell office:value-type="float" office:value="9.16" calcext:value-type="float">
            <text:p>9.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3" calcext:value-type="float">
            <text:p>9991.53</text:p>
          </table:table-cell>
          <table:table-cell office:value-type="float" office:value="8.47" calcext:value-type="float">
            <text:p>8.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76" calcext:value-type="float">
            <text:p>9992.176</text:p>
          </table:table-cell>
          <table:table-cell office:value-type="float" office:value="7.824" calcext:value-type="float">
            <text:p>7.8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55" calcext:value-type="float">
            <text:p>9994.355</text:p>
          </table:table-cell>
          <table:table-cell office:value-type="float" office:value="5.645" calcext:value-type="float">
            <text:p>5.6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44" calcext:value-type="float">
            <text:p>9991.644</text:p>
          </table:table-cell>
          <table:table-cell office:value-type="float" office:value="8.356" calcext:value-type="float">
            <text:p>8.3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37" calcext:value-type="float">
            <text:p>9991.437</text:p>
          </table:table-cell>
          <table:table-cell office:value-type="float" office:value="8.563" calcext:value-type="float">
            <text:p>8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25" calcext:value-type="float">
            <text:p>9991.825</text:p>
          </table:table-cell>
          <table:table-cell office:value-type="float" office:value="8.175" calcext:value-type="float">
            <text:p>8.1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1" calcext:value-type="float">
            <text:p>9990.861</text:p>
          </table:table-cell>
          <table:table-cell office:value-type="float" office:value="9.139" calcext:value-type="float">
            <text:p>9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31" calcext:value-type="float">
            <text:p>9991.631</text:p>
          </table:table-cell>
          <table:table-cell office:value-type="float" office:value="8.369" calcext:value-type="float">
            <text:p>8.3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62" calcext:value-type="float">
            <text:p>9991.162</text:p>
          </table:table-cell>
          <table:table-cell office:value-type="float" office:value="8.838" calcext:value-type="float">
            <text:p>8.8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54" calcext:value-type="float">
            <text:p>9992.754</text:p>
          </table:table-cell>
          <table:table-cell office:value-type="float" office:value="7.246" calcext:value-type="float">
            <text:p>7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84" calcext:value-type="float">
            <text:p>9994.084</text:p>
          </table:table-cell>
          <table:table-cell office:value-type="float" office:value="5.916" calcext:value-type="float">
            <text:p>5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42" calcext:value-type="float">
            <text:p>9993.742</text:p>
          </table:table-cell>
          <table:table-cell office:value-type="float" office:value="6.258" calcext:value-type="float">
            <text:p>6.2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13" calcext:value-type="float">
            <text:p>9996.713</text:p>
          </table:table-cell>
          <table:table-cell office:value-type="float" office:value="3.287" calcext:value-type="float">
            <text:p>3.2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93" calcext:value-type="float">
            <text:p>9994.893</text:p>
          </table:table-cell>
          <table:table-cell office:value-type="float" office:value="5.107" calcext:value-type="float">
            <text:p>5.1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91" calcext:value-type="float">
            <text:p>9995.391</text:p>
          </table:table-cell>
          <table:table-cell office:value-type="float" office:value="4.609" calcext:value-type="float">
            <text:p>4.6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22" calcext:value-type="float">
            <text:p>9993.822</text:p>
          </table:table-cell>
          <table:table-cell office:value-type="float" office:value="6.178" calcext:value-type="float">
            <text:p>6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" calcext:value-type="float">
            <text:p>9996.97</text:p>
          </table:table-cell>
          <table:table-cell office:value-type="float" office:value="3.03" calcext:value-type="float">
            <text:p>3.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39" calcext:value-type="float">
            <text:p>9997.639</text:p>
          </table:table-cell>
          <table:table-cell office:value-type="float" office:value="2.361" calcext:value-type="float">
            <text:p>2.3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93" calcext:value-type="float">
            <text:p>9994.293</text:p>
          </table:table-cell>
          <table:table-cell office:value-type="float" office:value="5.707" calcext:value-type="float">
            <text:p>5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91" calcext:value-type="float">
            <text:p>9993.191</text:p>
          </table:table-cell>
          <table:table-cell office:value-type="float" office:value="6.809" calcext:value-type="float">
            <text:p>6.8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84" calcext:value-type="float">
            <text:p>9995.284</text:p>
          </table:table-cell>
          <table:table-cell office:value-type="float" office:value="4.716" calcext:value-type="float">
            <text:p>4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" calcext:value-type="float">
            <text:p>9997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99" calcext:value-type="float">
            <text:p>9992.999</text:p>
          </table:table-cell>
          <table:table-cell office:value-type="float" office:value="7.001" calcext:value-type="float">
            <text:p>7.0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87" calcext:value-type="float">
            <text:p>9993.287</text:p>
          </table:table-cell>
          <table:table-cell office:value-type="float" office:value="6.713" calcext:value-type="float">
            <text:p>6.7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77" calcext:value-type="float">
            <text:p>9990.977</text:p>
          </table:table-cell>
          <table:table-cell office:value-type="float" office:value="9.023" calcext:value-type="float">
            <text:p>9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24" calcext:value-type="float">
            <text:p>9996.524</text:p>
          </table:table-cell>
          <table:table-cell office:value-type="float" office:value="3.476" calcext:value-type="float">
            <text:p>3.4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05" calcext:value-type="float">
            <text:p>9995.605</text:p>
          </table:table-cell>
          <table:table-cell office:value-type="float" office:value="4.395" calcext:value-type="float">
            <text:p>4.3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49" calcext:value-type="float">
            <text:p>9996.849</text:p>
          </table:table-cell>
          <table:table-cell office:value-type="float" office:value="3.151" calcext:value-type="float">
            <text:p>3.1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96" calcext:value-type="float">
            <text:p>9991.996</text:p>
          </table:table-cell>
          <table:table-cell office:value-type="float" office:value="8.004" calcext:value-type="float">
            <text:p>8.0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23" calcext:value-type="float">
            <text:p>9996.023</text:p>
          </table:table-cell>
          <table:table-cell office:value-type="float" office:value="3.977" calcext:value-type="float">
            <text:p>3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66" calcext:value-type="float">
            <text:p>9996.966</text:p>
          </table:table-cell>
          <table:table-cell office:value-type="float" office:value="3.034" calcext:value-type="float">
            <text:p>3.0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1" calcext:value-type="float">
            <text:p>9996.411</text:p>
          </table:table-cell>
          <table:table-cell office:value-type="float" office:value="3.589" calcext:value-type="float">
            <text:p>3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93" calcext:value-type="float">
            <text:p>9998.293</text:p>
          </table:table-cell>
          <table:table-cell office:value-type="float" office:value="1.707" calcext:value-type="float">
            <text:p>1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3" calcext:value-type="float">
            <text:p>9994.13</text:p>
          </table:table-cell>
          <table:table-cell office:value-type="float" office:value="5.87" calcext:value-type="float">
            <text:p>5.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2" calcext:value-type="float">
            <text:p>9997.872</text:p>
          </table:table-cell>
          <table:table-cell office:value-type="float" office:value="2.128" calcext:value-type="float">
            <text:p>2.1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6" calcext:value-type="float">
            <text:p>9991.16</text:p>
          </table:table-cell>
          <table:table-cell office:value-type="float" office:value="8.84" calcext:value-type="float">
            <text:p>8.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29" calcext:value-type="float">
            <text:p>9995.129</text:p>
          </table:table-cell>
          <table:table-cell office:value-type="float" office:value="4.871" calcext:value-type="float">
            <text:p>4.8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01" calcext:value-type="float">
            <text:p>9991.801</text:p>
          </table:table-cell>
          <table:table-cell office:value-type="float" office:value="8.199" calcext:value-type="float">
            <text:p>8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" calcext:value-type="float">
            <text:p>999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49" calcext:value-type="float">
            <text:p>9996.149</text:p>
          </table:table-cell>
          <table:table-cell office:value-type="float" office:value="3.851" calcext:value-type="float">
            <text:p>3.8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97" calcext:value-type="float">
            <text:p>9992.997</text:p>
          </table:table-cell>
          <table:table-cell office:value-type="float" office:value="7.003" calcext:value-type="float">
            <text:p>7.0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" calcext:value-type="float">
            <text:p>9998.05</text:p>
          </table:table-cell>
          <table:table-cell office:value-type="float" office:value="1.95" calcext:value-type="float">
            <text:p>1.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81" calcext:value-type="float">
            <text:p>9991.981</text:p>
          </table:table-cell>
          <table:table-cell office:value-type="float" office:value="8.019" calcext:value-type="float">
            <text:p>8.0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07" calcext:value-type="float">
            <text:p>9995.907</text:p>
          </table:table-cell>
          <table:table-cell office:value-type="float" office:value="4.093" calcext:value-type="float">
            <text:p>4.0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9" calcext:value-type="float">
            <text:p>9995.269</text:p>
          </table:table-cell>
          <table:table-cell office:value-type="float" office:value="4.731" calcext:value-type="float">
            <text:p>4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1" calcext:value-type="float">
            <text:p>9998.011</text:p>
          </table:table-cell>
          <table:table-cell office:value-type="float" office:value="1.989" calcext:value-type="float">
            <text:p>1.9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36" calcext:value-type="float">
            <text:p>9992.936</text:p>
          </table:table-cell>
          <table:table-cell office:value-type="float" office:value="7.064" calcext:value-type="float">
            <text:p>7.0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21" calcext:value-type="float">
            <text:p>9992.921</text:p>
          </table:table-cell>
          <table:table-cell office:value-type="float" office:value="7.079" calcext:value-type="float">
            <text:p>7.0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48" calcext:value-type="float">
            <text:p>9996.948</text:p>
          </table:table-cell>
          <table:table-cell office:value-type="float" office:value="3.052" calcext:value-type="float">
            <text:p>3.0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55" calcext:value-type="float">
            <text:p>9995.455</text:p>
          </table:table-cell>
          <table:table-cell office:value-type="float" office:value="4.545" calcext:value-type="float">
            <text:p>4.5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04" calcext:value-type="float">
            <text:p>9996.204</text:p>
          </table:table-cell>
          <table:table-cell office:value-type="float" office:value="3.796" calcext:value-type="float">
            <text:p>3.7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38" calcext:value-type="float">
            <text:p>9993.538</text:p>
          </table:table-cell>
          <table:table-cell office:value-type="float" office:value="6.462" calcext:value-type="float">
            <text:p>6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91" calcext:value-type="float">
            <text:p>9997.391</text:p>
          </table:table-cell>
          <table:table-cell office:value-type="float" office:value="2.609" calcext:value-type="float">
            <text:p>2.6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33" calcext:value-type="float">
            <text:p>9995.033</text:p>
          </table:table-cell>
          <table:table-cell office:value-type="float" office:value="4.967" calcext:value-type="float">
            <text:p>4.9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1" calcext:value-type="float">
            <text:p>9997.11</text:p>
          </table:table-cell>
          <table:table-cell office:value-type="float" office:value="2.89" calcext:value-type="float">
            <text:p>2.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81" calcext:value-type="float">
            <text:p>9992.681</text:p>
          </table:table-cell>
          <table:table-cell office:value-type="float" office:value="7.319" calcext:value-type="float">
            <text:p>7.3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7" calcext:value-type="float">
            <text:p>9994.727</text:p>
          </table:table-cell>
          <table:table-cell office:value-type="float" office:value="5.273" calcext:value-type="float">
            <text:p>5.2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19" calcext:value-type="float">
            <text:p>9996.919</text:p>
          </table:table-cell>
          <table:table-cell office:value-type="float" office:value="3.081" calcext:value-type="float">
            <text:p>3.0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8" calcext:value-type="float">
            <text:p>9994.938</text:p>
          </table:table-cell>
          <table:table-cell office:value-type="float" office:value="5.062" calcext:value-type="float">
            <text:p>5.0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56" calcext:value-type="float">
            <text:p>9994.356</text:p>
          </table:table-cell>
          <table:table-cell office:value-type="float" office:value="5.644" calcext:value-type="float">
            <text:p>5.6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7" calcext:value-type="float">
            <text:p>9994.27</text:p>
          </table:table-cell>
          <table:table-cell office:value-type="float" office:value="5.73" calcext:value-type="float">
            <text:p>5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4" calcext:value-type="float">
            <text:p>9991.624</text:p>
          </table:table-cell>
          <table:table-cell office:value-type="float" office:value="8.376" calcext:value-type="float">
            <text:p>8.3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68" calcext:value-type="float">
            <text:p>9993.468</text:p>
          </table:table-cell>
          <table:table-cell office:value-type="float" office:value="6.532" calcext:value-type="float">
            <text:p>6.5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04" calcext:value-type="float">
            <text:p>9992.404</text:p>
          </table:table-cell>
          <table:table-cell office:value-type="float" office:value="7.596" calcext:value-type="float">
            <text:p>7.5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48" calcext:value-type="float">
            <text:p>9992.948</text:p>
          </table:table-cell>
          <table:table-cell office:value-type="float" office:value="7.052" calcext:value-type="float">
            <text:p>7.0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4" calcext:value-type="float">
            <text:p>9993.24</text:p>
          </table:table-cell>
          <table:table-cell office:value-type="float" office:value="6.76" calcext:value-type="float">
            <text:p>6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8" calcext:value-type="float">
            <text:p>9994.48</text:p>
          </table:table-cell>
          <table:table-cell office:value-type="float" office:value="5.52" calcext:value-type="float">
            <text:p>5.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04" calcext:value-type="float">
            <text:p>9995.204</text:p>
          </table:table-cell>
          <table:table-cell office:value-type="float" office:value="4.796" calcext:value-type="float">
            <text:p>4.7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78" calcext:value-type="float">
            <text:p>9995.378</text:p>
          </table:table-cell>
          <table:table-cell office:value-type="float" office:value="4.622" calcext:value-type="float">
            <text:p>4.6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92" calcext:value-type="float">
            <text:p>9995.092</text:p>
          </table:table-cell>
          <table:table-cell office:value-type="float" office:value="4.908" calcext:value-type="float">
            <text:p>4.9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17" calcext:value-type="float">
            <text:p>9991.517</text:p>
          </table:table-cell>
          <table:table-cell office:value-type="float" office:value="8.483" calcext:value-type="float">
            <text:p>8.4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96" calcext:value-type="float">
            <text:p>9994.896</text:p>
          </table:table-cell>
          <table:table-cell office:value-type="float" office:value="5.104" calcext:value-type="float">
            <text:p>5.1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6" calcext:value-type="float">
            <text:p>9994.876</text:p>
          </table:table-cell>
          <table:table-cell office:value-type="float" office:value="5.124" calcext:value-type="float">
            <text:p>5.1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" calcext:value-type="float">
            <text:p>9994.9</text:p>
          </table:table-cell>
          <table:table-cell office:value-type="float" office:value="5.1" calcext:value-type="float">
            <text:p>5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4" calcext:value-type="float">
            <text:p>9993.904</text:p>
          </table:table-cell>
          <table:table-cell office:value-type="float" office:value="6.096" calcext:value-type="float">
            <text:p>6.0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12" calcext:value-type="float">
            <text:p>9991.912</text:p>
          </table:table-cell>
          <table:table-cell office:value-type="float" office:value="8.088" calcext:value-type="float">
            <text:p>8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52" calcext:value-type="float">
            <text:p>9992.452</text:p>
          </table:table-cell>
          <table:table-cell office:value-type="float" office:value="7.548" calcext:value-type="float">
            <text:p>7.5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49" calcext:value-type="float">
            <text:p>9992.649</text:p>
          </table:table-cell>
          <table:table-cell office:value-type="float" office:value="7.351" calcext:value-type="float">
            <text:p>7.3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" calcext:value-type="float">
            <text:p>9995.92</text:p>
          </table:table-cell>
          <table:table-cell office:value-type="float" office:value="4.08" calcext:value-type="float">
            <text:p>4.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5" calcext:value-type="float">
            <text:p>9995.595</text:p>
          </table:table-cell>
          <table:table-cell office:value-type="float" office:value="4.405" calcext:value-type="float">
            <text:p>4.4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81" calcext:value-type="float">
            <text:p>9994.181</text:p>
          </table:table-cell>
          <table:table-cell office:value-type="float" office:value="5.819" calcext:value-type="float">
            <text:p>5.8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45" calcext:value-type="float">
            <text:p>9994.245</text:p>
          </table:table-cell>
          <table:table-cell office:value-type="float" office:value="5.755" calcext:value-type="float">
            <text:p>5.7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79" calcext:value-type="float">
            <text:p>9993.579</text:p>
          </table:table-cell>
          <table:table-cell office:value-type="float" office:value="6.421" calcext:value-type="float">
            <text:p>6.4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45" calcext:value-type="float">
            <text:p>9992.445</text:p>
          </table:table-cell>
          <table:table-cell office:value-type="float" office:value="7.555" calcext:value-type="float">
            <text:p>7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85" calcext:value-type="float">
            <text:p>9991.585</text:p>
          </table:table-cell>
          <table:table-cell office:value-type="float" office:value="8.415" calcext:value-type="float">
            <text:p>8.4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45" calcext:value-type="float">
            <text:p>9991.045</text:p>
          </table:table-cell>
          <table:table-cell office:value-type="float" office:value="8.955" calcext:value-type="float">
            <text:p>8.9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2" calcext:value-type="float">
            <text:p>9994.872</text:p>
          </table:table-cell>
          <table:table-cell office:value-type="float" office:value="5.128" calcext:value-type="float">
            <text:p>5.1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21" calcext:value-type="float">
            <text:p>9994.621</text:p>
          </table:table-cell>
          <table:table-cell office:value-type="float" office:value="5.379" calcext:value-type="float">
            <text:p>5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61" calcext:value-type="float">
            <text:p>9991.461</text:p>
          </table:table-cell>
          <table:table-cell office:value-type="float" office:value="8.539" calcext:value-type="float">
            <text:p>8.5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83" calcext:value-type="float">
            <text:p>9992.683</text:p>
          </table:table-cell>
          <table:table-cell office:value-type="float" office:value="7.317" calcext:value-type="float">
            <text:p>7.3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33" calcext:value-type="float">
            <text:p>9992.033</text:p>
          </table:table-cell>
          <table:table-cell office:value-type="float" office:value="7.967" calcext:value-type="float">
            <text:p>7.9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17" calcext:value-type="float">
            <text:p>9991.017</text:p>
          </table:table-cell>
          <table:table-cell office:value-type="float" office:value="8.983" calcext:value-type="float">
            <text:p>8.9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61" calcext:value-type="float">
            <text:p>9992.561</text:p>
          </table:table-cell>
          <table:table-cell office:value-type="float" office:value="7.439" calcext:value-type="float">
            <text:p>7.4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76" calcext:value-type="float">
            <text:p>9990.076</text:p>
          </table:table-cell>
          <table:table-cell office:value-type="float" office:value="9.924" calcext:value-type="float">
            <text:p>9.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3" calcext:value-type="float">
            <text:p>9990.93</text:p>
          </table:table-cell>
          <table:table-cell office:value-type="float" office:value="9.07" calcext:value-type="float">
            <text:p>9.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59" calcext:value-type="float">
            <text:p>9991.459</text:p>
          </table:table-cell>
          <table:table-cell office:value-type="float" office:value="8.541" calcext:value-type="float">
            <text:p>8.5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39" calcext:value-type="float">
            <text:p>9993.939</text:p>
          </table:table-cell>
          <table:table-cell office:value-type="float" office:value="6.061" calcext:value-type="float">
            <text:p>6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51" calcext:value-type="float">
            <text:p>9990.951</text:p>
          </table:table-cell>
          <table:table-cell office:value-type="float" office:value="9.049" calcext:value-type="float">
            <text:p>9.0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75" calcext:value-type="float">
            <text:p>9990.675</text:p>
          </table:table-cell>
          <table:table-cell office:value-type="float" office:value="9.325" calcext:value-type="float">
            <text:p>9.3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86" calcext:value-type="float">
            <text:p>9991.086</text:p>
          </table:table-cell>
          <table:table-cell office:value-type="float" office:value="8.914" calcext:value-type="float">
            <text:p>8.9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99" calcext:value-type="float">
            <text:p>9990.099</text:p>
          </table:table-cell>
          <table:table-cell office:value-type="float" office:value="9.901" calcext:value-type="float">
            <text:p>9.9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53" calcext:value-type="float">
            <text:p>9991.053</text:p>
          </table:table-cell>
          <table:table-cell office:value-type="float" office:value="8.947" calcext:value-type="float">
            <text:p>8.9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" calcext:value-type="float">
            <text:p>9990.4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53" calcext:value-type="float">
            <text:p>9992.153</text:p>
          </table:table-cell>
          <table:table-cell office:value-type="float" office:value="7.847" calcext:value-type="float">
            <text:p>7.8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" calcext:value-type="float">
            <text:p>9993.6</text:p>
          </table:table-cell>
          <table:table-cell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65" calcext:value-type="float">
            <text:p>9993.465</text:p>
          </table:table-cell>
          <table:table-cell office:value-type="float" office:value="6.535" calcext:value-type="float">
            <text:p>6.5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9" calcext:value-type="float">
            <text:p>9996.389</text:p>
          </table:table-cell>
          <table:table-cell office:value-type="float" office:value="3.611" calcext:value-type="float">
            <text:p>3.6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54" calcext:value-type="float">
            <text:p>9994.454</text:p>
          </table:table-cell>
          <table:table-cell office:value-type="float" office:value="5.546" calcext:value-type="float">
            <text:p>5.5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06" calcext:value-type="float">
            <text:p>9995.206</text:p>
          </table:table-cell>
          <table:table-cell office:value-type="float" office:value="4.794" calcext:value-type="float">
            <text:p>4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13" calcext:value-type="float">
            <text:p>9993.313</text:p>
          </table:table-cell>
          <table:table-cell office:value-type="float" office:value="6.687" calcext:value-type="float">
            <text:p>6.6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55" calcext:value-type="float">
            <text:p>9996.855</text:p>
          </table:table-cell>
          <table:table-cell office:value-type="float" office:value="3.145" calcext:value-type="float">
            <text:p>3.1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1" calcext:value-type="float">
            <text:p>9997.431</text:p>
          </table:table-cell>
          <table:table-cell office:value-type="float" office:value="2.569" calcext:value-type="float">
            <text:p>2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91" calcext:value-type="float">
            <text:p>9993.691</text:p>
          </table:table-cell>
          <table:table-cell office:value-type="float" office:value="6.309" calcext:value-type="float">
            <text:p>6.3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5" calcext:value-type="float">
            <text:p>9992.45</text:p>
          </table:table-cell>
          <table:table-cell office:value-type="float" office:value="7.55" calcext:value-type="float">
            <text:p>7.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83" calcext:value-type="float">
            <text:p>9994.983</text:p>
          </table:table-cell>
          <table:table-cell office:value-type="float" office:value="5.017" calcext:value-type="float">
            <text:p>5.0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29" calcext:value-type="float">
            <text:p>9997.129</text:p>
          </table:table-cell>
          <table:table-cell office:value-type="float" office:value="2.871" calcext:value-type="float">
            <text:p>2.8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99" calcext:value-type="float">
            <text:p>9992.399</text:p>
          </table:table-cell>
          <table:table-cell office:value-type="float" office:value="7.601" calcext:value-type="float">
            <text:p>7.6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32" calcext:value-type="float">
            <text:p>9992.732</text:p>
          </table:table-cell>
          <table:table-cell office:value-type="float" office:value="7.268" calcext:value-type="float">
            <text:p>7.2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15" calcext:value-type="float">
            <text:p>9990.215</text:p>
          </table:table-cell>
          <table:table-cell office:value-type="float" office:value="9.785" calcext:value-type="float">
            <text:p>9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5" calcext:value-type="float">
            <text:p>9996.385</text:p>
          </table:table-cell>
          <table:table-cell office:value-type="float" office:value="3.615" calcext:value-type="float">
            <text:p>3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86" calcext:value-type="float">
            <text:p>9995.386</text:p>
          </table:table-cell>
          <table:table-cell office:value-type="float" office:value="4.614" calcext:value-type="float">
            <text:p>4.6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18" calcext:value-type="float">
            <text:p>9996.618</text:p>
          </table:table-cell>
          <table:table-cell office:value-type="float" office:value="3.382" calcext:value-type="float">
            <text:p>3.3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35" calcext:value-type="float">
            <text:p>9991.235</text:p>
          </table:table-cell>
          <table:table-cell office:value-type="float" office:value="8.765" calcext:value-type="float">
            <text:p>8.7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38" calcext:value-type="float">
            <text:p>9995.538</text:p>
          </table:table-cell>
          <table:table-cell office:value-type="float" office:value="4.462" calcext:value-type="float">
            <text:p>4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34" calcext:value-type="float">
            <text:p>9996.734</text:p>
          </table:table-cell>
          <table:table-cell office:value-type="float" office:value="3.266" calcext:value-type="float">
            <text:p>3.2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63" calcext:value-type="float">
            <text:p>9996.063</text:p>
          </table:table-cell>
          <table:table-cell office:value-type="float" office:value="3.937" calcext:value-type="float">
            <text:p>3.9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6" calcext:value-type="float">
            <text:p>9998.016</text:p>
          </table:table-cell>
          <table:table-cell office:value-type="float" office:value="1.984" calcext:value-type="float">
            <text:p>1.9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14" calcext:value-type="float">
            <text:p>9993.414</text:p>
          </table:table-cell>
          <table:table-cell office:value-type="float" office:value="6.586" calcext:value-type="float">
            <text:p>6.5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" calcext:value-type="float">
            <text:p>9997.71</text:p>
          </table:table-cell>
          <table:table-cell office:value-type="float" office:value="2.29" calcext:value-type="float">
            <text:p>2.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67" calcext:value-type="float">
            <text:p>9990.467</text:p>
          </table:table-cell>
          <table:table-cell office:value-type="float" office:value="9.533" calcext:value-type="float">
            <text:p>9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58" calcext:value-type="float">
            <text:p>9994.758</text:p>
          </table:table-cell>
          <table:table-cell office:value-type="float" office:value="5.242" calcext:value-type="float">
            <text:p>5.2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37" calcext:value-type="float">
            <text:p>9991.037</text:p>
          </table:table-cell>
          <table:table-cell office:value-type="float" office:value="8.963" calcext:value-type="float">
            <text:p>8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38" calcext:value-type="float">
            <text:p>9990.238</text:p>
          </table:table-cell>
          <table:table-cell office:value-type="float" office:value="9.762" calcext:value-type="float">
            <text:p>9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41" calcext:value-type="float">
            <text:p>9995.941</text:p>
          </table:table-cell>
          <table:table-cell office:value-type="float" office:value="4.059" calcext:value-type="float">
            <text:p>4.0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35" calcext:value-type="float">
            <text:p>9992.235</text:p>
          </table:table-cell>
          <table:table-cell office:value-type="float" office:value="7.765" calcext:value-type="float">
            <text:p>7.7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2" calcext:value-type="float">
            <text:p>9997.912</text:p>
          </table:table-cell>
          <table:table-cell office:value-type="float" office:value="2.088" calcext:value-type="float">
            <text:p>2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86" calcext:value-type="float">
            <text:p>9991.286</text:p>
          </table:table-cell>
          <table:table-cell office:value-type="float" office:value="8.714" calcext:value-type="float">
            <text:p>8.7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07" calcext:value-type="float">
            <text:p>9995.307</text:p>
          </table:table-cell>
          <table:table-cell office:value-type="float" office:value="4.693" calcext:value-type="float">
            <text:p>4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91" calcext:value-type="float">
            <text:p>9994.991</text:p>
          </table:table-cell>
          <table:table-cell office:value-type="float" office:value="5.009" calcext:value-type="float">
            <text:p>5.0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49" calcext:value-type="float">
            <text:p>9997.849</text:p>
          </table:table-cell>
          <table:table-cell office:value-type="float" office:value="2.151" calcext:value-type="float">
            <text:p>2.1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9" calcext:value-type="float">
            <text:p>9992.29</text:p>
          </table:table-cell>
          <table:table-cell office:value-type="float" office:value="7.71" calcext:value-type="float">
            <text:p>7.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19" calcext:value-type="float">
            <text:p>9992.319</text:p>
          </table:table-cell>
          <table:table-cell office:value-type="float" office:value="7.681" calcext:value-type="float">
            <text:p>7.6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3" calcext:value-type="float">
            <text:p>9996.833</text:p>
          </table:table-cell>
          <table:table-cell office:value-type="float" office:value="3.167" calcext:value-type="float">
            <text:p>3.1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" calcext:value-type="float">
            <text:p>9995.2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41" calcext:value-type="float">
            <text:p>9995.741</text:p>
          </table:table-cell>
          <table:table-cell office:value-type="float" office:value="4.259" calcext:value-type="float">
            <text:p>4.2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76" calcext:value-type="float">
            <text:p>9993.076</text:p>
          </table:table-cell>
          <table:table-cell office:value-type="float" office:value="6.924" calcext:value-type="float">
            <text:p>6.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91" calcext:value-type="float">
            <text:p>9997.091</text:p>
          </table:table-cell>
          <table:table-cell office:value-type="float" office:value="2.909" calcext:value-type="float">
            <text:p>2.9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56" calcext:value-type="float">
            <text:p>9994.756</text:p>
          </table:table-cell>
          <table:table-cell office:value-type="float" office:value="5.244" calcext:value-type="float">
            <text:p>5.2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" calcext:value-type="float">
            <text:p>9996.67</text:p>
          </table:table-cell>
          <table:table-cell office:value-type="float" office:value="3.33" calcext:value-type="float">
            <text:p>3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55" calcext:value-type="float">
            <text:p>9991.955</text:p>
          </table:table-cell>
          <table:table-cell office:value-type="float" office:value="8.045" calcext:value-type="float">
            <text:p>8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1" calcext:value-type="float">
            <text:p>9994.01</text:p>
          </table:table-cell>
          <table:table-cell office:value-type="float" office:value="5.99" calcext:value-type="float">
            <text:p>5.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18" calcext:value-type="float">
            <text:p>9996.618</text:p>
          </table:table-cell>
          <table:table-cell office:value-type="float" office:value="3.382" calcext:value-type="float">
            <text:p>3.3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76" calcext:value-type="float">
            <text:p>9994.476</text:p>
          </table:table-cell>
          <table:table-cell office:value-type="float" office:value="5.524" calcext:value-type="float">
            <text:p>5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01" calcext:value-type="float">
            <text:p>9993.801</text:p>
          </table:table-cell>
          <table:table-cell office:value-type="float" office:value="6.199" calcext:value-type="float">
            <text:p>6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38" calcext:value-type="float">
            <text:p>9993.738</text:p>
          </table:table-cell>
          <table:table-cell office:value-type="float" office:value="6.262" calcext:value-type="float">
            <text:p>6.2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84" calcext:value-type="float">
            <text:p>9990.884</text:p>
          </table:table-cell>
          <table:table-cell office:value-type="float" office:value="9.116" calcext:value-type="float">
            <text:p>9.1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22" calcext:value-type="float">
            <text:p>9992.822</text:p>
          </table:table-cell>
          <table:table-cell office:value-type="float" office:value="7.178" calcext:value-type="float">
            <text:p>7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42" calcext:value-type="float">
            <text:p>9991.642</text:p>
          </table:table-cell>
          <table:table-cell office:value-type="float" office:value="8.358" calcext:value-type="float">
            <text:p>8.3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62" calcext:value-type="float">
            <text:p>9992.462</text:p>
          </table:table-cell>
          <table:table-cell office:value-type="float" office:value="7.538" calcext:value-type="float">
            <text:p>7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32" calcext:value-type="float">
            <text:p>9992.732</text:p>
          </table:table-cell>
          <table:table-cell office:value-type="float" office:value="7.268" calcext:value-type="float">
            <text:p>7.2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78" calcext:value-type="float">
            <text:p>9993.878</text:p>
          </table:table-cell>
          <table:table-cell office:value-type="float" office:value="6.122" calcext:value-type="float">
            <text:p>6.1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86" calcext:value-type="float">
            <text:p>9994.786</text:p>
          </table:table-cell>
          <table:table-cell office:value-type="float" office:value="5.214" calcext:value-type="float">
            <text:p>5.2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9" calcext:value-type="float">
            <text:p>9994.939</text:p>
          </table:table-cell>
          <table:table-cell office:value-type="float" office:value="5.061" calcext:value-type="float">
            <text:p>5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84" calcext:value-type="float">
            <text:p>9994.584</text:p>
          </table:table-cell>
          <table:table-cell office:value-type="float" office:value="5.416" calcext:value-type="float">
            <text:p>5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56" calcext:value-type="float">
            <text:p>9990.756</text:p>
          </table:table-cell>
          <table:table-cell office:value-type="float" office:value="9.244" calcext:value-type="float">
            <text:p>9.2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11" calcext:value-type="float">
            <text:p>9994.411</text:p>
          </table:table-cell>
          <table:table-cell office:value-type="float" office:value="5.589" calcext:value-type="float">
            <text:p>5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66" calcext:value-type="float">
            <text:p>9994.366</text:p>
          </table:table-cell>
          <table:table-cell office:value-type="float" office:value="5.634" calcext:value-type="float">
            <text:p>5.6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62" calcext:value-type="float">
            <text:p>9994.462</text:p>
          </table:table-cell>
          <table:table-cell office:value-type="float" office:value="5.538" calcext:value-type="float">
            <text:p>5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3" calcext:value-type="float">
            <text:p>9993.143</text:p>
          </table:table-cell>
          <table:table-cell office:value-type="float" office:value="6.857" calcext:value-type="float">
            <text:p>6.8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88" calcext:value-type="float">
            <text:p>9991.288</text:p>
          </table:table-cell>
          <table:table-cell office:value-type="float" office:value="8.712" calcext:value-type="float">
            <text:p>8.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04" calcext:value-type="float">
            <text:p>9991.804</text:p>
          </table:table-cell>
          <table:table-cell office:value-type="float" office:value="8.196" calcext:value-type="float">
            <text:p>8.1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71" calcext:value-type="float">
            <text:p>9992.071</text:p>
          </table:table-cell>
          <table:table-cell office:value-type="float" office:value="7.929" calcext:value-type="float">
            <text:p>7.9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25" calcext:value-type="float">
            <text:p>9995.525</text:p>
          </table:table-cell>
          <table:table-cell office:value-type="float" office:value="4.475" calcext:value-type="float">
            <text:p>4.4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78" calcext:value-type="float">
            <text:p>9995.178</text:p>
          </table:table-cell>
          <table:table-cell office:value-type="float" office:value="4.822" calcext:value-type="float">
            <text:p>4.8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96" calcext:value-type="float">
            <text:p>9993.696</text:p>
          </table:table-cell>
          <table:table-cell office:value-type="float" office:value="6.304" calcext:value-type="float">
            <text:p>6.3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83" calcext:value-type="float">
            <text:p>9993.783</text:p>
          </table:table-cell>
          <table:table-cell office:value-type="float" office:value="6.217" calcext:value-type="float">
            <text:p>6.2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17" calcext:value-type="float">
            <text:p>9992.817</text:p>
          </table:table-cell>
          <table:table-cell office:value-type="float" office:value="7.183" calcext:value-type="float">
            <text:p>7.1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44" calcext:value-type="float">
            <text:p>9991.844</text:p>
          </table:table-cell>
          <table:table-cell office:value-type="float" office:value="8.156" calcext:value-type="float">
            <text:p>8.1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22" calcext:value-type="float">
            <text:p>9990.822</text:p>
          </table:table-cell>
          <table:table-cell office:value-type="float" office:value="9.178" calcext:value-type="float">
            <text:p>9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84" calcext:value-type="float">
            <text:p>9990.284</text:p>
          </table:table-cell>
          <table:table-cell office:value-type="float" office:value="9.716" calcext:value-type="float">
            <text:p>9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11" calcext:value-type="float">
            <text:p>9994.411</text:p>
          </table:table-cell>
          <table:table-cell office:value-type="float" office:value="5.589" calcext:value-type="float">
            <text:p>5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82" calcext:value-type="float">
            <text:p>9994.182</text:p>
          </table:table-cell>
          <table:table-cell office:value-type="float" office:value="5.818" calcext:value-type="float">
            <text:p>5.8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38" calcext:value-type="float">
            <text:p>9990.838</text:p>
          </table:table-cell>
          <table:table-cell office:value-type="float" office:value="9.162" calcext:value-type="float">
            <text:p>9.1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44" calcext:value-type="float">
            <text:p>9992.244</text:p>
          </table:table-cell>
          <table:table-cell office:value-type="float" office:value="7.756" calcext:value-type="float">
            <text:p>7.7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1" calcext:value-type="float">
            <text:p>9991.41</text:p>
          </table:table-cell>
          <table:table-cell office:value-type="float" office:value="8.59" calcext:value-type="float">
            <text:p>8.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63" calcext:value-type="float">
            <text:p>9990.463</text:p>
          </table:table-cell>
          <table:table-cell office:value-type="float" office:value="9.537" calcext:value-type="float">
            <text:p>9.5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9" calcext:value-type="float">
            <text:p>9991.89</text:p>
          </table:table-cell>
          <table:table-cell office:value-type="float" office:value="8.11" calcext:value-type="float">
            <text:p>8.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11" calcext:value-type="float">
            <text:p>9989.311</text:p>
          </table:table-cell>
          <table:table-cell office:value-type="float" office:value="10.689" calcext:value-type="float">
            <text:p>10.6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84" calcext:value-type="float">
            <text:p>9990.284</text:p>
          </table:table-cell>
          <table:table-cell office:value-type="float" office:value="9.716" calcext:value-type="float">
            <text:p>9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3" calcext:value-type="float">
            <text:p>9990.903</text:p>
          </table:table-cell>
          <table:table-cell office:value-type="float" office:value="9.097" calcext:value-type="float">
            <text:p>9.0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31" calcext:value-type="float">
            <text:p>9993.731</text:p>
          </table:table-cell>
          <table:table-cell office:value-type="float" office:value="6.269" calcext:value-type="float">
            <text:p>6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2" calcext:value-type="float">
            <text:p>9990.42</text:p>
          </table:table-cell>
          <table:table-cell office:value-type="float" office:value="9.58" calcext:value-type="float">
            <text:p>9.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14" calcext:value-type="float">
            <text:p>9989.914</text:p>
          </table:table-cell>
          <table:table-cell office:value-type="float" office:value="10.086" calcext:value-type="float">
            <text:p>10.0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46" calcext:value-type="float">
            <text:p>9990.346</text:p>
          </table:table-cell>
          <table:table-cell office:value-type="float" office:value="9.654" calcext:value-type="float">
            <text:p>9.6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53" calcext:value-type="float">
            <text:p>9989.453</text:p>
          </table:table-cell>
          <table:table-cell office:value-type="float" office:value="10.547" calcext:value-type="float">
            <text:p>10.5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15" calcext:value-type="float">
            <text:p>9990.615</text:p>
          </table:table-cell>
          <table:table-cell office:value-type="float" office:value="9.385" calcext:value-type="float">
            <text:p>9.3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38" calcext:value-type="float">
            <text:p>9989.638</text:p>
          </table:table-cell>
          <table:table-cell office:value-type="float" office:value="10.362" calcext:value-type="float">
            <text:p>10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76" calcext:value-type="float">
            <text:p>9991.876</text:p>
          </table:table-cell>
          <table:table-cell office:value-type="float" office:value="8.124" calcext:value-type="float">
            <text:p>8.1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3" calcext:value-type="float">
            <text:p>9993.23</text:p>
          </table:table-cell>
          <table:table-cell office:value-type="float" office:value="6.77" calcext:value-type="float">
            <text:p>6.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1" calcext:value-type="float">
            <text:p>9993.141</text:p>
          </table:table-cell>
          <table:table-cell office:value-type="float" office:value="6.859" calcext:value-type="float">
            <text:p>6.8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57" calcext:value-type="float">
            <text:p>9996.157</text:p>
          </table:table-cell>
          <table:table-cell office:value-type="float" office:value="3.843" calcext:value-type="float">
            <text:p>3.8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3" calcext:value-type="float">
            <text:p>9994.13</text:p>
          </table:table-cell>
          <table:table-cell office:value-type="float" office:value="5.87" calcext:value-type="float">
            <text:p>5.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04" calcext:value-type="float">
            <text:p>9994.904</text:p>
          </table:table-cell>
          <table:table-cell office:value-type="float" office:value="5.096" calcext:value-type="float">
            <text:p>5.0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98" calcext:value-type="float">
            <text:p>9992.698</text:p>
          </table:table-cell>
          <table:table-cell office:value-type="float" office:value="7.302" calcext:value-type="float">
            <text:p>7.3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16" calcext:value-type="float">
            <text:p>9996.716</text:p>
          </table:table-cell>
          <table:table-cell office:value-type="float" office:value="3.284" calcext:value-type="float">
            <text:p>3.2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" calcext:value-type="float">
            <text:p>9997.2</text:p>
          </table:table-cell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68" calcext:value-type="float">
            <text:p>9993.368</text:p>
          </table:table-cell>
          <table:table-cell office:value-type="float" office:value="6.632" calcext:value-type="float">
            <text:p>6.6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25" calcext:value-type="float">
            <text:p>9991.825</text:p>
          </table:table-cell>
          <table:table-cell office:value-type="float" office:value="8.175" calcext:value-type="float">
            <text:p>8.1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74" calcext:value-type="float">
            <text:p>9994.774</text:p>
          </table:table-cell>
          <table:table-cell office:value-type="float" office:value="5.226" calcext:value-type="float">
            <text:p>5.2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5" calcext:value-type="float">
            <text:p>9996.805</text:p>
          </table:table-cell>
          <table:table-cell office:value-type="float" office:value="3.195" calcext:value-type="float">
            <text:p>3.1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38" calcext:value-type="float">
            <text:p>9991.638</text:p>
          </table:table-cell>
          <table:table-cell office:value-type="float" office:value="8.362" calcext:value-type="float">
            <text:p>8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62" calcext:value-type="float">
            <text:p>9992.062</text:p>
          </table:table-cell>
          <table:table-cell office:value-type="float" office:value="7.938" calcext:value-type="float">
            <text:p>7.9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54" calcext:value-type="float">
            <text:p>9989.454</text:p>
          </table:table-cell>
          <table:table-cell office:value-type="float" office:value="10.546" calcext:value-type="float">
            <text:p>10.5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54" calcext:value-type="float">
            <text:p>9996.154</text:p>
          </table:table-cell>
          <table:table-cell office:value-type="float" office:value="3.846" calcext:value-type="float">
            <text:p>3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22" calcext:value-type="float">
            <text:p>9994.922</text:p>
          </table:table-cell>
          <table:table-cell office:value-type="float" office:value="5.078" calcext:value-type="float">
            <text:p>5.0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6" calcext:value-type="float">
            <text:p>9996.386</text:p>
          </table:table-cell>
          <table:table-cell office:value-type="float" office:value="3.614" calcext:value-type="float">
            <text:p>3.6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56" calcext:value-type="float">
            <text:p>9990.656</text:p>
          </table:table-cell>
          <table:table-cell office:value-type="float" office:value="9.344" calcext:value-type="float">
            <text:p>9.3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06" calcext:value-type="float">
            <text:p>9995.306</text:p>
          </table:table-cell>
          <table:table-cell office:value-type="float" office:value="4.694" calcext:value-type="float">
            <text:p>4.6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26" calcext:value-type="float">
            <text:p>9996.526</text:p>
          </table:table-cell>
          <table:table-cell office:value-type="float" office:value="3.474" calcext:value-type="float">
            <text:p>3.4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5" calcext:value-type="float">
            <text:p>9995.925</text:p>
          </table:table-cell>
          <table:table-cell office:value-type="float" office:value="4.075" calcext:value-type="float">
            <text:p>4.0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" calcext:value-type="float">
            <text:p>9997.9</text:p>
          </table:table-cell>
          <table:table-cell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4" calcext:value-type="float">
            <text:p>9992.64</text:p>
          </table:table-cell>
          <table:table-cell office:value-type="float" office:value="7.36" calcext:value-type="float">
            <text:p>7.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02" calcext:value-type="float">
            <text:p>9997.502</text:p>
          </table:table-cell>
          <table:table-cell office:value-type="float" office:value="2.498" calcext:value-type="float">
            <text:p>2.4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75" calcext:value-type="float">
            <text:p>9989.775</text:p>
          </table:table-cell>
          <table:table-cell office:value-type="float" office:value="10.225" calcext:value-type="float">
            <text:p>10.2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11" calcext:value-type="float">
            <text:p>9994.411</text:p>
          </table:table-cell>
          <table:table-cell office:value-type="float" office:value="5.589" calcext:value-type="float">
            <text:p>5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74" calcext:value-type="float">
            <text:p>9990.274</text:p>
          </table:table-cell>
          <table:table-cell office:value-type="float" office:value="9.726" calcext:value-type="float">
            <text:p>9.7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77" calcext:value-type="float">
            <text:p>9989.477</text:p>
          </table:table-cell>
          <table:table-cell office:value-type="float" office:value="10.523" calcext:value-type="float">
            <text:p>10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41" calcext:value-type="float">
            <text:p>9995.641</text:p>
          </table:table-cell>
          <table:table-cell office:value-type="float" office:value="4.359" calcext:value-type="float">
            <text:p>4.3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89" calcext:value-type="float">
            <text:p>9991.589</text:p>
          </table:table-cell>
          <table:table-cell office:value-type="float" office:value="8.411" calcext:value-type="float">
            <text:p>8.4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1" calcext:value-type="float">
            <text:p>9997.681</text:p>
          </table:table-cell>
          <table:table-cell office:value-type="float" office:value="2.319" calcext:value-type="float">
            <text:p>2.3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38" calcext:value-type="float">
            <text:p>9990.638</text:p>
          </table:table-cell>
          <table:table-cell office:value-type="float" office:value="9.362" calcext:value-type="float">
            <text:p>9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7" calcext:value-type="float">
            <text:p>9994.937</text:p>
          </table:table-cell>
          <table:table-cell office:value-type="float" office:value="5.063" calcext:value-type="float">
            <text:p>5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73" calcext:value-type="float">
            <text:p>9994.573</text:p>
          </table:table-cell>
          <table:table-cell office:value-type="float" office:value="5.427" calcext:value-type="float">
            <text:p>5.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8" calcext:value-type="float">
            <text:p>9997.688</text:p>
          </table:table-cell>
          <table:table-cell office:value-type="float" office:value="2.312" calcext:value-type="float">
            <text:p>2.3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28" calcext:value-type="float">
            <text:p>9991.528</text:p>
          </table:table-cell>
          <table:table-cell office:value-type="float" office:value="8.472" calcext:value-type="float">
            <text:p>8.4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96" calcext:value-type="float">
            <text:p>9991.696</text:p>
          </table:table-cell>
          <table:table-cell office:value-type="float" office:value="8.304" calcext:value-type="float">
            <text:p>8.3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48" calcext:value-type="float">
            <text:p>9996.648</text:p>
          </table:table-cell>
          <table:table-cell office:value-type="float" office:value="3.352" calcext:value-type="float">
            <text:p>3.3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6" calcext:value-type="float">
            <text:p>9994.876</text:p>
          </table:table-cell>
          <table:table-cell office:value-type="float" office:value="5.124" calcext:value-type="float">
            <text:p>5.1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94" calcext:value-type="float">
            <text:p>9995.394</text:p>
          </table:table-cell>
          <table:table-cell office:value-type="float" office:value="4.606" calcext:value-type="float">
            <text:p>4.6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07" calcext:value-type="float">
            <text:p>9992.707</text:p>
          </table:table-cell>
          <table:table-cell office:value-type="float" office:value="7.293" calcext:value-type="float">
            <text:p>7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05" calcext:value-type="float">
            <text:p>9996.905</text:p>
          </table:table-cell>
          <table:table-cell office:value-type="float" office:value="3.095" calcext:value-type="float">
            <text:p>3.0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33" calcext:value-type="float">
            <text:p>9994.133</text:p>
          </table:table-cell>
          <table:table-cell office:value-type="float" office:value="5.867" calcext:value-type="float">
            <text:p>5.8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2" calcext:value-type="float">
            <text:p>9996.462</text:p>
          </table:table-cell>
          <table:table-cell office:value-type="float" office:value="3.538" calcext:value-type="float">
            <text:p>3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98" calcext:value-type="float">
            <text:p>9991.298</text:p>
          </table:table-cell>
          <table:table-cell office:value-type="float" office:value="8.702" calcext:value-type="float">
            <text:p>8.7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87" calcext:value-type="float">
            <text:p>9993.387</text:p>
          </table:table-cell>
          <table:table-cell office:value-type="float" office:value="6.613" calcext:value-type="float">
            <text:p>6.6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47" calcext:value-type="float">
            <text:p>9996.247</text:p>
          </table:table-cell>
          <table:table-cell office:value-type="float" office:value="3.753" calcext:value-type="float">
            <text:p>3.7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44" calcext:value-type="float">
            <text:p>9993.944</text:p>
          </table:table-cell>
          <table:table-cell office:value-type="float" office:value="6.056" calcext:value-type="float">
            <text:p>6.0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39" calcext:value-type="float">
            <text:p>9993.039</text:p>
          </table:table-cell>
          <table:table-cell office:value-type="float" office:value="6.961" calcext:value-type="float">
            <text:p>6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38" calcext:value-type="float">
            <text:p>9993.138</text:p>
          </table:table-cell>
          <table:table-cell office:value-type="float" office:value="6.862" calcext:value-type="float">
            <text:p>6.8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22" calcext:value-type="float">
            <text:p>9990.122</text:p>
          </table:table-cell>
          <table:table-cell office:value-type="float" office:value="9.878" calcext:value-type="float">
            <text:p>9.8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76" calcext:value-type="float">
            <text:p>9992.176</text:p>
          </table:table-cell>
          <table:table-cell office:value-type="float" office:value="7.824" calcext:value-type="float">
            <text:p>7.8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81" calcext:value-type="float">
            <text:p>9990.881</text:p>
          </table:table-cell>
          <table:table-cell office:value-type="float" office:value="9.119" calcext:value-type="float">
            <text:p>9.1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68" calcext:value-type="float">
            <text:p>9991.768</text:p>
          </table:table-cell>
          <table:table-cell office:value-type="float" office:value="8.232" calcext:value-type="float">
            <text:p>8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26" calcext:value-type="float">
            <text:p>9992.326</text:p>
          </table:table-cell>
          <table:table-cell office:value-type="float" office:value="7.674" calcext:value-type="float">
            <text:p>7.6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55" calcext:value-type="float">
            <text:p>9993.255</text:p>
          </table:table-cell>
          <table:table-cell office:value-type="float" office:value="6.745" calcext:value-type="float">
            <text:p>6.7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22" calcext:value-type="float">
            <text:p>9994.322</text:p>
          </table:table-cell>
          <table:table-cell office:value-type="float" office:value="5.678" calcext:value-type="float">
            <text:p>5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16" calcext:value-type="float">
            <text:p>9994.316</text:p>
          </table:table-cell>
          <table:table-cell office:value-type="float" office:value="5.684" calcext:value-type="float">
            <text:p>5.6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21" calcext:value-type="float">
            <text:p>9994.121</text:p>
          </table:table-cell>
          <table:table-cell office:value-type="float" office:value="5.879" calcext:value-type="float">
            <text:p>5.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4" calcext:value-type="float">
            <text:p>9990.04</text:p>
          </table:table-cell>
          <table:table-cell office:value-type="float" office:value="9.96" calcext:value-type="float">
            <text:p>9.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87" calcext:value-type="float">
            <text:p>9993.787</text:p>
          </table:table-cell>
          <table:table-cell office:value-type="float" office:value="6.213" calcext:value-type="float">
            <text:p>6.2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39" calcext:value-type="float">
            <text:p>9993.739</text:p>
          </table:table-cell>
          <table:table-cell office:value-type="float" office:value="6.261" calcext:value-type="float">
            <text:p>6.2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62" calcext:value-type="float">
            <text:p>9993.862</text:p>
          </table:table-cell>
          <table:table-cell office:value-type="float" office:value="6.138" calcext:value-type="float">
            <text:p>6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2" calcext:value-type="float">
            <text:p>9992.52</text:p>
          </table:table-cell>
          <table:table-cell office:value-type="float" office:value="7.48" calcext:value-type="float">
            <text:p>7.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95" calcext:value-type="float">
            <text:p>9990.595</text:p>
          </table:table-cell>
          <table:table-cell office:value-type="float" office:value="9.405" calcext:value-type="float">
            <text:p>9.4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65" calcext:value-type="float">
            <text:p>9991.065</text:p>
          </table:table-cell>
          <table:table-cell office:value-type="float" office:value="8.935" calcext:value-type="float">
            <text:p>8.9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02" calcext:value-type="float">
            <text:p>9991.402</text:p>
          </table:table-cell>
          <table:table-cell office:value-type="float" office:value="8.598" calcext:value-type="float">
            <text:p>8.5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85" calcext:value-type="float">
            <text:p>9995.085</text:p>
          </table:table-cell>
          <table:table-cell office:value-type="float" office:value="4.915" calcext:value-type="float">
            <text:p>4.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21" calcext:value-type="float">
            <text:p>9994.621</text:p>
          </table:table-cell>
          <table:table-cell office:value-type="float" office:value="5.379" calcext:value-type="float">
            <text:p>5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73" calcext:value-type="float">
            <text:p>9993.073</text:p>
          </table:table-cell>
          <table:table-cell office:value-type="float" office:value="6.927" calcext:value-type="float">
            <text:p>6.9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83" calcext:value-type="float">
            <text:p>9993.183</text:p>
          </table:table-cell>
          <table:table-cell office:value-type="float" office:value="6.817" calcext:value-type="float">
            <text:p>6.8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56" calcext:value-type="float">
            <text:p>9992.056</text:p>
          </table:table-cell>
          <table:table-cell office:value-type="float" office:value="7.944" calcext:value-type="float">
            <text:p>7.9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2" calcext:value-type="float">
            <text:p>9991.22</text:p>
          </table:table-cell>
          <table:table-cell office:value-type="float" office:value="8.78" calcext:value-type="float">
            <text:p>8.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83" calcext:value-type="float">
            <text:p>9990.083</text:p>
          </table:table-cell>
          <table:table-cell office:value-type="float" office:value="9.917" calcext:value-type="float">
            <text:p>9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22" calcext:value-type="float">
            <text:p>9989.522</text:p>
          </table:table-cell>
          <table:table-cell office:value-type="float" office:value="10.478" calcext:value-type="float">
            <text:p>10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64" calcext:value-type="float">
            <text:p>9993.764</text:p>
          </table:table-cell>
          <table:table-cell office:value-type="float" office:value="6.236" calcext:value-type="float">
            <text:p>6.2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1" calcext:value-type="float">
            <text:p>9993.441</text:p>
          </table:table-cell>
          <table:table-cell office:value-type="float" office:value="6.559" calcext:value-type="float">
            <text:p>6.5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77" calcext:value-type="float">
            <text:p>9990.077</text:p>
          </table:table-cell>
          <table:table-cell office:value-type="float" office:value="9.923" calcext:value-type="float">
            <text:p>9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06" calcext:value-type="float">
            <text:p>9991.806</text:p>
          </table:table-cell>
          <table:table-cell office:value-type="float" office:value="8.194" calcext:value-type="float">
            <text:p>8.1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48" calcext:value-type="float">
            <text:p>9990.648</text:p>
          </table:table-cell>
          <table:table-cell office:value-type="float" office:value="9.352" calcext:value-type="float">
            <text:p>9.3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6" calcext:value-type="float">
            <text:p>9989.86</text:p>
          </table:table-cell>
          <table:table-cell office:value-type="float" office:value="10.14" calcext:value-type="float">
            <text:p>10.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17" calcext:value-type="float">
            <text:p>9991.117</text:p>
          </table:table-cell>
          <table:table-cell office:value-type="float" office:value="8.883" calcext:value-type="float">
            <text:p>8.8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46" calcext:value-type="float">
            <text:p>9988.546</text:p>
          </table:table-cell>
          <table:table-cell office:value-type="float" office:value="11.454" calcext:value-type="float">
            <text:p>11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22" calcext:value-type="float">
            <text:p>9989.522</text:p>
          </table:table-cell>
          <table:table-cell office:value-type="float" office:value="10.478" calcext:value-type="float">
            <text:p>10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42" calcext:value-type="float">
            <text:p>9990.142</text:p>
          </table:table-cell>
          <table:table-cell office:value-type="float" office:value="9.858" calcext:value-type="float">
            <text:p>9.8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38" calcext:value-type="float">
            <text:p>9993.338</text:p>
          </table:table-cell>
          <table:table-cell office:value-type="float" office:value="6.662" calcext:value-type="float">
            <text:p>6.6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27" calcext:value-type="float">
            <text:p>9989.727</text:p>
          </table:table-cell>
          <table:table-cell office:value-type="float" office:value="10.273" calcext:value-type="float">
            <text:p>10.2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67" calcext:value-type="float">
            <text:p>9989.267</text:p>
          </table:table-cell>
          <table:table-cell office:value-type="float" office:value="10.733" calcext:value-type="float">
            <text:p>10.7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07" calcext:value-type="float">
            <text:p>9989.607</text:p>
          </table:table-cell>
          <table:table-cell office:value-type="float" office:value="10.393" calcext:value-type="float">
            <text:p>10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91" calcext:value-type="float">
            <text:p>9988.691</text:p>
          </table:table-cell>
          <table:table-cell office:value-type="float" office:value="11.309" calcext:value-type="float">
            <text:p>11.3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15" calcext:value-type="float">
            <text:p>9990.015</text:p>
          </table:table-cell>
          <table:table-cell office:value-type="float" office:value="9.985" calcext:value-type="float">
            <text:p>9.9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77" calcext:value-type="float">
            <text:p>9988.877</text:p>
          </table:table-cell>
          <table:table-cell office:value-type="float" office:value="11.123" calcext:value-type="float">
            <text:p>11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76" calcext:value-type="float">
            <text:p>9991.276</text:p>
          </table:table-cell>
          <table:table-cell office:value-type="float" office:value="8.724" calcext:value-type="float">
            <text:p>8.7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45" calcext:value-type="float">
            <text:p>9993.045</text:p>
          </table:table-cell>
          <table:table-cell office:value-type="float" office:value="6.955" calcext:value-type="float">
            <text:p>6.9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95" calcext:value-type="float">
            <text:p>9992.795</text:p>
          </table:table-cell>
          <table:table-cell office:value-type="float" office:value="7.205" calcext:value-type="float">
            <text:p>7.2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6" calcext:value-type="float">
            <text:p>9995.926</text:p>
          </table:table-cell>
          <table:table-cell office:value-type="float" office:value="4.074" calcext:value-type="float">
            <text:p>4.0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84" calcext:value-type="float">
            <text:p>9993.784</text:p>
          </table:table-cell>
          <table:table-cell office:value-type="float" office:value="6.216" calcext:value-type="float">
            <text:p>6.2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57" calcext:value-type="float">
            <text:p>9994.557</text:p>
          </table:table-cell>
          <table:table-cell office:value-type="float" office:value="5.443" calcext:value-type="float">
            <text:p>5.4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" calcext:value-type="float">
            <text:p>9992.2</text:p>
          </table:table-cell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01" calcext:value-type="float">
            <text:p>9996.601</text:p>
          </table:table-cell>
          <table:table-cell office:value-type="float" office:value="3.399" calcext:value-type="float">
            <text:p>3.3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1" calcext:value-type="float">
            <text:p>9997.061</text:p>
          </table:table-cell>
          <table:table-cell office:value-type="float" office:value="2.939" calcext:value-type="float">
            <text:p>2.9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45" calcext:value-type="float">
            <text:p>9992.745</text:p>
          </table:table-cell>
          <table:table-cell office:value-type="float" office:value="7.255" calcext:value-type="float">
            <text:p>7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14" calcext:value-type="float">
            <text:p>9991.314</text:p>
          </table:table-cell>
          <table:table-cell office:value-type="float" office:value="8.686" calcext:value-type="float">
            <text:p>8.6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51" calcext:value-type="float">
            <text:p>9994.451</text:p>
          </table:table-cell>
          <table:table-cell office:value-type="float" office:value="5.549" calcext:value-type="float">
            <text:p>5.5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96" calcext:value-type="float">
            <text:p>9996.596</text:p>
          </table:table-cell>
          <table:table-cell office:value-type="float" office:value="3.404" calcext:value-type="float">
            <text:p>3.4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76" calcext:value-type="float">
            <text:p>9990.876</text:p>
          </table:table-cell>
          <table:table-cell office:value-type="float" office:value="9.124" calcext:value-type="float">
            <text:p>9.1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69" calcext:value-type="float">
            <text:p>9991.369</text:p>
          </table:table-cell>
          <table:table-cell office:value-type="float" office:value="8.631" calcext:value-type="float">
            <text:p>8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92" calcext:value-type="float">
            <text:p>9988.692</text:p>
          </table:table-cell>
          <table:table-cell office:value-type="float" office:value="11.308" calcext:value-type="float">
            <text:p>11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2" calcext:value-type="float">
            <text:p>9995.922</text:p>
          </table:table-cell>
          <table:table-cell office:value-type="float" office:value="4.078" calcext:value-type="float">
            <text:p>4.0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77" calcext:value-type="float">
            <text:p>9994.577</text:p>
          </table:table-cell>
          <table:table-cell office:value-type="float" office:value="5.423" calcext:value-type="float">
            <text:p>5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55" calcext:value-type="float">
            <text:p>9996.155</text:p>
          </table:table-cell>
          <table:table-cell office:value-type="float" office:value="3.845" calcext:value-type="float">
            <text:p>3.8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85" calcext:value-type="float">
            <text:p>9989.985</text:p>
          </table:table-cell>
          <table:table-cell office:value-type="float" office:value="10.015" calcext:value-type="float">
            <text:p>10.0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6" calcext:value-type="float">
            <text:p>9994.96</text:p>
          </table:table-cell>
          <table:table-cell office:value-type="float" office:value="5.04" calcext:value-type="float">
            <text:p>5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1" calcext:value-type="float">
            <text:p>9996.271</text:p>
          </table:table-cell>
          <table:table-cell office:value-type="float" office:value="3.729" calcext:value-type="float">
            <text:p>3.7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48" calcext:value-type="float">
            <text:p>9995.648</text:p>
          </table:table-cell>
          <table:table-cell office:value-type="float" office:value="4.352" calcext:value-type="float">
            <text:p>4.3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85" calcext:value-type="float">
            <text:p>9997.785</text:p>
          </table:table-cell>
          <table:table-cell office:value-type="float" office:value="2.215" calcext:value-type="float">
            <text:p>2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1" calcext:value-type="float">
            <text:p>9991.91</text:p>
          </table:table-cell>
          <table:table-cell office:value-type="float" office:value="8.09" calcext:value-type="float">
            <text:p>8.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" calcext:value-type="float">
            <text:p>9997.34</text:p>
          </table:table-cell>
          <table:table-cell office:value-type="float" office:value="2.66" calcext:value-type="float">
            <text:p>2.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13" calcext:value-type="float">
            <text:p>9989.013</text:p>
          </table:table-cell>
          <table:table-cell office:value-type="float" office:value="10.987" calcext:value-type="float">
            <text:p>10.9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7" calcext:value-type="float">
            <text:p>9993.97</text:p>
          </table:table-cell>
          <table:table-cell office:value-type="float" office:value="6.03" calcext:value-type="float">
            <text:p>6.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09" calcext:value-type="float">
            <text:p>9989.509</text:p>
          </table:table-cell>
          <table:table-cell office:value-type="float" office:value="10.491" calcext:value-type="float">
            <text:p>10.4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15" calcext:value-type="float">
            <text:p>9988.715</text:p>
          </table:table-cell>
          <table:table-cell office:value-type="float" office:value="11.285" calcext:value-type="float">
            <text:p>11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27" calcext:value-type="float">
            <text:p>9990.827</text:p>
          </table:table-cell>
          <table:table-cell office:value-type="float" office:value="9.173" calcext:value-type="float">
            <text:p>9.1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76" calcext:value-type="float">
            <text:p>9989.876</text:p>
          </table:table-cell>
          <table:table-cell office:value-type="float" office:value="10.124" calcext:value-type="float">
            <text:p>10.1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9" calcext:value-type="float">
            <text:p>9994.59</text:p>
          </table:table-cell>
          <table:table-cell office:value-type="float" office:value="5.41" calcext:value-type="float">
            <text:p>5.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49" calcext:value-type="float">
            <text:p>9994.249</text:p>
          </table:table-cell>
          <table:table-cell office:value-type="float" office:value="5.751" calcext:value-type="float">
            <text:p>5.7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6" calcext:value-type="float">
            <text:p>9997.526</text:p>
          </table:table-cell>
          <table:table-cell office:value-type="float" office:value="2.474" calcext:value-type="float">
            <text:p>2.4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5" calcext:value-type="float">
            <text:p>9990.905</text:p>
          </table:table-cell>
          <table:table-cell office:value-type="float" office:value="9.095" calcext:value-type="float">
            <text:p>9.0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25" calcext:value-type="float">
            <text:p>9991.025</text:p>
          </table:table-cell>
          <table:table-cell office:value-type="float" office:value="8.975" calcext:value-type="float">
            <text:p>8.9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8" calcext:value-type="float">
            <text:p>9996.278</text:p>
          </table:table-cell>
          <table:table-cell office:value-type="float" office:value="3.722" calcext:value-type="float">
            <text:p>3.7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21" calcext:value-type="float">
            <text:p>9994.621</text:p>
          </table:table-cell>
          <table:table-cell office:value-type="float" office:value="5.379" calcext:value-type="float">
            <text:p>5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7" calcext:value-type="float">
            <text:p>9995.07</text:p>
          </table:table-cell>
          <table:table-cell office:value-type="float" office:value="4.93" calcext:value-type="float">
            <text:p>4.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3" calcext:value-type="float">
            <text:p>9992.43</text:p>
          </table:table-cell>
          <table:table-cell office:value-type="float" office:value="7.57" calcext:value-type="float">
            <text:p>7.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9" calcext:value-type="float">
            <text:p>9996.79</text:p>
          </table:table-cell>
          <table:table-cell office:value-type="float" office:value="3.21" calcext:value-type="float">
            <text:p>3.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33" calcext:value-type="float">
            <text:p>9993.533</text:p>
          </table:table-cell>
          <table:table-cell office:value-type="float" office:value="6.467" calcext:value-type="float">
            <text:p>6.4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15" calcext:value-type="float">
            <text:p>9995.815</text:p>
          </table:table-cell>
          <table:table-cell office:value-type="float" office:value="4.185" calcext:value-type="float">
            <text:p>4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39" calcext:value-type="float">
            <text:p>9990.639</text:p>
          </table:table-cell>
          <table:table-cell office:value-type="float" office:value="9.361" calcext:value-type="float">
            <text:p>9.3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09" calcext:value-type="float">
            <text:p>9992.809</text:p>
          </table:table-cell>
          <table:table-cell office:value-type="float" office:value="7.191" calcext:value-type="float">
            <text:p>7.1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29" calcext:value-type="float">
            <text:p>9995.829</text:p>
          </table:table-cell>
          <table:table-cell office:value-type="float" office:value="4.171" calcext:value-type="float">
            <text:p>4.1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44" calcext:value-type="float">
            <text:p>9993.344</text:p>
          </table:table-cell>
          <table:table-cell office:value-type="float" office:value="6.656" calcext:value-type="float">
            <text:p>6.6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46" calcext:value-type="float">
            <text:p>9992.346</text:p>
          </table:table-cell>
          <table:table-cell office:value-type="float" office:value="7.654" calcext:value-type="float">
            <text:p>7.6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91" calcext:value-type="float">
            <text:p>9992.491</text:p>
          </table:table-cell>
          <table:table-cell office:value-type="float" office:value="7.509" calcext:value-type="float">
            <text:p>7.5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6" calcext:value-type="float">
            <text:p>9989.36</text:p>
          </table:table-cell>
          <table:table-cell office:value-type="float" office:value="10.64" calcext:value-type="float">
            <text:p>10.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14" calcext:value-type="float">
            <text:p>9991.414</text:p>
          </table:table-cell>
          <table:table-cell office:value-type="float" office:value="8.586" calcext:value-type="float">
            <text:p>8.5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19" calcext:value-type="float">
            <text:p>9990.119</text:p>
          </table:table-cell>
          <table:table-cell office:value-type="float" office:value="9.881" calcext:value-type="float">
            <text:p>9.8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75" calcext:value-type="float">
            <text:p>9991.075</text:p>
          </table:table-cell>
          <table:table-cell office:value-type="float" office:value="8.925" calcext:value-type="float">
            <text:p>8.9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37" calcext:value-type="float">
            <text:p>9991.737</text:p>
          </table:table-cell>
          <table:table-cell office:value-type="float" office:value="8.263" calcext:value-type="float">
            <text:p>8.2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32" calcext:value-type="float">
            <text:p>9992.632</text:p>
          </table:table-cell>
          <table:table-cell office:value-type="float" office:value="7.368" calcext:value-type="float">
            <text:p>7.3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58" calcext:value-type="float">
            <text:p>9993.858</text:p>
          </table:table-cell>
          <table:table-cell office:value-type="float" office:value="6.142" calcext:value-type="float">
            <text:p>6.1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15" calcext:value-type="float">
            <text:p>9993.715</text:p>
          </table:table-cell>
          <table:table-cell office:value-type="float" office:value="6.285" calcext:value-type="float">
            <text:p>6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51" calcext:value-type="float">
            <text:p>9993.751</text:p>
          </table:table-cell>
          <table:table-cell office:value-type="float" office:value="6.249" calcext:value-type="float">
            <text:p>6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78" calcext:value-type="float">
            <text:p>9989.278</text:p>
          </table:table-cell>
          <table:table-cell office:value-type="float" office:value="10.722" calcext:value-type="float">
            <text:p>10.7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64" calcext:value-type="float">
            <text:p>9993.164</text:p>
          </table:table-cell>
          <table:table-cell office:value-type="float" office:value="6.836" calcext:value-type="float">
            <text:p>6.8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12" calcext:value-type="float">
            <text:p>9993.112</text:p>
          </table:table-cell>
          <table:table-cell office:value-type="float" office:value="6.888" calcext:value-type="float">
            <text:p>6.8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62" calcext:value-type="float">
            <text:p>9993.262</text:p>
          </table:table-cell>
          <table:table-cell office:value-type="float" office:value="6.738" calcext:value-type="float">
            <text:p>6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58" calcext:value-type="float">
            <text:p>9991.758</text:p>
          </table:table-cell>
          <table:table-cell office:value-type="float" office:value="8.242" calcext:value-type="float">
            <text:p>8.2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02" calcext:value-type="float">
            <text:p>9989.902</text:p>
          </table:table-cell>
          <table:table-cell office:value-type="float" office:value="10.098" calcext:value-type="float">
            <text:p>10.0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25" calcext:value-type="float">
            <text:p>9990.325</text:p>
          </table:table-cell>
          <table:table-cell office:value-type="float" office:value="9.675" calcext:value-type="float">
            <text:p>9.6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85" calcext:value-type="float">
            <text:p>9990.685</text:p>
          </table:table-cell>
          <table:table-cell office:value-type="float" office:value="9.315" calcext:value-type="float">
            <text:p>9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4" calcext:value-type="float">
            <text:p>9994.644</text:p>
          </table:table-cell>
          <table:table-cell office:value-type="float" office:value="5.356" calcext:value-type="float">
            <text:p>5.3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87" calcext:value-type="float">
            <text:p>9994.087</text:p>
          </table:table-cell>
          <table:table-cell office:value-type="float" office:value="5.913" calcext:value-type="float">
            <text:p>5.9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5" calcext:value-type="float">
            <text:p>9992.45</text:p>
          </table:table-cell>
          <table:table-cell office:value-type="float" office:value="7.55" calcext:value-type="float">
            <text:p>7.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83" calcext:value-type="float">
            <text:p>9992.583</text:p>
          </table:table-cell>
          <table:table-cell office:value-type="float" office:value="7.417" calcext:value-type="float">
            <text:p>7.4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94" calcext:value-type="float">
            <text:p>9991.294</text:p>
          </table:table-cell>
          <table:table-cell office:value-type="float" office:value="8.706" calcext:value-type="float">
            <text:p>8.7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27" calcext:value-type="float">
            <text:p>9990.527</text:p>
          </table:table-cell>
          <table:table-cell office:value-type="float" office:value="9.473" calcext:value-type="float">
            <text:p>9.4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21" calcext:value-type="float">
            <text:p>9989.321</text:p>
          </table:table-cell>
          <table:table-cell office:value-type="float" office:value="10.679" calcext:value-type="float">
            <text:p>10.6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61" calcext:value-type="float">
            <text:p>9988.761</text:p>
          </table:table-cell>
          <table:table-cell office:value-type="float" office:value="11.239" calcext:value-type="float">
            <text:p>11.2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1" calcext:value-type="float">
            <text:p>9993.141</text:p>
          </table:table-cell>
          <table:table-cell office:value-type="float" office:value="6.859" calcext:value-type="float">
            <text:p>6.8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82" calcext:value-type="float">
            <text:p>9992.782</text:p>
          </table:table-cell>
          <table:table-cell office:value-type="float" office:value="7.218" calcext:value-type="float">
            <text:p>7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53" calcext:value-type="float">
            <text:p>9989.453</text:p>
          </table:table-cell>
          <table:table-cell office:value-type="float" office:value="10.547" calcext:value-type="float">
            <text:p>10.5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29" calcext:value-type="float">
            <text:p>9991.529</text:p>
          </table:table-cell>
          <table:table-cell office:value-type="float" office:value="8.471" calcext:value-type="float">
            <text:p>8.4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87" calcext:value-type="float">
            <text:p>9989.887</text:p>
          </table:table-cell>
          <table:table-cell office:value-type="float" office:value="10.113" calcext:value-type="float">
            <text:p>10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67" calcext:value-type="float">
            <text:p>9989.167</text:p>
          </table:table-cell>
          <table:table-cell office:value-type="float" office:value="10.833" calcext:value-type="float">
            <text:p>10.8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15" calcext:value-type="float">
            <text:p>9990.515</text:p>
          </table:table-cell>
          <table:table-cell office:value-type="float" office:value="9.485" calcext:value-type="float">
            <text:p>9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82" calcext:value-type="float">
            <text:p>9987.782</text:p>
          </table:table-cell>
          <table:table-cell office:value-type="float" office:value="12.218" calcext:value-type="float">
            <text:p>12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6" calcext:value-type="float">
            <text:p>9988.76</text:p>
          </table:table-cell>
          <table:table-cell office:value-type="float" office:value="11.24" calcext:value-type="float">
            <text:p>11.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86" calcext:value-type="float">
            <text:p>9989.586</text:p>
          </table:table-cell>
          <table:table-cell office:value-type="float" office:value="10.414" calcext:value-type="float">
            <text:p>10.4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98" calcext:value-type="float">
            <text:p>9992.898</text:p>
          </table:table-cell>
          <table:table-cell office:value-type="float" office:value="7.102" calcext:value-type="float">
            <text:p>7.1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65" calcext:value-type="float">
            <text:p>9988.965</text:p>
          </table:table-cell>
          <table:table-cell office:value-type="float" office:value="11.035" calcext:value-type="float">
            <text:p>11.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06" calcext:value-type="float">
            <text:p>9988.506</text:p>
          </table:table-cell>
          <table:table-cell office:value-type="float" office:value="11.494" calcext:value-type="float">
            <text:p>11.4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05" calcext:value-type="float">
            <text:p>9989.005</text:p>
          </table:table-cell>
          <table:table-cell office:value-type="float" office:value="10.995" calcext:value-type="float">
            <text:p>10.9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3" calcext:value-type="float">
            <text:p>9987.93</text:p>
          </table:table-cell>
          <table:table-cell office:value-type="float" office:value="12.07" calcext:value-type="float">
            <text:p>12.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76" calcext:value-type="float">
            <text:p>9989.276</text:p>
          </table:table-cell>
          <table:table-cell office:value-type="float" office:value="10.724" calcext:value-type="float">
            <text:p>10.7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15" calcext:value-type="float">
            <text:p>9988.115</text:p>
          </table:table-cell>
          <table:table-cell office:value-type="float" office:value="11.885" calcext:value-type="float">
            <text:p>11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14" calcext:value-type="float">
            <text:p>9990.514</text:p>
          </table:table-cell>
          <table:table-cell office:value-type="float" office:value="9.486" calcext:value-type="float">
            <text:p>9.4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05" calcext:value-type="float">
            <text:p>9992.605</text:p>
          </table:table-cell>
          <table:table-cell office:value-type="float" office:value="7.395" calcext:value-type="float">
            <text:p>7.3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56" calcext:value-type="float">
            <text:p>9992.356</text:p>
          </table:table-cell>
          <table:table-cell office:value-type="float" office:value="7.644" calcext:value-type="float">
            <text:p>7.6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5" calcext:value-type="float">
            <text:p>9995.625</text:p>
          </table:table-cell>
          <table:table-cell office:value-type="float" office:value="4.375" calcext:value-type="float">
            <text:p>4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22" calcext:value-type="float">
            <text:p>9993.322</text:p>
          </table:table-cell>
          <table:table-cell office:value-type="float" office:value="6.678" calcext:value-type="float">
            <text:p>6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09" calcext:value-type="float">
            <text:p>9994.209</text:p>
          </table:table-cell>
          <table:table-cell office:value-type="float" office:value="5.791" calcext:value-type="float">
            <text:p>5.7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36" calcext:value-type="float">
            <text:p>9991.436</text:p>
          </table:table-cell>
          <table:table-cell office:value-type="float" office:value="8.564" calcext:value-type="float">
            <text:p>8.5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31" calcext:value-type="float">
            <text:p>9996.231</text:p>
          </table:table-cell>
          <table:table-cell office:value-type="float" office:value="3.769" calcext:value-type="float">
            <text:p>3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91" calcext:value-type="float">
            <text:p>9996.691</text:p>
          </table:table-cell>
          <table:table-cell office:value-type="float" office:value="3.309" calcext:value-type="float">
            <text:p>3.3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37" calcext:value-type="float">
            <text:p>9992.237</text:p>
          </table:table-cell>
          <table:table-cell office:value-type="float" office:value="7.763" calcext:value-type="float">
            <text:p>7.7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75" calcext:value-type="float">
            <text:p>9990.875</text:p>
          </table:table-cell>
          <table:table-cell office:value-type="float" office:value="9.125" calcext:value-type="float">
            <text:p>9.1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66" calcext:value-type="float">
            <text:p>9993.966</text:p>
          </table:table-cell>
          <table:table-cell office:value-type="float" office:value="6.034" calcext:value-type="float">
            <text:p>6.0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65" calcext:value-type="float">
            <text:p>9996.365</text:p>
          </table:table-cell>
          <table:table-cell office:value-type="float" office:value="3.635" calcext:value-type="float">
            <text:p>3.6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21" calcext:value-type="float">
            <text:p>9990.321</text:p>
          </table:table-cell>
          <table:table-cell office:value-type="float" office:value="9.679" calcext:value-type="float">
            <text:p>9.6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76" calcext:value-type="float">
            <text:p>9990.676</text:p>
          </table:table-cell>
          <table:table-cell office:value-type="float" office:value="9.324" calcext:value-type="float">
            <text:p>9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31" calcext:value-type="float">
            <text:p>9987.931</text:p>
          </table:table-cell>
          <table:table-cell office:value-type="float" office:value="12.069" calcext:value-type="float">
            <text:p>12.0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1" calcext:value-type="float">
            <text:p>9995.621</text:p>
          </table:table-cell>
          <table:table-cell office:value-type="float" office:value="4.379" calcext:value-type="float">
            <text:p>4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14" calcext:value-type="float">
            <text:p>9994.114</text:p>
          </table:table-cell>
          <table:table-cell office:value-type="float" office:value="5.886" calcext:value-type="float">
            <text:p>5.8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53" calcext:value-type="float">
            <text:p>9995.853</text:p>
          </table:table-cell>
          <table:table-cell office:value-type="float" office:value="4.147" calcext:value-type="float">
            <text:p>4.1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07" calcext:value-type="float">
            <text:p>9989.407</text:p>
          </table:table-cell>
          <table:table-cell office:value-type="float" office:value="10.593" calcext:value-type="float">
            <text:p>10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8" calcext:value-type="float">
            <text:p>9994.728</text:p>
          </table:table-cell>
          <table:table-cell office:value-type="float" office:value="5.272" calcext:value-type="float">
            <text:p>5.2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39" calcext:value-type="float">
            <text:p>9996.039</text:p>
          </table:table-cell>
          <table:table-cell office:value-type="float" office:value="3.961" calcext:value-type="float">
            <text:p>3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6" calcext:value-type="float">
            <text:p>9995.486</text:p>
          </table:table-cell>
          <table:table-cell office:value-type="float" office:value="4.514" calcext:value-type="float">
            <text:p>4.5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7" calcext:value-type="float">
            <text:p>9997.67</text:p>
          </table:table-cell>
          <table:table-cell office:value-type="float" office:value="2.33" calcext:value-type="float">
            <text:p>2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47" calcext:value-type="float">
            <text:p>9991.447</text:p>
          </table:table-cell>
          <table:table-cell office:value-type="float" office:value="8.553" calcext:value-type="float">
            <text:p>8.5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78" calcext:value-type="float">
            <text:p>9997.178</text:p>
          </table:table-cell>
          <table:table-cell office:value-type="float" office:value="2.822" calcext:value-type="float">
            <text:p>2.8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43" calcext:value-type="float">
            <text:p>9988.343</text:p>
          </table:table-cell>
          <table:table-cell office:value-type="float" office:value="11.657" calcext:value-type="float">
            <text:p>11.6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99" calcext:value-type="float">
            <text:p>9993.599</text:p>
          </table:table-cell>
          <table:table-cell office:value-type="float" office:value="6.401" calcext:value-type="float">
            <text:p>6.4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42" calcext:value-type="float">
            <text:p>9988.742</text:p>
          </table:table-cell>
          <table:table-cell office:value-type="float" office:value="11.258" calcext:value-type="float">
            <text:p>11.2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54" calcext:value-type="float">
            <text:p>9987.954</text:p>
          </table:table-cell>
          <table:table-cell office:value-type="float" office:value="12.046" calcext:value-type="float">
            <text:p>12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9" calcext:value-type="float">
            <text:p>9995.269</text:p>
          </table:table-cell>
          <table:table-cell office:value-type="float" office:value="4.731" calcext:value-type="float">
            <text:p>4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8" calcext:value-type="float">
            <text:p>9990.18</text:p>
          </table:table-cell>
          <table:table-cell office:value-type="float" office:value="9.82" calcext:value-type="float">
            <text:p>9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" calcext:value-type="float">
            <text:p>9997.3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83" calcext:value-type="float">
            <text:p>9989.183</text:p>
          </table:table-cell>
          <table:table-cell office:value-type="float" office:value="10.817" calcext:value-type="float">
            <text:p>10.8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2" calcext:value-type="float">
            <text:p>9994.22</text:p>
          </table:table-cell>
          <table:table-cell office:value-type="float" office:value="5.78" calcext:value-type="float">
            <text:p>5.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31" calcext:value-type="float">
            <text:p>9993.831</text:p>
          </table:table-cell>
          <table:table-cell office:value-type="float" office:value="6.169" calcext:value-type="float">
            <text:p>6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4" calcext:value-type="float">
            <text:p>9997.364</text:p>
          </table:table-cell>
          <table:table-cell office:value-type="float" office:value="2.636" calcext:value-type="float">
            <text:p>2.6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59" calcext:value-type="float">
            <text:p>9990.259</text:p>
          </table:table-cell>
          <table:table-cell office:value-type="float" office:value="9.741" calcext:value-type="float">
            <text:p>9.7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31" calcext:value-type="float">
            <text:p>9990.331</text:p>
          </table:table-cell>
          <table:table-cell office:value-type="float" office:value="9.669" calcext:value-type="float">
            <text:p>9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5" calcext:value-type="float">
            <text:p>9997.185</text:p>
          </table:table-cell>
          <table:table-cell office:value-type="float" office:value="2.815" calcext:value-type="float">
            <text:p>2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78" calcext:value-type="float">
            <text:p>9995.978</text:p>
          </table:table-cell>
          <table:table-cell office:value-type="float" office:value="4.022" calcext:value-type="float">
            <text:p>4.0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8" calcext:value-type="float">
            <text:p>9994.18</text:p>
          </table:table-cell>
          <table:table-cell office:value-type="float" office:value="5.82" calcext:value-type="float">
            <text:p>5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4" calcext:value-type="float">
            <text:p>9994.724</text:p>
          </table:table-cell>
          <table:table-cell office:value-type="float" office:value="5.276" calcext:value-type="float">
            <text:p>5.2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53" calcext:value-type="float">
            <text:p>9992.153</text:p>
          </table:table-cell>
          <table:table-cell office:value-type="float" office:value="7.847" calcext:value-type="float">
            <text:p>7.8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5" calcext:value-type="float">
            <text:p>9996.675</text:p>
          </table:table-cell>
          <table:table-cell office:value-type="float" office:value="3.325" calcext:value-type="float">
            <text:p>3.3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71" calcext:value-type="float">
            <text:p>9993.071</text:p>
          </table:table-cell>
          <table:table-cell office:value-type="float" office:value="6.929" calcext:value-type="float">
            <text:p>6.9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07" calcext:value-type="float">
            <text:p>9995.607</text:p>
          </table:table-cell>
          <table:table-cell office:value-type="float" office:value="4.393" calcext:value-type="float">
            <text:p>4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09" calcext:value-type="float">
            <text:p>9990.009</text:p>
          </table:table-cell>
          <table:table-cell office:value-type="float" office:value="9.991" calcext:value-type="float">
            <text:p>9.9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39" calcext:value-type="float">
            <text:p>9992.439</text:p>
          </table:table-cell>
          <table:table-cell office:value-type="float" office:value="7.561" calcext:value-type="float">
            <text:p>7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3" calcext:value-type="float">
            <text:p>9995.483</text:p>
          </table:table-cell>
          <table:table-cell office:value-type="float" office:value="4.517" calcext:value-type="float">
            <text:p>4.5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82" calcext:value-type="float">
            <text:p>9992.882</text:p>
          </table:table-cell>
          <table:table-cell office:value-type="float" office:value="7.118" calcext:value-type="float">
            <text:p>7.1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07" calcext:value-type="float">
            <text:p>9991.907</text:p>
          </table:table-cell>
          <table:table-cell office:value-type="float" office:value="8.093" calcext:value-type="float">
            <text:p>8.0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3" calcext:value-type="float">
            <text:p>9992.03</text:p>
          </table:table-cell>
          <table:table-cell office:value-type="float" office:value="7.97" calcext:value-type="float">
            <text:p>7.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97" calcext:value-type="float">
            <text:p>9988.597</text:p>
          </table:table-cell>
          <table:table-cell office:value-type="float" office:value="11.403" calcext:value-type="float">
            <text:p>11.4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14" calcext:value-type="float">
            <text:p>9990.814</text:p>
          </table:table-cell>
          <table:table-cell office:value-type="float" office:value="9.186" calcext:value-type="float">
            <text:p>9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88" calcext:value-type="float">
            <text:p>9989.588</text:p>
          </table:table-cell>
          <table:table-cell office:value-type="float" office:value="10.412" calcext:value-type="float">
            <text:p>10.4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19" calcext:value-type="float">
            <text:p>9990.519</text:p>
          </table:table-cell>
          <table:table-cell office:value-type="float" office:value="9.481" calcext:value-type="float">
            <text:p>9.4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81" calcext:value-type="float">
            <text:p>9991.181</text:p>
          </table:table-cell>
          <table:table-cell office:value-type="float" office:value="8.819" calcext:value-type="float">
            <text:p>8.8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47" calcext:value-type="float">
            <text:p>9992.147</text:p>
          </table:table-cell>
          <table:table-cell office:value-type="float" office:value="7.853" calcext:value-type="float">
            <text:p>7.8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72" calcext:value-type="float">
            <text:p>9993.372</text:p>
          </table:table-cell>
          <table:table-cell office:value-type="float" office:value="6.628" calcext:value-type="float">
            <text:p>6.6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53" calcext:value-type="float">
            <text:p>9993.253</text:p>
          </table:table-cell>
          <table:table-cell office:value-type="float" office:value="6.747" calcext:value-type="float">
            <text:p>6.7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5" calcext:value-type="float">
            <text:p>9993.45</text:p>
          </table:table-cell>
          <table:table-cell office:value-type="float" office:value="6.55" calcext:value-type="float">
            <text:p>6.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07" calcext:value-type="float">
            <text:p>9988.607</text:p>
          </table:table-cell>
          <table:table-cell office:value-type="float" office:value="11.393" calcext:value-type="float">
            <text:p>11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41" calcext:value-type="float">
            <text:p>9992.541</text:p>
          </table:table-cell>
          <table:table-cell office:value-type="float" office:value="7.459" calcext:value-type="float">
            <text:p>7.4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48" calcext:value-type="float">
            <text:p>9992.648</text:p>
          </table:table-cell>
          <table:table-cell office:value-type="float" office:value="7.352" calcext:value-type="float">
            <text:p>7.3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23" calcext:value-type="float">
            <text:p>9992.823</text:p>
          </table:table-cell>
          <table:table-cell office:value-type="float" office:value="7.177" calcext:value-type="float">
            <text:p>7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73" calcext:value-type="float">
            <text:p>9991.273</text:p>
          </table:table-cell>
          <table:table-cell office:value-type="float" office:value="8.727" calcext:value-type="float">
            <text:p>8.7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41" calcext:value-type="float">
            <text:p>9989.141</text:p>
          </table:table-cell>
          <table:table-cell office:value-type="float" office:value="10.859" calcext:value-type="float">
            <text:p>10.8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24" calcext:value-type="float">
            <text:p>9989.724</text:p>
          </table:table-cell>
          <table:table-cell office:value-type="float" office:value="10.276" calcext:value-type="float">
            <text:p>10.2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08" calcext:value-type="float">
            <text:p>9990.108</text:p>
          </table:table-cell>
          <table:table-cell office:value-type="float" office:value="9.892" calcext:value-type="float">
            <text:p>9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96" calcext:value-type="float">
            <text:p>9994.296</text:p>
          </table:table-cell>
          <table:table-cell office:value-type="float" office:value="5.704" calcext:value-type="float">
            <text:p>5.7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93" calcext:value-type="float">
            <text:p>9993.693</text:p>
          </table:table-cell>
          <table:table-cell office:value-type="float" office:value="6.307" calcext:value-type="float">
            <text:p>6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65" calcext:value-type="float">
            <text:p>9991.965</text:p>
          </table:table-cell>
          <table:table-cell office:value-type="float" office:value="8.035" calcext:value-type="float">
            <text:p>8.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29" calcext:value-type="float">
            <text:p>9992.029</text:p>
          </table:table-cell>
          <table:table-cell office:value-type="float" office:value="7.971" calcext:value-type="float">
            <text:p>7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71" calcext:value-type="float">
            <text:p>9990.671</text:p>
          </table:table-cell>
          <table:table-cell office:value-type="float" office:value="9.329" calcext:value-type="float">
            <text:p>9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04" calcext:value-type="float">
            <text:p>9989.904</text:p>
          </table:table-cell>
          <table:table-cell office:value-type="float" office:value="10.096" calcext:value-type="float">
            <text:p>10.0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81" calcext:value-type="float">
            <text:p>9988.581</text:p>
          </table:table-cell>
          <table:table-cell office:value-type="float" office:value="11.419" calcext:value-type="float">
            <text:p>11.4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99" calcext:value-type="float">
            <text:p>9987.999</text:p>
          </table:table-cell>
          <table:table-cell office:value-type="float" office:value="12.001" calcext:value-type="float">
            <text:p>12.0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56" calcext:value-type="float">
            <text:p>9992.656</text:p>
          </table:table-cell>
          <table:table-cell office:value-type="float" office:value="7.344" calcext:value-type="float">
            <text:p>7.3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97" calcext:value-type="float">
            <text:p>9992.297</text:p>
          </table:table-cell>
          <table:table-cell office:value-type="float" office:value="7.703" calcext:value-type="float">
            <text:p>7.7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3" calcext:value-type="float">
            <text:p>9988.83</text:p>
          </table:table-cell>
          <table:table-cell office:value-type="float" office:value="11.17" calcext:value-type="float">
            <text:p>11.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52" calcext:value-type="float">
            <text:p>9991.252</text:p>
          </table:table-cell>
          <table:table-cell office:value-type="float" office:value="8.748" calcext:value-type="float">
            <text:p>8.7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25" calcext:value-type="float">
            <text:p>9989.125</text:p>
          </table:table-cell>
          <table:table-cell office:value-type="float" office:value="10.875" calcext:value-type="float">
            <text:p>10.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05" calcext:value-type="float">
            <text:p>9988.705</text:p>
          </table:table-cell>
          <table:table-cell office:value-type="float" office:value="11.295" calcext:value-type="float">
            <text:p>11.2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03" calcext:value-type="float">
            <text:p>9989.903</text:p>
          </table:table-cell>
          <table:table-cell office:value-type="float" office:value="10.097" calcext:value-type="float">
            <text:p>10.0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17" calcext:value-type="float">
            <text:p>9987.017</text:p>
          </table:table-cell>
          <table:table-cell office:value-type="float" office:value="12.983" calcext:value-type="float">
            <text:p>12.9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37" calcext:value-type="float">
            <text:p>9988.137</text:p>
          </table:table-cell>
          <table:table-cell office:value-type="float" office:value="11.863" calcext:value-type="float">
            <text:p>11.8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4" calcext:value-type="float">
            <text:p>9988.94</text:p>
          </table:table-cell>
          <table:table-cell office:value-type="float" office:value="11.06" calcext:value-type="float">
            <text:p>11.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73" calcext:value-type="float">
            <text:p>9992.573</text:p>
          </table:table-cell>
          <table:table-cell office:value-type="float" office:value="7.427" calcext:value-type="float">
            <text:p>7.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17" calcext:value-type="float">
            <text:p>9988.317</text:p>
          </table:table-cell>
          <table:table-cell office:value-type="float" office:value="11.683" calcext:value-type="float">
            <text:p>11.6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59" calcext:value-type="float">
            <text:p>9987.859</text:p>
          </table:table-cell>
          <table:table-cell office:value-type="float" office:value="12.141" calcext:value-type="float">
            <text:p>12.1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43" calcext:value-type="float">
            <text:p>9988.243</text:p>
          </table:table-cell>
          <table:table-cell office:value-type="float" office:value="11.757" calcext:value-type="float">
            <text:p>11.7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68" calcext:value-type="float">
            <text:p>9987.168</text:p>
          </table:table-cell>
          <table:table-cell office:value-type="float" office:value="12.832" calcext:value-type="float">
            <text:p>12.8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14" calcext:value-type="float">
            <text:p>9988.514</text:p>
          </table:table-cell>
          <table:table-cell office:value-type="float" office:value="11.486" calcext:value-type="float">
            <text:p>11.4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54" calcext:value-type="float">
            <text:p>9987.354</text:p>
          </table:table-cell>
          <table:table-cell office:value-type="float" office:value="12.646" calcext:value-type="float">
            <text:p>12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37" calcext:value-type="float">
            <text:p>9990.237</text:p>
          </table:table-cell>
          <table:table-cell office:value-type="float" office:value="9.763" calcext:value-type="float">
            <text:p>9.7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34" calcext:value-type="float">
            <text:p>9992.234</text:p>
          </table:table-cell>
          <table:table-cell office:value-type="float" office:value="7.766" calcext:value-type="float">
            <text:p>7.7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33" calcext:value-type="float">
            <text:p>9992.033</text:p>
          </table:table-cell>
          <table:table-cell office:value-type="float" office:value="7.967" calcext:value-type="float">
            <text:p>7.9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49" calcext:value-type="float">
            <text:p>9995.349</text:p>
          </table:table-cell>
          <table:table-cell office:value-type="float" office:value="4.651" calcext:value-type="float">
            <text:p>4.6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97" calcext:value-type="float">
            <text:p>9992.997</text:p>
          </table:table-cell>
          <table:table-cell office:value-type="float" office:value="7.003" calcext:value-type="float">
            <text:p>7.0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23" calcext:value-type="float">
            <text:p>9993.723</text:p>
          </table:table-cell>
          <table:table-cell office:value-type="float" office:value="6.277" calcext:value-type="float">
            <text:p>6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54" calcext:value-type="float">
            <text:p>9990.754</text:p>
          </table:table-cell>
          <table:table-cell office:value-type="float" office:value="9.246" calcext:value-type="float">
            <text:p>9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92" calcext:value-type="float">
            <text:p>9996.092</text:p>
          </table:table-cell>
          <table:table-cell office:value-type="float" office:value="3.908" calcext:value-type="float">
            <text:p>3.9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53" calcext:value-type="float">
            <text:p>9996.553</text:p>
          </table:table-cell>
          <table:table-cell office:value-type="float" office:value="3.447" calcext:value-type="float">
            <text:p>3.4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37" calcext:value-type="float">
            <text:p>9991.637</text:p>
          </table:table-cell>
          <table:table-cell office:value-type="float" office:value="8.363" calcext:value-type="float">
            <text:p>8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43" calcext:value-type="float">
            <text:p>9990.343</text:p>
          </table:table-cell>
          <table:table-cell office:value-type="float" office:value="9.657" calcext:value-type="float">
            <text:p>9.6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73" calcext:value-type="float">
            <text:p>9993.573</text:p>
          </table:table-cell>
          <table:table-cell office:value-type="float" office:value="6.427" calcext:value-type="float">
            <text:p>6.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56" calcext:value-type="float">
            <text:p>9996.156</text:p>
          </table:table-cell>
          <table:table-cell office:value-type="float" office:value="3.844" calcext:value-type="float">
            <text:p>3.8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76" calcext:value-type="float">
            <text:p>9989.676</text:p>
          </table:table-cell>
          <table:table-cell office:value-type="float" office:value="10.324" calcext:value-type="float">
            <text:p>10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98" calcext:value-type="float">
            <text:p>9990.098</text:p>
          </table:table-cell>
          <table:table-cell office:value-type="float" office:value="9.902" calcext:value-type="float">
            <text:p>9.9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69" calcext:value-type="float">
            <text:p>9987.169</text:p>
          </table:table-cell>
          <table:table-cell office:value-type="float" office:value="12.831" calcext:value-type="float">
            <text:p>12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89" calcext:value-type="float">
            <text:p>9995.389</text:p>
          </table:table-cell>
          <table:table-cell office:value-type="float" office:value="4.611" calcext:value-type="float">
            <text:p>4.6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61" calcext:value-type="float">
            <text:p>9993.861</text:p>
          </table:table-cell>
          <table:table-cell office:value-type="float" office:value="6.139" calcext:value-type="float">
            <text:p>6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8" calcext:value-type="float">
            <text:p>9995.668</text:p>
          </table:table-cell>
          <table:table-cell office:value-type="float" office:value="4.332" calcext:value-type="float">
            <text:p>4.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05" calcext:value-type="float">
            <text:p>9988.805</text:p>
          </table:table-cell>
          <table:table-cell office:value-type="float" office:value="11.195" calcext:value-type="float">
            <text:p>11.1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58" calcext:value-type="float">
            <text:p>9994.358</text:p>
          </table:table-cell>
          <table:table-cell office:value-type="float" office:value="5.642" calcext:value-type="float">
            <text:p>5.6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54" calcext:value-type="float">
            <text:p>9995.854</text:p>
          </table:table-cell>
          <table:table-cell office:value-type="float" office:value="4.146" calcext:value-type="float">
            <text:p>4.1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09" calcext:value-type="float">
            <text:p>9995.209</text:p>
          </table:table-cell>
          <table:table-cell office:value-type="float" office:value="4.791" calcext:value-type="float">
            <text:p>4.7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54" calcext:value-type="float">
            <text:p>9997.554</text:p>
          </table:table-cell>
          <table:table-cell office:value-type="float" office:value="2.446" calcext:value-type="float">
            <text:p>2.4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95" calcext:value-type="float">
            <text:p>9990.695</text:p>
          </table:table-cell>
          <table:table-cell office:value-type="float" office:value="9.305" calcext:value-type="float">
            <text:p>9.3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" calcext:value-type="float">
            <text:p>9996.97</text:p>
          </table:table-cell>
          <table:table-cell office:value-type="float" office:value="3.03" calcext:value-type="float">
            <text:p>3.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82" calcext:value-type="float">
            <text:p>9987.582</text:p>
          </table:table-cell>
          <table:table-cell office:value-type="float" office:value="12.418" calcext:value-type="float">
            <text:p>12.4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05" calcext:value-type="float">
            <text:p>9993.205</text:p>
          </table:table-cell>
          <table:table-cell office:value-type="float" office:value="6.795" calcext:value-type="float">
            <text:p>6.7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79" calcext:value-type="float">
            <text:p>9987.979</text:p>
          </table:table-cell>
          <table:table-cell office:value-type="float" office:value="12.021" calcext:value-type="float">
            <text:p>12.0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92" calcext:value-type="float">
            <text:p>9987.192</text:p>
          </table:table-cell>
          <table:table-cell office:value-type="float" office:value="12.808" calcext:value-type="float">
            <text:p>12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92" calcext:value-type="float">
            <text:p>9994.992</text:p>
          </table:table-cell>
          <table:table-cell office:value-type="float" office:value="5.008" calcext:value-type="float">
            <text:p>5.0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63" calcext:value-type="float">
            <text:p>9989.463</text:p>
          </table:table-cell>
          <table:table-cell office:value-type="float" office:value="10.537" calcext:value-type="float">
            <text:p>10.5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27" calcext:value-type="float">
            <text:p>9997.127</text:p>
          </table:table-cell>
          <table:table-cell office:value-type="float" office:value="2.873" calcext:value-type="float">
            <text:p>2.8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12" calcext:value-type="float">
            <text:p>9988.512</text:p>
          </table:table-cell>
          <table:table-cell office:value-type="float" office:value="11.488" calcext:value-type="float">
            <text:p>11.4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97" calcext:value-type="float">
            <text:p>9993.897</text:p>
          </table:table-cell>
          <table:table-cell office:value-type="float" office:value="6.103" calcext:value-type="float">
            <text:p>6.1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6" calcext:value-type="float">
            <text:p>9993.46</text:p>
          </table:table-cell>
          <table:table-cell office:value-type="float" office:value="6.54" calcext:value-type="float">
            <text:p>6.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79" calcext:value-type="float">
            <text:p>9997.179</text:p>
          </table:table-cell>
          <table:table-cell office:value-type="float" office:value="2.821" calcext:value-type="float">
            <text:p>2.8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59" calcext:value-type="float">
            <text:p>9989.659</text:p>
          </table:table-cell>
          <table:table-cell office:value-type="float" office:value="10.341" calcext:value-type="float">
            <text:p>10.3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6" calcext:value-type="float">
            <text:p>9989.66</text:p>
          </table:table-cell>
          <table:table-cell office:value-type="float" office:value="10.34" calcext:value-type="float">
            <text:p>10.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7" calcext:value-type="float">
            <text:p>9997.07</text:p>
          </table:table-cell>
          <table:table-cell office:value-type="float" office:value="2.93" calcext:value-type="float">
            <text:p>2.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85" calcext:value-type="float">
            <text:p>9995.585</text:p>
          </table:table-cell>
          <table:table-cell office:value-type="float" office:value="4.415" calcext:value-type="float">
            <text:p>4.4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86" calcext:value-type="float">
            <text:p>9993.786</text:p>
          </table:table-cell>
          <table:table-cell office:value-type="float" office:value="6.214" calcext:value-type="float">
            <text:p>6.2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61" calcext:value-type="float">
            <text:p>9994.261</text:p>
          </table:table-cell>
          <table:table-cell office:value-type="float" office:value="5.739" calcext:value-type="float">
            <text:p>5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14" calcext:value-type="float">
            <text:p>9992.014</text:p>
          </table:table-cell>
          <table:table-cell office:value-type="float" office:value="7.986" calcext:value-type="float">
            <text:p>7.9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9" calcext:value-type="float">
            <text:p>9996.49</text:p>
          </table:table-cell>
          <table:table-cell office:value-type="float" office:value="3.51" calcext:value-type="float">
            <text:p>3.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1" calcext:value-type="float">
            <text:p>9992.471</text:p>
          </table:table-cell>
          <table:table-cell office:value-type="float" office:value="7.529" calcext:value-type="float">
            <text:p>7.5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75" calcext:value-type="float">
            <text:p>9995.075</text:p>
          </table:table-cell>
          <table:table-cell office:value-type="float" office:value="4.925" calcext:value-type="float">
            <text:p>4.9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4" calcext:value-type="float">
            <text:p>9989.334</text:p>
          </table:table-cell>
          <table:table-cell office:value-type="float" office:value="10.666" calcext:value-type="float">
            <text:p>10.6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92" calcext:value-type="float">
            <text:p>9992.092</text:p>
          </table:table-cell>
          <table:table-cell office:value-type="float" office:value="7.908" calcext:value-type="float">
            <text:p>7.9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12" calcext:value-type="float">
            <text:p>9995.112</text:p>
          </table:table-cell>
          <table:table-cell office:value-type="float" office:value="4.888" calcext:value-type="float">
            <text:p>4.8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72" calcext:value-type="float">
            <text:p>9992.372</text:p>
          </table:table-cell>
          <table:table-cell office:value-type="float" office:value="7.628" calcext:value-type="float">
            <text:p>7.6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28" calcext:value-type="float">
            <text:p>9991.328</text:p>
          </table:table-cell>
          <table:table-cell office:value-type="float" office:value="8.672" calcext:value-type="float">
            <text:p>8.6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75" calcext:value-type="float">
            <text:p>9991.475</text:p>
          </table:table-cell>
          <table:table-cell office:value-type="float" office:value="8.525" calcext:value-type="float">
            <text:p>8.5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36" calcext:value-type="float">
            <text:p>9987.836</text:p>
          </table:table-cell>
          <table:table-cell office:value-type="float" office:value="12.164" calcext:value-type="float">
            <text:p>12.1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52" calcext:value-type="float">
            <text:p>9990.052</text:p>
          </table:table-cell>
          <table:table-cell office:value-type="float" office:value="9.948" calcext:value-type="float">
            <text:p>9.9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26" calcext:value-type="float">
            <text:p>9988.826</text:p>
          </table:table-cell>
          <table:table-cell office:value-type="float" office:value="11.174" calcext:value-type="float">
            <text:p>11.1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58" calcext:value-type="float">
            <text:p>9989.758</text:p>
          </table:table-cell>
          <table:table-cell office:value-type="float" office:value="10.242" calcext:value-type="float">
            <text:p>10.2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38" calcext:value-type="float">
            <text:p>9990.638</text:p>
          </table:table-cell>
          <table:table-cell office:value-type="float" office:value="9.362" calcext:value-type="float">
            <text:p>9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24" calcext:value-type="float">
            <text:p>9991.524</text:p>
          </table:table-cell>
          <table:table-cell office:value-type="float" office:value="8.476" calcext:value-type="float">
            <text:p>8.4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62" calcext:value-type="float">
            <text:p>9992.862</text:p>
          </table:table-cell>
          <table:table-cell office:value-type="float" office:value="7.138" calcext:value-type="float">
            <text:p>7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29" calcext:value-type="float">
            <text:p>9992.629</text:p>
          </table:table-cell>
          <table:table-cell office:value-type="float" office:value="7.371" calcext:value-type="float">
            <text:p>7.3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87" calcext:value-type="float">
            <text:p>9992.987</text:p>
          </table:table-cell>
          <table:table-cell office:value-type="float" office:value="7.013" calcext:value-type="float">
            <text:p>7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91" calcext:value-type="float">
            <text:p>9987.891</text:p>
          </table:table-cell>
          <table:table-cell office:value-type="float" office:value="12.109" calcext:value-type="float">
            <text:p>12.1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18" calcext:value-type="float">
            <text:p>9991.918</text:p>
          </table:table-cell>
          <table:table-cell office:value-type="float" office:value="8.082" calcext:value-type="float">
            <text:p>8.0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45" calcext:value-type="float">
            <text:p>9992.045</text:p>
          </table:table-cell>
          <table:table-cell office:value-type="float" office:value="7.955" calcext:value-type="float">
            <text:p>7.9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23" calcext:value-type="float">
            <text:p>9992.223</text:p>
          </table:table-cell>
          <table:table-cell office:value-type="float" office:value="7.777" calcext:value-type="float">
            <text:p>7.7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5" calcext:value-type="float">
            <text:p>9990.65</text:p>
          </table:table-cell>
          <table:table-cell office:value-type="float" office:value="9.35" calcext:value-type="float">
            <text:p>9.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79" calcext:value-type="float">
            <text:p>9988.379</text:p>
          </table:table-cell>
          <table:table-cell office:value-type="float" office:value="11.621" calcext:value-type="float">
            <text:p>11.6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01" calcext:value-type="float">
            <text:p>9989.101</text:p>
          </table:table-cell>
          <table:table-cell office:value-type="float" office:value="10.899" calcext:value-type="float">
            <text:p>10.8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38" calcext:value-type="float">
            <text:p>9989.438</text:p>
          </table:table-cell>
          <table:table-cell office:value-type="float" office:value="10.562" calcext:value-type="float">
            <text:p>10.5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55" calcext:value-type="float">
            <text:p>9993.855</text:p>
          </table:table-cell>
          <table:table-cell office:value-type="float" office:value="6.145" calcext:value-type="float">
            <text:p>6.1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36" calcext:value-type="float">
            <text:p>9993.136</text:p>
          </table:table-cell>
          <table:table-cell office:value-type="float" office:value="6.864" calcext:value-type="float">
            <text:p>6.8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41" calcext:value-type="float">
            <text:p>9991.341</text:p>
          </table:table-cell>
          <table:table-cell office:value-type="float" office:value="8.659" calcext:value-type="float">
            <text:p>8.6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05" calcext:value-type="float">
            <text:p>9991.405</text:p>
          </table:table-cell>
          <table:table-cell office:value-type="float" office:value="8.595" calcext:value-type="float">
            <text:p>8.5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48" calcext:value-type="float">
            <text:p>9990.048</text:p>
          </table:table-cell>
          <table:table-cell office:value-type="float" office:value="9.952" calcext:value-type="float">
            <text:p>9.9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43" calcext:value-type="float">
            <text:p>9989.143</text:p>
          </table:table-cell>
          <table:table-cell office:value-type="float" office:value="10.857" calcext:value-type="float">
            <text:p>10.8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8" calcext:value-type="float">
            <text:p>9987.818</text:p>
          </table:table-cell>
          <table:table-cell office:value-type="float" office:value="12.182" calcext:value-type="float">
            <text:p>12.1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38" calcext:value-type="float">
            <text:p>9987.238</text:p>
          </table:table-cell>
          <table:table-cell office:value-type="float" office:value="12.762" calcext:value-type="float">
            <text:p>12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56" calcext:value-type="float">
            <text:p>9992.056</text:p>
          </table:table-cell>
          <table:table-cell office:value-type="float" office:value="7.944" calcext:value-type="float">
            <text:p>7.9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21" calcext:value-type="float">
            <text:p>9991.721</text:p>
          </table:table-cell>
          <table:table-cell office:value-type="float" office:value="8.279" calcext:value-type="float">
            <text:p>8.2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69" calcext:value-type="float">
            <text:p>9988.069</text:p>
          </table:table-cell>
          <table:table-cell office:value-type="float" office:value="11.931" calcext:value-type="float">
            <text:p>11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14" calcext:value-type="float">
            <text:p>9990.814</text:p>
          </table:table-cell>
          <table:table-cell office:value-type="float" office:value="9.186" calcext:value-type="float">
            <text:p>9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64" calcext:value-type="float">
            <text:p>9988.364</text:p>
          </table:table-cell>
          <table:table-cell office:value-type="float" office:value="11.636" calcext:value-type="float">
            <text:p>11.6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02" calcext:value-type="float">
            <text:p>9988.102</text:p>
          </table:table-cell>
          <table:table-cell office:value-type="float" office:value="11.898" calcext:value-type="float">
            <text:p>11.8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42" calcext:value-type="float">
            <text:p>9989.142</text:p>
          </table:table-cell>
          <table:table-cell office:value-type="float" office:value="10.858" calcext:value-type="float">
            <text:p>10.8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52" calcext:value-type="float">
            <text:p>9986.252</text:p>
          </table:table-cell>
          <table:table-cell office:value-type="float" office:value="13.748" calcext:value-type="float">
            <text:p>13.7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14" calcext:value-type="float">
            <text:p>9987.514</text:p>
          </table:table-cell>
          <table:table-cell office:value-type="float" office:value="12.486" calcext:value-type="float">
            <text:p>12.4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" calcext:value-type="float">
            <text:p>9988.2</text:p>
          </table:table-cell>
          <table:table-cell office:value-type="float" office:value="11.8" calcext:value-type="float">
            <text:p>11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97" calcext:value-type="float">
            <text:p>9992.297</text:p>
          </table:table-cell>
          <table:table-cell office:value-type="float" office:value="7.703" calcext:value-type="float">
            <text:p>7.7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62" calcext:value-type="float">
            <text:p>9987.762</text:p>
          </table:table-cell>
          <table:table-cell office:value-type="float" office:value="12.238" calcext:value-type="float">
            <text:p>12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98" calcext:value-type="float">
            <text:p>9987.098</text:p>
          </table:table-cell>
          <table:table-cell office:value-type="float" office:value="12.902" calcext:value-type="float">
            <text:p>12.9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26" calcext:value-type="float">
            <text:p>9987.526</text:p>
          </table:table-cell>
          <table:table-cell office:value-type="float" office:value="12.474" calcext:value-type="float">
            <text:p>12.4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06" calcext:value-type="float">
            <text:p>9986.406</text:p>
          </table:table-cell>
          <table:table-cell office:value-type="float" office:value="13.594" calcext:value-type="float">
            <text:p>13.5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76" calcext:value-type="float">
            <text:p>9988.076</text:p>
          </table:table-cell>
          <table:table-cell office:value-type="float" office:value="11.924" calcext:value-type="float">
            <text:p>11.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592" calcext:value-type="float">
            <text:p>9986.592</text:p>
          </table:table-cell>
          <table:table-cell office:value-type="float" office:value="13.408" calcext:value-type="float">
            <text:p>13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98" calcext:value-type="float">
            <text:p>9989.798</text:p>
          </table:table-cell>
          <table:table-cell office:value-type="float" office:value="10.202" calcext:value-type="float">
            <text:p>10.2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64" calcext:value-type="float">
            <text:p>9991.864</text:p>
          </table:table-cell>
          <table:table-cell office:value-type="float" office:value="8.136" calcext:value-type="float">
            <text:p>8.1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25" calcext:value-type="float">
            <text:p>9991.825</text:p>
          </table:table-cell>
          <table:table-cell office:value-type="float" office:value="8.175" calcext:value-type="float">
            <text:p>8.1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1" calcext:value-type="float">
            <text:p>9995.21</text:p>
          </table:table-cell>
          <table:table-cell office:value-type="float" office:value="4.79" calcext:value-type="float">
            <text:p>4.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73" calcext:value-type="float">
            <text:p>9992.673</text:p>
          </table:table-cell>
          <table:table-cell office:value-type="float" office:value="7.327" calcext:value-type="float">
            <text:p>7.3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5" calcext:value-type="float">
            <text:p>9993.445</text:p>
          </table:table-cell>
          <table:table-cell office:value-type="float" office:value="6.555" calcext:value-type="float">
            <text:p>6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4" calcext:value-type="float">
            <text:p>9990.14</text:p>
          </table:table-cell>
          <table:table-cell office:value-type="float" office:value="9.86" calcext:value-type="float">
            <text:p>9.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15" calcext:value-type="float">
            <text:p>9995.815</text:p>
          </table:table-cell>
          <table:table-cell office:value-type="float" office:value="4.185" calcext:value-type="float">
            <text:p>4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44" calcext:value-type="float">
            <text:p>9996.344</text:p>
          </table:table-cell>
          <table:table-cell office:value-type="float" office:value="3.656" calcext:value-type="float">
            <text:p>3.6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36" calcext:value-type="float">
            <text:p>9991.336</text:p>
          </table:table-cell>
          <table:table-cell office:value-type="float" office:value="8.664" calcext:value-type="float">
            <text:p>8.6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56" calcext:value-type="float">
            <text:p>9989.856</text:p>
          </table:table-cell>
          <table:table-cell office:value-type="float" office:value="10.144" calcext:value-type="float">
            <text:p>10.1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8" calcext:value-type="float">
            <text:p>9993.18</text:p>
          </table:table-cell>
          <table:table-cell office:value-type="float" office:value="6.82" calcext:value-type="float">
            <text:p>6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41" calcext:value-type="float">
            <text:p>9996.041</text:p>
          </table:table-cell>
          <table:table-cell office:value-type="float" office:value="3.959" calcext:value-type="float">
            <text:p>3.9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15" calcext:value-type="float">
            <text:p>9988.915</text:p>
          </table:table-cell>
          <table:table-cell office:value-type="float" office:value="11.085" calcext:value-type="float">
            <text:p>11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66" calcext:value-type="float">
            <text:p>9989.566</text:p>
          </table:table-cell>
          <table:table-cell office:value-type="float" office:value="10.434" calcext:value-type="float">
            <text:p>10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08" calcext:value-type="float">
            <text:p>9986.408</text:p>
          </table:table-cell>
          <table:table-cell office:value-type="float" office:value="13.592" calcext:value-type="float">
            <text:p>13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74" calcext:value-type="float">
            <text:p>9995.274</text:p>
          </table:table-cell>
          <table:table-cell office:value-type="float" office:value="4.726" calcext:value-type="float">
            <text:p>4.7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08" calcext:value-type="float">
            <text:p>9993.608</text:p>
          </table:table-cell>
          <table:table-cell office:value-type="float" office:value="6.392" calcext:value-type="float">
            <text:p>6.3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3" calcext:value-type="float">
            <text:p>9995.483</text:p>
          </table:table-cell>
          <table:table-cell office:value-type="float" office:value="4.517" calcext:value-type="float">
            <text:p>4.5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65" calcext:value-type="float">
            <text:p>9988.065</text:p>
          </table:table-cell>
          <table:table-cell office:value-type="float" office:value="11.935" calcext:value-type="float">
            <text:p>11.9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11" calcext:value-type="float">
            <text:p>9994.011</text:p>
          </table:table-cell>
          <table:table-cell office:value-type="float" office:value="5.989" calcext:value-type="float">
            <text:p>5.9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3" calcext:value-type="float">
            <text:p>9995.623</text:p>
          </table:table-cell>
          <table:table-cell office:value-type="float" office:value="4.377" calcext:value-type="float">
            <text:p>4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2" calcext:value-type="float">
            <text:p>9994.932</text:p>
          </table:table-cell>
          <table:table-cell office:value-type="float" office:value="5.068" calcext:value-type="float">
            <text:p>5.0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9" calcext:value-type="float">
            <text:p>9997.439</text:p>
          </table:table-cell>
          <table:table-cell office:value-type="float" office:value="2.561" calcext:value-type="float">
            <text:p>2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95" calcext:value-type="float">
            <text:p>9990.095</text:p>
          </table:table-cell>
          <table:table-cell office:value-type="float" office:value="9.905" calcext:value-type="float">
            <text:p>9.9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85" calcext:value-type="float">
            <text:p>9996.785</text:p>
          </table:table-cell>
          <table:table-cell office:value-type="float" office:value="3.215" calcext:value-type="float">
            <text:p>3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2" calcext:value-type="float">
            <text:p>9986.82</text:p>
          </table:table-cell>
          <table:table-cell office:value-type="float" office:value="13.18" calcext:value-type="float">
            <text:p>13.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1" calcext:value-type="float">
            <text:p>9992.81</text:p>
          </table:table-cell>
          <table:table-cell office:value-type="float" office:value="7.19" calcext:value-type="float">
            <text:p>7.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36" calcext:value-type="float">
            <text:p>9987.236</text:p>
          </table:table-cell>
          <table:table-cell office:value-type="float" office:value="12.764" calcext:value-type="float">
            <text:p>12.7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31" calcext:value-type="float">
            <text:p>9986.431</text:p>
          </table:table-cell>
          <table:table-cell office:value-type="float" office:value="13.569" calcext:value-type="float">
            <text:p>13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61" calcext:value-type="float">
            <text:p>9994.461</text:p>
          </table:table-cell>
          <table:table-cell office:value-type="float" office:value="5.539" calcext:value-type="float">
            <text:p>5.5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7" calcext:value-type="float">
            <text:p>9988.77</text:p>
          </table:table-cell>
          <table:table-cell office:value-type="float" office:value="11.23" calcext:value-type="float">
            <text:p>11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31" calcext:value-type="float">
            <text:p>9996.931</text:p>
          </table:table-cell>
          <table:table-cell office:value-type="float" office:value="3.069" calcext:value-type="float">
            <text:p>3.0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72" calcext:value-type="float">
            <text:p>9987.772</text:p>
          </table:table-cell>
          <table:table-cell office:value-type="float" office:value="12.228" calcext:value-type="float">
            <text:p>12.2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96" calcext:value-type="float">
            <text:p>9993.596</text:p>
          </table:table-cell>
          <table:table-cell office:value-type="float" office:value="6.404" calcext:value-type="float">
            <text:p>6.4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73" calcext:value-type="float">
            <text:p>9992.973</text:p>
          </table:table-cell>
          <table:table-cell office:value-type="float" office:value="7.027" calcext:value-type="float">
            <text:p>7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17" calcext:value-type="float">
            <text:p>9997.017</text:p>
          </table:table-cell>
          <table:table-cell office:value-type="float" office:value="2.983" calcext:value-type="float">
            <text:p>2.9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97" calcext:value-type="float">
            <text:p>9988.897</text:p>
          </table:table-cell>
          <table:table-cell office:value-type="float" office:value="11.103" calcext:value-type="float">
            <text:p>11.1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36" calcext:value-type="float">
            <text:p>9989.036</text:p>
          </table:table-cell>
          <table:table-cell office:value-type="float" office:value="10.964" calcext:value-type="float">
            <text:p>10.9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85" calcext:value-type="float">
            <text:p>9995.285</text:p>
          </table:table-cell>
          <table:table-cell office:value-type="float" office:value="4.715" calcext:value-type="float">
            <text:p>4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31" calcext:value-type="float">
            <text:p>9993.531</text:p>
          </table:table-cell>
          <table:table-cell office:value-type="float" office:value="6.469" calcext:value-type="float">
            <text:p>6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06" calcext:value-type="float">
            <text:p>9993.706</text:p>
          </table:table-cell>
          <table:table-cell office:value-type="float" office:value="6.294" calcext:value-type="float">
            <text:p>6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1" calcext:value-type="float">
            <text:p>9991.621</text:p>
          </table:table-cell>
          <table:table-cell office:value-type="float" office:value="8.379" calcext:value-type="float">
            <text:p>8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05" calcext:value-type="float">
            <text:p>9996.305</text:p>
          </table:table-cell>
          <table:table-cell office:value-type="float" office:value="3.695" calcext:value-type="float">
            <text:p>3.6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48" calcext:value-type="float">
            <text:p>9991.848</text:p>
          </table:table-cell>
          <table:table-cell office:value-type="float" office:value="8.152" calcext:value-type="float">
            <text:p>8.1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74" calcext:value-type="float">
            <text:p>9994.774</text:p>
          </table:table-cell>
          <table:table-cell office:value-type="float" office:value="5.226" calcext:value-type="float">
            <text:p>5.2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77" calcext:value-type="float">
            <text:p>9988.677</text:p>
          </table:table-cell>
          <table:table-cell office:value-type="float" office:value="11.323" calcext:value-type="float">
            <text:p>11.3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84" calcext:value-type="float">
            <text:p>9991.584</text:p>
          </table:table-cell>
          <table:table-cell office:value-type="float" office:value="8.416" calcext:value-type="float">
            <text:p>8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41" calcext:value-type="float">
            <text:p>9994.741</text:p>
          </table:table-cell>
          <table:table-cell office:value-type="float" office:value="5.259" calcext:value-type="float">
            <text:p>5.2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49" calcext:value-type="float">
            <text:p>9991.749</text:p>
          </table:table-cell>
          <table:table-cell office:value-type="float" office:value="8.251" calcext:value-type="float">
            <text:p>8.2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73" calcext:value-type="float">
            <text:p>9990.773</text:p>
          </table:table-cell>
          <table:table-cell office:value-type="float" office:value="9.227" calcext:value-type="float">
            <text:p>9.2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52" calcext:value-type="float">
            <text:p>9990.852</text:p>
          </table:table-cell>
          <table:table-cell office:value-type="float" office:value="9.148" calcext:value-type="float">
            <text:p>9.1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74" calcext:value-type="float">
            <text:p>9987.074</text:p>
          </table:table-cell>
          <table:table-cell office:value-type="float" office:value="12.926" calcext:value-type="float">
            <text:p>12.9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06" calcext:value-type="float">
            <text:p>9989.406</text:p>
          </table:table-cell>
          <table:table-cell office:value-type="float" office:value="10.594" calcext:value-type="float">
            <text:p>10.5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65" calcext:value-type="float">
            <text:p>9988.065</text:p>
          </table:table-cell>
          <table:table-cell office:value-type="float" office:value="11.935" calcext:value-type="float">
            <text:p>11.9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18" calcext:value-type="float">
            <text:p>9989.018</text:p>
          </table:table-cell>
          <table:table-cell office:value-type="float" office:value="10.982" calcext:value-type="float">
            <text:p>10.9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18" calcext:value-type="float">
            <text:p>9990.118</text:p>
          </table:table-cell>
          <table:table-cell office:value-type="float" office:value="9.882" calcext:value-type="float">
            <text:p>9.8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1" calcext:value-type="float">
            <text:p>9990.901</text:p>
          </table:table-cell>
          <table:table-cell office:value-type="float" office:value="9.099" calcext:value-type="float">
            <text:p>9.0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29" calcext:value-type="float">
            <text:p>9992.329</text:p>
          </table:table-cell>
          <table:table-cell office:value-type="float" office:value="7.671" calcext:value-type="float">
            <text:p>7.6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29" calcext:value-type="float">
            <text:p>9992.029</text:p>
          </table:table-cell>
          <table:table-cell office:value-type="float" office:value="7.971" calcext:value-type="float">
            <text:p>7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86" calcext:value-type="float">
            <text:p>9992.686</text:p>
          </table:table-cell>
          <table:table-cell office:value-type="float" office:value="7.314" calcext:value-type="float">
            <text:p>7.3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52" calcext:value-type="float">
            <text:p>9987.152</text:p>
          </table:table-cell>
          <table:table-cell office:value-type="float" office:value="12.848" calcext:value-type="float">
            <text:p>12.8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95" calcext:value-type="float">
            <text:p>9991.295</text:p>
          </table:table-cell>
          <table:table-cell office:value-type="float" office:value="8.705" calcext:value-type="float">
            <text:p>8.7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18" calcext:value-type="float">
            <text:p>9991.418</text:p>
          </table:table-cell>
          <table:table-cell office:value-type="float" office:value="8.582" calcext:value-type="float">
            <text:p>8.5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27" calcext:value-type="float">
            <text:p>9990.027</text:p>
          </table:table-cell>
          <table:table-cell office:value-type="float" office:value="9.973" calcext:value-type="float">
            <text:p>9.9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86" calcext:value-type="float">
            <text:p>9987.686</text:p>
          </table:table-cell>
          <table:table-cell office:value-type="float" office:value="12.314" calcext:value-type="float">
            <text:p>12.3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08" calcext:value-type="float">
            <text:p>9988.408</text:p>
          </table:table-cell>
          <table:table-cell office:value-type="float" office:value="11.592" calcext:value-type="float">
            <text:p>11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38" calcext:value-type="float">
            <text:p>9988.838</text:p>
          </table:table-cell>
          <table:table-cell office:value-type="float" office:value="11.162" calcext:value-type="float">
            <text:p>11.1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61" calcext:value-type="float">
            <text:p>9993.461</text:p>
          </table:table-cell>
          <table:table-cell office:value-type="float" office:value="6.539" calcext:value-type="float">
            <text:p>6.5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57" calcext:value-type="float">
            <text:p>9992.557</text:p>
          </table:table-cell>
          <table:table-cell office:value-type="float" office:value="7.443" calcext:value-type="float">
            <text:p>7.4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18" calcext:value-type="float">
            <text:p>9990.718</text:p>
          </table:table-cell>
          <table:table-cell office:value-type="float" office:value="9.282" calcext:value-type="float">
            <text:p>9.2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89" calcext:value-type="float">
            <text:p>9990.689</text:p>
          </table:table-cell>
          <table:table-cell office:value-type="float" office:value="9.311" calcext:value-type="float">
            <text:p>9.3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86" calcext:value-type="float">
            <text:p>9989.286</text:p>
          </table:table-cell>
          <table:table-cell office:value-type="float" office:value="10.714" calcext:value-type="float">
            <text:p>10.7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5" calcext:value-type="float">
            <text:p>9988.45</text:p>
          </table:table-cell>
          <table:table-cell office:value-type="float" office:value="11.55" calcext:value-type="float">
            <text:p>11.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6" calcext:value-type="float">
            <text:p>9987.056</text:p>
          </table:table-cell>
          <table:table-cell office:value-type="float" office:value="12.944" calcext:value-type="float">
            <text:p>12.9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76" calcext:value-type="float">
            <text:p>9986.476</text:p>
          </table:table-cell>
          <table:table-cell office:value-type="float" office:value="13.524" calcext:value-type="float">
            <text:p>13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33" calcext:value-type="float">
            <text:p>9991.433</text:p>
          </table:table-cell>
          <table:table-cell office:value-type="float" office:value="8.567" calcext:value-type="float">
            <text:p>8.5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96" calcext:value-type="float">
            <text:p>9991.096</text:p>
          </table:table-cell>
          <table:table-cell office:value-type="float" office:value="8.904" calcext:value-type="float">
            <text:p>8.9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45" calcext:value-type="float">
            <text:p>9987.445</text:p>
          </table:table-cell>
          <table:table-cell office:value-type="float" office:value="12.555" calcext:value-type="float">
            <text:p>12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37" calcext:value-type="float">
            <text:p>9990.537</text:p>
          </table:table-cell>
          <table:table-cell office:value-type="float" office:value="9.463" calcext:value-type="float">
            <text:p>9.4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02" calcext:value-type="float">
            <text:p>9987.602</text:p>
          </table:table-cell>
          <table:table-cell office:value-type="float" office:value="12.398" calcext:value-type="float">
            <text:p>12.3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63" calcext:value-type="float">
            <text:p>9987.363</text:p>
          </table:table-cell>
          <table:table-cell office:value-type="float" office:value="12.637" calcext:value-type="float">
            <text:p>12.6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64" calcext:value-type="float">
            <text:p>9988.564</text:p>
          </table:table-cell>
          <table:table-cell office:value-type="float" office:value="11.436" calcext:value-type="float">
            <text:p>11.4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49" calcext:value-type="float">
            <text:p>9985.49</text:p>
          </table:table-cell>
          <table:table-cell office:value-type="float" office:value="14.51" calcext:value-type="float">
            <text:p>14.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52" calcext:value-type="float">
            <text:p>9986.752</text:p>
          </table:table-cell>
          <table:table-cell office:value-type="float" office:value="13.248" calcext:value-type="float">
            <text:p>13.2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27" calcext:value-type="float">
            <text:p>9987.527</text:p>
          </table:table-cell>
          <table:table-cell office:value-type="float" office:value="12.473" calcext:value-type="float">
            <text:p>12.4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5" calcext:value-type="float">
            <text:p>9991.65</text:p>
          </table:table-cell>
          <table:table-cell office:value-type="float" office:value="8.35" calcext:value-type="float">
            <text:p>8.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" calcext:value-type="float">
            <text:p>998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52" calcext:value-type="float">
            <text:p>9986.452</text:p>
          </table:table-cell>
          <table:table-cell office:value-type="float" office:value="13.548" calcext:value-type="float">
            <text:p>13.5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33" calcext:value-type="float">
            <text:p>9986.833</text:p>
          </table:table-cell>
          <table:table-cell office:value-type="float" office:value="13.167" calcext:value-type="float">
            <text:p>13.1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45" calcext:value-type="float">
            <text:p>9985.645</text:p>
          </table:table-cell>
          <table:table-cell office:value-type="float" office:value="14.355" calcext:value-type="float">
            <text:p>14.3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36" calcext:value-type="float">
            <text:p>9987.336</text:p>
          </table:table-cell>
          <table:table-cell office:value-type="float" office:value="12.664" calcext:value-type="float">
            <text:p>12.6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31" calcext:value-type="float">
            <text:p>9985.831</text:p>
          </table:table-cell>
          <table:table-cell office:value-type="float" office:value="14.169" calcext:value-type="float">
            <text:p>14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98" calcext:value-type="float">
            <text:p>9989.198</text:p>
          </table:table-cell>
          <table:table-cell office:value-type="float" office:value="10.802" calcext:value-type="float">
            <text:p>10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09" calcext:value-type="float">
            <text:p>9991.309</text:p>
          </table:table-cell>
          <table:table-cell office:value-type="float" office:value="8.691" calcext:value-type="float">
            <text:p>8.6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25" calcext:value-type="float">
            <text:p>9991.225</text:p>
          </table:table-cell>
          <table:table-cell office:value-type="float" office:value="8.775" calcext:value-type="float">
            <text:p>8.7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87" calcext:value-type="float">
            <text:p>9994.887</text:p>
          </table:table-cell>
          <table:table-cell office:value-type="float" office:value="5.113" calcext:value-type="float">
            <text:p>5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73" calcext:value-type="float">
            <text:p>9992.073</text:p>
          </table:table-cell>
          <table:table-cell office:value-type="float" office:value="7.927" calcext:value-type="float">
            <text:p>7.9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6" calcext:value-type="float">
            <text:p>9993.26</text:p>
          </table:table-cell>
          <table:table-cell office:value-type="float" office:value="6.74" calcext:value-type="float">
            <text:p>6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66" calcext:value-type="float">
            <text:p>9989.666</text:p>
          </table:table-cell>
          <table:table-cell office:value-type="float" office:value="10.334" calcext:value-type="float">
            <text:p>10.3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54" calcext:value-type="float">
            <text:p>9995.354</text:p>
          </table:table-cell>
          <table:table-cell office:value-type="float" office:value="4.646" calcext:value-type="float">
            <text:p>4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06" calcext:value-type="float">
            <text:p>9996.206</text:p>
          </table:table-cell>
          <table:table-cell office:value-type="float" office:value="3.794" calcext:value-type="float">
            <text:p>3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98" calcext:value-type="float">
            <text:p>9990.898</text:p>
          </table:table-cell>
          <table:table-cell office:value-type="float" office:value="9.102" calcext:value-type="float">
            <text:p>9.1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" calcext:value-type="float">
            <text:p>9989.3</text:p>
          </table:table-cell>
          <table:table-cell office:value-type="float" office:value="10.7" calcext:value-type="float">
            <text:p>10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25" calcext:value-type="float">
            <text:p>9992.625</text:p>
          </table:table-cell>
          <table:table-cell office:value-type="float" office:value="7.375" calcext:value-type="float">
            <text:p>7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47" calcext:value-type="float">
            <text:p>9995.647</text:p>
          </table:table-cell>
          <table:table-cell office:value-type="float" office:value="4.353" calcext:value-type="float">
            <text:p>4.3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53" calcext:value-type="float">
            <text:p>9988.153</text:p>
          </table:table-cell>
          <table:table-cell office:value-type="float" office:value="11.847" calcext:value-type="float">
            <text:p>11.8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87" calcext:value-type="float">
            <text:p>9988.987</text:p>
          </table:table-cell>
          <table:table-cell office:value-type="float" office:value="11.013" calcext:value-type="float">
            <text:p>11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46" calcext:value-type="float">
            <text:p>9985.646</text:p>
          </table:table-cell>
          <table:table-cell office:value-type="float" office:value="14.354" calcext:value-type="float">
            <text:p>14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56" calcext:value-type="float">
            <text:p>9994.856</text:p>
          </table:table-cell>
          <table:table-cell office:value-type="float" office:value="5.144" calcext:value-type="float">
            <text:p>5.1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5" calcext:value-type="float">
            <text:p>9993.25</text:p>
          </table:table-cell>
          <table:table-cell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12" calcext:value-type="float">
            <text:p>9995.112</text:p>
          </table:table-cell>
          <table:table-cell office:value-type="float" office:value="4.888" calcext:value-type="float">
            <text:p>4.8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18" calcext:value-type="float">
            <text:p>9987.418</text:p>
          </table:table-cell>
          <table:table-cell office:value-type="float" office:value="12.582" calcext:value-type="float">
            <text:p>12.5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11" calcext:value-type="float">
            <text:p>9993.411</text:p>
          </table:table-cell>
          <table:table-cell office:value-type="float" office:value="6.589" calcext:value-type="float">
            <text:p>6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45" calcext:value-type="float">
            <text:p>9995.345</text:p>
          </table:table-cell>
          <table:table-cell office:value-type="float" office:value="4.655" calcext:value-type="float">
            <text:p>4.6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23" calcext:value-type="float">
            <text:p>9994.423</text:p>
          </table:table-cell>
          <table:table-cell office:value-type="float" office:value="5.577" calcext:value-type="float">
            <text:p>5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23" calcext:value-type="float">
            <text:p>9997.323</text:p>
          </table:table-cell>
          <table:table-cell office:value-type="float" office:value="2.677" calcext:value-type="float">
            <text:p>2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08" calcext:value-type="float">
            <text:p>9989.308</text:p>
          </table:table-cell>
          <table:table-cell office:value-type="float" office:value="10.692" calcext:value-type="float">
            <text:p>1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76" calcext:value-type="float">
            <text:p>9996.576</text:p>
          </table:table-cell>
          <table:table-cell office:value-type="float" office:value="3.424" calcext:value-type="float">
            <text:p>3.4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66" calcext:value-type="float">
            <text:p>9986.266</text:p>
          </table:table-cell>
          <table:table-cell office:value-type="float" office:value="13.734" calcext:value-type="float">
            <text:p>13.7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39" calcext:value-type="float">
            <text:p>9992.439</text:p>
          </table:table-cell>
          <table:table-cell office:value-type="float" office:value="7.561" calcext:value-type="float">
            <text:p>7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72" calcext:value-type="float">
            <text:p>9986.472</text:p>
          </table:table-cell>
          <table:table-cell office:value-type="float" office:value="13.528" calcext:value-type="float">
            <text:p>13.5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69" calcext:value-type="float">
            <text:p>9985.669</text:p>
          </table:table-cell>
          <table:table-cell office:value-type="float" office:value="14.331" calcext:value-type="float">
            <text:p>14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2" calcext:value-type="float">
            <text:p>9993.952</text:p>
          </table:table-cell>
          <table:table-cell office:value-type="float" office:value="6.048" calcext:value-type="float">
            <text:p>6.0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45" calcext:value-type="float">
            <text:p>9988.145</text:p>
          </table:table-cell>
          <table:table-cell office:value-type="float" office:value="11.855" calcext:value-type="float">
            <text:p>11.8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69" calcext:value-type="float">
            <text:p>9996.769</text:p>
          </table:table-cell>
          <table:table-cell office:value-type="float" office:value="3.231" calcext:value-type="float">
            <text:p>3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11" calcext:value-type="float">
            <text:p>9987.011</text:p>
          </table:table-cell>
          <table:table-cell office:value-type="float" office:value="12.989" calcext:value-type="float">
            <text:p>12.9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11" calcext:value-type="float">
            <text:p>9993.111</text:p>
          </table:table-cell>
          <table:table-cell office:value-type="float" office:value="6.889" calcext:value-type="float">
            <text:p>6.8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86" calcext:value-type="float">
            <text:p>9992.486</text:p>
          </table:table-cell>
          <table:table-cell office:value-type="float" office:value="7.514" calcext:value-type="float">
            <text:p>7.5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9" calcext:value-type="float">
            <text:p>9996.809</text:p>
          </table:table-cell>
          <table:table-cell office:value-type="float" office:value="3.191" calcext:value-type="float">
            <text:p>3.1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03" calcext:value-type="float">
            <text:p>9988.503</text:p>
          </table:table-cell>
          <table:table-cell office:value-type="float" office:value="11.497" calcext:value-type="float">
            <text:p>11.4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95" calcext:value-type="float">
            <text:p>9988.295</text:p>
          </table:table-cell>
          <table:table-cell office:value-type="float" office:value="11.705" calcext:value-type="float">
            <text:p>11.7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9" calcext:value-type="float">
            <text:p>9996.839</text:p>
          </table:table-cell>
          <table:table-cell office:value-type="float" office:value="3.161" calcext:value-type="float">
            <text:p>3.1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46" calcext:value-type="float">
            <text:p>9994.846</text:p>
          </table:table-cell>
          <table:table-cell office:value-type="float" office:value="5.154" calcext:value-type="float">
            <text:p>5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53" calcext:value-type="float">
            <text:p>9993.253</text:p>
          </table:table-cell>
          <table:table-cell office:value-type="float" office:value="6.747" calcext:value-type="float">
            <text:p>6.7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98" calcext:value-type="float">
            <text:p>9993.198</text:p>
          </table:table-cell>
          <table:table-cell office:value-type="float" office:value="6.802" calcext:value-type="float">
            <text:p>6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44" calcext:value-type="float">
            <text:p>9991.344</text:p>
          </table:table-cell>
          <table:table-cell office:value-type="float" office:value="8.656" calcext:value-type="float">
            <text:p>8.6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9" calcext:value-type="float">
            <text:p>9996.189</text:p>
          </table:table-cell>
          <table:table-cell office:value-type="float" office:value="3.811" calcext:value-type="float">
            <text:p>3.8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78" calcext:value-type="float">
            <text:p>9991.478</text:p>
          </table:table-cell>
          <table:table-cell office:value-type="float" office:value="8.522" calcext:value-type="float">
            <text:p>8.5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04" calcext:value-type="float">
            <text:p>9994.404</text:p>
          </table:table-cell>
          <table:table-cell office:value-type="float" office:value="5.596" calcext:value-type="float">
            <text:p>5.5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19" calcext:value-type="float">
            <text:p>9988.019</text:p>
          </table:table-cell>
          <table:table-cell office:value-type="float" office:value="11.981" calcext:value-type="float">
            <text:p>11.9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45" calcext:value-type="float">
            <text:p>9991.445</text:p>
          </table:table-cell>
          <table:table-cell office:value-type="float" office:value="8.555" calcext:value-type="float">
            <text:p>8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55" calcext:value-type="float">
            <text:p>9994.555</text:p>
          </table:table-cell>
          <table:table-cell office:value-type="float" office:value="5.445" calcext:value-type="float">
            <text:p>5.4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79" calcext:value-type="float">
            <text:p>9991.379</text:p>
          </table:table-cell>
          <table:table-cell office:value-type="float" office:value="8.621" calcext:value-type="float">
            <text:p>8.6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9" calcext:value-type="float">
            <text:p>9990.309</text:p>
          </table:table-cell>
          <table:table-cell office:value-type="float" office:value="9.691" calcext:value-type="float">
            <text:p>9.6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82" calcext:value-type="float">
            <text:p>9990.482</text:p>
          </table:table-cell>
          <table:table-cell office:value-type="float" office:value="9.518" calcext:value-type="float">
            <text:p>9.5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35" calcext:value-type="float">
            <text:p>9986.335</text:p>
          </table:table-cell>
          <table:table-cell office:value-type="float" office:value="13.665" calcext:value-type="float">
            <text:p>13.6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06" calcext:value-type="float">
            <text:p>9988.806</text:p>
          </table:table-cell>
          <table:table-cell office:value-type="float" office:value="11.194" calcext:value-type="float">
            <text:p>11.1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03" calcext:value-type="float">
            <text:p>9987.303</text:p>
          </table:table-cell>
          <table:table-cell office:value-type="float" office:value="12.697" calcext:value-type="float">
            <text:p>12.6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01" calcext:value-type="float">
            <text:p>9988.301</text:p>
          </table:table-cell>
          <table:table-cell office:value-type="float" office:value="11.699" calcext:value-type="float">
            <text:p>11.6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12" calcext:value-type="float">
            <text:p>9989.712</text:p>
          </table:table-cell>
          <table:table-cell office:value-type="float" office:value="10.288" calcext:value-type="float">
            <text:p>10.2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16" calcext:value-type="float">
            <text:p>9990.416</text:p>
          </table:table-cell>
          <table:table-cell office:value-type="float" office:value="9.584" calcext:value-type="float">
            <text:p>9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13" calcext:value-type="float">
            <text:p>9991.913</text:p>
          </table:table-cell>
          <table:table-cell office:value-type="float" office:value="8.087" calcext:value-type="float">
            <text:p>8.0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28" calcext:value-type="float">
            <text:p>9991.728</text:p>
          </table:table-cell>
          <table:table-cell office:value-type="float" office:value="8.272" calcext:value-type="float">
            <text:p>8.2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99" calcext:value-type="float">
            <text:p>9992.199</text:p>
          </table:table-cell>
          <table:table-cell office:value-type="float" office:value="7.801" calcext:value-type="float">
            <text:p>7.8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9" calcext:value-type="float">
            <text:p>9986.39</text:p>
          </table:table-cell>
          <table:table-cell office:value-type="float" office:value="13.61" calcext:value-type="float">
            <text:p>13.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1" calcext:value-type="float">
            <text:p>9990.81</text:p>
          </table:table-cell>
          <table:table-cell office:value-type="float" office:value="9.19" calcext:value-type="float">
            <text:p>9.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17" calcext:value-type="float">
            <text:p>9991.117</text:p>
          </table:table-cell>
          <table:table-cell office:value-type="float" office:value="8.883" calcext:value-type="float">
            <text:p>8.8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85" calcext:value-type="float">
            <text:p>9991.185</text:p>
          </table:table-cell>
          <table:table-cell office:value-type="float" office:value="8.815" calcext:value-type="float">
            <text:p>8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8" calcext:value-type="float">
            <text:p>9989.68</text:p>
          </table:table-cell>
          <table:table-cell office:value-type="float" office:value="10.32" calcext:value-type="float">
            <text:p>10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24" calcext:value-type="float">
            <text:p>9986.924</text:p>
          </table:table-cell>
          <table:table-cell office:value-type="float" office:value="13.076" calcext:value-type="float">
            <text:p>13.0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28" calcext:value-type="float">
            <text:p>9987.828</text:p>
          </table:table-cell>
          <table:table-cell office:value-type="float" office:value="12.172" calcext:value-type="float">
            <text:p>12.1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59" calcext:value-type="float">
            <text:p>9988.259</text:p>
          </table:table-cell>
          <table:table-cell office:value-type="float" office:value="11.741" calcext:value-type="float">
            <text:p>11.7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06" calcext:value-type="float">
            <text:p>9993.206</text:p>
          </table:table-cell>
          <table:table-cell office:value-type="float" office:value="6.794" calcext:value-type="float">
            <text:p>6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56" calcext:value-type="float">
            <text:p>9992.256</text:p>
          </table:table-cell>
          <table:table-cell office:value-type="float" office:value="7.744" calcext:value-type="float">
            <text:p>7.7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71" calcext:value-type="float">
            <text:p>9990.371</text:p>
          </table:table-cell>
          <table:table-cell office:value-type="float" office:value="9.629" calcext:value-type="float">
            <text:p>9.6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8" calcext:value-type="float">
            <text:p>9990.18</text:p>
          </table:table-cell>
          <table:table-cell office:value-type="float" office:value="9.82" calcext:value-type="float">
            <text:p>9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63" calcext:value-type="float">
            <text:p>9988.663</text:p>
          </table:table-cell>
          <table:table-cell office:value-type="float" office:value="11.337" calcext:value-type="float">
            <text:p>11.3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02" calcext:value-type="float">
            <text:p>9987.802</text:p>
          </table:table-cell>
          <table:table-cell office:value-type="float" office:value="12.198" calcext:value-type="float">
            <text:p>12.1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15" calcext:value-type="float">
            <text:p>9985.715</text:p>
          </table:table-cell>
          <table:table-cell office:value-type="float" office:value="14.285" calcext:value-type="float">
            <text:p>14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63" calcext:value-type="float">
            <text:p>9991.063</text:p>
          </table:table-cell>
          <table:table-cell office:value-type="float" office:value="8.937" calcext:value-type="float">
            <text:p>8.9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03" calcext:value-type="float">
            <text:p>9990.703</text:p>
          </table:table-cell>
          <table:table-cell office:value-type="float" office:value="9.297" calcext:value-type="float">
            <text:p>9.2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84" calcext:value-type="float">
            <text:p>9986.684</text:p>
          </table:table-cell>
          <table:table-cell office:value-type="float" office:value="13.316" calcext:value-type="float">
            <text:p>13.3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37" calcext:value-type="float">
            <text:p>9989.937</text:p>
          </table:table-cell>
          <table:table-cell office:value-type="float" office:value="10.063" calcext:value-type="float">
            <text:p>10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33" calcext:value-type="float">
            <text:p>9986.933</text:p>
          </table:table-cell>
          <table:table-cell office:value-type="float" office:value="13.067" calcext:value-type="float">
            <text:p>13.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85" calcext:value-type="float">
            <text:p>9986.785</text:p>
          </table:table-cell>
          <table:table-cell office:value-type="float" office:value="13.215" calcext:value-type="float">
            <text:p>13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64" calcext:value-type="float">
            <text:p>9987.964</text:p>
          </table:table-cell>
          <table:table-cell office:value-type="float" office:value="12.036" calcext:value-type="float">
            <text:p>12.0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26" calcext:value-type="float">
            <text:p>9984.726</text:p>
          </table:table-cell>
          <table:table-cell office:value-type="float" office:value="15.274" calcext:value-type="float">
            <text:p>15.2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29" calcext:value-type="float">
            <text:p>9986.129</text:p>
          </table:table-cell>
          <table:table-cell office:value-type="float" office:value="13.871" calcext:value-type="float">
            <text:p>13.8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25" calcext:value-type="float">
            <text:p>9986.925</text:p>
          </table:table-cell>
          <table:table-cell office:value-type="float" office:value="13.075" calcext:value-type="float">
            <text:p>13.0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57" calcext:value-type="float">
            <text:p>9991.257</text:p>
          </table:table-cell>
          <table:table-cell office:value-type="float" office:value="8.743" calcext:value-type="float">
            <text:p>8.7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" calcext:value-type="float">
            <text:p>9986.4</text:p>
          </table:table-cell>
          <table:table-cell office:value-type="float" office:value="13.6" calcext:value-type="float">
            <text:p>13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9" calcext:value-type="float">
            <text:p>9985.69</text:p>
          </table:table-cell>
          <table:table-cell office:value-type="float" office:value="14.31" calcext:value-type="float">
            <text:p>14.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093" calcext:value-type="float">
            <text:p>9986.093</text:p>
          </table:table-cell>
          <table:table-cell office:value-type="float" office:value="13.907" calcext:value-type="float">
            <text:p>13.9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83" calcext:value-type="float">
            <text:p>9984.883</text:p>
          </table:table-cell>
          <table:table-cell office:value-type="float" office:value="15.117" calcext:value-type="float">
            <text:p>15.1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98" calcext:value-type="float">
            <text:p>9986.898</text:p>
          </table:table-cell>
          <table:table-cell office:value-type="float" office:value="13.102" calcext:value-type="float">
            <text:p>13.1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069" calcext:value-type="float">
            <text:p>9985.069</text:p>
          </table:table-cell>
          <table:table-cell office:value-type="float" office:value="14.931" calcext:value-type="float">
            <text:p>14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98" calcext:value-type="float">
            <text:p>9988.598</text:p>
          </table:table-cell>
          <table:table-cell office:value-type="float" office:value="11.402" calcext:value-type="float">
            <text:p>11.4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25" calcext:value-type="float">
            <text:p>9990.825</text:p>
          </table:table-cell>
          <table:table-cell office:value-type="float" office:value="9.175" calcext:value-type="float">
            <text:p>9.1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78" calcext:value-type="float">
            <text:p>9990.878</text:p>
          </table:table-cell>
          <table:table-cell office:value-type="float" office:value="9.122" calcext:value-type="float">
            <text:p>9.1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32" calcext:value-type="float">
            <text:p>9994.632</text:p>
          </table:table-cell>
          <table:table-cell office:value-type="float" office:value="5.368" calcext:value-type="float">
            <text:p>5.3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03" calcext:value-type="float">
            <text:p>9991.703</text:p>
          </table:table-cell>
          <table:table-cell office:value-type="float" office:value="8.297" calcext:value-type="float">
            <text:p>8.2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51" calcext:value-type="float">
            <text:p>9993.051</text:p>
          </table:table-cell>
          <table:table-cell office:value-type="float" office:value="6.949" calcext:value-type="float">
            <text:p>6.9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26" calcext:value-type="float">
            <text:p>9989.226</text:p>
          </table:table-cell>
          <table:table-cell office:value-type="float" office:value="10.774" calcext:value-type="float">
            <text:p>10.7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3" calcext:value-type="float">
            <text:p>9995.03</text:p>
          </table:table-cell>
          <table:table-cell office:value-type="float" office:value="4.97" calcext:value-type="float">
            <text:p>4.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04" calcext:value-type="float">
            <text:p>9995.904</text:p>
          </table:table-cell>
          <table:table-cell office:value-type="float" office:value="4.096" calcext:value-type="float">
            <text:p>4.0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58" calcext:value-type="float">
            <text:p>9990.458</text:p>
          </table:table-cell>
          <table:table-cell office:value-type="float" office:value="9.542" calcext:value-type="float">
            <text:p>9.5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14" calcext:value-type="float">
            <text:p>9988.814</text:p>
          </table:table-cell>
          <table:table-cell office:value-type="float" office:value="11.186" calcext:value-type="float">
            <text:p>11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01" calcext:value-type="float">
            <text:p>9992.001</text:p>
          </table:table-cell>
          <table:table-cell office:value-type="float" office:value="7.999" calcext:value-type="float">
            <text:p>7.9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92" calcext:value-type="float">
            <text:p>9995.392</text:p>
          </table:table-cell>
          <table:table-cell office:value-type="float" office:value="4.608" calcext:value-type="float">
            <text:p>4.6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53" calcext:value-type="float">
            <text:p>9987.553</text:p>
          </table:table-cell>
          <table:table-cell office:value-type="float" office:value="12.447" calcext:value-type="float">
            <text:p>12.4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46" calcext:value-type="float">
            <text:p>9988.546</text:p>
          </table:table-cell>
          <table:table-cell office:value-type="float" office:value="11.454" calcext:value-type="float">
            <text:p>11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85" calcext:value-type="float">
            <text:p>9984.885</text:p>
          </table:table-cell>
          <table:table-cell office:value-type="float" office:value="15.115" calcext:value-type="float">
            <text:p>15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8" calcext:value-type="float">
            <text:p>9994.648</text:p>
          </table:table-cell>
          <table:table-cell office:value-type="float" office:value="5.352" calcext:value-type="float">
            <text:p>5.3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04" calcext:value-type="float">
            <text:p>9992.904</text:p>
          </table:table-cell>
          <table:table-cell office:value-type="float" office:value="7.096" calcext:value-type="float">
            <text:p>7.0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27" calcext:value-type="float">
            <text:p>9994.927</text:p>
          </table:table-cell>
          <table:table-cell office:value-type="float" office:value="5.073" calcext:value-type="float">
            <text:p>5.0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92" calcext:value-type="float">
            <text:p>9986.792</text:p>
          </table:table-cell>
          <table:table-cell office:value-type="float" office:value="13.208" calcext:value-type="float">
            <text:p>13.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18" calcext:value-type="float">
            <text:p>9993.018</text:p>
          </table:table-cell>
          <table:table-cell office:value-type="float" office:value="6.982" calcext:value-type="float">
            <text:p>6.9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43" calcext:value-type="float">
            <text:p>9995.043</text:p>
          </table:table-cell>
          <table:table-cell office:value-type="float" office:value="4.957" calcext:value-type="float">
            <text:p>4.9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45" calcext:value-type="float">
            <text:p>9994.145</text:p>
          </table:table-cell>
          <table:table-cell office:value-type="float" office:value="5.855" calcext:value-type="float">
            <text:p>5.8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7" calcext:value-type="float">
            <text:p>9997.047</text:p>
          </table:table-cell>
          <table:table-cell office:value-type="float" office:value="2.953" calcext:value-type="float">
            <text:p>2.9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6" calcext:value-type="float">
            <text:p>9988.66</text:p>
          </table:table-cell>
          <table:table-cell office:value-type="float" office:value="11.34" calcext:value-type="float">
            <text:p>11.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4" calcext:value-type="float">
            <text:p>9996.414</text:p>
          </table:table-cell>
          <table:table-cell office:value-type="float" office:value="3.586" calcext:value-type="float">
            <text:p>3.5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04" calcext:value-type="float">
            <text:p>9985.504</text:p>
          </table:table-cell>
          <table:table-cell office:value-type="float" office:value="14.496" calcext:value-type="float">
            <text:p>14.4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99" calcext:value-type="float">
            <text:p>9991.999</text:p>
          </table:table-cell>
          <table:table-cell office:value-type="float" office:value="8.001" calcext:value-type="float">
            <text:p>8.0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07" calcext:value-type="float">
            <text:p>9985.707</text:p>
          </table:table-cell>
          <table:table-cell office:value-type="float" office:value="14.293" calcext:value-type="float">
            <text:p>14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08" calcext:value-type="float">
            <text:p>9984.908</text:p>
          </table:table-cell>
          <table:table-cell office:value-type="float" office:value="15.092" calcext:value-type="float">
            <text:p>15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95" calcext:value-type="float">
            <text:p>9993.695</text:p>
          </table:table-cell>
          <table:table-cell office:value-type="float" office:value="6.305" calcext:value-type="float">
            <text:p>6.3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74" calcext:value-type="float">
            <text:p>9987.474</text:p>
          </table:table-cell>
          <table:table-cell office:value-type="float" office:value="12.526" calcext:value-type="float">
            <text:p>12.5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19" calcext:value-type="float">
            <text:p>9996.619</text:p>
          </table:table-cell>
          <table:table-cell office:value-type="float" office:value="3.381" calcext:value-type="float">
            <text:p>3.3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7" calcext:value-type="float">
            <text:p>9986.27</text:p>
          </table:table-cell>
          <table:table-cell office:value-type="float" office:value="13.73" calcext:value-type="float">
            <text:p>13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64" calcext:value-type="float">
            <text:p>9992.764</text:p>
          </table:table-cell>
          <table:table-cell office:value-type="float" office:value="7.236" calcext:value-type="float">
            <text:p>7.2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92" calcext:value-type="float">
            <text:p>9992.092</text:p>
          </table:table-cell>
          <table:table-cell office:value-type="float" office:value="7.908" calcext:value-type="float">
            <text:p>7.9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" calcext:value-type="float">
            <text:p>9996.67</text:p>
          </table:table-cell>
          <table:table-cell office:value-type="float" office:value="3.33" calcext:value-type="float">
            <text:p>3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48" calcext:value-type="float">
            <text:p>9987.948</text:p>
          </table:table-cell>
          <table:table-cell office:value-type="float" office:value="12.052" calcext:value-type="float">
            <text:p>12.0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34" calcext:value-type="float">
            <text:p>9987.534</text:p>
          </table:table-cell>
          <table:table-cell office:value-type="float" office:value="12.466" calcext:value-type="float">
            <text:p>12.4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23" calcext:value-type="float">
            <text:p>9996.723</text:p>
          </table:table-cell>
          <table:table-cell office:value-type="float" office:value="3.277" calcext:value-type="float">
            <text:p>3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08" calcext:value-type="float">
            <text:p>9994.708</text:p>
          </table:table-cell>
          <table:table-cell office:value-type="float" office:value="5.292" calcext:value-type="float">
            <text:p>5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75" calcext:value-type="float">
            <text:p>9992.975</text:p>
          </table:table-cell>
          <table:table-cell office:value-type="float" office:value="7.025" calcext:value-type="float">
            <text:p>7.0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9" calcext:value-type="float">
            <text:p>9992.99</text:p>
          </table:table-cell>
          <table:table-cell office:value-type="float" office:value="7.01" calcext:value-type="float">
            <text:p>7.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6" calcext:value-type="float">
            <text:p>9990.906</text:p>
          </table:table-cell>
          <table:table-cell office:value-type="float" office:value="9.094" calcext:value-type="float">
            <text:p>9.0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12" calcext:value-type="float">
            <text:p>9995.912</text:p>
          </table:table-cell>
          <table:table-cell office:value-type="float" office:value="4.088" calcext:value-type="float">
            <text:p>4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38" calcext:value-type="float">
            <text:p>9991.038</text:p>
          </table:table-cell>
          <table:table-cell office:value-type="float" office:value="8.962" calcext:value-type="float">
            <text:p>8.9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89" calcext:value-type="float">
            <text:p>9994.289</text:p>
          </table:table-cell>
          <table:table-cell office:value-type="float" office:value="5.711" calcext:value-type="float">
            <text:p>5.7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56" calcext:value-type="float">
            <text:p>9987.456</text:p>
          </table:table-cell>
          <table:table-cell office:value-type="float" office:value="12.544" calcext:value-type="float">
            <text:p>12.5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29" calcext:value-type="float">
            <text:p>9990.729</text:p>
          </table:table-cell>
          <table:table-cell office:value-type="float" office:value="9.271" calcext:value-type="float">
            <text:p>9.2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31" calcext:value-type="float">
            <text:p>9994.231</text:p>
          </table:table-cell>
          <table:table-cell office:value-type="float" office:value="5.769" calcext:value-type="float">
            <text:p>5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16" calcext:value-type="float">
            <text:p>9990.916</text:p>
          </table:table-cell>
          <table:table-cell office:value-type="float" office:value="9.084" calcext:value-type="float">
            <text:p>9.0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01" calcext:value-type="float">
            <text:p>9989.801</text:p>
          </table:table-cell>
          <table:table-cell office:value-type="float" office:value="10.199" calcext:value-type="float">
            <text:p>10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2" calcext:value-type="float">
            <text:p>9990.02</text:p>
          </table:table-cell>
          <table:table-cell office:value-type="float" office:value="9.98" calcext:value-type="float">
            <text:p>9.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64" calcext:value-type="float">
            <text:p>9985.664</text:p>
          </table:table-cell>
          <table:table-cell office:value-type="float" office:value="14.336" calcext:value-type="float">
            <text:p>14.3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21" calcext:value-type="float">
            <text:p>9988.321</text:p>
          </table:table-cell>
          <table:table-cell office:value-type="float" office:value="11.679" calcext:value-type="float">
            <text:p>11.6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34" calcext:value-type="float">
            <text:p>9986.634</text:p>
          </table:table-cell>
          <table:table-cell office:value-type="float" office:value="13.366" calcext:value-type="float">
            <text:p>13.3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84" calcext:value-type="float">
            <text:p>9987.584</text:p>
          </table:table-cell>
          <table:table-cell office:value-type="float" office:value="12.416" calcext:value-type="float">
            <text:p>12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11" calcext:value-type="float">
            <text:p>9989.111</text:p>
          </table:table-cell>
          <table:table-cell office:value-type="float" office:value="10.889" calcext:value-type="float">
            <text:p>10.8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31" calcext:value-type="float">
            <text:p>9989.931</text:p>
          </table:table-cell>
          <table:table-cell office:value-type="float" office:value="10.069" calcext:value-type="float">
            <text:p>10.0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04" calcext:value-type="float">
            <text:p>9991.404</text:p>
          </table:table-cell>
          <table:table-cell office:value-type="float" office:value="8.596" calcext:value-type="float">
            <text:p>8.5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89" calcext:value-type="float">
            <text:p>9991.289</text:p>
          </table:table-cell>
          <table:table-cell office:value-type="float" office:value="8.711" calcext:value-type="float">
            <text:p>8.7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2" calcext:value-type="float">
            <text:p>9991.782</text:p>
          </table:table-cell>
          <table:table-cell office:value-type="float" office:value="8.218" calcext:value-type="float">
            <text:p>8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74" calcext:value-type="float">
            <text:p>9985.674</text:p>
          </table:table-cell>
          <table:table-cell office:value-type="float" office:value="14.326" calcext:value-type="float">
            <text:p>14.3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86" calcext:value-type="float">
            <text:p>9990.186</text:p>
          </table:table-cell>
          <table:table-cell office:value-type="float" office:value="9.814" calcext:value-type="float">
            <text:p>9.8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53" calcext:value-type="float">
            <text:p>9990.653</text:p>
          </table:table-cell>
          <table:table-cell office:value-type="float" office:value="9.347" calcext:value-type="float">
            <text:p>9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46" calcext:value-type="float">
            <text:p>9990.746</text:p>
          </table:table-cell>
          <table:table-cell office:value-type="float" office:value="9.254" calcext:value-type="float">
            <text:p>9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95" calcext:value-type="float">
            <text:p>9989.195</text:p>
          </table:table-cell>
          <table:table-cell office:value-type="float" office:value="10.805" calcext:value-type="float">
            <text:p>10.8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62" calcext:value-type="float">
            <text:p>9986.162</text:p>
          </table:table-cell>
          <table:table-cell office:value-type="float" office:value="13.838" calcext:value-type="float">
            <text:p>13.8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27" calcext:value-type="float">
            <text:p>9987.227</text:p>
          </table:table-cell>
          <table:table-cell office:value-type="float" office:value="12.773" calcext:value-type="float">
            <text:p>12.7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51" calcext:value-type="float">
            <text:p>9987.751</text:p>
          </table:table-cell>
          <table:table-cell office:value-type="float" office:value="12.249" calcext:value-type="float">
            <text:p>12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59" calcext:value-type="float">
            <text:p>9992.859</text:p>
          </table:table-cell>
          <table:table-cell office:value-type="float" office:value="7.141" calcext:value-type="float">
            <text:p>7.1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38" calcext:value-type="float">
            <text:p>9991.838</text:p>
          </table:table-cell>
          <table:table-cell office:value-type="float" office:value="8.162" calcext:value-type="float">
            <text:p>8.1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87" calcext:value-type="float">
            <text:p>9989.887</text:p>
          </table:table-cell>
          <table:table-cell office:value-type="float" office:value="10.113" calcext:value-type="float">
            <text:p>10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25" calcext:value-type="float">
            <text:p>9989.625</text:p>
          </table:table-cell>
          <table:table-cell office:value-type="float" office:value="10.375" calcext:value-type="float">
            <text:p>10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32" calcext:value-type="float">
            <text:p>9988.132</text:p>
          </table:table-cell>
          <table:table-cell office:value-type="float" office:value="11.868" calcext:value-type="float">
            <text:p>11.8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09" calcext:value-type="float">
            <text:p>9987.109</text:p>
          </table:table-cell>
          <table:table-cell office:value-type="float" office:value="12.891" calcext:value-type="float">
            <text:p>12.8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" calcext:value-type="float">
            <text:p>9985.53</text:p>
          </table:table-cell>
          <table:table-cell office:value-type="float" office:value="14.47" calcext:value-type="float">
            <text:p>14.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53" calcext:value-type="float">
            <text:p>9984.953</text:p>
          </table:table-cell>
          <table:table-cell office:value-type="float" office:value="15.047" calcext:value-type="float">
            <text:p>15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01" calcext:value-type="float">
            <text:p>9990.601</text:p>
          </table:table-cell>
          <table:table-cell office:value-type="float" office:value="9.399" calcext:value-type="float">
            <text:p>9.3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65" calcext:value-type="float">
            <text:p>9990.265</text:p>
          </table:table-cell>
          <table:table-cell office:value-type="float" office:value="9.735" calcext:value-type="float">
            <text:p>9.7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922" calcext:value-type="float">
            <text:p>9985.922</text:p>
          </table:table-cell>
          <table:table-cell office:value-type="float" office:value="14.078" calcext:value-type="float">
            <text:p>14.0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7" calcext:value-type="float">
            <text:p>9989.337</text:p>
          </table:table-cell>
          <table:table-cell office:value-type="float" office:value="10.663" calcext:value-type="float">
            <text:p>10.6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71" calcext:value-type="float">
            <text:p>9986.171</text:p>
          </table:table-cell>
          <table:table-cell office:value-type="float" office:value="13.829" calcext:value-type="float">
            <text:p>13.8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45" calcext:value-type="float">
            <text:p>9986.345</text:p>
          </table:table-cell>
          <table:table-cell office:value-type="float" office:value="13.655" calcext:value-type="float">
            <text:p>13.6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39" calcext:value-type="float">
            <text:p>9987.339</text:p>
          </table:table-cell>
          <table:table-cell office:value-type="float" office:value="12.661" calcext:value-type="float">
            <text:p>12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961" calcext:value-type="float">
            <text:p>9983.961</text:p>
          </table:table-cell>
          <table:table-cell office:value-type="float" office:value="16.039" calcext:value-type="float">
            <text:p>16.0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29" calcext:value-type="float">
            <text:p>9985.529</text:p>
          </table:table-cell>
          <table:table-cell office:value-type="float" office:value="14.471" calcext:value-type="float">
            <text:p>14.4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77" calcext:value-type="float">
            <text:p>9986.277</text:p>
          </table:table-cell>
          <table:table-cell office:value-type="float" office:value="13.723" calcext:value-type="float">
            <text:p>13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1" calcext:value-type="float">
            <text:p>9990.91</text:p>
          </table:table-cell>
          <table:table-cell office:value-type="float" office:value="9.09" calcext:value-type="float">
            <text:p>9.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99" calcext:value-type="float">
            <text:p>9985.799</text:p>
          </table:table-cell>
          <table:table-cell office:value-type="float" office:value="14.201" calcext:value-type="float">
            <text:p>14.2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28" calcext:value-type="float">
            <text:p>9984.928</text:p>
          </table:table-cell>
          <table:table-cell office:value-type="float" office:value="15.072" calcext:value-type="float">
            <text:p>15.0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332" calcext:value-type="float">
            <text:p>9985.332</text:p>
          </table:table-cell>
          <table:table-cell office:value-type="float" office:value="14.668" calcext:value-type="float">
            <text:p>14.6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22" calcext:value-type="float">
            <text:p>9984.122</text:p>
          </table:table-cell>
          <table:table-cell office:value-type="float" office:value="15.878" calcext:value-type="float">
            <text:p>15.8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58" calcext:value-type="float">
            <text:p>9986.458</text:p>
          </table:table-cell>
          <table:table-cell office:value-type="float" office:value="13.542" calcext:value-type="float">
            <text:p>13.5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308" calcext:value-type="float">
            <text:p>9984.308</text:p>
          </table:table-cell>
          <table:table-cell office:value-type="float" office:value="15.692" calcext:value-type="float">
            <text:p>15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21" calcext:value-type="float">
            <text:p>9988.321</text:p>
          </table:table-cell>
          <table:table-cell office:value-type="float" office:value="11.679" calcext:value-type="float">
            <text:p>11.6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55" calcext:value-type="float">
            <text:p>9990.455</text:p>
          </table:table-cell>
          <table:table-cell office:value-type="float" office:value="9.545" calcext:value-type="float">
            <text:p>9.5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31" calcext:value-type="float">
            <text:p>9990.531</text:p>
          </table:table-cell>
          <table:table-cell office:value-type="float" office:value="9.469" calcext:value-type="float">
            <text:p>9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93" calcext:value-type="float">
            <text:p>9994.493</text:p>
          </table:table-cell>
          <table:table-cell office:value-type="float" office:value="5.507" calcext:value-type="float">
            <text:p>5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55" calcext:value-type="float">
            <text:p>9991.355</text:p>
          </table:table-cell>
          <table:table-cell office:value-type="float" office:value="8.645" calcext:value-type="float">
            <text:p>8.6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2" calcext:value-type="float">
            <text:p>9992.82</text:p>
          </table:table-cell>
          <table:table-cell office:value-type="float" office:value="7.18" calcext:value-type="float">
            <text:p>7.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66" calcext:value-type="float">
            <text:p>9988.566</text:p>
          </table:table-cell>
          <table:table-cell office:value-type="float" office:value="11.434" calcext:value-type="float">
            <text:p>11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15" calcext:value-type="float">
            <text:p>9994.915</text:p>
          </table:table-cell>
          <table:table-cell office:value-type="float" office:value="5.085" calcext:value-type="float">
            <text:p>5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66" calcext:value-type="float">
            <text:p>9995.766</text:p>
          </table:table-cell>
          <table:table-cell office:value-type="float" office:value="4.234" calcext:value-type="float">
            <text:p>4.2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58" calcext:value-type="float">
            <text:p>9989.858</text:p>
          </table:table-cell>
          <table:table-cell office:value-type="float" office:value="10.142" calcext:value-type="float">
            <text:p>10.1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11" calcext:value-type="float">
            <text:p>9988.211</text:p>
          </table:table-cell>
          <table:table-cell office:value-type="float" office:value="11.789" calcext:value-type="float">
            <text:p>11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01" calcext:value-type="float">
            <text:p>9991.401</text:p>
          </table:table-cell>
          <table:table-cell office:value-type="float" office:value="8.599" calcext:value-type="float">
            <text:p>8.5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53" calcext:value-type="float">
            <text:p>9995.253</text:p>
          </table:table-cell>
          <table:table-cell office:value-type="float" office:value="4.747" calcext:value-type="float">
            <text:p>4.7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82" calcext:value-type="float">
            <text:p>9986.882</text:p>
          </table:table-cell>
          <table:table-cell office:value-type="float" office:value="13.118" calcext:value-type="float">
            <text:p>13.1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36" calcext:value-type="float">
            <text:p>9988.036</text:p>
          </table:table-cell>
          <table:table-cell office:value-type="float" office:value="11.964" calcext:value-type="float">
            <text:p>11.9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23" calcext:value-type="float">
            <text:p>9984.123</text:p>
          </table:table-cell>
          <table:table-cell office:value-type="float" office:value="15.877" calcext:value-type="float">
            <text:p>15.8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1" calcext:value-type="float">
            <text:p>9994.51</text:p>
          </table:table-cell>
          <table:table-cell office:value-type="float" office:value="5.49" calcext:value-type="float">
            <text:p>5.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22" calcext:value-type="float">
            <text:p>9992.522</text:p>
          </table:table-cell>
          <table:table-cell office:value-type="float" office:value="7.478" calcext:value-type="float">
            <text:p>7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95" calcext:value-type="float">
            <text:p>9994.695</text:p>
          </table:table-cell>
          <table:table-cell office:value-type="float" office:value="5.305" calcext:value-type="float">
            <text:p>5.3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22" calcext:value-type="float">
            <text:p>9986.122</text:p>
          </table:table-cell>
          <table:table-cell office:value-type="float" office:value="13.878" calcext:value-type="float">
            <text:p>13.8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71" calcext:value-type="float">
            <text:p>9992.671</text:p>
          </table:table-cell>
          <table:table-cell office:value-type="float" office:value="7.329" calcext:value-type="float">
            <text:p>7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35" calcext:value-type="float">
            <text:p>9994.835</text:p>
          </table:table-cell>
          <table:table-cell office:value-type="float" office:value="5.165" calcext:value-type="float">
            <text:p>5.1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2" calcext:value-type="float">
            <text:p>9993.82</text:p>
          </table:table-cell>
          <table:table-cell office:value-type="float" office:value="6.18" calcext:value-type="float">
            <text:p>6.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31" calcext:value-type="float">
            <text:p>9996.931</text:p>
          </table:table-cell>
          <table:table-cell office:value-type="float" office:value="3.069" calcext:value-type="float">
            <text:p>3.0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65" calcext:value-type="float">
            <text:p>9987.965</text:p>
          </table:table-cell>
          <table:table-cell office:value-type="float" office:value="12.035" calcext:value-type="float">
            <text:p>12.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06" calcext:value-type="float">
            <text:p>9996.206</text:p>
          </table:table-cell>
          <table:table-cell office:value-type="float" office:value="3.794" calcext:value-type="float">
            <text:p>3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43" calcext:value-type="float">
            <text:p>9984.743</text:p>
          </table:table-cell>
          <table:table-cell office:value-type="float" office:value="15.257" calcext:value-type="float">
            <text:p>15.2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04" calcext:value-type="float">
            <text:p>9991.604</text:p>
          </table:table-cell>
          <table:table-cell office:value-type="float" office:value="8.396" calcext:value-type="float">
            <text:p>8.3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43" calcext:value-type="float">
            <text:p>9984.943</text:p>
          </table:table-cell>
          <table:table-cell office:value-type="float" office:value="15.057" calcext:value-type="float">
            <text:p>15.0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46" calcext:value-type="float">
            <text:p>9984.146</text:p>
          </table:table-cell>
          <table:table-cell office:value-type="float" office:value="15.854" calcext:value-type="float">
            <text:p>15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79" calcext:value-type="float">
            <text:p>9993.279</text:p>
          </table:table-cell>
          <table:table-cell office:value-type="float" office:value="6.721" calcext:value-type="float">
            <text:p>6.7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58" calcext:value-type="float">
            <text:p>9986.758</text:p>
          </table:table-cell>
          <table:table-cell office:value-type="float" office:value="13.242" calcext:value-type="float">
            <text:p>13.2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8" calcext:value-type="float">
            <text:p>9996.388</text:p>
          </table:table-cell>
          <table:table-cell office:value-type="float" office:value="3.612" calcext:value-type="float">
            <text:p>3.6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09" calcext:value-type="float">
            <text:p>9985.509</text:p>
          </table:table-cell>
          <table:table-cell office:value-type="float" office:value="14.491" calcext:value-type="float">
            <text:p>14.4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4" calcext:value-type="float">
            <text:p>9992.44</text:p>
          </table:table-cell>
          <table:table-cell office:value-type="float" office:value="7.56" calcext:value-type="float">
            <text:p>7.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21" calcext:value-type="float">
            <text:p>9991.721</text:p>
          </table:table-cell>
          <table:table-cell office:value-type="float" office:value="8.279" calcext:value-type="float">
            <text:p>8.2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2" calcext:value-type="float">
            <text:p>9996.462</text:p>
          </table:table-cell>
          <table:table-cell office:value-type="float" office:value="3.538" calcext:value-type="float">
            <text:p>3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87" calcext:value-type="float">
            <text:p>9987.187</text:p>
          </table:table-cell>
          <table:table-cell office:value-type="float" office:value="12.813" calcext:value-type="float">
            <text:p>12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94" calcext:value-type="float">
            <text:p>9986.794</text:p>
          </table:table-cell>
          <table:table-cell office:value-type="float" office:value="13.206" calcext:value-type="float">
            <text:p>13.2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08" calcext:value-type="float">
            <text:p>9996.608</text:p>
          </table:table-cell>
          <table:table-cell office:value-type="float" office:value="3.392" calcext:value-type="float">
            <text:p>3.3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76" calcext:value-type="float">
            <text:p>9994.476</text:p>
          </table:table-cell>
          <table:table-cell office:value-type="float" office:value="5.524" calcext:value-type="float">
            <text:p>5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67" calcext:value-type="float">
            <text:p>9992.767</text:p>
          </table:table-cell>
          <table:table-cell office:value-type="float" office:value="7.233" calcext:value-type="float">
            <text:p>7.2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9" calcext:value-type="float">
            <text:p>9992.479</text:p>
          </table:table-cell>
          <table:table-cell office:value-type="float" office:value="7.521" calcext:value-type="float">
            <text:p>7.5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44" calcext:value-type="float">
            <text:p>9990.744</text:p>
          </table:table-cell>
          <table:table-cell office:value-type="float" office:value="9.256" calcext:value-type="float">
            <text:p>9.2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5" calcext:value-type="float">
            <text:p>9995.635</text:p>
          </table:table-cell>
          <table:table-cell office:value-type="float" office:value="4.365" calcext:value-type="float">
            <text:p>4.3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38" calcext:value-type="float">
            <text:p>9990.438</text:p>
          </table:table-cell>
          <table:table-cell office:value-type="float" office:value="9.562" calcext:value-type="float">
            <text:p>9.5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02" calcext:value-type="float">
            <text:p>9993.802</text:p>
          </table:table-cell>
          <table:table-cell office:value-type="float" office:value="6.198" calcext:value-type="float">
            <text:p>6.1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07" calcext:value-type="float">
            <text:p>9986.807</text:p>
          </table:table-cell>
          <table:table-cell office:value-type="float" office:value="13.193" calcext:value-type="float">
            <text:p>13.1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06" calcext:value-type="float">
            <text:p>9990.106</text:p>
          </table:table-cell>
          <table:table-cell office:value-type="float" office:value="9.894" calcext:value-type="float">
            <text:p>9.8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6" calcext:value-type="float">
            <text:p>9993.906</text:p>
          </table:table-cell>
          <table:table-cell office:value-type="float" office:value="6.094" calcext:value-type="float">
            <text:p>6.0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62" calcext:value-type="float">
            <text:p>9990.362</text:p>
          </table:table-cell>
          <table:table-cell office:value-type="float" office:value="9.638" calcext:value-type="float">
            <text:p>9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78" calcext:value-type="float">
            <text:p>9989.178</text:p>
          </table:table-cell>
          <table:table-cell office:value-type="float" office:value="10.822" calcext:value-type="float">
            <text:p>10.8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51" calcext:value-type="float">
            <text:p>9989.351</text:p>
          </table:table-cell>
          <table:table-cell office:value-type="float" office:value="10.649" calcext:value-type="float">
            <text:p>10.6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48" calcext:value-type="float">
            <text:p>9984.948</text:p>
          </table:table-cell>
          <table:table-cell office:value-type="float" office:value="15.052" calcext:value-type="float">
            <text:p>15.0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6" calcext:value-type="float">
            <text:p>9987.56</text:p>
          </table:table-cell>
          <table:table-cell office:value-type="float" office:value="12.44" calcext:value-type="float">
            <text:p>12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964" calcext:value-type="float">
            <text:p>9985.964</text:p>
          </table:table-cell>
          <table:table-cell office:value-type="float" office:value="14.036" calcext:value-type="float">
            <text:p>14.0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37" calcext:value-type="float">
            <text:p>9986.937</text:p>
          </table:table-cell>
          <table:table-cell office:value-type="float" office:value="13.063" calcext:value-type="float">
            <text:p>13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06" calcext:value-type="float">
            <text:p>9988.706</text:p>
          </table:table-cell>
          <table:table-cell office:value-type="float" office:value="11.294" calcext:value-type="float">
            <text:p>11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31" calcext:value-type="float">
            <text:p>9989.631</text:p>
          </table:table-cell>
          <table:table-cell office:value-type="float" office:value="10.369" calcext:value-type="float">
            <text:p>10.3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26" calcext:value-type="float">
            <text:p>9990.826</text:p>
          </table:table-cell>
          <table:table-cell office:value-type="float" office:value="9.174" calcext:value-type="float">
            <text:p>9.1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88" calcext:value-type="float">
            <text:p>9990.688</text:p>
          </table:table-cell>
          <table:table-cell office:value-type="float" office:value="9.312" calcext:value-type="float">
            <text:p>9.3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73" calcext:value-type="float">
            <text:p>9991.273</text:p>
          </table:table-cell>
          <table:table-cell office:value-type="float" office:value="8.727" calcext:value-type="float">
            <text:p>8.7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58" calcext:value-type="float">
            <text:p>9984.958</text:p>
          </table:table-cell>
          <table:table-cell office:value-type="float" office:value="15.042" calcext:value-type="float">
            <text:p>15.0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63" calcext:value-type="float">
            <text:p>9989.563</text:p>
          </table:table-cell>
          <table:table-cell office:value-type="float" office:value="10.437" calcext:value-type="float">
            <text:p>10.4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5" calcext:value-type="float">
            <text:p>9990.05</text:p>
          </table:table-cell>
          <table:table-cell office:value-type="float" office:value="9.95" calcext:value-type="float">
            <text:p>9.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46" calcext:value-type="float">
            <text:p>9990.146</text:p>
          </table:table-cell>
          <table:table-cell office:value-type="float" office:value="9.854" calcext:value-type="float">
            <text:p>9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02" calcext:value-type="float">
            <text:p>9988.502</text:p>
          </table:table-cell>
          <table:table-cell office:value-type="float" office:value="11.498" calcext:value-type="float">
            <text:p>11.4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16" calcext:value-type="float">
            <text:p>9985.516</text:p>
          </table:table-cell>
          <table:table-cell office:value-type="float" office:value="14.484" calcext:value-type="float">
            <text:p>14.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511" calcext:value-type="float">
            <text:p>9986.511</text:p>
          </table:table-cell>
          <table:table-cell office:value-type="float" office:value="13.489" calcext:value-type="float">
            <text:p>13.4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35" calcext:value-type="float">
            <text:p>9987.035</text:p>
          </table:table-cell>
          <table:table-cell office:value-type="float" office:value="12.965" calcext:value-type="float">
            <text:p>12.9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64" calcext:value-type="float">
            <text:p>9992.464</text:p>
          </table:table-cell>
          <table:table-cell office:value-type="float" office:value="7.536" calcext:value-type="float">
            <text:p>7.5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81" calcext:value-type="float">
            <text:p>9991.281</text:p>
          </table:table-cell>
          <table:table-cell office:value-type="float" office:value="8.719" calcext:value-type="float">
            <text:p>8.7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63" calcext:value-type="float">
            <text:p>9989.263</text:p>
          </table:table-cell>
          <table:table-cell office:value-type="float" office:value="10.737" calcext:value-type="float">
            <text:p>10.7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09" calcext:value-type="float">
            <text:p>9988.909</text:p>
          </table:table-cell>
          <table:table-cell office:value-type="float" office:value="11.091" calcext:value-type="float">
            <text:p>11.0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09" calcext:value-type="float">
            <text:p>9987.509</text:p>
          </table:table-cell>
          <table:table-cell office:value-type="float" office:value="12.491" calcext:value-type="float">
            <text:p>12.4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48" calcext:value-type="float">
            <text:p>9986.348</text:p>
          </table:table-cell>
          <table:table-cell office:value-type="float" office:value="13.652" calcext:value-type="float">
            <text:p>13.6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11" calcext:value-type="float">
            <text:p>9984.811</text:p>
          </table:table-cell>
          <table:table-cell office:value-type="float" office:value="15.189" calcext:value-type="float">
            <text:p>15.1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92" calcext:value-type="float">
            <text:p>9984.192</text:p>
          </table:table-cell>
          <table:table-cell office:value-type="float" office:value="15.808" calcext:value-type="float">
            <text:p>15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55" calcext:value-type="float">
            <text:p>9989.955</text:p>
          </table:table-cell>
          <table:table-cell office:value-type="float" office:value="10.045" calcext:value-type="float">
            <text:p>10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59" calcext:value-type="float">
            <text:p>9989.559</text:p>
          </table:table-cell>
          <table:table-cell office:value-type="float" office:value="10.441" calcext:value-type="float">
            <text:p>10.4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161" calcext:value-type="float">
            <text:p>9985.161</text:p>
          </table:table-cell>
          <table:table-cell office:value-type="float" office:value="14.839" calcext:value-type="float">
            <text:p>14.8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98" calcext:value-type="float">
            <text:p>9988.898</text:p>
          </table:table-cell>
          <table:table-cell office:value-type="float" office:value="11.102" calcext:value-type="float">
            <text:p>11.1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41" calcext:value-type="float">
            <text:p>9985.41</text:p>
          </table:table-cell>
          <table:table-cell office:value-type="float" office:value="14.59" calcext:value-type="float">
            <text:p>14.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06" calcext:value-type="float">
            <text:p>9985.606</text:p>
          </table:table-cell>
          <table:table-cell office:value-type="float" office:value="14.394" calcext:value-type="float">
            <text:p>14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578" calcext:value-type="float">
            <text:p>9986.578</text:p>
          </table:table-cell>
          <table:table-cell office:value-type="float" office:value="13.422" calcext:value-type="float">
            <text:p>13.4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97" calcext:value-type="float">
            <text:p>9983.197</text:p>
          </table:table-cell>
          <table:table-cell office:value-type="float" office:value="16.803" calcext:value-type="float">
            <text:p>16.8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83" calcext:value-type="float">
            <text:p>9984.883</text:p>
          </table:table-cell>
          <table:table-cell office:value-type="float" office:value="15.117" calcext:value-type="float">
            <text:p>15.1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99" calcext:value-type="float">
            <text:p>9985.699</text:p>
          </table:table-cell>
          <table:table-cell office:value-type="float" office:value="14.301" calcext:value-type="float">
            <text:p>14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79" calcext:value-type="float">
            <text:p>9990.379</text:p>
          </table:table-cell>
          <table:table-cell office:value-type="float" office:value="9.621" calcext:value-type="float">
            <text:p>9.6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199" calcext:value-type="float">
            <text:p>9985.199</text:p>
          </table:table-cell>
          <table:table-cell office:value-type="float" office:value="14.801" calcext:value-type="float">
            <text:p>14.8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67" calcext:value-type="float">
            <text:p>9984.167</text:p>
          </table:table-cell>
          <table:table-cell office:value-type="float" office:value="15.833" calcext:value-type="float">
            <text:p>15.8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57" calcext:value-type="float">
            <text:p>9984.57</text:p>
          </table:table-cell>
          <table:table-cell office:value-type="float" office:value="15.43" calcext:value-type="float">
            <text:p>15.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6" calcext:value-type="float">
            <text:p>9983.36</text:p>
          </table:table-cell>
          <table:table-cell office:value-type="float" office:value="16.64" calcext:value-type="float">
            <text:p>16.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57" calcext:value-type="float">
            <text:p>9985.857</text:p>
          </table:table-cell>
          <table:table-cell office:value-type="float" office:value="14.143" calcext:value-type="float">
            <text:p>14.1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46" calcext:value-type="float">
            <text:p>9983.546</text:p>
          </table:table-cell>
          <table:table-cell office:value-type="float" office:value="16.454" calcext:value-type="float">
            <text:p>16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59" calcext:value-type="float">
            <text:p>9987.559</text:p>
          </table:table-cell>
          <table:table-cell office:value-type="float" office:value="12.441" calcext:value-type="float">
            <text:p>12.4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07" calcext:value-type="float">
            <text:p>9990.107</text:p>
          </table:table-cell>
          <table:table-cell office:value-type="float" office:value="9.893" calcext:value-type="float">
            <text:p>9.8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45" calcext:value-type="float">
            <text:p>9990.045</text:p>
          </table:table-cell>
          <table:table-cell office:value-type="float" office:value="9.955" calcext:value-type="float">
            <text:p>9.9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" calcext:value-type="float">
            <text:p>9994.1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15" calcext:value-type="float">
            <text:p>9990.915</text:p>
          </table:table-cell>
          <table:table-cell office:value-type="float" office:value="9.085" calcext:value-type="float">
            <text:p>9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03" calcext:value-type="float">
            <text:p>9992.403</text:p>
          </table:table-cell>
          <table:table-cell office:value-type="float" office:value="7.597" calcext:value-type="float">
            <text:p>7.5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77" calcext:value-type="float">
            <text:p>9987.977</text:p>
          </table:table-cell>
          <table:table-cell office:value-type="float" office:value="12.023" calcext:value-type="float">
            <text:p>12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22" calcext:value-type="float">
            <text:p>9994.522</text:p>
          </table:table-cell>
          <table:table-cell office:value-type="float" office:value="5.478" calcext:value-type="float">
            <text:p>5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11" calcext:value-type="float">
            <text:p>9995.511</text:p>
          </table:table-cell>
          <table:table-cell office:value-type="float" office:value="4.489" calcext:value-type="float">
            <text:p>4.4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35" calcext:value-type="float">
            <text:p>9989.535</text:p>
          </table:table-cell>
          <table:table-cell office:value-type="float" office:value="10.465" calcext:value-type="float">
            <text:p>10.4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8" calcext:value-type="float">
            <text:p>9987.68</text:p>
          </table:table-cell>
          <table:table-cell office:value-type="float" office:value="12.32" calcext:value-type="float">
            <text:p>12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08" calcext:value-type="float">
            <text:p>9990.708</text:p>
          </table:table-cell>
          <table:table-cell office:value-type="float" office:value="9.292" calcext:value-type="float">
            <text:p>9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98" calcext:value-type="float">
            <text:p>9994.998</text:p>
          </table:table-cell>
          <table:table-cell office:value-type="float" office:value="5.002" calcext:value-type="float">
            <text:p>5.0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37" calcext:value-type="float">
            <text:p>9986.237</text:p>
          </table:table-cell>
          <table:table-cell office:value-type="float" office:value="13.763" calcext:value-type="float">
            <text:p>13.7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27" calcext:value-type="float">
            <text:p>9987.527</text:p>
          </table:table-cell>
          <table:table-cell office:value-type="float" office:value="12.473" calcext:value-type="float">
            <text:p>12.4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62" calcext:value-type="float">
            <text:p>9983.362</text:p>
          </table:table-cell>
          <table:table-cell office:value-type="float" office:value="16.638" calcext:value-type="float">
            <text:p>16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55" calcext:value-type="float">
            <text:p>9994.255</text:p>
          </table:table-cell>
          <table:table-cell office:value-type="float" office:value="5.745" calcext:value-type="float">
            <text:p>5.7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86" calcext:value-type="float">
            <text:p>9991.886</text:p>
          </table:table-cell>
          <table:table-cell office:value-type="float" office:value="8.114" calcext:value-type="float">
            <text:p>8.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87" calcext:value-type="float">
            <text:p>9994.487</text:p>
          </table:table-cell>
          <table:table-cell office:value-type="float" office:value="5.513" calcext:value-type="float">
            <text:p>5.5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498" calcext:value-type="float">
            <text:p>9985.498</text:p>
          </table:table-cell>
          <table:table-cell office:value-type="float" office:value="14.502" calcext:value-type="float">
            <text:p>14.5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46" calcext:value-type="float">
            <text:p>9992.346</text:p>
          </table:table-cell>
          <table:table-cell office:value-type="float" office:value="7.654" calcext:value-type="float">
            <text:p>7.6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34" calcext:value-type="float">
            <text:p>9994.534</text:p>
          </table:table-cell>
          <table:table-cell office:value-type="float" office:value="5.466" calcext:value-type="float">
            <text:p>5.4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19" calcext:value-type="float">
            <text:p>9993.519</text:p>
          </table:table-cell>
          <table:table-cell office:value-type="float" office:value="6.481" calcext:value-type="float">
            <text:p>6.4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16" calcext:value-type="float">
            <text:p>9996.816</text:p>
          </table:table-cell>
          <table:table-cell office:value-type="float" office:value="3.184" calcext:value-type="float">
            <text:p>3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15" calcext:value-type="float">
            <text:p>9987.215</text:p>
          </table:table-cell>
          <table:table-cell office:value-type="float" office:value="12.785" calcext:value-type="float">
            <text:p>12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44" calcext:value-type="float">
            <text:p>9996.044</text:p>
          </table:table-cell>
          <table:table-cell office:value-type="float" office:value="3.956" calcext:value-type="float">
            <text:p>3.9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981" calcext:value-type="float">
            <text:p>9983.981</text:p>
          </table:table-cell>
          <table:table-cell office:value-type="float" office:value="16.019" calcext:value-type="float">
            <text:p>16.0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57" calcext:value-type="float">
            <text:p>9991.257</text:p>
          </table:table-cell>
          <table:table-cell office:value-type="float" office:value="8.743" calcext:value-type="float">
            <text:p>8.7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81" calcext:value-type="float">
            <text:p>9984.181</text:p>
          </table:table-cell>
          <table:table-cell office:value-type="float" office:value="15.819" calcext:value-type="float">
            <text:p>15.8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85" calcext:value-type="float">
            <text:p>9983.385</text:p>
          </table:table-cell>
          <table:table-cell office:value-type="float" office:value="16.615" calcext:value-type="float">
            <text:p>16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56" calcext:value-type="float">
            <text:p>9992.956</text:p>
          </table:table-cell>
          <table:table-cell office:value-type="float" office:value="7.044" calcext:value-type="float">
            <text:p>7.0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27" calcext:value-type="float">
            <text:p>9986.227</text:p>
          </table:table-cell>
          <table:table-cell office:value-type="float" office:value="13.773" calcext:value-type="float">
            <text:p>13.7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15" calcext:value-type="float">
            <text:p>9996.215</text:p>
          </table:table-cell>
          <table:table-cell office:value-type="float" office:value="3.785" calcext:value-type="float">
            <text:p>3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15" calcext:value-type="float">
            <text:p>9984.815</text:p>
          </table:table-cell>
          <table:table-cell office:value-type="float" office:value="15.185" calcext:value-type="float">
            <text:p>15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84" calcext:value-type="float">
            <text:p>9991.884</text:p>
          </table:table-cell>
          <table:table-cell office:value-type="float" office:value="8.116" calcext:value-type="float">
            <text:p>8.1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33" calcext:value-type="float">
            <text:p>9991.233</text:p>
          </table:table-cell>
          <table:table-cell office:value-type="float" office:value="8.767" calcext:value-type="float">
            <text:p>8.7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" calcext:value-type="float">
            <text:p>9996.3</text:p>
          </table:table-cell>
          <table:table-cell office:value-type="float" office:value="3.7" calcext:value-type="float">
            <text:p>3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25" calcext:value-type="float">
            <text:p>9986.425</text:p>
          </table:table-cell>
          <table:table-cell office:value-type="float" office:value="13.575" calcext:value-type="float">
            <text:p>13.5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46" calcext:value-type="float">
            <text:p>9986.146</text:p>
          </table:table-cell>
          <table:table-cell office:value-type="float" office:value="13.854" calcext:value-type="float">
            <text:p>13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93" calcext:value-type="float">
            <text:p>9996.493</text:p>
          </table:table-cell>
          <table:table-cell office:value-type="float" office:value="3.507" calcext:value-type="float">
            <text:p>3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68" calcext:value-type="float">
            <text:p>9994.268</text:p>
          </table:table-cell>
          <table:table-cell office:value-type="float" office:value="5.732" calcext:value-type="float">
            <text:p>5.7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89" calcext:value-type="float">
            <text:p>9992.489</text:p>
          </table:table-cell>
          <table:table-cell office:value-type="float" office:value="7.511" calcext:value-type="float">
            <text:p>7.5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43" calcext:value-type="float">
            <text:p>9992.143</text:p>
          </table:table-cell>
          <table:table-cell office:value-type="float" office:value="7.857" calcext:value-type="float">
            <text:p>7.8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82" calcext:value-type="float">
            <text:p>9990.282</text:p>
          </table:table-cell>
          <table:table-cell office:value-type="float" office:value="9.718" calcext:value-type="float">
            <text:p>9.7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5" calcext:value-type="float">
            <text:p>9995.45</text:p>
          </table:table-cell>
          <table:table-cell office:value-type="float" office:value="4.55" calcext:value-type="float">
            <text:p>4.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14" calcext:value-type="float">
            <text:p>9989.814</text:p>
          </table:table-cell>
          <table:table-cell office:value-type="float" office:value="10.186" calcext:value-type="float">
            <text:p>10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93" calcext:value-type="float">
            <text:p>9993.593</text:p>
          </table:table-cell>
          <table:table-cell office:value-type="float" office:value="6.407" calcext:value-type="float">
            <text:p>6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04" calcext:value-type="float">
            <text:p>9986.04</text:p>
          </table:table-cell>
          <table:table-cell office:value-type="float" office:value="13.96" calcext:value-type="float">
            <text:p>13.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43" calcext:value-type="float">
            <text:p>9989.343</text:p>
          </table:table-cell>
          <table:table-cell office:value-type="float" office:value="10.657" calcext:value-type="float">
            <text:p>10.6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89" calcext:value-type="float">
            <text:p>9993.489</text:p>
          </table:table-cell>
          <table:table-cell office:value-type="float" office:value="6.511" calcext:value-type="float">
            <text:p>6.5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91" calcext:value-type="float">
            <text:p>9989.691</text:p>
          </table:table-cell>
          <table:table-cell office:value-type="float" office:value="10.309" calcext:value-type="float">
            <text:p>10.3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68" calcext:value-type="float">
            <text:p>9988.668</text:p>
          </table:table-cell>
          <table:table-cell office:value-type="float" office:value="11.332" calcext:value-type="float">
            <text:p>11.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51" calcext:value-type="float">
            <text:p>9988.751</text:p>
          </table:table-cell>
          <table:table-cell office:value-type="float" office:value="11.249" calcext:value-type="float">
            <text:p>11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86" calcext:value-type="float">
            <text:p>9984.186</text:p>
          </table:table-cell>
          <table:table-cell office:value-type="float" office:value="15.814" calcext:value-type="float">
            <text:p>15.8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6" calcext:value-type="float">
            <text:p>9986.96</text:p>
          </table:table-cell>
          <table:table-cell office:value-type="float" office:value="13.04" calcext:value-type="float">
            <text:p>13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202" calcext:value-type="float">
            <text:p>9985.202</text:p>
          </table:table-cell>
          <table:table-cell office:value-type="float" office:value="14.798" calcext:value-type="float">
            <text:p>14.7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98" calcext:value-type="float">
            <text:p>9986.198</text:p>
          </table:table-cell>
          <table:table-cell office:value-type="float" office:value="13.802" calcext:value-type="float">
            <text:p>13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86" calcext:value-type="float">
            <text:p>9988.186</text:p>
          </table:table-cell>
          <table:table-cell office:value-type="float" office:value="11.814" calcext:value-type="float">
            <text:p>11.8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46" calcext:value-type="float">
            <text:p>9989.146</text:p>
          </table:table-cell>
          <table:table-cell office:value-type="float" office:value="10.854" calcext:value-type="float">
            <text:p>10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46" calcext:value-type="float">
            <text:p>9990.246</text:p>
          </table:table-cell>
          <table:table-cell office:value-type="float" office:value="9.754" calcext:value-type="float">
            <text:p>9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72" calcext:value-type="float">
            <text:p>9989.972</text:p>
          </table:table-cell>
          <table:table-cell office:value-type="float" office:value="10.028" calcext:value-type="float">
            <text:p>10.0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94" calcext:value-type="float">
            <text:p>9990.694</text:p>
          </table:table-cell>
          <table:table-cell office:value-type="float" office:value="9.306" calcext:value-type="float">
            <text:p>9.3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87" calcext:value-type="float">
            <text:p>9984.287</text:p>
          </table:table-cell>
          <table:table-cell office:value-type="float" office:value="15.713" calcext:value-type="float">
            <text:p>15.7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78" calcext:value-type="float">
            <text:p>9989.078</text:p>
          </table:table-cell>
          <table:table-cell office:value-type="float" office:value="10.922" calcext:value-type="float">
            <text:p>10.9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86" calcext:value-type="float">
            <text:p>9989.586</text:p>
          </table:table-cell>
          <table:table-cell office:value-type="float" office:value="10.414" calcext:value-type="float">
            <text:p>10.4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47" calcext:value-type="float">
            <text:p>9989.547</text:p>
          </table:table-cell>
          <table:table-cell office:value-type="float" office:value="10.453" calcext:value-type="float">
            <text:p>10.4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17" calcext:value-type="float">
            <text:p>9988.017</text:p>
          </table:table-cell>
          <table:table-cell office:value-type="float" office:value="11.983" calcext:value-type="float">
            <text:p>11.9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23" calcext:value-type="float">
            <text:p>9984.823</text:p>
          </table:table-cell>
          <table:table-cell office:value-type="float" office:value="15.177" calcext:value-type="float">
            <text:p>15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933" calcext:value-type="float">
            <text:p>9985.933</text:p>
          </table:table-cell>
          <table:table-cell office:value-type="float" office:value="14.067" calcext:value-type="float">
            <text:p>14.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65" calcext:value-type="float">
            <text:p>9986.365</text:p>
          </table:table-cell>
          <table:table-cell office:value-type="float" office:value="13.635" calcext:value-type="float">
            <text:p>13.6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7" calcext:value-type="float">
            <text:p>9992.07</text:p>
          </table:table-cell>
          <table:table-cell office:value-type="float" office:value="7.93" calcext:value-type="float">
            <text:p>7.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48" calcext:value-type="float">
            <text:p>9990.748</text:p>
          </table:table-cell>
          <table:table-cell office:value-type="float" office:value="9.252" calcext:value-type="float">
            <text:p>9.2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78" calcext:value-type="float">
            <text:p>9988.778</text:p>
          </table:table-cell>
          <table:table-cell office:value-type="float" office:value="11.222" calcext:value-type="float">
            <text:p>11.2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47" calcext:value-type="float">
            <text:p>9988.447</text:p>
          </table:table-cell>
          <table:table-cell office:value-type="float" office:value="11.553" calcext:value-type="float">
            <text:p>11.5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85" calcext:value-type="float">
            <text:p>9986.885</text:p>
          </table:table-cell>
          <table:table-cell office:value-type="float" office:value="13.115" calcext:value-type="float">
            <text:p>13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55" calcext:value-type="float">
            <text:p>9985.655</text:p>
          </table:table-cell>
          <table:table-cell office:value-type="float" office:value="14.345" calcext:value-type="float">
            <text:p>14.3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49" calcext:value-type="float">
            <text:p>9984.049</text:p>
          </table:table-cell>
          <table:table-cell office:value-type="float" office:value="15.951" calcext:value-type="float">
            <text:p>15.9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3" calcext:value-type="float">
            <text:p>9983.43</text:p>
          </table:table-cell>
          <table:table-cell office:value-type="float" office:value="16.57" calcext:value-type="float">
            <text:p>16.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7" calcext:value-type="float">
            <text:p>9989.47</text:p>
          </table:table-cell>
          <table:table-cell office:value-type="float" office:value="10.53" calcext:value-type="float">
            <text:p>10.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74" calcext:value-type="float">
            <text:p>9989.074</text:p>
          </table:table-cell>
          <table:table-cell office:value-type="float" office:value="10.926" calcext:value-type="float">
            <text:p>10.9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399" calcext:value-type="float">
            <text:p>9984.399</text:p>
          </table:table-cell>
          <table:table-cell office:value-type="float" office:value="15.601" calcext:value-type="float">
            <text:p>15.6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98" calcext:value-type="float">
            <text:p>9988.298</text:p>
          </table:table-cell>
          <table:table-cell office:value-type="float" office:value="11.702" calcext:value-type="float">
            <text:p>11.7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648" calcext:value-type="float">
            <text:p>9984.648</text:p>
          </table:table-cell>
          <table:table-cell office:value-type="float" office:value="15.352" calcext:value-type="float">
            <text:p>15.3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074" calcext:value-type="float">
            <text:p>9985.074</text:p>
          </table:table-cell>
          <table:table-cell office:value-type="float" office:value="14.926" calcext:value-type="float">
            <text:p>14.9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16" calcext:value-type="float">
            <text:p>9986.116</text:p>
          </table:table-cell>
          <table:table-cell office:value-type="float" office:value="13.884" calcext:value-type="float">
            <text:p>13.8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33" calcext:value-type="float">
            <text:p>9982.433</text:p>
          </table:table-cell>
          <table:table-cell office:value-type="float" office:value="17.567" calcext:value-type="float">
            <text:p>17.5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21" calcext:value-type="float">
            <text:p>9984.121</text:p>
          </table:table-cell>
          <table:table-cell office:value-type="float" office:value="15.879" calcext:value-type="float">
            <text:p>15.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028" calcext:value-type="float">
            <text:p>9985.028</text:p>
          </table:table-cell>
          <table:table-cell office:value-type="float" office:value="14.972" calcext:value-type="float">
            <text:p>14.9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92" calcext:value-type="float">
            <text:p>9989.892</text:p>
          </table:table-cell>
          <table:table-cell office:value-type="float" office:value="10.108" calcext:value-type="float">
            <text:p>10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37" calcext:value-type="float">
            <text:p>9984.437</text:p>
          </table:table-cell>
          <table:table-cell office:value-type="float" office:value="15.563" calcext:value-type="float">
            <text:p>15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2" calcext:value-type="float">
            <text:p>9983.52</text:p>
          </table:table-cell>
          <table:table-cell office:value-type="float" office:value="16.48" calcext:value-type="float">
            <text:p>16.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877" calcext:value-type="float">
            <text:p>9983.877</text:p>
          </table:table-cell>
          <table:table-cell office:value-type="float" office:value="16.123" calcext:value-type="float">
            <text:p>16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599" calcext:value-type="float">
            <text:p>9982.599</text:p>
          </table:table-cell>
          <table:table-cell office:value-type="float" office:value="17.401" calcext:value-type="float">
            <text:p>17.4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095" calcext:value-type="float">
            <text:p>9985.095</text:p>
          </table:table-cell>
          <table:table-cell office:value-type="float" office:value="14.905" calcext:value-type="float">
            <text:p>14.9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785" calcext:value-type="float">
            <text:p>9982.785</text:p>
          </table:table-cell>
          <table:table-cell office:value-type="float" office:value="17.215" calcext:value-type="float">
            <text:p>17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21" calcext:value-type="float">
            <text:p>9987.121</text:p>
          </table:table-cell>
          <table:table-cell office:value-type="float" office:value="12.879" calcext:value-type="float">
            <text:p>12.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68" calcext:value-type="float">
            <text:p>9989.668</text:p>
          </table:table-cell>
          <table:table-cell office:value-type="float" office:value="10.332" calcext:value-type="float">
            <text:p>10.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6" calcext:value-type="float">
            <text:p>9989.56</text:p>
          </table:table-cell>
          <table:table-cell office:value-type="float" office:value="10.44" calcext:value-type="float">
            <text:p>1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" calcext:value-type="float">
            <text:p>9993.8</text:p>
          </table:table-cell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68" calcext:value-type="float">
            <text:p>9990.568</text:p>
          </table:table-cell>
          <table:table-cell office:value-type="float" office:value="9.432" calcext:value-type="float">
            <text:p>9.4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32" calcext:value-type="float">
            <text:p>9992.032</text:p>
          </table:table-cell>
          <table:table-cell office:value-type="float" office:value="7.968" calcext:value-type="float">
            <text:p>7.9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73" calcext:value-type="float">
            <text:p>9987.273</text:p>
          </table:table-cell>
          <table:table-cell office:value-type="float" office:value="12.727" calcext:value-type="float">
            <text:p>12.7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98" calcext:value-type="float">
            <text:p>9994.198</text:p>
          </table:table-cell>
          <table:table-cell office:value-type="float" office:value="5.802" calcext:value-type="float">
            <text:p>5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33" calcext:value-type="float">
            <text:p>9995.233</text:p>
          </table:table-cell>
          <table:table-cell office:value-type="float" office:value="4.767" calcext:value-type="float">
            <text:p>4.7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12" calcext:value-type="float">
            <text:p>9988.912</text:p>
          </table:table-cell>
          <table:table-cell office:value-type="float" office:value="11.088" calcext:value-type="float">
            <text:p>11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08" calcext:value-type="float">
            <text:p>9987.008</text:p>
          </table:table-cell>
          <table:table-cell office:value-type="float" office:value="12.992" calcext:value-type="float">
            <text:p>12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" calcext:value-type="float">
            <text:p>9990.2</text:p>
          </table:table-cell>
          <table:table-cell office:value-type="float" office:value="9.8" calcext:value-type="float">
            <text:p>9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44" calcext:value-type="float">
            <text:p>9994.744</text:p>
          </table:table-cell>
          <table:table-cell office:value-type="float" office:value="5.256" calcext:value-type="float">
            <text:p>5.2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476" calcext:value-type="float">
            <text:p>9985.476</text:p>
          </table:table-cell>
          <table:table-cell office:value-type="float" office:value="14.524" calcext:value-type="float">
            <text:p>14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48" calcext:value-type="float">
            <text:p>9986.948</text:p>
          </table:table-cell>
          <table:table-cell office:value-type="float" office:value="13.052" calcext:value-type="float">
            <text:p>13.0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715" calcext:value-type="float">
            <text:p>9982.715</text:p>
          </table:table-cell>
          <table:table-cell office:value-type="float" office:value="17.285" calcext:value-type="float">
            <text:p>17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93" calcext:value-type="float">
            <text:p>9994.093</text:p>
          </table:table-cell>
          <table:table-cell office:value-type="float" office:value="5.907" calcext:value-type="float">
            <text:p>5.9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33" calcext:value-type="float">
            <text:p>9991.633</text:p>
          </table:table-cell>
          <table:table-cell office:value-type="float" office:value="8.367" calcext:value-type="float">
            <text:p>8.3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32" calcext:value-type="float">
            <text:p>9994.232</text:p>
          </table:table-cell>
          <table:table-cell office:value-type="float" office:value="5.768" calcext:value-type="float">
            <text:p>5.7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05" calcext:value-type="float">
            <text:p>9984.805</text:p>
          </table:table-cell>
          <table:table-cell office:value-type="float" office:value="15.195" calcext:value-type="float">
            <text:p>15.1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85" calcext:value-type="float">
            <text:p>9992.185</text:p>
          </table:table-cell>
          <table:table-cell office:value-type="float" office:value="7.815" calcext:value-type="float">
            <text:p>7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79" calcext:value-type="float">
            <text:p>9994.279</text:p>
          </table:table-cell>
          <table:table-cell office:value-type="float" office:value="5.721" calcext:value-type="float">
            <text:p>5.7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04" calcext:value-type="float">
            <text:p>9993.404</text:p>
          </table:table-cell>
          <table:table-cell office:value-type="float" office:value="6.596" calcext:value-type="float">
            <text:p>6.5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" calcext:value-type="float">
            <text:p>9996.7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37" calcext:value-type="float">
            <text:p>9986.637</text:p>
          </table:table-cell>
          <table:table-cell office:value-type="float" office:value="13.363" calcext:value-type="float">
            <text:p>13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36" calcext:value-type="float">
            <text:p>9995.836</text:p>
          </table:table-cell>
          <table:table-cell office:value-type="float" office:value="4.164" calcext:value-type="float">
            <text:p>4.1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19" calcext:value-type="float">
            <text:p>9983.219</text:p>
          </table:table-cell>
          <table:table-cell office:value-type="float" office:value="16.781" calcext:value-type="float">
            <text:p>16.7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86" calcext:value-type="float">
            <text:p>9990.886</text:p>
          </table:table-cell>
          <table:table-cell office:value-type="float" office:value="9.114" calcext:value-type="float">
            <text:p>9.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79" calcext:value-type="float">
            <text:p>9983.579</text:p>
          </table:table-cell>
          <table:table-cell office:value-type="float" office:value="16.421" calcext:value-type="float">
            <text:p>16.4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623" calcext:value-type="float">
            <text:p>9982.623</text:p>
          </table:table-cell>
          <table:table-cell office:value-type="float" office:value="17.377" calcext:value-type="float">
            <text:p>17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32" calcext:value-type="float">
            <text:p>9992.632</text:p>
          </table:table-cell>
          <table:table-cell office:value-type="float" office:value="7.368" calcext:value-type="float">
            <text:p>7.3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02" calcext:value-type="float">
            <text:p>9985.602</text:p>
          </table:table-cell>
          <table:table-cell office:value-type="float" office:value="14.398" calcext:value-type="float">
            <text:p>14.3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76" calcext:value-type="float">
            <text:p>9996.076</text:p>
          </table:table-cell>
          <table:table-cell office:value-type="float" office:value="3.924" calcext:value-type="float">
            <text:p>3.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66" calcext:value-type="float">
            <text:p>9984.166</text:p>
          </table:table-cell>
          <table:table-cell office:value-type="float" office:value="15.834" calcext:value-type="float">
            <text:p>15.8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98" calcext:value-type="float">
            <text:p>9991.398</text:p>
          </table:table-cell>
          <table:table-cell office:value-type="float" office:value="8.602" calcext:value-type="float">
            <text:p>8.6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46" calcext:value-type="float">
            <text:p>9990.746</text:p>
          </table:table-cell>
          <table:table-cell office:value-type="float" office:value="9.254" calcext:value-type="float">
            <text:p>9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61" calcext:value-type="float">
            <text:p>9996.161</text:p>
          </table:table-cell>
          <table:table-cell office:value-type="float" office:value="3.839" calcext:value-type="float">
            <text:p>3.8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25" calcext:value-type="float">
            <text:p>9985.825</text:p>
          </table:table-cell>
          <table:table-cell office:value-type="float" office:value="14.175" calcext:value-type="float">
            <text:p>14.1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44" calcext:value-type="float">
            <text:p>9985.544</text:p>
          </table:table-cell>
          <table:table-cell office:value-type="float" office:value="14.456" calcext:value-type="float">
            <text:p>14.4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7" calcext:value-type="float">
            <text:p>9996.377</text:p>
          </table:table-cell>
          <table:table-cell office:value-type="float" office:value="3.623" calcext:value-type="float">
            <text:p>3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13" calcext:value-type="float">
            <text:p>9994.013</text:p>
          </table:table-cell>
          <table:table-cell office:value-type="float" office:value="5.987" calcext:value-type="float">
            <text:p>5.9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25" calcext:value-type="float">
            <text:p>9992.025</text:p>
          </table:table-cell>
          <table:table-cell office:value-type="float" office:value="7.975" calcext:value-type="float">
            <text:p>7.9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2" calcext:value-type="float">
            <text:p>9991.622</text:p>
          </table:table-cell>
          <table:table-cell office:value-type="float" office:value="8.378" calcext:value-type="float">
            <text:p>8.3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05" calcext:value-type="float">
            <text:p>9990.005</text:p>
          </table:table-cell>
          <table:table-cell office:value-type="float" office:value="9.995" calcext:value-type="float">
            <text:p>9.9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12" calcext:value-type="float">
            <text:p>9995.312</text:p>
          </table:table-cell>
          <table:table-cell office:value-type="float" office:value="4.688" calcext:value-type="float">
            <text:p>4.6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29" calcext:value-type="float">
            <text:p>9989.329</text:p>
          </table:table-cell>
          <table:table-cell office:value-type="float" office:value="10.671" calcext:value-type="float">
            <text:p>10.6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93" calcext:value-type="float">
            <text:p>9993.293</text:p>
          </table:table-cell>
          <table:table-cell office:value-type="float" office:value="6.707" calcext:value-type="float">
            <text:p>6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499" calcext:value-type="float">
            <text:p>9985.499</text:p>
          </table:table-cell>
          <table:table-cell office:value-type="float" office:value="14.501" calcext:value-type="float">
            <text:p>14.5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41" calcext:value-type="float">
            <text:p>9988.741</text:p>
          </table:table-cell>
          <table:table-cell office:value-type="float" office:value="11.259" calcext:value-type="float">
            <text:p>11.2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2" calcext:value-type="float">
            <text:p>9993.142</text:p>
          </table:table-cell>
          <table:table-cell office:value-type="float" office:value="6.858" calcext:value-type="float">
            <text:p>6.8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91" calcext:value-type="float">
            <text:p>9989.091</text:p>
          </table:table-cell>
          <table:table-cell office:value-type="float" office:value="10.909" calcext:value-type="float">
            <text:p>10.9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82" calcext:value-type="float">
            <text:p>9988.182</text:p>
          </table:table-cell>
          <table:table-cell office:value-type="float" office:value="11.818" calcext:value-type="float">
            <text:p>11.8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8" calcext:value-type="float">
            <text:p>9988.08</text:p>
          </table:table-cell>
          <table:table-cell office:value-type="float" office:value="11.92" calcext:value-type="float">
            <text:p>11.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61" calcext:value-type="float">
            <text:p>9983.561</text:p>
          </table:table-cell>
          <table:table-cell office:value-type="float" office:value="16.439" calcext:value-type="float">
            <text:p>16.4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98" calcext:value-type="float">
            <text:p>9986.198</text:p>
          </table:table-cell>
          <table:table-cell office:value-type="float" office:value="13.802" calcext:value-type="float">
            <text:p>13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41" calcext:value-type="float">
            <text:p>9984.441</text:p>
          </table:table-cell>
          <table:table-cell office:value-type="float" office:value="15.559" calcext:value-type="float">
            <text:p>15.5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48" calcext:value-type="float">
            <text:p>9985.48</text:p>
          </table:table-cell>
          <table:table-cell office:value-type="float" office:value="14.52" calcext:value-type="float">
            <text:p>14.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64" calcext:value-type="float">
            <text:p>9987.664</text:p>
          </table:table-cell>
          <table:table-cell office:value-type="float" office:value="12.336" calcext:value-type="float">
            <text:p>12.3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61" calcext:value-type="float">
            <text:p>9988.661</text:p>
          </table:table-cell>
          <table:table-cell office:value-type="float" office:value="11.339" calcext:value-type="float">
            <text:p>11.3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82" calcext:value-type="float">
            <text:p>9989.782</text:p>
          </table:table-cell>
          <table:table-cell office:value-type="float" office:value="10.218" calcext:value-type="float">
            <text:p>10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17" calcext:value-type="float">
            <text:p>9989.417</text:p>
          </table:table-cell>
          <table:table-cell office:value-type="float" office:value="10.583" calcext:value-type="float">
            <text:p>10.5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31" calcext:value-type="float">
            <text:p>9990.231</text:p>
          </table:table-cell>
          <table:table-cell office:value-type="float" office:value="9.769" calcext:value-type="float">
            <text:p>9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25" calcext:value-type="float">
            <text:p>9983.525</text:p>
          </table:table-cell>
          <table:table-cell office:value-type="float" office:value="16.475" calcext:value-type="float">
            <text:p>16.4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93" calcext:value-type="float">
            <text:p>9988.593</text:p>
          </table:table-cell>
          <table:table-cell office:value-type="float" office:value="11.407" calcext:value-type="float">
            <text:p>11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75" calcext:value-type="float">
            <text:p>9989.075</text:p>
          </table:table-cell>
          <table:table-cell office:value-type="float" office:value="10.925" calcext:value-type="float">
            <text:p>10.9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47" calcext:value-type="float">
            <text:p>9988.947</text:p>
          </table:table-cell>
          <table:table-cell office:value-type="float" office:value="11.053" calcext:value-type="float">
            <text:p>11.0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32" calcext:value-type="float">
            <text:p>9987.532</text:p>
          </table:table-cell>
          <table:table-cell office:value-type="float" office:value="12.468" calcext:value-type="float">
            <text:p>12.4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99" calcext:value-type="float">
            <text:p>9984.199</text:p>
          </table:table-cell>
          <table:table-cell office:value-type="float" office:value="15.801" calcext:value-type="float">
            <text:p>15.8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378" calcext:value-type="float">
            <text:p>9985.378</text:p>
          </table:table-cell>
          <table:table-cell office:value-type="float" office:value="14.622" calcext:value-type="float">
            <text:p>14.6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25" calcext:value-type="float">
            <text:p>9985.625</text:p>
          </table:table-cell>
          <table:table-cell office:value-type="float" office:value="14.375" calcext:value-type="float">
            <text:p>14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22" calcext:value-type="float">
            <text:p>9991.722</text:p>
          </table:table-cell>
          <table:table-cell office:value-type="float" office:value="8.278" calcext:value-type="float">
            <text:p>8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7" calcext:value-type="float">
            <text:p>9990.307</text:p>
          </table:table-cell>
          <table:table-cell office:value-type="float" office:value="9.693" calcext:value-type="float">
            <text:p>9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55" calcext:value-type="float">
            <text:p>9988.155</text:p>
          </table:table-cell>
          <table:table-cell office:value-type="float" office:value="11.845" calcext:value-type="float">
            <text:p>11.8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93" calcext:value-type="float">
            <text:p>9987.893</text:p>
          </table:table-cell>
          <table:table-cell office:value-type="float" office:value="12.107" calcext:value-type="float">
            <text:p>12.1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54" calcext:value-type="float">
            <text:p>9986.354</text:p>
          </table:table-cell>
          <table:table-cell office:value-type="float" office:value="13.646" calcext:value-type="float">
            <text:p>13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1" calcext:value-type="float">
            <text:p>9985.1</text:p>
          </table:table-cell>
          <table:table-cell office:value-type="float" office:value="14.9" calcext:value-type="float">
            <text:p>14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09" calcext:value-type="float">
            <text:p>9983.309</text:p>
          </table:table-cell>
          <table:table-cell office:value-type="float" office:value="16.691" calcext:value-type="float">
            <text:p>16.6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669" calcext:value-type="float">
            <text:p>9982.669</text:p>
          </table:table-cell>
          <table:table-cell office:value-type="float" office:value="17.331" calcext:value-type="float">
            <text:p>17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08" calcext:value-type="float">
            <text:p>9989.008</text:p>
          </table:table-cell>
          <table:table-cell office:value-type="float" office:value="10.992" calcext:value-type="float">
            <text:p>10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36" calcext:value-type="float">
            <text:p>9988.636</text:p>
          </table:table-cell>
          <table:table-cell office:value-type="float" office:value="11.364" calcext:value-type="float">
            <text:p>11.3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799" calcext:value-type="float">
            <text:p>9983.799</text:p>
          </table:table-cell>
          <table:table-cell office:value-type="float" office:value="16.201" calcext:value-type="float">
            <text:p>16.2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04" calcext:value-type="float">
            <text:p>9987.904</text:p>
          </table:table-cell>
          <table:table-cell office:value-type="float" office:value="12.096" calcext:value-type="float">
            <text:p>12.0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887" calcext:value-type="float">
            <text:p>9983.887</text:p>
          </table:table-cell>
          <table:table-cell office:value-type="float" office:value="16.113" calcext:value-type="float">
            <text:p>16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" calcext:value-type="float">
            <text:p>1</text:p>
          </table:table-cell>
          <table:table-cell office:value-type="float" office:value="-18.0195" calcext:value-type="float">
            <text:p>-18.0195</text:p>
          </table:table-cell>
          <table:table-cell office:value-type="float" office:value="-18.9031" calcext:value-type="float">
            <text:p>-18.9031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543" calcext:value-type="float">
            <text:p>9984.543</text:p>
          </table:table-cell>
          <table:table-cell office:value-type="float" office:value="15.457" calcext:value-type="float">
            <text:p>15.4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" calcext:value-type="float">
            <text:p>2</text:p>
          </table:table-cell>
          <table:table-cell office:value-type="float" office:value="-35.8069" calcext:value-type="float">
            <text:p>-35.8069</text:p>
          </table:table-cell>
          <table:table-cell office:value-type="float" office:value="-37.8063" calcext:value-type="float">
            <text:p>-37.806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492" calcext:value-type="float">
            <text:p>9985.492</text:p>
          </table:table-cell>
          <table:table-cell office:value-type="float" office:value="14.508" calcext:value-type="float">
            <text:p>14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" calcext:value-type="float">
            <text:p>3</text:p>
          </table:table-cell>
          <table:table-cell office:value-type="float" office:value="-53.5944" calcext:value-type="float">
            <text:p>-53.5944</text:p>
          </table:table-cell>
          <table:table-cell office:value-type="float" office:value="-56.7094" calcext:value-type="float">
            <text:p>-56.7094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67" calcext:value-type="float">
            <text:p>9981.67</text:p>
          </table:table-cell>
          <table:table-cell office:value-type="float" office:value="18.33" calcext:value-type="float">
            <text:p>18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" calcext:value-type="float">
            <text:p>4</text:p>
          </table:table-cell>
          <table:table-cell office:value-type="float" office:value="-71.3819" calcext:value-type="float">
            <text:p>-71.3819</text:p>
          </table:table-cell>
          <table:table-cell office:value-type="float" office:value="-75.6126" calcext:value-type="float">
            <text:p>-75.6126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98" calcext:value-type="float">
            <text:p>9983.498</text:p>
          </table:table-cell>
          <table:table-cell office:value-type="float" office:value="16.502" calcext:value-type="float">
            <text:p>16.5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" calcext:value-type="float">
            <text:p>5</text:p>
          </table:table-cell>
          <table:table-cell office:value-type="float" office:value="-89.1693" calcext:value-type="float">
            <text:p>-89.1693</text:p>
          </table:table-cell>
          <table:table-cell office:value-type="float" office:value="-94.5157" calcext:value-type="float">
            <text:p>-94.5157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04" calcext:value-type="float">
            <text:p>9984.404</text:p>
          </table:table-cell>
          <table:table-cell office:value-type="float" office:value="15.596" calcext:value-type="float">
            <text:p>15.5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" calcext:value-type="float">
            <text:p>6</text:p>
          </table:table-cell>
          <table:table-cell office:value-type="float" office:value="-106.9568" calcext:value-type="float">
            <text:p>-106.9568</text:p>
          </table:table-cell>
          <table:table-cell office:value-type="float" office:value="-113.4188" calcext:value-type="float">
            <text:p>-113.4188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75" calcext:value-type="float">
            <text:p>9989.475</text:p>
          </table:table-cell>
          <table:table-cell office:value-type="float" office:value="10.525" calcext:value-type="float">
            <text:p>10.5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" calcext:value-type="float">
            <text:p>7</text:p>
          </table:table-cell>
          <table:table-cell office:value-type="float" office:value="-124.7443" calcext:value-type="float">
            <text:p>-124.7443</text:p>
          </table:table-cell>
          <table:table-cell office:value-type="float" office:value="-132.322" calcext:value-type="float">
            <text:p>-132.322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676" calcext:value-type="float">
            <text:p>9983.676</text:p>
          </table:table-cell>
          <table:table-cell office:value-type="float" office:value="16.324" calcext:value-type="float">
            <text:p>16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" calcext:value-type="float">
            <text:p>8</text:p>
          </table:table-cell>
          <table:table-cell office:value-type="float" office:value="-142.5317" calcext:value-type="float">
            <text:p>-142.5317</text:p>
          </table:table-cell>
          <table:table-cell office:value-type="float" office:value="-151.2251" calcext:value-type="float">
            <text:p>-151.225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759" calcext:value-type="float">
            <text:p>9982.759</text:p>
          </table:table-cell>
          <table:table-cell office:value-type="float" office:value="17.241" calcext:value-type="float">
            <text:p>17.2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" calcext:value-type="float">
            <text:p>9</text:p>
          </table:table-cell>
          <table:table-cell office:value-type="float" office:value="-160.3192" calcext:value-type="float">
            <text:p>-160.3192</text:p>
          </table:table-cell>
          <table:table-cell office:value-type="float" office:value="-170.1282" calcext:value-type="float">
            <text:p>-170.1282</text:p>
          </table:table-cell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85" calcext:value-type="float">
            <text:p>9983.185</text:p>
          </table:table-cell>
          <table:table-cell office:value-type="float" office:value="16.815" calcext:value-type="float">
            <text:p>16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" calcext:value-type="float">
            <text:p>10</text:p>
          </table:table-cell>
          <table:table-cell office:value-type="float" office:value="-178.1067" calcext:value-type="float">
            <text:p>-178.1067</text:p>
          </table:table-cell>
          <table:table-cell office:value-type="float" office:value="-189.0314" calcext:value-type="float">
            <text:p>-189.0314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37" calcext:value-type="float">
            <text:p>9981.837</text:p>
          </table:table-cell>
          <table:table-cell office:value-type="float" office:value="18.163" calcext:value-type="float">
            <text:p>18.1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1" calcext:value-type="float">
            <text:p>11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207.9345" calcext:value-type="float">
            <text:p>-207.9345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356" calcext:value-type="float">
            <text:p>9984.356</text:p>
          </table:table-cell>
          <table:table-cell office:value-type="float" office:value="15.644" calcext:value-type="float">
            <text:p>15.6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2" calcext:value-type="float">
            <text:p>12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226.8377" calcext:value-type="float">
            <text:p>-226.8377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023" calcext:value-type="float">
            <text:p>9982.023</text:p>
          </table:table-cell>
          <table:table-cell office:value-type="float" office:value="17.977" calcext:value-type="float">
            <text:p>17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3" calcext:value-type="float">
            <text:p>13</text:p>
          </table:table-cell>
          <table:table-cell office:value-type="float" office:value="-219.8685" calcext:value-type="float">
            <text:p>-219.8685</text:p>
          </table:table-cell>
          <table:table-cell office:value-type="float" office:value="-245.7408" calcext:value-type="float">
            <text:p>-245.7408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589" calcext:value-type="float">
            <text:p>9986.589</text:p>
          </table:table-cell>
          <table:table-cell office:value-type="float" office:value="13.411" calcext:value-type="float">
            <text:p>13.4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4" calcext:value-type="float">
            <text:p>14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64.6439" calcext:value-type="float">
            <text:p>-264.6439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52" calcext:value-type="float">
            <text:p>9989.252</text:p>
          </table:table-cell>
          <table:table-cell office:value-type="float" office:value="10.748" calcext:value-type="float">
            <text:p>10.7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-229.9223" calcext:value-type="float">
            <text:p>-229.9223</text:p>
          </table:table-cell>
          <table:table-cell office:value-type="float" office:value="-283.5471" calcext:value-type="float">
            <text:p>-283.5471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74" calcext:value-type="float">
            <text:p>9989.074</text:p>
          </table:table-cell>
          <table:table-cell office:value-type="float" office:value="10.926" calcext:value-type="float">
            <text:p>10.9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6" calcext:value-type="float">
            <text:p>16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302.4502" calcext:value-type="float">
            <text:p>-302.4502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68" calcext:value-type="float">
            <text:p>9993.568</text:p>
          </table:table-cell>
          <table:table-cell office:value-type="float" office:value="6.432" calcext:value-type="float">
            <text:p>6.4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7" calcext:value-type="float">
            <text:p>17</text:p>
          </table:table-cell>
          <table:table-cell office:value-type="float" office:value="-222.1886" calcext:value-type="float">
            <text:p>-222.1886</text:p>
          </table:table-cell>
          <table:table-cell office:value-type="float" office:value="-321.3533" calcext:value-type="float">
            <text:p>-321.3533</text:p>
          </table:table-cell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82" calcext:value-type="float">
            <text:p>9990.082</text:p>
          </table:table-cell>
          <table:table-cell office:value-type="float" office:value="9.918" calcext:value-type="float">
            <text:p>9.9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8" calcext:value-type="float">
            <text:p>1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40.2565" calcext:value-type="float">
            <text:p>-340.256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78" calcext:value-type="float">
            <text:p>9991.778</text:p>
          </table:table-cell>
          <table:table-cell office:value-type="float" office:value="8.222" calcext:value-type="float">
            <text:p>8.2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9" calcext:value-type="float">
            <text:p>19</text:p>
          </table:table-cell>
          <table:table-cell office:value-type="float" office:value="-209.8148" calcext:value-type="float">
            <text:p>-209.8148</text:p>
          </table:table-cell>
          <table:table-cell office:value-type="float" office:value="-359.1596" calcext:value-type="float">
            <text:p>-359.1596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64" calcext:value-type="float">
            <text:p>9986.764</text:p>
          </table:table-cell>
          <table:table-cell office:value-type="float" office:value="13.236" calcext:value-type="float">
            <text:p>13.2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0" calcext:value-type="float">
            <text:p>20</text:p>
          </table:table-cell>
          <table:table-cell office:value-type="float" office:value="-204.4012" calcext:value-type="float">
            <text:p>-204.4012</text:p>
          </table:table-cell>
          <table:table-cell office:value-type="float" office:value="-378.0628" calcext:value-type="float">
            <text:p>-378.062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51" calcext:value-type="float">
            <text:p>9993.851</text:p>
          </table:table-cell>
          <table:table-cell office:value-type="float" office:value="6.149" calcext:value-type="float">
            <text:p>6.1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1" calcext:value-type="float">
            <text:p>2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396.9659" calcext:value-type="float">
            <text:p>-396.9659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2" calcext:value-type="float">
            <text:p>9994.932</text:p>
          </table:table-cell>
          <table:table-cell office:value-type="float" office:value="5.068" calcext:value-type="float">
            <text:p>5.0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2" calcext:value-type="float">
            <text:p>22</text:p>
          </table:table-cell>
          <table:table-cell office:value-type="float" office:value="-198.2142" calcext:value-type="float">
            <text:p>-198.2142</text:p>
          </table:table-cell>
          <table:table-cell office:value-type="float" office:value="-415.869" calcext:value-type="float">
            <text:p>-415.869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65" calcext:value-type="float">
            <text:p>9988.565</text:p>
          </table:table-cell>
          <table:table-cell office:value-type="float" office:value="11.435" calcext:value-type="float">
            <text:p>11.4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3" calcext:value-type="float">
            <text:p>23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34.7722" calcext:value-type="float">
            <text:p>-434.77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546" calcext:value-type="float">
            <text:p>9986.546</text:p>
          </table:table-cell>
          <table:table-cell office:value-type="float" office:value="13.454" calcext:value-type="float">
            <text:p>13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4" calcext:value-type="float">
            <text:p>24</text:p>
          </table:table-cell>
          <table:table-cell office:value-type="float" office:value="-195.1208" calcext:value-type="float">
            <text:p>-195.1208</text:p>
          </table:table-cell>
          <table:table-cell office:value-type="float" office:value="-453.6753" calcext:value-type="float">
            <text:p>-453.675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6" calcext:value-type="float">
            <text:p>9989.76</text:p>
          </table:table-cell>
          <table:table-cell office:value-type="float" office:value="10.24" calcext:value-type="float">
            <text:p>10.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5" calcext:value-type="float">
            <text:p>25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472.5784" calcext:value-type="float">
            <text:p>-472.5784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12" calcext:value-type="float">
            <text:p>9994.512</text:p>
          </table:table-cell>
          <table:table-cell office:value-type="float" office:value="5.488" calcext:value-type="float">
            <text:p>5.4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6" calcext:value-type="float">
            <text:p>26</text:p>
          </table:table-cell>
          <table:table-cell office:value-type="float" office:value="-193.574" calcext:value-type="float">
            <text:p>-193.574</text:p>
          </table:table-cell>
          <table:table-cell office:value-type="float" office:value="-491.4816" calcext:value-type="float">
            <text:p>-491.4816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083" calcext:value-type="float">
            <text:p>9985.083</text:p>
          </table:table-cell>
          <table:table-cell office:value-type="float" office:value="14.917" calcext:value-type="float">
            <text:p>14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7" calcext:value-type="float">
            <text:p>2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10.3847" calcext:value-type="float">
            <text:p>-510.3847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9" calcext:value-type="float">
            <text:p>9986.299</text:p>
          </table:table-cell>
          <table:table-cell office:value-type="float" office:value="13.701" calcext:value-type="float">
            <text:p>13.7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8" calcext:value-type="float">
            <text:p>28</text:p>
          </table:table-cell>
          <table:table-cell office:value-type="float" office:value="-195.8941" calcext:value-type="float">
            <text:p>-195.8941</text:p>
          </table:table-cell>
          <table:table-cell office:value-type="float" office:value="-529.2879" calcext:value-type="float">
            <text:p>-529.287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954" calcext:value-type="float">
            <text:p>9981.954</text:p>
          </table:table-cell>
          <table:table-cell office:value-type="float" office:value="18.046" calcext:value-type="float">
            <text:p>18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9" calcext:value-type="float">
            <text:p>29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48.191" calcext:value-type="float">
            <text:p>-548.191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85" calcext:value-type="float">
            <text:p>9993.885</text:p>
          </table:table-cell>
          <table:table-cell office:value-type="float" office:value="6.115" calcext:value-type="float">
            <text:p>6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0" calcext:value-type="float">
            <text:p>3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567.0941" calcext:value-type="float">
            <text:p>-567.0941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14" calcext:value-type="float">
            <text:p>9991.414</text:p>
          </table:table-cell>
          <table:table-cell office:value-type="float" office:value="8.586" calcext:value-type="float">
            <text:p>8.5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1" calcext:value-type="float">
            <text:p>31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585.9973" calcext:value-type="float">
            <text:p>-585.997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24" calcext:value-type="float">
            <text:p>9994.024</text:p>
          </table:table-cell>
          <table:table-cell office:value-type="float" office:value="5.976" calcext:value-type="float">
            <text:p>5.9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2" calcext:value-type="float">
            <text:p>32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604.9004" calcext:value-type="float">
            <text:p>-604.900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12" calcext:value-type="float">
            <text:p>9984.112</text:p>
          </table:table-cell>
          <table:table-cell office:value-type="float" office:value="15.888" calcext:value-type="float">
            <text:p>15.8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3" calcext:value-type="float">
            <text:p>33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623.8035" calcext:value-type="float">
            <text:p>-623.8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3" calcext:value-type="float">
            <text:p>9991.93</text:p>
          </table:table-cell>
          <table:table-cell office:value-type="float" office:value="8.07" calcext:value-type="float">
            <text:p>8.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4" calcext:value-type="float">
            <text:p>34</text:p>
          </table:table-cell>
          <table:table-cell office:value-type="float" office:value="-243.0696" calcext:value-type="float">
            <text:p>-243.0696</text:p>
          </table:table-cell>
          <table:table-cell office:value-type="float" office:value="-642.7067" calcext:value-type="float">
            <text:p>-642.7067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5" calcext:value-type="float">
            <text:p>35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7" calcext:value-type="float">
            <text:p>9994.047</text:p>
          </table:table-cell>
          <table:table-cell office:value-type="float" office:value="5.953" calcext:value-type="float">
            <text:p>5.9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6" calcext:value-type="float">
            <text:p>36</text:p>
          </table:table-cell>
          <table:table-cell office:value-type="float" office:value="-266.2706" calcext:value-type="float">
            <text:p>-266.2706</text:p>
          </table:table-cell>
          <table:table-cell office:value-type="float" office:value="-680.513" calcext:value-type="float">
            <text:p>-680.513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7" calcext:value-type="float">
            <text:p>37</text:p>
          </table:table-cell>
          <table:table-cell office:value-type="float" office:value="-277.8711" calcext:value-type="float">
            <text:p>-277.8711</text:p>
          </table:table-cell>
          <table:table-cell office:value-type="float" office:value="-699.4161" calcext:value-type="float">
            <text:p>-699.416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95" calcext:value-type="float">
            <text:p>9993.195</text:p>
          </table:table-cell>
          <table:table-cell office:value-type="float" office:value="6.805" calcext:value-type="float">
            <text:p>6.8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8" calcext:value-type="float">
            <text:p>38</text:p>
          </table:table-cell>
          <table:table-cell office:value-type="float" office:value="-289.4717" calcext:value-type="float">
            <text:p>-289.4717</text:p>
          </table:table-cell>
          <table:table-cell office:value-type="float" office:value="-718.3192" calcext:value-type="float">
            <text:p>-718.319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85" calcext:value-type="float">
            <text:p>9996.585</text:p>
          </table:table-cell>
          <table:table-cell office:value-type="float" office:value="3.415" calcext:value-type="float">
            <text:p>3.4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9" calcext:value-type="float">
            <text:p>39</text:p>
          </table:table-cell>
          <table:table-cell office:value-type="float" office:value="-301.0722" calcext:value-type="float">
            <text:p>-301.0722</text:p>
          </table:table-cell>
          <table:table-cell office:value-type="float" office:value="-737.2224" calcext:value-type="float">
            <text:p>-737.222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97" calcext:value-type="float">
            <text:p>9986.197</text:p>
          </table:table-cell>
          <table:table-cell office:value-type="float" office:value="13.803" calcext:value-type="float">
            <text:p>13.8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0" calcext:value-type="float">
            <text:p>40</text:p>
          </table:table-cell>
          <table:table-cell office:value-type="float" office:value="-310.3526" calcext:value-type="float">
            <text:p>-310.3526</text:p>
          </table:table-cell>
          <table:table-cell office:value-type="float" office:value="-756.1255" calcext:value-type="float">
            <text:p>-756.125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4" calcext:value-type="float">
            <text:p>9995.674</text:p>
          </table:table-cell>
          <table:table-cell office:value-type="float" office:value="4.326" calcext:value-type="float">
            <text:p>4.3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1" calcext:value-type="float">
            <text:p>41</text:p>
          </table:table-cell>
          <table:table-cell office:value-type="float" office:value="-319.633" calcext:value-type="float">
            <text:p>-319.633</text:p>
          </table:table-cell>
          <table:table-cell office:value-type="float" office:value="-776.1406" calcext:value-type="float">
            <text:p>-776.140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527" calcext:value-type="float">
            <text:p>9982.527</text:p>
          </table:table-cell>
          <table:table-cell office:value-type="float" office:value="17.473" calcext:value-type="float">
            <text:p>17.4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2" calcext:value-type="float">
            <text:p>42</text:p>
          </table:table-cell>
          <table:table-cell office:value-type="float" office:value="-328.9134" calcext:value-type="float">
            <text:p>-328.9134</text:p>
          </table:table-cell>
          <table:table-cell office:value-type="float" office:value="-796.1557" calcext:value-type="float">
            <text:p>-796.1557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15" calcext:value-type="float">
            <text:p>9990.515</text:p>
          </table:table-cell>
          <table:table-cell office:value-type="float" office:value="9.485" calcext:value-type="float">
            <text:p>9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3" calcext:value-type="float">
            <text:p>43</text:p>
          </table:table-cell>
          <table:table-cell office:value-type="float" office:value="-338.1938" calcext:value-type="float">
            <text:p>-338.1938</text:p>
          </table:table-cell>
          <table:table-cell office:value-type="float" office:value="-816.1708" calcext:value-type="float">
            <text:p>-816.170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813" calcext:value-type="float">
            <text:p>9982.813</text:p>
          </table:table-cell>
          <table:table-cell office:value-type="float" office:value="17.187" calcext:value-type="float">
            <text:p>17.1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4" calcext:value-type="float">
            <text:p>44</text:p>
          </table:table-cell>
          <table:table-cell office:value-type="float" office:value="-347.4743" calcext:value-type="float">
            <text:p>-347.4743</text:p>
          </table:table-cell>
          <table:table-cell office:value-type="float" office:value="-836.1858" calcext:value-type="float">
            <text:p>-836.1858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62" calcext:value-type="float">
            <text:p>9981.862</text:p>
          </table:table-cell>
          <table:table-cell office:value-type="float" office:value="18.138" calcext:value-type="float">
            <text:p>18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5" calcext:value-type="float">
            <text:p>45</text:p>
          </table:table-cell>
          <table:table-cell office:value-type="float" office:value="-356.7547" calcext:value-type="float">
            <text:p>-356.7547</text:p>
          </table:table-cell>
          <table:table-cell office:value-type="float" office:value="-856.2009" calcext:value-type="float">
            <text:p>-856.200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95" calcext:value-type="float">
            <text:p>9992.495</text:p>
          </table:table-cell>
          <table:table-cell office:value-type="float" office:value="7.505" calcext:value-type="float">
            <text:p>7.5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6" calcext:value-type="float">
            <text:p>46</text:p>
          </table:table-cell>
          <table:table-cell office:value-type="float" office:value="-366.0351" calcext:value-type="float">
            <text:p>-366.0351</text:p>
          </table:table-cell>
          <table:table-cell office:value-type="float" office:value="-876.216" calcext:value-type="float">
            <text:p>-876.216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56" calcext:value-type="float">
            <text:p>9984.956</text:p>
          </table:table-cell>
          <table:table-cell office:value-type="float" office:value="15.044" calcext:value-type="float">
            <text:p>15.0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7" calcext:value-type="float">
            <text:p>47</text:p>
          </table:table-cell>
          <table:table-cell office:value-type="float" office:value="-376.8622" calcext:value-type="float">
            <text:p>-376.8622</text:p>
          </table:table-cell>
          <table:table-cell office:value-type="float" office:value="-896.2311" calcext:value-type="float">
            <text:p>-896.2311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03" calcext:value-type="float">
            <text:p>9995.903</text:p>
          </table:table-cell>
          <table:table-cell office:value-type="float" office:value="4.097" calcext:value-type="float">
            <text:p>4.0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8" calcext:value-type="float">
            <text:p>48</text:p>
          </table:table-cell>
          <table:table-cell office:value-type="float" office:value="-387.6894" calcext:value-type="float">
            <text:p>-387.6894</text:p>
          </table:table-cell>
          <table:table-cell office:value-type="float" office:value="-916.2462" calcext:value-type="float">
            <text:p>-916.2462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25" calcext:value-type="float">
            <text:p>9983.425</text:p>
          </table:table-cell>
          <table:table-cell office:value-type="float" office:value="16.575" calcext:value-type="float">
            <text:p>16.5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9" calcext:value-type="float">
            <text:p>49</text:p>
          </table:table-cell>
          <table:table-cell office:value-type="float" office:value="-398.5166" calcext:value-type="float">
            <text:p>-398.5166</text:p>
          </table:table-cell>
          <table:table-cell office:value-type="float" office:value="-936.2613" calcext:value-type="float">
            <text:p>-936.261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98" calcext:value-type="float">
            <text:p>9990.798</text:p>
          </table:table-cell>
          <table:table-cell office:value-type="float" office:value="9.202" calcext:value-type="float">
            <text:p>9.2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0" calcext:value-type="float">
            <text:p>50</text:p>
          </table:table-cell>
          <table:table-cell office:value-type="float" office:value="-409.3437" calcext:value-type="float">
            <text:p>-409.3437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68" calcext:value-type="float">
            <text:p>9990.468</text:p>
          </table:table-cell>
          <table:table-cell office:value-type="float" office:value="9.532" calcext:value-type="float">
            <text:p>9.5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1" calcext:value-type="float">
            <text:p>51</text:p>
          </table:table-cell>
          <table:table-cell office:value-type="float" office:value="-420.1709" calcext:value-type="float">
            <text:p>-420.1709</text:p>
          </table:table-cell>
          <table:table-cell office:value-type="float" office:value="-976.2915" calcext:value-type="float">
            <text:p>-976.291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99" calcext:value-type="float">
            <text:p>9995.999</text:p>
          </table:table-cell>
          <table:table-cell office:value-type="float" office:value="4.001" calcext:value-type="float">
            <text:p>4.0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2" calcext:value-type="float">
            <text:p>52</text:p>
          </table:table-cell>
          <table:table-cell office:value-type="float" office:value="-430.998" calcext:value-type="float">
            <text:p>-430.998</text:p>
          </table:table-cell>
          <table:table-cell office:value-type="float" office:value="-996.3065" calcext:value-type="float">
            <text:p>-996.306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34" calcext:value-type="float">
            <text:p>9985.34</text:p>
          </table:table-cell>
          <table:table-cell office:value-type="float" office:value="14.66" calcext:value-type="float">
            <text:p>14.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3" calcext:value-type="float">
            <text:p>53</text:p>
          </table:table-cell>
          <table:table-cell office:value-type="float" office:value="-441.8252" calcext:value-type="float">
            <text:p>-441.8252</text:p>
          </table:table-cell>
          <table:table-cell office:value-type="float" office:value="-1016.3216" calcext:value-type="float">
            <text:p>-1016.3216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19" calcext:value-type="float">
            <text:p>9984.919</text:p>
          </table:table-cell>
          <table:table-cell office:value-type="float" office:value="15.081" calcext:value-type="float">
            <text:p>15.0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4" calcext:value-type="float">
            <text:p>54</text:p>
          </table:table-cell>
          <table:table-cell office:value-type="float" office:value="-452.6523" calcext:value-type="float">
            <text:p>-452.6523</text:p>
          </table:table-cell>
          <table:table-cell office:value-type="float" office:value="-1036.3367" calcext:value-type="float">
            <text:p>-1036.3367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2" calcext:value-type="float">
            <text:p>9996.262</text:p>
          </table:table-cell>
          <table:table-cell office:value-type="float" office:value="3.738" calcext:value-type="float">
            <text:p>3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5" calcext:value-type="float">
            <text:p>55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56.3518" calcext:value-type="float">
            <text:p>-1056.351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6" calcext:value-type="float">
            <text:p>56</text:p>
          </table:table-cell>
          <table:table-cell office:value-type="float" office:value="-474.3066" calcext:value-type="float">
            <text:p>-474.3066</text:p>
          </table:table-cell>
          <table:table-cell office:value-type="float" office:value="-1076.3669" calcext:value-type="float">
            <text:p>-1076.3669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7" calcext:value-type="float">
            <text:p>57</text:p>
          </table:table-cell>
          <table:table-cell office:value-type="float" office:value="-485.1338" calcext:value-type="float">
            <text:p>-485.1338</text:p>
          </table:table-cell>
          <table:table-cell office:value-type="float" office:value="-1096.382" calcext:value-type="float">
            <text:p>-1096.382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13" calcext:value-type="float">
            <text:p>9993.713</text:p>
          </table:table-cell>
          <table:table-cell office:value-type="float" office:value="6.287" calcext:value-type="float">
            <text:p>6.2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8" calcext:value-type="float">
            <text:p>58</text:p>
          </table:table-cell>
          <table:table-cell office:value-type="float" office:value="-495.9609" calcext:value-type="float">
            <text:p>-495.9609</text:p>
          </table:table-cell>
          <table:table-cell office:value-type="float" office:value="-1116.3971" calcext:value-type="float">
            <text:p>-1116.3971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77" calcext:value-type="float">
            <text:p>9991.677</text:p>
          </table:table-cell>
          <table:table-cell office:value-type="float" office:value="8.323" calcext:value-type="float">
            <text:p>8.3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9" calcext:value-type="float">
            <text:p>59</text:p>
          </table:table-cell>
          <table:table-cell office:value-type="float" office:value="-506.7881" calcext:value-type="float">
            <text:p>-506.7881</text:p>
          </table:table-cell>
          <table:table-cell office:value-type="float" office:value="-1136.4122" calcext:value-type="float">
            <text:p>-1136.412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37" calcext:value-type="float">
            <text:p>9991.137</text:p>
          </table:table-cell>
          <table:table-cell office:value-type="float" office:value="8.863" calcext:value-type="float">
            <text:p>8.8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0" calcext:value-type="float">
            <text:p>60</text:p>
          </table:table-cell>
          <table:table-cell office:value-type="float" office:value="-517.6152" calcext:value-type="float">
            <text:p>-517.6152</text:p>
          </table:table-cell>
          <table:table-cell office:value-type="float" office:value="-1156.4272" calcext:value-type="float">
            <text:p>-1156.4272</text:p>
          </table:table-cell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67" calcext:value-type="float">
            <text:p>9989.567</text:p>
          </table:table-cell>
          <table:table-cell office:value-type="float" office:value="10.433" calcext:value-type="float">
            <text:p>10.4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1" calcext:value-type="float">
            <text:p>61</text:p>
          </table:table-cell>
          <table:table-cell office:value-type="float" office:value="-528.4424" calcext:value-type="float">
            <text:p>-528.4424</text:p>
          </table:table-cell>
          <table:table-cell office:value-type="float" office:value="-1176.4423" calcext:value-type="float">
            <text:p>-1176.4423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27" calcext:value-type="float">
            <text:p>9995.127</text:p>
          </table:table-cell>
          <table:table-cell office:value-type="float" office:value="4.873" calcext:value-type="float">
            <text:p>4.8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2" calcext:value-type="float">
            <text:p>62</text:p>
          </table:table-cell>
          <table:table-cell office:value-type="float" office:value="-539.2695" calcext:value-type="float">
            <text:p>-539.2695</text:p>
          </table:table-cell>
          <table:table-cell office:value-type="float" office:value="-1196.4574" calcext:value-type="float">
            <text:p>-1196.4574</text:p>
          </table:table-cell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91" calcext:value-type="float">
            <text:p>9988.891</text:p>
          </table:table-cell>
          <table:table-cell office:value-type="float" office:value="11.109" calcext:value-type="float">
            <text:p>11.1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3" calcext:value-type="float">
            <text:p>63</text:p>
          </table:table-cell>
          <table:table-cell office:value-type="float" office:value="-550.0967" calcext:value-type="float">
            <text:p>-550.0967</text:p>
          </table:table-cell>
          <table:table-cell office:value-type="float" office:value="-1216.4725" calcext:value-type="float">
            <text:p>-1216.4725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08" calcext:value-type="float">
            <text:p>9993.108</text:p>
          </table:table-cell>
          <table:table-cell office:value-type="float" office:value="6.892" calcext:value-type="float">
            <text:p>6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4" calcext:value-type="float">
            <text:p>64</text:p>
          </table:table-cell>
          <table:table-cell office:value-type="float" office:value="-560.9238" calcext:value-type="float">
            <text:p>-560.9238</text:p>
          </table:table-cell>
          <table:table-cell office:value-type="float" office:value="-1236.4876" calcext:value-type="float">
            <text:p>-1236.4876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42" calcext:value-type="float">
            <text:p>9984.742</text:p>
          </table:table-cell>
          <table:table-cell office:value-type="float" office:value="15.258" calcext:value-type="float">
            <text:p>15.2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5" calcext:value-type="float">
            <text:p>65</text:p>
          </table:table-cell>
          <table:table-cell office:value-type="float" office:value="-571.751" calcext:value-type="float">
            <text:p>-571.751</text:p>
          </table:table-cell>
          <table:table-cell office:value-type="float" office:value="-1256.5027" calcext:value-type="float">
            <text:p>-1256.502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64" calcext:value-type="float">
            <text:p>9988.464</text:p>
          </table:table-cell>
          <table:table-cell office:value-type="float" office:value="11.536" calcext:value-type="float">
            <text:p>11.5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6" calcext:value-type="float">
            <text:p>66</text:p>
          </table:table-cell>
          <table:table-cell office:value-type="float" office:value="-582.5782" calcext:value-type="float">
            <text:p>-582.5782</text:p>
          </table:table-cell>
          <table:table-cell office:value-type="float" office:value="-1276.5178" calcext:value-type="float">
            <text:p>-1276.5178</text:p>
          </table:table-cell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41" calcext:value-type="float">
            <text:p>9992.841</text:p>
          </table:table-cell>
          <table:table-cell office:value-type="float" office:value="7.159" calcext:value-type="float">
            <text:p>7.1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7" calcext:value-type="float">
            <text:p>67</text:p>
          </table:table-cell>
          <table:table-cell office:value-type="float" office:value="-593.4053" calcext:value-type="float">
            <text:p>-593.4053</text:p>
          </table:table-cell>
          <table:table-cell office:value-type="float" office:value="-1296.5328" calcext:value-type="float">
            <text:p>-1296.5328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36" calcext:value-type="float">
            <text:p>9988.536</text:p>
          </table:table-cell>
          <table:table-cell office:value-type="float" office:value="11.464" calcext:value-type="float">
            <text:p>11.4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8" calcext:value-type="float">
            <text:p>68</text:p>
          </table:table-cell>
          <table:table-cell office:value-type="float" office:value="-604.2325" calcext:value-type="float">
            <text:p>-604.2325</text:p>
          </table:table-cell>
          <table:table-cell office:value-type="float" office:value="-1316.5479" calcext:value-type="float">
            <text:p>-1316.5479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97" calcext:value-type="float">
            <text:p>9987.997</text:p>
          </table:table-cell>
          <table:table-cell office:value-type="float" office:value="12.003" calcext:value-type="float">
            <text:p>12.0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9" calcext:value-type="float">
            <text:p>69</text:p>
          </table:table-cell>
          <table:table-cell office:value-type="float" office:value="-615.0596" calcext:value-type="float">
            <text:p>-615.0596</text:p>
          </table:table-cell>
          <table:table-cell office:value-type="float" office:value="-1336.563" calcext:value-type="float">
            <text:p>-1336.563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87" calcext:value-type="float">
            <text:p>9987.387</text:p>
          </table:table-cell>
          <table:table-cell office:value-type="float" office:value="12.613" calcext:value-type="float">
            <text:p>12.6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0" calcext:value-type="float">
            <text:p>70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799" calcext:value-type="float">
            <text:p>9982.799</text:p>
          </table:table-cell>
          <table:table-cell office:value-type="float" office:value="17.201" calcext:value-type="float">
            <text:p>17.2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1" calcext:value-type="float">
            <text:p>71</text:p>
          </table:table-cell>
          <table:table-cell office:value-type="float" office:value="-635.1672" calcext:value-type="float">
            <text:p>-635.1672</text:p>
          </table:table-cell>
          <table:table-cell office:value-type="float" office:value="-1373.2573" calcext:value-type="float">
            <text:p>-1373.257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6" calcext:value-type="float">
            <text:p>9985.76</text:p>
          </table:table-cell>
          <table:table-cell office:value-type="float" office:value="14.24" calcext:value-type="float">
            <text:p>14.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2" calcext:value-type="float">
            <text:p>72</text:p>
          </table:table-cell>
          <table:table-cell office:value-type="float" office:value="-644.4476" calcext:value-type="float">
            <text:p>-644.4476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863" calcext:value-type="float">
            <text:p>9983.863</text:p>
          </table:table-cell>
          <table:table-cell office:value-type="float" office:value="16.137" calcext:value-type="float">
            <text:p>16.1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3" calcext:value-type="float">
            <text:p>73</text:p>
          </table:table-cell>
          <table:table-cell office:value-type="float" office:value="-653.728" calcext:value-type="float">
            <text:p>-653.728</text:p>
          </table:table-cell>
          <table:table-cell office:value-type="float" office:value="-1406.6158" calcext:value-type="float">
            <text:p>-1406.61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94" calcext:value-type="float">
            <text:p>9984.994</text:p>
          </table:table-cell>
          <table:table-cell office:value-type="float" office:value="15.006" calcext:value-type="float">
            <text:p>15.0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4" calcext:value-type="float">
            <text:p>74</text:p>
          </table:table-cell>
          <table:table-cell office:value-type="float" office:value="-663.0084" calcext:value-type="float">
            <text:p>-663.0084</text:p>
          </table:table-cell>
          <table:table-cell office:value-type="float" office:value="-1423.2951" calcext:value-type="float">
            <text:p>-1423.295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71" calcext:value-type="float">
            <text:p>9987.271</text:p>
          </table:table-cell>
          <table:table-cell office:value-type="float" office:value="12.729" calcext:value-type="float">
            <text:p>12.7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5" calcext:value-type="float">
            <text:p>75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39.9743" calcext:value-type="float">
            <text:p>-1439.9743</text:p>
          </table:table-cell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76" calcext:value-type="float">
            <text:p>9988.176</text:p>
          </table:table-cell>
          <table:table-cell office:value-type="float" office:value="11.824" calcext:value-type="float">
            <text:p>11.8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6" calcext:value-type="float">
            <text:p>76</text:p>
          </table:table-cell>
          <table:table-cell office:value-type="float" office:value="-681.5693" calcext:value-type="float">
            <text:p>-681.5693</text:p>
          </table:table-cell>
          <table:table-cell office:value-type="float" office:value="-1454.4296" calcext:value-type="float">
            <text:p>-1454.429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8" calcext:value-type="float">
            <text:p>9989.18</text:p>
          </table:table-cell>
          <table:table-cell office:value-type="float" office:value="10.82" calcext:value-type="float">
            <text:p>10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7" calcext:value-type="float">
            <text:p>77</text:p>
          </table:table-cell>
          <table:table-cell office:value-type="float" office:value="-690.8497" calcext:value-type="float">
            <text:p>-690.8497</text:p>
          </table:table-cell>
          <table:table-cell office:value-type="float" office:value="-1467.773" calcext:value-type="float">
            <text:p>-1467.773</text:p>
          </table:table-cell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55" calcext:value-type="float">
            <text:p>9988.955</text:p>
          </table:table-cell>
          <table:table-cell office:value-type="float" office:value="11.045" calcext:value-type="float">
            <text:p>11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8" calcext:value-type="float">
            <text:p>78</text:p>
          </table:table-cell>
          <table:table-cell office:value-type="float" office:value="-698.5834" calcext:value-type="float">
            <text:p>-698.5834</text:p>
          </table:table-cell>
          <table:table-cell office:value-type="float" office:value="-1478.8925" calcext:value-type="float">
            <text:p>-1478.8925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07" calcext:value-type="float">
            <text:p>9989.907</text:p>
          </table:table-cell>
          <table:table-cell office:value-type="float" office:value="10.093" calcext:value-type="float">
            <text:p>10.0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9" calcext:value-type="float">
            <text:p>79</text:p>
          </table:table-cell>
          <table:table-cell office:value-type="float" office:value="-706.317" calcext:value-type="float">
            <text:p>-706.317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764" calcext:value-type="float">
            <text:p>9982.764</text:p>
          </table:table-cell>
          <table:table-cell office:value-type="float" office:value="17.236" calcext:value-type="float">
            <text:p>17.2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0" calcext:value-type="float">
            <text:p>80</text:p>
          </table:table-cell>
          <table:table-cell office:value-type="float" office:value="-712.504" calcext:value-type="float">
            <text:p>-712.504</text:p>
          </table:table-cell>
          <table:table-cell office:value-type="float" office:value="-1498.9076" calcext:value-type="float">
            <text:p>-1498.9076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08" calcext:value-type="float">
            <text:p>9988.108</text:p>
          </table:table-cell>
          <table:table-cell office:value-type="float" office:value="11.892" calcext:value-type="float">
            <text:p>11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1" calcext:value-type="float">
            <text:p>8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06.6913" calcext:value-type="float">
            <text:p>-1506.691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11" calcext:value-type="float">
            <text:p>9988.611</text:p>
          </table:table-cell>
          <table:table-cell office:value-type="float" office:value="11.389" calcext:value-type="float">
            <text:p>11.3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2" calcext:value-type="float">
            <text:p>82</text:p>
          </table:table-cell>
          <table:table-cell office:value-type="float" office:value="-724.8779" calcext:value-type="float">
            <text:p>-724.8779</text:p>
          </table:table-cell>
          <table:table-cell office:value-type="float" office:value="-1514.4749" calcext:value-type="float">
            <text:p>-1514.4749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08" calcext:value-type="float">
            <text:p>9988.508</text:p>
          </table:table-cell>
          <table:table-cell office:value-type="float" office:value="11.492" calcext:value-type="float">
            <text:p>11.4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3" calcext:value-type="float">
            <text:p>83</text:p>
          </table:table-cell>
          <table:table-cell office:value-type="float" office:value="-729.5181" calcext:value-type="float">
            <text:p>-729.5181</text:p>
          </table:table-cell>
          <table:table-cell office:value-type="float" office:value="-1520.0346" calcext:value-type="float">
            <text:p>-1520.0346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09" calcext:value-type="float">
            <text:p>9986.909</text:p>
          </table:table-cell>
          <table:table-cell office:value-type="float" office:value="13.091" calcext:value-type="float">
            <text:p>13.0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4" calcext:value-type="float">
            <text:p>84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24.4824" calcext:value-type="float">
            <text:p>-1524.4824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38" calcext:value-type="float">
            <text:p>9983.438</text:p>
          </table:table-cell>
          <table:table-cell office:value-type="float" office:value="16.562" calcext:value-type="float">
            <text:p>16.5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5" calcext:value-type="float">
            <text:p>85</text:p>
          </table:table-cell>
          <table:table-cell office:value-type="float" office:value="-735.705" calcext:value-type="float">
            <text:p>-735.705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07" calcext:value-type="float">
            <text:p>9984.707</text:p>
          </table:table-cell>
          <table:table-cell office:value-type="float" office:value="15.293" calcext:value-type="float">
            <text:p>15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6" calcext:value-type="float">
            <text:p>86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0.0422" calcext:value-type="float">
            <text:p>-1530.0422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86" calcext:value-type="float">
            <text:p>9984.886</text:p>
          </table:table-cell>
          <table:table-cell office:value-type="float" office:value="15.114" calcext:value-type="float">
            <text:p>15.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7" calcext:value-type="float">
            <text:p>87</text:p>
          </table:table-cell>
          <table:table-cell office:value-type="float" office:value="-740.3452" calcext:value-type="float">
            <text:p>-740.3452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75" calcext:value-type="float">
            <text:p>9991.375</text:p>
          </table:table-cell>
          <table:table-cell office:value-type="float" office:value="8.625" calcext:value-type="float">
            <text:p>8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8" calcext:value-type="float">
            <text:p>88</text:p>
          </table:table-cell>
          <table:table-cell office:value-type="float" office:value="-742.6653" calcext:value-type="float">
            <text:p>-742.6653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13" calcext:value-type="float">
            <text:p>9989.913</text:p>
          </table:table-cell>
          <table:table-cell office:value-type="float" office:value="10.087" calcext:value-type="float">
            <text:p>10.0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9" calcext:value-type="float">
            <text:p>89</text:p>
          </table:table-cell>
          <table:table-cell office:value-type="float" office:value="-744.9854" calcext:value-type="float">
            <text:p>-744.9854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7" calcext:value-type="float">
            <text:p>9987.67</text:p>
          </table:table-cell>
          <table:table-cell office:value-type="float" office:value="12.33" calcext:value-type="float">
            <text:p>12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0" calcext:value-type="float">
            <text:p>90</text:p>
          </table:table-cell>
          <table:table-cell office:value-type="float" office:value="-747.3055" calcext:value-type="float">
            <text:p>-747.3055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15" calcext:value-type="float">
            <text:p>9987.315</text:p>
          </table:table-cell>
          <table:table-cell office:value-type="float" office:value="12.685" calcext:value-type="float">
            <text:p>12.6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1" calcext:value-type="float">
            <text:p>91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22" calcext:value-type="float">
            <text:p>9985.822</text:p>
          </table:table-cell>
          <table:table-cell office:value-type="float" office:value="14.178" calcext:value-type="float">
            <text:p>14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2" calcext:value-type="float">
            <text:p>92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7.2699" calcext:value-type="float">
            <text:p>-1537.269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07" calcext:value-type="float">
            <text:p>9984.407</text:p>
          </table:table-cell>
          <table:table-cell office:value-type="float" office:value="15.593" calcext:value-type="float">
            <text:p>15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3" calcext:value-type="float">
            <text:p>93</text:p>
          </table:table-cell>
          <table:table-cell office:value-type="float" office:value="-752.7191" calcext:value-type="float">
            <text:p>-752.7191</text:p>
          </table:table-cell>
          <table:table-cell office:value-type="float" office:value="-1537.8258" calcext:value-type="float">
            <text:p>-1537.825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547" calcext:value-type="float">
            <text:p>9982.547</text:p>
          </table:table-cell>
          <table:table-cell office:value-type="float" office:value="17.453" calcext:value-type="float">
            <text:p>17.4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4" calcext:value-type="float">
            <text:p>94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8.3818" calcext:value-type="float">
            <text:p>-1538.381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907" calcext:value-type="float">
            <text:p>9981.907</text:p>
          </table:table-cell>
          <table:table-cell office:value-type="float" office:value="18.093" calcext:value-type="float">
            <text:p>18.0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5" calcext:value-type="float">
            <text:p>95</text:p>
          </table:table-cell>
          <table:table-cell office:value-type="float" office:value="-755.8126" calcext:value-type="float">
            <text:p>-755.8126</text:p>
          </table:table-cell>
          <table:table-cell office:value-type="float" office:value="-1538.9378" calcext:value-type="float">
            <text:p>-1538.9378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23" calcext:value-type="float">
            <text:p>9988.523</text:p>
          </table:table-cell>
          <table:table-cell office:value-type="float" office:value="11.477" calcext:value-type="float">
            <text:p>11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6" calcext:value-type="float">
            <text:p>96</text:p>
          </table:table-cell>
          <table:table-cell office:value-type="float" office:value="-756.586" calcext:value-type="float">
            <text:p>-756.58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15" calcext:value-type="float">
            <text:p>9988.115</text:p>
          </table:table-cell>
          <table:table-cell office:value-type="float" office:value="11.885" calcext:value-type="float">
            <text:p>11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7" calcext:value-type="float">
            <text:p>97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25.5944" calcext:value-type="float">
            <text:p>-1525.594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038" calcext:value-type="float">
            <text:p>9983.038</text:p>
          </table:table-cell>
          <table:table-cell office:value-type="float" office:value="16.962" calcext:value-type="float">
            <text:p>16.9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8" calcext:value-type="float">
            <text:p>98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8.9227" calcext:value-type="float">
            <text:p>-1518.922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66" calcext:value-type="float">
            <text:p>9987.466</text:p>
          </table:table-cell>
          <table:table-cell office:value-type="float" office:value="12.534" calcext:value-type="float">
            <text:p>12.5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9" calcext:value-type="float">
            <text:p>9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7" calcext:value-type="float">
            <text:p>9983.17</text:p>
          </table:table-cell>
          <table:table-cell office:value-type="float" office:value="16.83" calcext:value-type="float">
            <text:p>16.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SUM([.H2302:.H2401])" office:value-type="float" office:value="1171.19" calcext:value-type="float">
            <text:p>1171.19</text:p>
          </table:table-cell>
          <table:table-cell table:number-columns-repeated="2"/>
          <table:table-cell table:formula="of:=[.H2403]/100" office:value-type="float" office:value="11.7119" calcext:value-type="float">
            <text:p>11.7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5T16:55:22.711148046</dc:date>
    <meta:editing-duration>PT47S</meta:editing-duration>
    <meta:editing-cycles>1</meta:editing-cycles>
    <meta:document-statistic meta:table-count="1" meta:cell-count="21611" meta:object-count="0"/>
    <meta:generator>LibreOffice/24.2.7.2$Linux_X86_64 LibreOffice_project/420$Build-2</meta:generator>
  </office:meta>
</office:document-meta>
</file>